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Narrow" svg:font-family="'Arial Narrow'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6.498cm"/>
    </style:style>
    <style:style style:name="co3" style:family="table-column">
      <style:table-column-properties fo:break-before="auto" style:column-width="1.674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1.166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Comunas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omuna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3"/>
          <table:table-cell table:style-name="ce2" office:value-type="string">
            <text:p>Comuna</text:p>
          </table:table-cell>
          <table:table-cell table:style-name="ce7" office:value-type="string">
            <text:p>Código Unico Territorial</text:p>
          </table:table-cell>
          <table:table-cell table:style-name="ce7"/>
          <table:table-cell table:number-columns-repeated="1018"/>
        </table:table-row>
        <table:table-row table:style-name="ro2">
          <table:table-cell office:value-type="string">
            <text:p>01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Tarapaca</text:p>
          </table:table-cell>
          <table:table-cell table:style-name="Default" table:formula="of:=CONCATENATE([.A2];[.B2];[.C2])" office:value-type="string" office:string-value="01000">
            <text:p>01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])" office:value-type="string" office:string-value="01">
            <text:p>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]" office:value-type="string" office:string-value="Tarapaca">
            <text:p>Tarapaca</text:p>
          </table:table-cell>
          <table:table-cell office:value-type="string">
            <text:p>&lt;/field&gt;&lt;field name="code"&gt;CL</text:p>
          </table:table-cell>
          <table:table-cell table:formula="of:=CONCATENATE([.A2];[.B2];[.C2])" office:value-type="string" office:string-value="01000">
            <text:p>01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02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Antofagasta</text:p>
          </table:table-cell>
          <table:table-cell table:style-name="Default" table:formula="of:=CONCATENATE([.A3];[.B3];[.C3])" office:value-type="string" office:string-value="02000">
            <text:p>02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])" office:value-type="string" office:string-value="02">
            <text:p>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]" office:value-type="string" office:string-value="Antofagasta">
            <text:p>Antofagasta</text:p>
          </table:table-cell>
          <table:table-cell office:value-type="string">
            <text:p>&lt;/field&gt;&lt;field name="code"&gt;CL</text:p>
          </table:table-cell>
          <table:table-cell table:formula="of:=CONCATENATE([.A3];[.B3];[.C3])" office:value-type="string" office:string-value="02000">
            <text:p>02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03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Atacama</text:p>
          </table:table-cell>
          <table:table-cell table:style-name="Default" table:formula="of:=CONCATENATE([.A4];[.B4];[.C4])" office:value-type="string" office:string-value="03000">
            <text:p>03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])" office:value-type="string" office:string-value="03">
            <text:p>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]" office:value-type="string" office:string-value="Atacama">
            <text:p>Atacama</text:p>
          </table:table-cell>
          <table:table-cell office:value-type="string">
            <text:p>&lt;/field&gt;&lt;field name="code"&gt;CL</text:p>
          </table:table-cell>
          <table:table-cell table:formula="of:=CONCATENATE([.A4];[.B4];[.C4])" office:value-type="string" office:string-value="03000">
            <text:p>03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04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Coquimbo</text:p>
          </table:table-cell>
          <table:table-cell table:style-name="Default" table:formula="of:=CONCATENATE([.A5];[.B5];[.C5])" office:value-type="string" office:string-value="04000">
            <text:p>04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])" office:value-type="string" office:string-value="04">
            <text:p>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]" office:value-type="string" office:string-value="Coquimbo">
            <text:p>Coquimbo</text:p>
          </table:table-cell>
          <table:table-cell office:value-type="string">
            <text:p>&lt;/field&gt;&lt;field name="code"&gt;CL</text:p>
          </table:table-cell>
          <table:table-cell table:formula="of:=CONCATENATE([.A5];[.B5];[.C5])" office:value-type="string" office:string-value="04000">
            <text:p>04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05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Valparaiso</text:p>
          </table:table-cell>
          <table:table-cell table:style-name="Default" table:formula="of:=CONCATENATE([.A6];[.B6];[.C6])" office:value-type="string" office:string-value="05000">
            <text:p>05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])" office:value-type="string" office:string-value="05">
            <text:p>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]" office:value-type="string" office:string-value="Valparaiso">
            <text:p>Valparaiso</text:p>
          </table:table-cell>
          <table:table-cell office:value-type="string">
            <text:p>&lt;/field&gt;&lt;field name="code"&gt;CL</text:p>
          </table:table-cell>
          <table:table-cell table:formula="of:=CONCATENATE([.A6];[.B6];[.C6])" office:value-type="string" office:string-value="05000">
            <text:p>05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06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del Libertador Gral. Bernardo O'higgins</text:p>
          </table:table-cell>
          <table:table-cell table:style-name="Default" table:formula="of:=CONCATENATE([.A7];[.B7];[.C7])" office:value-type="string" office:string-value="06000">
            <text:p>06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7])" office:value-type="string" office:string-value="06">
            <text:p>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]" office:value-type="string" office:string-value="del Libertador Gral. Bernardo O'higgins">
            <text:p>del Libertador Gral. Bernardo O'higgins</text:p>
          </table:table-cell>
          <table:table-cell office:value-type="string">
            <text:p>&lt;/field&gt;&lt;field name="code"&gt;CL</text:p>
          </table:table-cell>
          <table:table-cell table:formula="of:=CONCATENATE([.A7];[.B7];[.C7])" office:value-type="string" office:string-value="06000">
            <text:p>06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07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del Maule</text:p>
          </table:table-cell>
          <table:table-cell table:style-name="Default" table:formula="of:=CONCATENATE([.A8];[.B8];[.C8])" office:value-type="string" office:string-value="07000">
            <text:p>07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8])" office:value-type="string" office:string-value="07">
            <text:p>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]" office:value-type="string" office:string-value="del Maule">
            <text:p>del Maule</text:p>
          </table:table-cell>
          <table:table-cell office:value-type="string">
            <text:p>&lt;/field&gt;&lt;field name="code"&gt;CL</text:p>
          </table:table-cell>
          <table:table-cell table:formula="of:=CONCATENATE([.A8];[.B8];[.C8])" office:value-type="string" office:string-value="07000">
            <text:p>07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08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del BioBio</text:p>
          </table:table-cell>
          <table:table-cell table:style-name="Default" table:formula="of:=CONCATENATE([.A9];[.B9];[.C9])" office:value-type="string" office:string-value="08000">
            <text:p>08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9])" office:value-type="string" office:string-value="08">
            <text:p>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]" office:value-type="string" office:string-value="del BioBio">
            <text:p>del BioBio</text:p>
          </table:table-cell>
          <table:table-cell office:value-type="string">
            <text:p>&lt;/field&gt;&lt;field name="code"&gt;CL</text:p>
          </table:table-cell>
          <table:table-cell table:formula="of:=CONCATENATE([.A9];[.B9];[.C9])" office:value-type="string" office:string-value="08000">
            <text:p>08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09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de la Araucania</text:p>
          </table:table-cell>
          <table:table-cell table:style-name="Default" table:formula="of:=CONCATENATE([.A10];[.B10];[.C10])" office:value-type="string" office:string-value="09000">
            <text:p>09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10])" office:value-type="string" office:string-value="09">
            <text:p>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]" office:value-type="string" office:string-value="de la Araucania">
            <text:p>de la Araucania</text:p>
          </table:table-cell>
          <table:table-cell office:value-type="string">
            <text:p>&lt;/field&gt;&lt;field name="code"&gt;CL</text:p>
          </table:table-cell>
          <table:table-cell table:formula="of:=CONCATENATE([.A10];[.B10];[.C10])" office:value-type="string" office:string-value="09000">
            <text:p>09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de los Lagos</text:p>
          </table:table-cell>
          <table:table-cell table:style-name="Default" table:formula="of:=CONCATENATE([.A11];[.B11];[.C11])" office:value-type="string" office:string-value="10000">
            <text:p>10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11])" office:value-type="string" office:string-value="10">
            <text:p>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]" office:value-type="string" office:string-value="de los Lagos">
            <text:p>de los Lagos</text:p>
          </table:table-cell>
          <table:table-cell office:value-type="string">
            <text:p>&lt;/field&gt;&lt;field name="code"&gt;CL</text:p>
          </table:table-cell>
          <table:table-cell table:formula="of:=CONCATENATE([.A11];[.B11];[.C11])" office:value-type="string" office:string-value="10000">
            <text:p>10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Aysén del Gral. Carlos Ibáñez del Campo</text:p>
          </table:table-cell>
          <table:table-cell table:style-name="Default" table:formula="of:=CONCATENATE([.A12];[.B12];[.C12])" office:value-type="string" office:string-value="11000">
            <text:p>11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12])" office:value-type="string" office:string-value="11">
            <text:p>1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]" office:value-type="string" office:string-value="Aysén del Gral. Carlos Ibáñez del Campo">
            <text:p>Aysén del Gral. Carlos Ibáñez del Campo</text:p>
          </table:table-cell>
          <table:table-cell office:value-type="string">
            <text:p>&lt;/field&gt;&lt;field name="code"&gt;CL</text:p>
          </table:table-cell>
          <table:table-cell table:formula="of:=CONCATENATE([.A12];[.B12];[.C12])" office:value-type="string" office:string-value="11000">
            <text:p>11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Magallanes</text:p>
          </table:table-cell>
          <table:table-cell table:style-name="Default" table:formula="of:=CONCATENATE([.A13];[.B13];[.C13])" office:value-type="string" office:string-value="12000">
            <text:p>12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13])" office:value-type="string" office:string-value="12">
            <text:p>1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]" office:value-type="string" office:string-value="Magallanes">
            <text:p>Magallanes</text:p>
          </table:table-cell>
          <table:table-cell office:value-type="string">
            <text:p>&lt;/field&gt;&lt;field name="code"&gt;CL</text:p>
          </table:table-cell>
          <table:table-cell table:formula="of:=CONCATENATE([.A13];[.B13];[.C13])" office:value-type="string" office:string-value="12000">
            <text:p>12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Metropolitana</text:p>
          </table:table-cell>
          <table:table-cell table:style-name="Default" table:formula="of:=CONCATENATE([.A14];[.B14];[.C14])" office:value-type="string" office:string-value="13000">
            <text:p>13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14])" office:value-type="string" office:string-value="13">
            <text:p>1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]" office:value-type="string" office:string-value="Metropolitana">
            <text:p>Metropolitana</text:p>
          </table:table-cell>
          <table:table-cell office:value-type="string">
            <text:p>&lt;/field&gt;&lt;field name="code"&gt;CL</text:p>
          </table:table-cell>
          <table:table-cell table:formula="of:=CONCATENATE([.A14];[.B14];[.C14])" office:value-type="string" office:string-value="13000">
            <text:p>13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Los Ríos</text:p>
          </table:table-cell>
          <table:table-cell table:style-name="Default" table:formula="of:=CONCATENATE([.A15];[.B15];[.C15])" office:value-type="string" office:string-value="14000">
            <text:p>14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15])" office:value-type="string" office:string-value="14">
            <text:p>1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]" office:value-type="string" office:string-value="Los Ríos">
            <text:p>Los Ríos</text:p>
          </table:table-cell>
          <table:table-cell office:value-type="string">
            <text:p>&lt;/field&gt;&lt;field name="code"&gt;CL</text:p>
          </table:table-cell>
          <table:table-cell table:formula="of:=CONCATENATE([.A15];[.B15];[.C15])" office:value-type="string" office:string-value="14000">
            <text:p>14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0</text:p>
          </table:table-cell>
          <table:table-cell table:style-name="ce3" office:value-type="string">
            <text:p>Arica y Parinacota</text:p>
          </table:table-cell>
          <table:table-cell table:style-name="Default" table:formula="of:=CONCATENATE([.A16];[.B16];[.C16])" office:value-type="string" office:string-value="15000">
            <text:p>150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16])" office:value-type="string" office:string-value="15">
            <text:p>1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]" office:value-type="string" office:string-value="Arica y Parinacota">
            <text:p>Arica y Parinacota</text:p>
          </table:table-cell>
          <table:table-cell office:value-type="string">
            <text:p>&lt;/field&gt;&lt;field name="code"&gt;CL</text:p>
          </table:table-cell>
          <table:table-cell table:formula="of:=CONCATENATE([.A16];[.B16];[.C16])" office:value-type="string" office:string-value="15000">
            <text:p>15000</text:p>
          </table:table-cell>
          <table:table-cell table:style-name="ce1" office:value-type="string">
            <text:p><text:span text:style-name="T1">&lt;/field&gt;&lt;field name="type"&gt;view&lt;/field&gt;&lt;field </text:span><text:span text:style-name="T2">name="country_id" ref="base.cl"/&gt;&lt;/record&gt;</text:span></text:p>
          </table:table-cell>
          <table:table-cell table:number-columns-repeated="1011"/>
        </table:table-row>
        <table:table-row table:style-name="ro2"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Iquique</text:p>
          </table:table-cell>
          <table:table-cell table:style-name="Default" table:formula="of:=CONCATENATE([.A17];[.B17];[.C17])" office:value-type="string" office:string-value="01100">
            <text:p>01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17];[.B17])" office:value-type="string" office:string-value="011">
            <text:p>01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]" office:value-type="string" office:string-value="Iquique">
            <text:p>Iquique</text:p>
          </table:table-cell>
          <table:table-cell office:value-type="string">
            <text:p>&lt;/field&gt;&lt;field name="code"&gt;CL</text:p>
          </table:table-cell>
          <table:table-cell table:formula="of:=CONCATENATE([.A17];[.B17];[.C17])" office:value-type="string" office:string-value="01100">
            <text:p>01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])" office:value-type="string" office:string-value="01">
            <text:p>01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office:value-type="string">
            <text:p>01</text:p>
          </table:table-cell>
          <table:table-cell office:value-type="string">
            <text:p>4</text:p>
          </table:table-cell>
          <table:table-cell office:value-type="string">
            <text:p>00</text:p>
          </table:table-cell>
          <table:table-cell table:style-name="ce3" office:value-type="string">
            <text:p>Tamarugal</text:p>
          </table:table-cell>
          <table:table-cell table:style-name="Default" table:formula="of:=CONCATENATE([.A18];[.B18];[.C18])" office:value-type="string" office:string-value="01400">
            <text:p>014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18];[.B18])" office:value-type="string" office:string-value="014">
            <text:p>01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]" office:value-type="string" office:string-value="Tamarugal">
            <text:p>Tamarugal</text:p>
          </table:table-cell>
          <table:table-cell office:value-type="string">
            <text:p>&lt;/field&gt;&lt;field name="code"&gt;CL</text:p>
          </table:table-cell>
          <table:table-cell table:formula="of:=CONCATENATE([.A18];[.B18];[.C18])" office:value-type="string" office:string-value="01400">
            <text:p>014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])" office:value-type="string" office:string-value="01">
            <text:p>01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office:value-type="string">
            <text:p>02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Antofagasta</text:p>
          </table:table-cell>
          <table:table-cell table:style-name="Default" table:formula="of:=CONCATENATE([.A19];[.B19];[.C19])" office:value-type="string" office:string-value="02100">
            <text:p>02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19];[.B19])" office:value-type="string" office:string-value="021">
            <text:p>02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]" office:value-type="string" office:string-value="Antofagasta">
            <text:p>Antofagasta</text:p>
          </table:table-cell>
          <table:table-cell office:value-type="string">
            <text:p>&lt;/field&gt;&lt;field name="code"&gt;CL</text:p>
          </table:table-cell>
          <table:table-cell table:formula="of:=CONCATENATE([.A19];[.B19];[.C19])" office:value-type="string" office:string-value="02100">
            <text:p>02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])" office:value-type="string" office:string-value="02">
            <text:p>02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2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El Loa</text:p>
          </table:table-cell>
          <table:table-cell table:style-name="Default" table:formula="of:=CONCATENATE([.A20];[.B20];[.C20])" office:value-type="string" office:string-value="02200">
            <text:p>02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0];[.B20])" office:value-type="string" office:string-value="022">
            <text:p>02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]" office:value-type="string" office:string-value="El Loa">
            <text:p>El Loa</text:p>
          </table:table-cell>
          <table:table-cell office:value-type="string">
            <text:p>&lt;/field&gt;&lt;field name="code"&gt;CL</text:p>
          </table:table-cell>
          <table:table-cell table:formula="of:=CONCATENATE([.A20];[.B20];[.C20])" office:value-type="string" office:string-value="02200">
            <text:p>02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])" office:value-type="string" office:string-value="02">
            <text:p>02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2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Tocopilla</text:p>
          </table:table-cell>
          <table:table-cell table:style-name="Default" table:formula="of:=CONCATENATE([.A21];[.B21];[.C21])" office:value-type="string" office:string-value="02300">
            <text:p>02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1];[.B21])" office:value-type="string" office:string-value="023">
            <text:p>02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]" office:value-type="string" office:string-value="Tocopilla">
            <text:p>Tocopilla</text:p>
          </table:table-cell>
          <table:table-cell office:value-type="string">
            <text:p>&lt;/field&gt;&lt;field name="code"&gt;CL</text:p>
          </table:table-cell>
          <table:table-cell table:formula="of:=CONCATENATE([.A21];[.B21];[.C21])" office:value-type="string" office:string-value="02300">
            <text:p>02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])" office:value-type="string" office:string-value="02">
            <text:p>02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3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Copiapo</text:p>
          </table:table-cell>
          <table:table-cell table:style-name="Default" table:formula="of:=CONCATENATE([.A22];[.B22];[.C22])" office:value-type="string" office:string-value="03100">
            <text:p>03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2];[.B22])" office:value-type="string" office:string-value="031">
            <text:p>03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]" office:value-type="string" office:string-value="Copiapo">
            <text:p>Copiapo</text:p>
          </table:table-cell>
          <table:table-cell office:value-type="string">
            <text:p>&lt;/field&gt;&lt;field name="code"&gt;CL</text:p>
          </table:table-cell>
          <table:table-cell table:formula="of:=CONCATENATE([.A22];[.B22];[.C22])" office:value-type="string" office:string-value="03100">
            <text:p>03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])" office:value-type="string" office:string-value="03">
            <text:p>03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3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Chañaral</text:p>
          </table:table-cell>
          <table:table-cell table:style-name="Default" table:formula="of:=CONCATENATE([.A23];[.B23];[.C23])" office:value-type="string" office:string-value="03200">
            <text:p>03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3];[.B23])" office:value-type="string" office:string-value="032">
            <text:p>03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]" office:value-type="string" office:string-value="Chañaral">
            <text:p>Chañaral</text:p>
          </table:table-cell>
          <table:table-cell office:value-type="string">
            <text:p>&lt;/field&gt;&lt;field name="code"&gt;CL</text:p>
          </table:table-cell>
          <table:table-cell table:formula="of:=CONCATENATE([.A23];[.B23];[.C23])" office:value-type="string" office:string-value="03200">
            <text:p>03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])" office:value-type="string" office:string-value="03">
            <text:p>03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3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Huasco</text:p>
          </table:table-cell>
          <table:table-cell table:style-name="Default" table:formula="of:=CONCATENATE([.A24];[.B24];[.C24])" office:value-type="string" office:string-value="03300">
            <text:p>03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4];[.B24])" office:value-type="string" office:string-value="033">
            <text:p>03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]" office:value-type="string" office:string-value="Huasco">
            <text:p>Huasco</text:p>
          </table:table-cell>
          <table:table-cell office:value-type="string">
            <text:p>&lt;/field&gt;&lt;field name="code"&gt;CL</text:p>
          </table:table-cell>
          <table:table-cell table:formula="of:=CONCATENATE([.A24];[.B24];[.C24])" office:value-type="string" office:string-value="03300">
            <text:p>03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])" office:value-type="string" office:string-value="03">
            <text:p>03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4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Elqui</text:p>
          </table:table-cell>
          <table:table-cell table:style-name="Default" table:formula="of:=CONCATENATE([.A25];[.B25];[.C25])" office:value-type="string" office:string-value="04100">
            <text:p>04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5];[.B25])" office:value-type="string" office:string-value="041">
            <text:p>04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]" office:value-type="string" office:string-value="Elqui">
            <text:p>Elqui</text:p>
          </table:table-cell>
          <table:table-cell office:value-type="string">
            <text:p>&lt;/field&gt;&lt;field name="code"&gt;CL</text:p>
          </table:table-cell>
          <table:table-cell table:formula="of:=CONCATENATE([.A25];[.B25];[.C25])" office:value-type="string" office:string-value="04100">
            <text:p>04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])" office:value-type="string" office:string-value="04">
            <text:p>04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4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Choapa</text:p>
          </table:table-cell>
          <table:table-cell table:style-name="Default" table:formula="of:=CONCATENATE([.A26];[.B26];[.C26])" office:value-type="string" office:string-value="04200">
            <text:p>04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6];[.B26])" office:value-type="string" office:string-value="042">
            <text:p>04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]" office:value-type="string" office:string-value="Choapa">
            <text:p>Choapa</text:p>
          </table:table-cell>
          <table:table-cell office:value-type="string">
            <text:p>&lt;/field&gt;&lt;field name="code"&gt;CL</text:p>
          </table:table-cell>
          <table:table-cell table:formula="of:=CONCATENATE([.A26];[.B26];[.C26])" office:value-type="string" office:string-value="04200">
            <text:p>04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])" office:value-type="string" office:string-value="04">
            <text:p>04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4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Limari</text:p>
          </table:table-cell>
          <table:table-cell table:style-name="Default" table:formula="of:=CONCATENATE([.A27];[.B27];[.C27])" office:value-type="string" office:string-value="04300">
            <text:p>04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7];[.B27])" office:value-type="string" office:string-value="043">
            <text:p>04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]" office:value-type="string" office:string-value="Limari">
            <text:p>Limari</text:p>
          </table:table-cell>
          <table:table-cell office:value-type="string">
            <text:p>&lt;/field&gt;&lt;field name="code"&gt;CL</text:p>
          </table:table-cell>
          <table:table-cell table:formula="of:=CONCATENATE([.A27];[.B27];[.C27])" office:value-type="string" office:string-value="04300">
            <text:p>04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])" office:value-type="string" office:string-value="04">
            <text:p>04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5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Valparaiso</text:p>
          </table:table-cell>
          <table:table-cell table:style-name="Default" table:formula="of:=CONCATENATE([.A28];[.B28];[.C28])" office:value-type="string" office:string-value="05100">
            <text:p>05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8];[.B28])" office:value-type="string" office:string-value="051">
            <text:p>05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]" office:value-type="string" office:string-value="Valparaiso">
            <text:p>Valparaiso</text:p>
          </table:table-cell>
          <table:table-cell office:value-type="string">
            <text:p>&lt;/field&gt;&lt;field name="code"&gt;CL</text:p>
          </table:table-cell>
          <table:table-cell table:formula="of:=CONCATENATE([.A28];[.B28];[.C28])" office:value-type="string" office:string-value="05100">
            <text:p>05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])" office:value-type="string" office:string-value="05">
            <text:p>05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5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Isla de Pascua</text:p>
          </table:table-cell>
          <table:table-cell table:style-name="Default" table:formula="of:=CONCATENATE([.A29];[.B29];[.C29])" office:value-type="string" office:string-value="05200">
            <text:p>05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29];[.B29])" office:value-type="string" office:string-value="052">
            <text:p>05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]" office:value-type="string" office:string-value="Isla de Pascua">
            <text:p>Isla de Pascua</text:p>
          </table:table-cell>
          <table:table-cell office:value-type="string">
            <text:p>&lt;/field&gt;&lt;field name="code"&gt;CL</text:p>
          </table:table-cell>
          <table:table-cell table:formula="of:=CONCATENATE([.A29];[.B29];[.C29])" office:value-type="string" office:string-value="05200">
            <text:p>05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])" office:value-type="string" office:string-value="05">
            <text:p>05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5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Los Andes</text:p>
          </table:table-cell>
          <table:table-cell table:style-name="Default" table:formula="of:=CONCATENATE([.A30];[.B30];[.C30])" office:value-type="string" office:string-value="05300">
            <text:p>05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0];[.B30])" office:value-type="string" office:string-value="053">
            <text:p>05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]" office:value-type="string" office:string-value="Los Andes">
            <text:p>Los Andes</text:p>
          </table:table-cell>
          <table:table-cell office:value-type="string">
            <text:p>&lt;/field&gt;&lt;field name="code"&gt;CL</text:p>
          </table:table-cell>
          <table:table-cell table:formula="of:=CONCATENATE([.A30];[.B30];[.C30])" office:value-type="string" office:string-value="05300">
            <text:p>05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])" office:value-type="string" office:string-value="05">
            <text:p>05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5</text:p>
          </table:table-cell>
          <table:table-cell table:style-name="ce1" office:value-type="string">
            <text:p>4</text:p>
          </table:table-cell>
          <table:table-cell office:value-type="string">
            <text:p>00</text:p>
          </table:table-cell>
          <table:table-cell table:style-name="ce3" office:value-type="string">
            <text:p>Petorca</text:p>
          </table:table-cell>
          <table:table-cell table:style-name="Default" table:formula="of:=CONCATENATE([.A31];[.B31];[.C31])" office:value-type="string" office:string-value="05400">
            <text:p>054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1];[.B31])" office:value-type="string" office:string-value="054">
            <text:p>05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]" office:value-type="string" office:string-value="Petorca">
            <text:p>Petorca</text:p>
          </table:table-cell>
          <table:table-cell office:value-type="string">
            <text:p>&lt;/field&gt;&lt;field name="code"&gt;CL</text:p>
          </table:table-cell>
          <table:table-cell table:formula="of:=CONCATENATE([.A31];[.B31];[.C31])" office:value-type="string" office:string-value="05400">
            <text:p>054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])" office:value-type="string" office:string-value="05">
            <text:p>05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5</text:p>
          </table:table-cell>
          <table:table-cell table:style-name="ce1" office:value-type="string">
            <text:p>5</text:p>
          </table:table-cell>
          <table:table-cell office:value-type="string">
            <text:p>00</text:p>
          </table:table-cell>
          <table:table-cell table:style-name="ce3" office:value-type="string">
            <text:p>Quillota</text:p>
          </table:table-cell>
          <table:table-cell table:style-name="Default" table:formula="of:=CONCATENATE([.A32];[.B32];[.C32])" office:value-type="string" office:string-value="05500">
            <text:p>055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2];[.B32])" office:value-type="string" office:string-value="055">
            <text:p>05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]" office:value-type="string" office:string-value="Quillota">
            <text:p>Quillota</text:p>
          </table:table-cell>
          <table:table-cell office:value-type="string">
            <text:p>&lt;/field&gt;&lt;field name="code"&gt;CL</text:p>
          </table:table-cell>
          <table:table-cell table:formula="of:=CONCATENATE([.A32];[.B32];[.C32])" office:value-type="string" office:string-value="05500">
            <text:p>055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])" office:value-type="string" office:string-value="05">
            <text:p>05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5</text:p>
          </table:table-cell>
          <table:table-cell table:style-name="ce1" office:value-type="string">
            <text:p>6</text:p>
          </table:table-cell>
          <table:table-cell office:value-type="string">
            <text:p>00</text:p>
          </table:table-cell>
          <table:table-cell table:style-name="ce3" office:value-type="string">
            <text:p>San Antonio</text:p>
          </table:table-cell>
          <table:table-cell table:style-name="Default" table:formula="of:=CONCATENATE([.A33];[.B33];[.C33])" office:value-type="string" office:string-value="05600">
            <text:p>056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3];[.B33])" office:value-type="string" office:string-value="056">
            <text:p>05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]" office:value-type="string" office:string-value="San Antonio">
            <text:p>San Antonio</text:p>
          </table:table-cell>
          <table:table-cell office:value-type="string">
            <text:p>&lt;/field&gt;&lt;field name="code"&gt;CL</text:p>
          </table:table-cell>
          <table:table-cell table:formula="of:=CONCATENATE([.A33];[.B33];[.C33])" office:value-type="string" office:string-value="05600">
            <text:p>056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])" office:value-type="string" office:string-value="05">
            <text:p>05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5</text:p>
          </table:table-cell>
          <table:table-cell table:style-name="ce1" office:value-type="string">
            <text:p>7</text:p>
          </table:table-cell>
          <table:table-cell office:value-type="string">
            <text:p>00</text:p>
          </table:table-cell>
          <table:table-cell table:style-name="ce3" office:value-type="string">
            <text:p>San Felipe de Aconcagua</text:p>
          </table:table-cell>
          <table:table-cell table:style-name="Default" table:formula="of:=CONCATENATE([.A34];[.B34];[.C34])" office:value-type="string" office:string-value="05700">
            <text:p>057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4];[.B34])" office:value-type="string" office:string-value="057">
            <text:p>05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]" office:value-type="string" office:string-value="San Felipe de Aconcagua">
            <text:p>San Felipe de Aconcagua</text:p>
          </table:table-cell>
          <table:table-cell office:value-type="string">
            <text:p>&lt;/field&gt;&lt;field name="code"&gt;CL</text:p>
          </table:table-cell>
          <table:table-cell table:formula="of:=CONCATENATE([.A34];[.B34];[.C34])" office:value-type="string" office:string-value="05700">
            <text:p>057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])" office:value-type="string" office:string-value="05">
            <text:p>05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6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Cachapoal</text:p>
          </table:table-cell>
          <table:table-cell table:style-name="Default" table:formula="of:=CONCATENATE([.A35];[.B35];[.C35])" office:value-type="string" office:string-value="06100">
            <text:p>06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5];[.B35])" office:value-type="string" office:string-value="061">
            <text:p>06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]" office:value-type="string" office:string-value="Cachapoal">
            <text:p>Cachapoal</text:p>
          </table:table-cell>
          <table:table-cell office:value-type="string">
            <text:p>&lt;/field&gt;&lt;field name="code"&gt;CL</text:p>
          </table:table-cell>
          <table:table-cell table:formula="of:=CONCATENATE([.A35];[.B35];[.C35])" office:value-type="string" office:string-value="06100">
            <text:p>06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])" office:value-type="string" office:string-value="06">
            <text:p>06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6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Cardenal Caro</text:p>
          </table:table-cell>
          <table:table-cell table:style-name="Default" table:formula="of:=CONCATENATE([.A36];[.B36];[.C36])" office:value-type="string" office:string-value="06200">
            <text:p>06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6];[.B36])" office:value-type="string" office:string-value="062">
            <text:p>06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]" office:value-type="string" office:string-value="Cardenal Caro">
            <text:p>Cardenal Caro</text:p>
          </table:table-cell>
          <table:table-cell office:value-type="string">
            <text:p>&lt;/field&gt;&lt;field name="code"&gt;CL</text:p>
          </table:table-cell>
          <table:table-cell table:formula="of:=CONCATENATE([.A36];[.B36];[.C36])" office:value-type="string" office:string-value="06200">
            <text:p>06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])" office:value-type="string" office:string-value="06">
            <text:p>06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6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Colchagua</text:p>
          </table:table-cell>
          <table:table-cell table:style-name="Default" table:formula="of:=CONCATENATE([.A37];[.B37];[.C37])" office:value-type="string" office:string-value="06300">
            <text:p>06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7];[.B37])" office:value-type="string" office:string-value="063">
            <text:p>06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]" office:value-type="string" office:string-value="Colchagua">
            <text:p>Colchagua</text:p>
          </table:table-cell>
          <table:table-cell office:value-type="string">
            <text:p>&lt;/field&gt;&lt;field name="code"&gt;CL</text:p>
          </table:table-cell>
          <table:table-cell table:formula="of:=CONCATENATE([.A37];[.B37];[.C37])" office:value-type="string" office:string-value="06300">
            <text:p>06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])" office:value-type="string" office:string-value="06">
            <text:p>06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7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Talca</text:p>
          </table:table-cell>
          <table:table-cell table:style-name="Default" table:formula="of:=CONCATENATE([.A38];[.B38];[.C38])" office:value-type="string" office:string-value="07100">
            <text:p>07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8];[.B38])" office:value-type="string" office:string-value="071">
            <text:p>07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]" office:value-type="string" office:string-value="Talca">
            <text:p>Talca</text:p>
          </table:table-cell>
          <table:table-cell office:value-type="string">
            <text:p>&lt;/field&gt;&lt;field name="code"&gt;CL</text:p>
          </table:table-cell>
          <table:table-cell table:formula="of:=CONCATENATE([.A38];[.B38];[.C38])" office:value-type="string" office:string-value="07100">
            <text:p>07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])" office:value-type="string" office:string-value="07">
            <text:p>07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7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Cauquenes</text:p>
          </table:table-cell>
          <table:table-cell table:style-name="Default" table:formula="of:=CONCATENATE([.A39];[.B39];[.C39])" office:value-type="string" office:string-value="07200">
            <text:p>07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39];[.B39])" office:value-type="string" office:string-value="072">
            <text:p>07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]" office:value-type="string" office:string-value="Cauquenes">
            <text:p>Cauquenes</text:p>
          </table:table-cell>
          <table:table-cell office:value-type="string">
            <text:p>&lt;/field&gt;&lt;field name="code"&gt;CL</text:p>
          </table:table-cell>
          <table:table-cell table:formula="of:=CONCATENATE([.A39];[.B39];[.C39])" office:value-type="string" office:string-value="07200">
            <text:p>07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])" office:value-type="string" office:string-value="07">
            <text:p>07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7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Curico</text:p>
          </table:table-cell>
          <table:table-cell table:style-name="Default" table:formula="of:=CONCATENATE([.A40];[.B40];[.C40])" office:value-type="string" office:string-value="07300">
            <text:p>07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0];[.B40])" office:value-type="string" office:string-value="073">
            <text:p>07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]" office:value-type="string" office:string-value="Curico">
            <text:p>Curico</text:p>
          </table:table-cell>
          <table:table-cell office:value-type="string">
            <text:p>&lt;/field&gt;&lt;field name="code"&gt;CL</text:p>
          </table:table-cell>
          <table:table-cell table:formula="of:=CONCATENATE([.A40];[.B40];[.C40])" office:value-type="string" office:string-value="07300">
            <text:p>07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])" office:value-type="string" office:string-value="07">
            <text:p>07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7</text:p>
          </table:table-cell>
          <table:table-cell table:style-name="ce1" office:value-type="string">
            <text:p>4</text:p>
          </table:table-cell>
          <table:table-cell office:value-type="string">
            <text:p>00</text:p>
          </table:table-cell>
          <table:table-cell table:style-name="ce3" office:value-type="string">
            <text:p>Linares</text:p>
          </table:table-cell>
          <table:table-cell table:style-name="Default" table:formula="of:=CONCATENATE([.A41];[.B41];[.C41])" office:value-type="string" office:string-value="07400">
            <text:p>074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1];[.B41])" office:value-type="string" office:string-value="074">
            <text:p>07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1]" office:value-type="string" office:string-value="Linares">
            <text:p>Linares</text:p>
          </table:table-cell>
          <table:table-cell office:value-type="string">
            <text:p>&lt;/field&gt;&lt;field name="code"&gt;CL</text:p>
          </table:table-cell>
          <table:table-cell table:formula="of:=CONCATENATE([.A41];[.B41];[.C41])" office:value-type="string" office:string-value="07400">
            <text:p>074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1])" office:value-type="string" office:string-value="07">
            <text:p>07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8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Concepcion</text:p>
          </table:table-cell>
          <table:table-cell table:style-name="Default" table:formula="of:=CONCATENATE([.A42];[.B42];[.C42])" office:value-type="string" office:string-value="08100">
            <text:p>08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2];[.B42])" office:value-type="string" office:string-value="081">
            <text:p>08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2]" office:value-type="string" office:string-value="Concepcion">
            <text:p>Concepcion</text:p>
          </table:table-cell>
          <table:table-cell office:value-type="string">
            <text:p>&lt;/field&gt;&lt;field name="code"&gt;CL</text:p>
          </table:table-cell>
          <table:table-cell table:formula="of:=CONCATENATE([.A42];[.B42];[.C42])" office:value-type="string" office:string-value="08100">
            <text:p>08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2])" office:value-type="string" office:string-value="08">
            <text:p>08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8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Arauco</text:p>
          </table:table-cell>
          <table:table-cell table:style-name="Default" table:formula="of:=CONCATENATE([.A43];[.B43];[.C43])" office:value-type="string" office:string-value="08200">
            <text:p>08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3];[.B43])" office:value-type="string" office:string-value="082">
            <text:p>08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3]" office:value-type="string" office:string-value="Arauco">
            <text:p>Arauco</text:p>
          </table:table-cell>
          <table:table-cell office:value-type="string">
            <text:p>&lt;/field&gt;&lt;field name="code"&gt;CL</text:p>
          </table:table-cell>
          <table:table-cell table:formula="of:=CONCATENATE([.A43];[.B43];[.C43])" office:value-type="string" office:string-value="08200">
            <text:p>08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3])" office:value-type="string" office:string-value="08">
            <text:p>08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8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Biobio</text:p>
          </table:table-cell>
          <table:table-cell table:style-name="Default" table:formula="of:=CONCATENATE([.A44];[.B44];[.C44])" office:value-type="string" office:string-value="08300">
            <text:p>08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4];[.B44])" office:value-type="string" office:string-value="083">
            <text:p>08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4]" office:value-type="string" office:string-value="Biobio">
            <text:p>Biobio</text:p>
          </table:table-cell>
          <table:table-cell office:value-type="string">
            <text:p>&lt;/field&gt;&lt;field name="code"&gt;CL</text:p>
          </table:table-cell>
          <table:table-cell table:formula="of:=CONCATENATE([.A44];[.B44];[.C44])" office:value-type="string" office:string-value="08300">
            <text:p>08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4])" office:value-type="string" office:string-value="08">
            <text:p>08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8</text:p>
          </table:table-cell>
          <table:table-cell table:style-name="ce1" office:value-type="string">
            <text:p>4</text:p>
          </table:table-cell>
          <table:table-cell office:value-type="string">
            <text:p>00</text:p>
          </table:table-cell>
          <table:table-cell table:style-name="ce3" office:value-type="string">
            <text:p>Ñuble</text:p>
          </table:table-cell>
          <table:table-cell table:style-name="Default" table:formula="of:=CONCATENATE([.A45];[.B45];[.C45])" office:value-type="string" office:string-value="08400">
            <text:p>084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5];[.B45])" office:value-type="string" office:string-value="084">
            <text:p>08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5]" office:value-type="string" office:string-value="Ñuble">
            <text:p>Ñuble</text:p>
          </table:table-cell>
          <table:table-cell office:value-type="string">
            <text:p>&lt;/field&gt;&lt;field name="code"&gt;CL</text:p>
          </table:table-cell>
          <table:table-cell table:formula="of:=CONCATENATE([.A45];[.B45];[.C45])" office:value-type="string" office:string-value="08400">
            <text:p>084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5])" office:value-type="string" office:string-value="08">
            <text:p>08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9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Cautin</text:p>
          </table:table-cell>
          <table:table-cell table:style-name="Default" table:formula="of:=CONCATENATE([.A46];[.B46];[.C46])" office:value-type="string" office:string-value="09100">
            <text:p>09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6];[.B46])" office:value-type="string" office:string-value="091">
            <text:p>09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6]" office:value-type="string" office:string-value="Cautin">
            <text:p>Cautin</text:p>
          </table:table-cell>
          <table:table-cell office:value-type="string">
            <text:p>&lt;/field&gt;&lt;field name="code"&gt;CL</text:p>
          </table:table-cell>
          <table:table-cell table:formula="of:=CONCATENATE([.A46];[.B46];[.C46])" office:value-type="string" office:string-value="09100">
            <text:p>09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6])" office:value-type="string" office:string-value="09">
            <text:p>09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09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Malleco</text:p>
          </table:table-cell>
          <table:table-cell table:style-name="Default" table:formula="of:=CONCATENATE([.A47];[.B47];[.C47])" office:value-type="string" office:string-value="09200">
            <text:p>09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7];[.B47])" office:value-type="string" office:string-value="092">
            <text:p>09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7]" office:value-type="string" office:string-value="Malleco">
            <text:p>Malleco</text:p>
          </table:table-cell>
          <table:table-cell office:value-type="string">
            <text:p>&lt;/field&gt;&lt;field name="code"&gt;CL</text:p>
          </table:table-cell>
          <table:table-cell table:formula="of:=CONCATENATE([.A47];[.B47];[.C47])" office:value-type="string" office:string-value="09200">
            <text:p>09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7])" office:value-type="string" office:string-value="09">
            <text:p>09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0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Llanquihue</text:p>
          </table:table-cell>
          <table:table-cell table:style-name="Default" table:formula="of:=CONCATENATE([.A48];[.B48];[.C48])" office:value-type="string" office:string-value="10100">
            <text:p>10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8];[.B48])" office:value-type="string" office:string-value="101">
            <text:p>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8]" office:value-type="string" office:string-value="Llanquihue">
            <text:p>Llanquihue</text:p>
          </table:table-cell>
          <table:table-cell office:value-type="string">
            <text:p>&lt;/field&gt;&lt;field name="code"&gt;CL</text:p>
          </table:table-cell>
          <table:table-cell table:formula="of:=CONCATENATE([.A48];[.B48];[.C48])" office:value-type="string" office:string-value="10100">
            <text:p>10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8])" office:value-type="string" office:string-value="10">
            <text:p>10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0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Chiloe</text:p>
          </table:table-cell>
          <table:table-cell table:style-name="Default" table:formula="of:=CONCATENATE([.A49];[.B49];[.C49])" office:value-type="string" office:string-value="10200">
            <text:p>10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49];[.B49])" office:value-type="string" office:string-value="102">
            <text:p>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9]" office:value-type="string" office:string-value="Chiloe">
            <text:p>Chiloe</text:p>
          </table:table-cell>
          <table:table-cell office:value-type="string">
            <text:p>&lt;/field&gt;&lt;field name="code"&gt;CL</text:p>
          </table:table-cell>
          <table:table-cell table:formula="of:=CONCATENATE([.A49];[.B49];[.C49])" office:value-type="string" office:string-value="10200">
            <text:p>10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9])" office:value-type="string" office:string-value="10">
            <text:p>10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0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Osorno</text:p>
          </table:table-cell>
          <table:table-cell table:style-name="Default" table:formula="of:=CONCATENATE([.A50];[.B50];[.C50])" office:value-type="string" office:string-value="10300">
            <text:p>10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0];[.B50])" office:value-type="string" office:string-value="103">
            <text:p>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0]" office:value-type="string" office:string-value="Osorno">
            <text:p>Osorno</text:p>
          </table:table-cell>
          <table:table-cell office:value-type="string">
            <text:p>&lt;/field&gt;&lt;field name="code"&gt;CL</text:p>
          </table:table-cell>
          <table:table-cell table:formula="of:=CONCATENATE([.A50];[.B50];[.C50])" office:value-type="string" office:string-value="10300">
            <text:p>10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50])" office:value-type="string" office:string-value="10">
            <text:p>10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0</text:p>
          </table:table-cell>
          <table:table-cell table:style-name="ce1" office:value-type="string">
            <text:p>4</text:p>
          </table:table-cell>
          <table:table-cell office:value-type="string">
            <text:p>00</text:p>
          </table:table-cell>
          <table:table-cell table:style-name="ce3" office:value-type="string">
            <text:p>Palena</text:p>
          </table:table-cell>
          <table:table-cell table:style-name="Default" table:formula="of:=CONCATENATE([.A51];[.B51];[.C51])" office:value-type="string" office:string-value="10400">
            <text:p>104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1];[.B51])" office:value-type="string" office:string-value="104">
            <text:p>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1]" office:value-type="string" office:string-value="Palena">
            <text:p>Palena</text:p>
          </table:table-cell>
          <table:table-cell office:value-type="string">
            <text:p>&lt;/field&gt;&lt;field name="code"&gt;CL</text:p>
          </table:table-cell>
          <table:table-cell table:formula="of:=CONCATENATE([.A51];[.B51];[.C51])" office:value-type="string" office:string-value="10400">
            <text:p>104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51])" office:value-type="string" office:string-value="10">
            <text:p>10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1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Coihaique</text:p>
          </table:table-cell>
          <table:table-cell table:style-name="Default" table:formula="of:=CONCATENATE([.A52];[.B52];[.C52])" office:value-type="string" office:string-value="11100">
            <text:p>11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2];[.B52])" office:value-type="string" office:string-value="111">
            <text:p>11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2]" office:value-type="string" office:string-value="Coihaique">
            <text:p>Coihaique</text:p>
          </table:table-cell>
          <table:table-cell office:value-type="string">
            <text:p>&lt;/field&gt;&lt;field name="code"&gt;CL</text:p>
          </table:table-cell>
          <table:table-cell table:formula="of:=CONCATENATE([.A52];[.B52];[.C52])" office:value-type="string" office:string-value="11100">
            <text:p>11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52])" office:value-type="string" office:string-value="11">
            <text:p>11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1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Aisen</text:p>
          </table:table-cell>
          <table:table-cell table:style-name="Default" table:formula="of:=CONCATENATE([.A53];[.B53];[.C53])" office:value-type="string" office:string-value="11200">
            <text:p>11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3];[.B53])" office:value-type="string" office:string-value="112">
            <text:p>11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3]" office:value-type="string" office:string-value="Aisen">
            <text:p>Aisen</text:p>
          </table:table-cell>
          <table:table-cell office:value-type="string">
            <text:p>&lt;/field&gt;&lt;field name="code"&gt;CL</text:p>
          </table:table-cell>
          <table:table-cell table:formula="of:=CONCATENATE([.A53];[.B53];[.C53])" office:value-type="string" office:string-value="11200">
            <text:p>11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53])" office:value-type="string" office:string-value="11">
            <text:p>11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1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Capitan Prat</text:p>
          </table:table-cell>
          <table:table-cell table:style-name="Default" table:formula="of:=CONCATENATE([.A54];[.B54];[.C54])" office:value-type="string" office:string-value="11300">
            <text:p>11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4];[.B54])" office:value-type="string" office:string-value="113">
            <text:p>11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4]" office:value-type="string" office:string-value="Capitan Prat">
            <text:p>Capitan Prat</text:p>
          </table:table-cell>
          <table:table-cell office:value-type="string">
            <text:p>&lt;/field&gt;&lt;field name="code"&gt;CL</text:p>
          </table:table-cell>
          <table:table-cell table:formula="of:=CONCATENATE([.A54];[.B54];[.C54])" office:value-type="string" office:string-value="11300">
            <text:p>11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54])" office:value-type="string" office:string-value="11">
            <text:p>11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1</text:p>
          </table:table-cell>
          <table:table-cell table:style-name="ce1" office:value-type="string">
            <text:p>4</text:p>
          </table:table-cell>
          <table:table-cell office:value-type="string">
            <text:p>00</text:p>
          </table:table-cell>
          <table:table-cell table:style-name="ce3" office:value-type="string">
            <text:p>General Carrera</text:p>
          </table:table-cell>
          <table:table-cell table:style-name="Default" table:formula="of:=CONCATENATE([.A55];[.B55];[.C55])" office:value-type="string" office:string-value="11400">
            <text:p>114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5];[.B55])" office:value-type="string" office:string-value="114">
            <text:p>11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5]" office:value-type="string" office:string-value="General Carrera">
            <text:p>General Carrera</text:p>
          </table:table-cell>
          <table:table-cell office:value-type="string">
            <text:p>&lt;/field&gt;&lt;field name="code"&gt;CL</text:p>
          </table:table-cell>
          <table:table-cell table:formula="of:=CONCATENATE([.A55];[.B55];[.C55])" office:value-type="string" office:string-value="11400">
            <text:p>114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55])" office:value-type="string" office:string-value="11">
            <text:p>11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2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Magallanes</text:p>
          </table:table-cell>
          <table:table-cell table:style-name="Default" table:formula="of:=CONCATENATE([.A56];[.B56];[.C56])" office:value-type="string" office:string-value="12100">
            <text:p>12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6];[.B56])" office:value-type="string" office:string-value="121">
            <text:p>12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6]" office:value-type="string" office:string-value="Magallanes">
            <text:p>Magallanes</text:p>
          </table:table-cell>
          <table:table-cell office:value-type="string">
            <text:p>&lt;/field&gt;&lt;field name="code"&gt;CL</text:p>
          </table:table-cell>
          <table:table-cell table:formula="of:=CONCATENATE([.A56];[.B56];[.C56])" office:value-type="string" office:string-value="12100">
            <text:p>12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56])" office:value-type="string" office:string-value="12">
            <text:p>12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2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Antartica Chilena</text:p>
          </table:table-cell>
          <table:table-cell table:style-name="Default" table:formula="of:=CONCATENATE([.A57];[.B57];[.C57])" office:value-type="string" office:string-value="12200">
            <text:p>12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7];[.B57])" office:value-type="string" office:string-value="122">
            <text:p>12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7]" office:value-type="string" office:string-value="Antartica Chilena">
            <text:p>Antartica Chilena</text:p>
          </table:table-cell>
          <table:table-cell office:value-type="string">
            <text:p>&lt;/field&gt;&lt;field name="code"&gt;CL</text:p>
          </table:table-cell>
          <table:table-cell table:formula="of:=CONCATENATE([.A57];[.B57];[.C57])" office:value-type="string" office:string-value="12200">
            <text:p>12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57])" office:value-type="string" office:string-value="12">
            <text:p>12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2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Tierra del Fuego</text:p>
          </table:table-cell>
          <table:table-cell table:style-name="Default" table:formula="of:=CONCATENATE([.A58];[.B58];[.C58])" office:value-type="string" office:string-value="12300">
            <text:p>12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8];[.B58])" office:value-type="string" office:string-value="123">
            <text:p>12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8]" office:value-type="string" office:string-value="Tierra del Fuego">
            <text:p>Tierra del Fuego</text:p>
          </table:table-cell>
          <table:table-cell office:value-type="string">
            <text:p>&lt;/field&gt;&lt;field name="code"&gt;CL</text:p>
          </table:table-cell>
          <table:table-cell table:formula="of:=CONCATENATE([.A58];[.B58];[.C58])" office:value-type="string" office:string-value="12300">
            <text:p>12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58])" office:value-type="string" office:string-value="12">
            <text:p>12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2</text:p>
          </table:table-cell>
          <table:table-cell table:style-name="ce1" office:value-type="string">
            <text:p>4</text:p>
          </table:table-cell>
          <table:table-cell office:value-type="string">
            <text:p>00</text:p>
          </table:table-cell>
          <table:table-cell table:style-name="ce3" office:value-type="string">
            <text:p>Ultima Esperanza</text:p>
          </table:table-cell>
          <table:table-cell table:style-name="Default" table:formula="of:=CONCATENATE([.A59];[.B59];[.C59])" office:value-type="string" office:string-value="12400">
            <text:p>124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59];[.B59])" office:value-type="string" office:string-value="124">
            <text:p>12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59]" office:value-type="string" office:string-value="Ultima Esperanza">
            <text:p>Ultima Esperanza</text:p>
          </table:table-cell>
          <table:table-cell office:value-type="string">
            <text:p>&lt;/field&gt;&lt;field name="code"&gt;CL</text:p>
          </table:table-cell>
          <table:table-cell table:formula="of:=CONCATENATE([.A59];[.B59];[.C59])" office:value-type="string" office:string-value="12400">
            <text:p>124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59])" office:value-type="string" office:string-value="12">
            <text:p>12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3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Santiago</text:p>
          </table:table-cell>
          <table:table-cell table:style-name="Default" table:formula="of:=CONCATENATE([.A60];[.B60];[.C60])" office:value-type="string" office:string-value="13100">
            <text:p>13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0];[.B60])" office:value-type="string" office:string-value="131">
            <text:p>13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0]" office:value-type="string" office:string-value="Santiago">
            <text:p>Santiago</text:p>
          </table:table-cell>
          <table:table-cell office:value-type="string">
            <text:p>&lt;/field&gt;&lt;field name="code"&gt;CL</text:p>
          </table:table-cell>
          <table:table-cell table:formula="of:=CONCATENATE([.A60];[.B60];[.C60])" office:value-type="string" office:string-value="13100">
            <text:p>13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60])" office:value-type="string" office:string-value="13">
            <text:p>13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3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Cordillera</text:p>
          </table:table-cell>
          <table:table-cell table:style-name="Default" table:formula="of:=CONCATENATE([.A61];[.B61];[.C61])" office:value-type="string" office:string-value="13200">
            <text:p>13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1];[.B61])" office:value-type="string" office:string-value="132">
            <text:p>13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1]" office:value-type="string" office:string-value="Cordillera">
            <text:p>Cordillera</text:p>
          </table:table-cell>
          <table:table-cell office:value-type="string">
            <text:p>&lt;/field&gt;&lt;field name="code"&gt;CL</text:p>
          </table:table-cell>
          <table:table-cell table:formula="of:=CONCATENATE([.A61];[.B61];[.C61])" office:value-type="string" office:string-value="13200">
            <text:p>13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61])" office:value-type="string" office:string-value="13">
            <text:p>13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3</text:p>
          </table:table-cell>
          <table:table-cell table:style-name="ce1" office:value-type="string">
            <text:p>3</text:p>
          </table:table-cell>
          <table:table-cell office:value-type="string">
            <text:p>00</text:p>
          </table:table-cell>
          <table:table-cell table:style-name="ce3" office:value-type="string">
            <text:p>Chacabuco</text:p>
          </table:table-cell>
          <table:table-cell table:style-name="Default" table:formula="of:=CONCATENATE([.A62];[.B62];[.C62])" office:value-type="string" office:string-value="13300">
            <text:p>133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2];[.B62])" office:value-type="string" office:string-value="133">
            <text:p>13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2]" office:value-type="string" office:string-value="Chacabuco">
            <text:p>Chacabuco</text:p>
          </table:table-cell>
          <table:table-cell office:value-type="string">
            <text:p>&lt;/field&gt;&lt;field name="code"&gt;CL</text:p>
          </table:table-cell>
          <table:table-cell table:formula="of:=CONCATENATE([.A62];[.B62];[.C62])" office:value-type="string" office:string-value="13300">
            <text:p>133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62])" office:value-type="string" office:string-value="13">
            <text:p>13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3</text:p>
          </table:table-cell>
          <table:table-cell table:style-name="ce1" office:value-type="string">
            <text:p>4</text:p>
          </table:table-cell>
          <table:table-cell office:value-type="string">
            <text:p>00</text:p>
          </table:table-cell>
          <table:table-cell table:style-name="ce3" office:value-type="string">
            <text:p>Maipo</text:p>
          </table:table-cell>
          <table:table-cell table:style-name="Default" table:formula="of:=CONCATENATE([.A63];[.B63];[.C63])" office:value-type="string" office:string-value="13400">
            <text:p>134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3];[.B63])" office:value-type="string" office:string-value="134">
            <text:p>13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3]" office:value-type="string" office:string-value="Maipo">
            <text:p>Maipo</text:p>
          </table:table-cell>
          <table:table-cell office:value-type="string">
            <text:p>&lt;/field&gt;&lt;field name="code"&gt;CL</text:p>
          </table:table-cell>
          <table:table-cell table:formula="of:=CONCATENATE([.A63];[.B63];[.C63])" office:value-type="string" office:string-value="13400">
            <text:p>134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63])" office:value-type="string" office:string-value="13">
            <text:p>13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3</text:p>
          </table:table-cell>
          <table:table-cell table:style-name="ce1" office:value-type="string">
            <text:p>5</text:p>
          </table:table-cell>
          <table:table-cell office:value-type="string">
            <text:p>00</text:p>
          </table:table-cell>
          <table:table-cell table:style-name="ce3" office:value-type="string">
            <text:p>Melipilla</text:p>
          </table:table-cell>
          <table:table-cell table:style-name="Default" table:formula="of:=CONCATENATE([.A64];[.B64];[.C64])" office:value-type="string" office:string-value="13500">
            <text:p>135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4];[.B64])" office:value-type="string" office:string-value="135">
            <text:p>13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4]" office:value-type="string" office:string-value="Melipilla">
            <text:p>Melipilla</text:p>
          </table:table-cell>
          <table:table-cell office:value-type="string">
            <text:p>&lt;/field&gt;&lt;field name="code"&gt;CL</text:p>
          </table:table-cell>
          <table:table-cell table:formula="of:=CONCATENATE([.A64];[.B64];[.C64])" office:value-type="string" office:string-value="13500">
            <text:p>135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64])" office:value-type="string" office:string-value="13">
            <text:p>13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3</text:p>
          </table:table-cell>
          <table:table-cell table:style-name="ce1" office:value-type="string">
            <text:p>6</text:p>
          </table:table-cell>
          <table:table-cell office:value-type="string">
            <text:p>00</text:p>
          </table:table-cell>
          <table:table-cell table:style-name="ce3" office:value-type="string">
            <text:p>Talagante</text:p>
          </table:table-cell>
          <table:table-cell table:style-name="Default" table:formula="of:=CONCATENATE([.A65];[.B65];[.C65])" office:value-type="string" office:string-value="13600">
            <text:p>136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5];[.B65])" office:value-type="string" office:string-value="136">
            <text:p>13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5]" office:value-type="string" office:string-value="Talagante">
            <text:p>Talagante</text:p>
          </table:table-cell>
          <table:table-cell office:value-type="string">
            <text:p>&lt;/field&gt;&lt;field name="code"&gt;CL</text:p>
          </table:table-cell>
          <table:table-cell table:formula="of:=CONCATENATE([.A65];[.B65];[.C65])" office:value-type="string" office:string-value="13600">
            <text:p>136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65])" office:value-type="string" office:string-value="13">
            <text:p>13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4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Valdivia</text:p>
          </table:table-cell>
          <table:table-cell table:style-name="Default" table:formula="of:=CONCATENATE([.A66];[.B66];[.C66])" office:value-type="string" office:string-value="14100">
            <text:p>14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6];[.B66])" office:value-type="string" office:string-value="141">
            <text:p>14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6]" office:value-type="string" office:string-value="Valdivia">
            <text:p>Valdivia</text:p>
          </table:table-cell>
          <table:table-cell office:value-type="string">
            <text:p>&lt;/field&gt;&lt;field name="code"&gt;CL</text:p>
          </table:table-cell>
          <table:table-cell table:formula="of:=CONCATENATE([.A66];[.B66];[.C66])" office:value-type="string" office:string-value="14100">
            <text:p>14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66])" office:value-type="string" office:string-value="14">
            <text:p>14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4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Ranco</text:p>
          </table:table-cell>
          <table:table-cell table:style-name="Default" table:formula="of:=CONCATENATE([.A67];[.B67];[.C67])" office:value-type="string" office:string-value="14200">
            <text:p>14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7];[.B67])" office:value-type="string" office:string-value="142">
            <text:p>14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7]" office:value-type="string" office:string-value="Ranco">
            <text:p>Ranco</text:p>
          </table:table-cell>
          <table:table-cell office:value-type="string">
            <text:p>&lt;/field&gt;&lt;field name="code"&gt;CL</text:p>
          </table:table-cell>
          <table:table-cell table:formula="of:=CONCATENATE([.A67];[.B67];[.C67])" office:value-type="string" office:string-value="14200">
            <text:p>14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67])" office:value-type="string" office:string-value="14">
            <text:p>14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5</text:p>
          </table:table-cell>
          <table:table-cell table:style-name="ce1" office:value-type="string">
            <text:p>1</text:p>
          </table:table-cell>
          <table:table-cell office:value-type="string">
            <text:p>00</text:p>
          </table:table-cell>
          <table:table-cell table:style-name="ce3" office:value-type="string">
            <text:p>Arica</text:p>
          </table:table-cell>
          <table:table-cell table:style-name="Default" table:formula="of:=CONCATENATE([.A68];[.B68];[.C68])" office:value-type="string" office:string-value="15100">
            <text:p>151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8];[.B68])" office:value-type="string" office:string-value="151">
            <text:p>15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8]" office:value-type="string" office:string-value="Arica">
            <text:p>Arica</text:p>
          </table:table-cell>
          <table:table-cell office:value-type="string">
            <text:p>&lt;/field&gt;&lt;field name="code"&gt;CL</text:p>
          </table:table-cell>
          <table:table-cell table:formula="of:=CONCATENATE([.A68];[.B68];[.C68])" office:value-type="string" office:string-value="15100">
            <text:p>151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68])" office:value-type="string" office:string-value="15">
            <text:p>15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office:value-type="string">
            <text:p>15</text:p>
          </table:table-cell>
          <table:table-cell table:style-name="ce1" office:value-type="string">
            <text:p>2</text:p>
          </table:table-cell>
          <table:table-cell office:value-type="string">
            <text:p>00</text:p>
          </table:table-cell>
          <table:table-cell table:style-name="ce3" office:value-type="string">
            <text:p>Parinacota</text:p>
          </table:table-cell>
          <table:table-cell table:style-name="Default" table:formula="of:=CONCATENATE([.A69];[.B69];[.C69])" office:value-type="string" office:string-value="15200">
            <text:p>15200</text:p>
          </table:table-cell>
          <table:table-cell table:style-name="Default"/>
          <table:table-cell office:value-type="string">
            <text:p>&lt;record model="res.country.state" id="CL</text:p>
          </table:table-cell>
          <table:table-cell table:formula="of:=CONCATENATE([.A69];[.B69])" office:value-type="string" office:string-value="152">
            <text:p>15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69]" office:value-type="string" office:string-value="Parinacota">
            <text:p>Parinacota</text:p>
          </table:table-cell>
          <table:table-cell office:value-type="string">
            <text:p>&lt;/field&gt;&lt;field name="code"&gt;CL</text:p>
          </table:table-cell>
          <table:table-cell table:formula="of:=CONCATENATE([.A69];[.B69];[.C69])" office:value-type="string" office:string-value="15200">
            <text:p>1520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69])" office:value-type="string" office:string-value="15">
            <text:p>15</text:p>
          </table:table-cell>
          <table:table-cell table:style-name="ce1" office:value-type="string">
            <text:p><text:span text:style-name="T1">"/&gt;&lt;field name="type"&gt;view&lt;/field&gt;&lt;field </text:span><text:span text:style-name="T2">name="country_id" ref="base.cl"/&gt;&lt;/record&gt;</text:span></text:p>
          </table:table-cell>
          <table:table-cell table:number-columns-repeated="1007"/>
          <table:table-cell/>
          <table:table-cell/>
        </table:table-row>
        <table:table-row table:style-name="ro2">
          <table:table-cell table:formula="of:=MID([.E70];1;2)" office:value-type="string" office:string-value="01">
            <text:p>01</text:p>
          </table:table-cell>
          <table:table-cell table:style-name="ce1" table:formula="of:=MID([.E70];3;1)" office:value-type="string" office:string-value="1">
            <text:p>1</text:p>
          </table:table-cell>
          <table:table-cell table:style-name="ce1" table:formula="of:=MID([.E70];4;2)" office:value-type="string" office:string-value="01">
            <text:p>01</text:p>
          </table:table-cell>
          <table:table-cell table:style-name="ce3" office:value-type="string">
            <text:p>Iquique</text:p>
          </table:table-cell>
          <table:table-cell table:style-name="ce8" office:value-type="string">
            <text:p>01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70];[.B70];[.C70])" office:value-type="string" office:string-value="01101">
            <text:p>01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0]" office:value-type="string" office:string-value="Iquique">
            <text:p>Iquique</text:p>
          </table:table-cell>
          <table:table-cell office:value-type="string">
            <text:p>&lt;/field&gt;&lt;field name="code"&gt;CL</text:p>
          </table:table-cell>
          <table:table-cell table:formula="of:=CONCATENATE([.A70];[.B70];[.C70])" office:value-type="string" office:string-value="01101">
            <text:p>01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70];[.B70])" office:value-type="string" office:string-value="011">
            <text:p>01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71];1;2)" office:value-type="string" office:string-value="01">
            <text:p>01</text:p>
          </table:table-cell>
          <table:table-cell table:style-name="ce1" table:formula="of:=MID([.E71];3;1)" office:value-type="string" office:string-value="1">
            <text:p>1</text:p>
          </table:table-cell>
          <table:table-cell table:style-name="ce1" table:formula="of:=MID([.E71];4;2)" office:value-type="string" office:string-value="07">
            <text:p>07</text:p>
          </table:table-cell>
          <table:table-cell table:style-name="ce3" office:value-type="string">
            <text:p>Alto Hospicio</text:p>
          </table:table-cell>
          <table:table-cell table:style-name="ce8" office:value-type="string">
            <text:p>011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71];[.B71];[.C71])" office:value-type="string" office:string-value="01107">
            <text:p>011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1]" office:value-type="string" office:string-value="Alto Hospicio">
            <text:p>Alto Hospicio</text:p>
          </table:table-cell>
          <table:table-cell office:value-type="string">
            <text:p>&lt;/field&gt;&lt;field name="code"&gt;CL</text:p>
          </table:table-cell>
          <table:table-cell table:formula="of:=CONCATENATE([.A71];[.B71];[.C71])" office:value-type="string" office:string-value="01107">
            <text:p>011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71];[.B71])" office:value-type="string" office:string-value="011">
            <text:p>01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72];1;2)" office:value-type="string" office:string-value="01">
            <text:p>01</text:p>
          </table:table-cell>
          <table:table-cell table:style-name="ce1" table:formula="of:=MID([.E72];3;1)" office:value-type="string" office:string-value="4">
            <text:p>4</text:p>
          </table:table-cell>
          <table:table-cell table:style-name="ce1" table:formula="of:=MID([.E72];4;2)" office:value-type="string" office:string-value="01">
            <text:p>01</text:p>
          </table:table-cell>
          <table:table-cell table:style-name="ce3" office:value-type="string">
            <text:p>Pozo Almonte</text:p>
          </table:table-cell>
          <table:table-cell table:style-name="ce8" office:value-type="string">
            <text:p>014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72];[.B72];[.C72])" office:value-type="string" office:string-value="01401">
            <text:p>014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2]" office:value-type="string" office:string-value="Pozo Almonte">
            <text:p>Pozo Almonte</text:p>
          </table:table-cell>
          <table:table-cell office:value-type="string">
            <text:p>&lt;/field&gt;&lt;field name="code"&gt;CL</text:p>
          </table:table-cell>
          <table:table-cell table:formula="of:=CONCATENATE([.A72];[.B72];[.C72])" office:value-type="string" office:string-value="01401">
            <text:p>014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72];[.B72])" office:value-type="string" office:string-value="014">
            <text:p>01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73];1;2)" office:value-type="string" office:string-value="01">
            <text:p>01</text:p>
          </table:table-cell>
          <table:table-cell table:style-name="ce1" table:formula="of:=MID([.E73];3;1)" office:value-type="string" office:string-value="4">
            <text:p>4</text:p>
          </table:table-cell>
          <table:table-cell table:style-name="ce1" table:formula="of:=MID([.E73];4;2)" office:value-type="string" office:string-value="02">
            <text:p>02</text:p>
          </table:table-cell>
          <table:table-cell table:style-name="ce3" office:value-type="string">
            <text:p>Camiña</text:p>
          </table:table-cell>
          <table:table-cell table:style-name="ce8" office:value-type="string">
            <text:p>014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73];[.B73];[.C73])" office:value-type="string" office:string-value="01402">
            <text:p>014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3]" office:value-type="string" office:string-value="Camiña">
            <text:p>Camiña</text:p>
          </table:table-cell>
          <table:table-cell office:value-type="string">
            <text:p>&lt;/field&gt;&lt;field name="code"&gt;CL</text:p>
          </table:table-cell>
          <table:table-cell table:formula="of:=CONCATENATE([.A73];[.B73];[.C73])" office:value-type="string" office:string-value="01402">
            <text:p>014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73];[.B73])" office:value-type="string" office:string-value="014">
            <text:p>01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74];1;2)" office:value-type="string" office:string-value="01">
            <text:p>01</text:p>
          </table:table-cell>
          <table:table-cell table:style-name="ce1" table:formula="of:=MID([.E74];3;1)" office:value-type="string" office:string-value="4">
            <text:p>4</text:p>
          </table:table-cell>
          <table:table-cell table:style-name="ce1" table:formula="of:=MID([.E74];4;2)" office:value-type="string" office:string-value="03">
            <text:p>03</text:p>
          </table:table-cell>
          <table:table-cell table:style-name="ce3" office:value-type="string">
            <text:p>Colchane</text:p>
          </table:table-cell>
          <table:table-cell table:style-name="ce8" office:value-type="string">
            <text:p>014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74];[.B74];[.C74])" office:value-type="string" office:string-value="01403">
            <text:p>014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4]" office:value-type="string" office:string-value="Colchane">
            <text:p>Colchane</text:p>
          </table:table-cell>
          <table:table-cell office:value-type="string">
            <text:p>&lt;/field&gt;&lt;field name="code"&gt;CL</text:p>
          </table:table-cell>
          <table:table-cell table:formula="of:=CONCATENATE([.A74];[.B74];[.C74])" office:value-type="string" office:string-value="01403">
            <text:p>014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74];[.B74])" office:value-type="string" office:string-value="014">
            <text:p>01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75];1;2)" office:value-type="string" office:string-value="01">
            <text:p>01</text:p>
          </table:table-cell>
          <table:table-cell table:style-name="ce1" table:formula="of:=MID([.E75];3;1)" office:value-type="string" office:string-value="4">
            <text:p>4</text:p>
          </table:table-cell>
          <table:table-cell table:style-name="ce1" table:formula="of:=MID([.E75];4;2)" office:value-type="string" office:string-value="04">
            <text:p>04</text:p>
          </table:table-cell>
          <table:table-cell table:style-name="ce3" office:value-type="string">
            <text:p>Huara</text:p>
          </table:table-cell>
          <table:table-cell table:style-name="ce8" office:value-type="string">
            <text:p>014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75];[.B75];[.C75])" office:value-type="string" office:string-value="01404">
            <text:p>014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5]" office:value-type="string" office:string-value="Huara">
            <text:p>Huara</text:p>
          </table:table-cell>
          <table:table-cell office:value-type="string">
            <text:p>&lt;/field&gt;&lt;field name="code"&gt;CL</text:p>
          </table:table-cell>
          <table:table-cell table:formula="of:=CONCATENATE([.A75];[.B75];[.C75])" office:value-type="string" office:string-value="01404">
            <text:p>014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75];[.B75])" office:value-type="string" office:string-value="014">
            <text:p>01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76];1;2)" office:value-type="string" office:string-value="01">
            <text:p>01</text:p>
          </table:table-cell>
          <table:table-cell table:style-name="ce1" table:formula="of:=MID([.E76];3;1)" office:value-type="string" office:string-value="4">
            <text:p>4</text:p>
          </table:table-cell>
          <table:table-cell table:style-name="ce1" table:formula="of:=MID([.E76];4;2)" office:value-type="string" office:string-value="05">
            <text:p>05</text:p>
          </table:table-cell>
          <table:table-cell table:style-name="ce3" office:value-type="string">
            <text:p>Pica</text:p>
          </table:table-cell>
          <table:table-cell table:style-name="ce8" office:value-type="string">
            <text:p>014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76];[.B76];[.C76])" office:value-type="string" office:string-value="01405">
            <text:p>014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6]" office:value-type="string" office:string-value="Pica">
            <text:p>Pica</text:p>
          </table:table-cell>
          <table:table-cell office:value-type="string">
            <text:p>&lt;/field&gt;&lt;field name="code"&gt;CL</text:p>
          </table:table-cell>
          <table:table-cell table:formula="of:=CONCATENATE([.A76];[.B76];[.C76])" office:value-type="string" office:string-value="01405">
            <text:p>014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76];[.B76])" office:value-type="string" office:string-value="014">
            <text:p>01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77];1;2)" office:value-type="string" office:string-value="02">
            <text:p>02</text:p>
          </table:table-cell>
          <table:table-cell table:style-name="ce1" table:formula="of:=MID([.E77];3;1)" office:value-type="string" office:string-value="1">
            <text:p>1</text:p>
          </table:table-cell>
          <table:table-cell table:style-name="ce1" table:formula="of:=MID([.E77];4;2)" office:value-type="string" office:string-value="01">
            <text:p>01</text:p>
          </table:table-cell>
          <table:table-cell table:style-name="ce3" office:value-type="string">
            <text:p>Antofagasta</text:p>
          </table:table-cell>
          <table:table-cell table:style-name="ce8" office:value-type="string">
            <text:p>02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77];[.B77];[.C77])" office:value-type="string" office:string-value="02101">
            <text:p>02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7]" office:value-type="string" office:string-value="Antofagasta">
            <text:p>Antofagasta</text:p>
          </table:table-cell>
          <table:table-cell office:value-type="string">
            <text:p>&lt;/field&gt;&lt;field name="code"&gt;CL</text:p>
          </table:table-cell>
          <table:table-cell table:formula="of:=CONCATENATE([.A77];[.B77];[.C77])" office:value-type="string" office:string-value="02101">
            <text:p>02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77];[.B77])" office:value-type="string" office:string-value="021">
            <text:p>02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78];1;2)" office:value-type="string" office:string-value="02">
            <text:p>02</text:p>
          </table:table-cell>
          <table:table-cell table:style-name="ce1" table:formula="of:=MID([.E78];3;1)" office:value-type="string" office:string-value="1">
            <text:p>1</text:p>
          </table:table-cell>
          <table:table-cell table:style-name="ce1" table:formula="of:=MID([.E78];4;2)" office:value-type="string" office:string-value="02">
            <text:p>02</text:p>
          </table:table-cell>
          <table:table-cell table:style-name="ce3" office:value-type="string">
            <text:p>Mejillones</text:p>
          </table:table-cell>
          <table:table-cell table:style-name="ce8" office:value-type="string">
            <text:p>02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78];[.B78];[.C78])" office:value-type="string" office:string-value="02102">
            <text:p>02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8]" office:value-type="string" office:string-value="Mejillones">
            <text:p>Mejillones</text:p>
          </table:table-cell>
          <table:table-cell office:value-type="string">
            <text:p>&lt;/field&gt;&lt;field name="code"&gt;CL</text:p>
          </table:table-cell>
          <table:table-cell table:formula="of:=CONCATENATE([.A78];[.B78];[.C78])" office:value-type="string" office:string-value="02102">
            <text:p>02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78];[.B78])" office:value-type="string" office:string-value="021">
            <text:p>02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79];1;2)" office:value-type="string" office:string-value="02">
            <text:p>02</text:p>
          </table:table-cell>
          <table:table-cell table:style-name="ce1" table:formula="of:=MID([.E79];3;1)" office:value-type="string" office:string-value="1">
            <text:p>1</text:p>
          </table:table-cell>
          <table:table-cell table:style-name="ce1" table:formula="of:=MID([.E79];4;2)" office:value-type="string" office:string-value="03">
            <text:p>03</text:p>
          </table:table-cell>
          <table:table-cell table:style-name="ce3" office:value-type="string">
            <text:p>Sierra Gorda</text:p>
          </table:table-cell>
          <table:table-cell table:style-name="ce8" office:value-type="string">
            <text:p>02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79];[.B79];[.C79])" office:value-type="string" office:string-value="02103">
            <text:p>02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79]" office:value-type="string" office:string-value="Sierra Gorda">
            <text:p>Sierra Gorda</text:p>
          </table:table-cell>
          <table:table-cell office:value-type="string">
            <text:p>&lt;/field&gt;&lt;field name="code"&gt;CL</text:p>
          </table:table-cell>
          <table:table-cell table:formula="of:=CONCATENATE([.A79];[.B79];[.C79])" office:value-type="string" office:string-value="02103">
            <text:p>02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79];[.B79])" office:value-type="string" office:string-value="021">
            <text:p>02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80];1;2)" office:value-type="string" office:string-value="02">
            <text:p>02</text:p>
          </table:table-cell>
          <table:table-cell table:style-name="ce1" table:formula="of:=MID([.E80];3;1)" office:value-type="string" office:string-value="1">
            <text:p>1</text:p>
          </table:table-cell>
          <table:table-cell table:style-name="ce1" table:formula="of:=MID([.E80];4;2)" office:value-type="string" office:string-value="04">
            <text:p>04</text:p>
          </table:table-cell>
          <table:table-cell table:style-name="ce3" office:value-type="string">
            <text:p>Taltal</text:p>
          </table:table-cell>
          <table:table-cell table:style-name="ce8" office:value-type="string">
            <text:p>02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80];[.B80];[.C80])" office:value-type="string" office:string-value="02104">
            <text:p>02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0]" office:value-type="string" office:string-value="Taltal">
            <text:p>Taltal</text:p>
          </table:table-cell>
          <table:table-cell office:value-type="string">
            <text:p>&lt;/field&gt;&lt;field name="code"&gt;CL</text:p>
          </table:table-cell>
          <table:table-cell table:formula="of:=CONCATENATE([.A80];[.B80];[.C80])" office:value-type="string" office:string-value="02104">
            <text:p>02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80];[.B80])" office:value-type="string" office:string-value="021">
            <text:p>02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81];1;2)" office:value-type="string" office:string-value="02">
            <text:p>02</text:p>
          </table:table-cell>
          <table:table-cell table:style-name="ce1" table:formula="of:=MID([.E81];3;1)" office:value-type="string" office:string-value="2">
            <text:p>2</text:p>
          </table:table-cell>
          <table:table-cell table:style-name="ce1" table:formula="of:=MID([.E81];4;2)" office:value-type="string" office:string-value="01">
            <text:p>01</text:p>
          </table:table-cell>
          <table:table-cell table:style-name="ce3" office:value-type="string">
            <text:p>Calama</text:p>
          </table:table-cell>
          <table:table-cell table:style-name="ce8" office:value-type="string">
            <text:p>02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81];[.B81];[.C81])" office:value-type="string" office:string-value="02201">
            <text:p>02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1]" office:value-type="string" office:string-value="Calama">
            <text:p>Calama</text:p>
          </table:table-cell>
          <table:table-cell office:value-type="string">
            <text:p>&lt;/field&gt;&lt;field name="code"&gt;CL</text:p>
          </table:table-cell>
          <table:table-cell table:formula="of:=CONCATENATE([.A81];[.B81];[.C81])" office:value-type="string" office:string-value="02201">
            <text:p>02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81];[.B81])" office:value-type="string" office:string-value="022">
            <text:p>02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82];1;2)" office:value-type="string" office:string-value="02">
            <text:p>02</text:p>
          </table:table-cell>
          <table:table-cell table:style-name="ce1" table:formula="of:=MID([.E82];3;1)" office:value-type="string" office:string-value="2">
            <text:p>2</text:p>
          </table:table-cell>
          <table:table-cell table:style-name="ce1" table:formula="of:=MID([.E82];4;2)" office:value-type="string" office:string-value="02">
            <text:p>02</text:p>
          </table:table-cell>
          <table:table-cell table:style-name="ce3" office:value-type="string">
            <text:p>Ollague</text:p>
          </table:table-cell>
          <table:table-cell table:style-name="ce8" office:value-type="string">
            <text:p>02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82];[.B82];[.C82])" office:value-type="string" office:string-value="02202">
            <text:p>02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2]" office:value-type="string" office:string-value="Ollague">
            <text:p>Ollague</text:p>
          </table:table-cell>
          <table:table-cell office:value-type="string">
            <text:p>&lt;/field&gt;&lt;field name="code"&gt;CL</text:p>
          </table:table-cell>
          <table:table-cell table:formula="of:=CONCATENATE([.A82];[.B82];[.C82])" office:value-type="string" office:string-value="02202">
            <text:p>02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82];[.B82])" office:value-type="string" office:string-value="022">
            <text:p>02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83];1;2)" office:value-type="string" office:string-value="02">
            <text:p>02</text:p>
          </table:table-cell>
          <table:table-cell table:style-name="ce1" table:formula="of:=MID([.E83];3;1)" office:value-type="string" office:string-value="2">
            <text:p>2</text:p>
          </table:table-cell>
          <table:table-cell table:style-name="ce1" table:formula="of:=MID([.E83];4;2)" office:value-type="string" office:string-value="03">
            <text:p>03</text:p>
          </table:table-cell>
          <table:table-cell table:style-name="ce3" office:value-type="string">
            <text:p>San Pedro de Atacama</text:p>
          </table:table-cell>
          <table:table-cell table:style-name="ce8" office:value-type="string">
            <text:p>022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83];[.B83];[.C83])" office:value-type="string" office:string-value="02203">
            <text:p>022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3]" office:value-type="string" office:string-value="San Pedro de Atacama">
            <text:p>San Pedro de Atacama</text:p>
          </table:table-cell>
          <table:table-cell office:value-type="string">
            <text:p>&lt;/field&gt;&lt;field name="code"&gt;CL</text:p>
          </table:table-cell>
          <table:table-cell table:formula="of:=CONCATENATE([.A83];[.B83];[.C83])" office:value-type="string" office:string-value="02203">
            <text:p>022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83];[.B83])" office:value-type="string" office:string-value="022">
            <text:p>02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84];1;2)" office:value-type="string" office:string-value="02">
            <text:p>02</text:p>
          </table:table-cell>
          <table:table-cell table:style-name="ce1" table:formula="of:=MID([.E84];3;1)" office:value-type="string" office:string-value="3">
            <text:p>3</text:p>
          </table:table-cell>
          <table:table-cell table:style-name="ce1" table:formula="of:=MID([.E84];4;2)" office:value-type="string" office:string-value="01">
            <text:p>01</text:p>
          </table:table-cell>
          <table:table-cell table:style-name="ce3" office:value-type="string">
            <text:p>Tocopilla</text:p>
          </table:table-cell>
          <table:table-cell table:style-name="ce8" office:value-type="string">
            <text:p>02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84];[.B84];[.C84])" office:value-type="string" office:string-value="02301">
            <text:p>02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4]" office:value-type="string" office:string-value="Tocopilla">
            <text:p>Tocopilla</text:p>
          </table:table-cell>
          <table:table-cell office:value-type="string">
            <text:p>&lt;/field&gt;&lt;field name="code"&gt;CL</text:p>
          </table:table-cell>
          <table:table-cell table:formula="of:=CONCATENATE([.A84];[.B84];[.C84])" office:value-type="string" office:string-value="02301">
            <text:p>02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84];[.B84])" office:value-type="string" office:string-value="023">
            <text:p>02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85];1;2)" office:value-type="string" office:string-value="02">
            <text:p>02</text:p>
          </table:table-cell>
          <table:table-cell table:style-name="ce1" table:formula="of:=MID([.E85];3;1)" office:value-type="string" office:string-value="3">
            <text:p>3</text:p>
          </table:table-cell>
          <table:table-cell table:style-name="ce1" table:formula="of:=MID([.E85];4;2)" office:value-type="string" office:string-value="02">
            <text:p>02</text:p>
          </table:table-cell>
          <table:table-cell table:style-name="ce3" office:value-type="string">
            <text:p>María Elena</text:p>
          </table:table-cell>
          <table:table-cell table:style-name="ce8" office:value-type="string">
            <text:p>02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85];[.B85];[.C85])" office:value-type="string" office:string-value="02302">
            <text:p>02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5]" office:value-type="string" office:string-value="María Elena">
            <text:p>María Elena</text:p>
          </table:table-cell>
          <table:table-cell office:value-type="string">
            <text:p>&lt;/field&gt;&lt;field name="code"&gt;CL</text:p>
          </table:table-cell>
          <table:table-cell table:formula="of:=CONCATENATE([.A85];[.B85];[.C85])" office:value-type="string" office:string-value="02302">
            <text:p>02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85];[.B85])" office:value-type="string" office:string-value="023">
            <text:p>02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86];1;2)" office:value-type="string" office:string-value="03">
            <text:p>03</text:p>
          </table:table-cell>
          <table:table-cell table:style-name="ce1" table:formula="of:=MID([.E86];3;1)" office:value-type="string" office:string-value="1">
            <text:p>1</text:p>
          </table:table-cell>
          <table:table-cell table:style-name="ce1" table:formula="of:=MID([.E86];4;2)" office:value-type="string" office:string-value="01">
            <text:p>01</text:p>
          </table:table-cell>
          <table:table-cell table:style-name="ce3" office:value-type="string">
            <text:p>Copiapó</text:p>
          </table:table-cell>
          <table:table-cell table:style-name="ce8" office:value-type="string">
            <text:p>03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86];[.B86];[.C86])" office:value-type="string" office:string-value="03101">
            <text:p>03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6]" office:value-type="string" office:string-value="Copiapó">
            <text:p>Copiapó</text:p>
          </table:table-cell>
          <table:table-cell office:value-type="string">
            <text:p>&lt;/field&gt;&lt;field name="code"&gt;CL</text:p>
          </table:table-cell>
          <table:table-cell table:formula="of:=CONCATENATE([.A86];[.B86];[.C86])" office:value-type="string" office:string-value="03101">
            <text:p>03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86];[.B86])" office:value-type="string" office:string-value="031">
            <text:p>0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87];1;2)" office:value-type="string" office:string-value="03">
            <text:p>03</text:p>
          </table:table-cell>
          <table:table-cell table:style-name="ce1" table:formula="of:=MID([.E87];3;1)" office:value-type="string" office:string-value="1">
            <text:p>1</text:p>
          </table:table-cell>
          <table:table-cell table:style-name="ce1" table:formula="of:=MID([.E87];4;2)" office:value-type="string" office:string-value="02">
            <text:p>02</text:p>
          </table:table-cell>
          <table:table-cell table:style-name="ce3" office:value-type="string">
            <text:p>Caldera</text:p>
          </table:table-cell>
          <table:table-cell table:style-name="ce8" office:value-type="string">
            <text:p>03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87];[.B87];[.C87])" office:value-type="string" office:string-value="03102">
            <text:p>03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7]" office:value-type="string" office:string-value="Caldera">
            <text:p>Caldera</text:p>
          </table:table-cell>
          <table:table-cell office:value-type="string">
            <text:p>&lt;/field&gt;&lt;field name="code"&gt;CL</text:p>
          </table:table-cell>
          <table:table-cell table:formula="of:=CONCATENATE([.A87];[.B87];[.C87])" office:value-type="string" office:string-value="03102">
            <text:p>03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87];[.B87])" office:value-type="string" office:string-value="031">
            <text:p>0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88];1;2)" office:value-type="string" office:string-value="03">
            <text:p>03</text:p>
          </table:table-cell>
          <table:table-cell table:style-name="ce1" table:formula="of:=MID([.E88];3;1)" office:value-type="string" office:string-value="1">
            <text:p>1</text:p>
          </table:table-cell>
          <table:table-cell table:style-name="ce1" table:formula="of:=MID([.E88];4;2)" office:value-type="string" office:string-value="03">
            <text:p>03</text:p>
          </table:table-cell>
          <table:table-cell table:style-name="ce3" office:value-type="string">
            <text:p>Tierra Amarilla</text:p>
          </table:table-cell>
          <table:table-cell table:style-name="ce8" office:value-type="string">
            <text:p>03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88];[.B88];[.C88])" office:value-type="string" office:string-value="03103">
            <text:p>03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8]" office:value-type="string" office:string-value="Tierra Amarilla">
            <text:p>Tierra Amarilla</text:p>
          </table:table-cell>
          <table:table-cell office:value-type="string">
            <text:p>&lt;/field&gt;&lt;field name="code"&gt;CL</text:p>
          </table:table-cell>
          <table:table-cell table:formula="of:=CONCATENATE([.A88];[.B88];[.C88])" office:value-type="string" office:string-value="03103">
            <text:p>03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88];[.B88])" office:value-type="string" office:string-value="031">
            <text:p>0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89];1;2)" office:value-type="string" office:string-value="03">
            <text:p>03</text:p>
          </table:table-cell>
          <table:table-cell table:style-name="ce1" table:formula="of:=MID([.E89];3;1)" office:value-type="string" office:string-value="2">
            <text:p>2</text:p>
          </table:table-cell>
          <table:table-cell table:style-name="ce1" table:formula="of:=MID([.E89];4;2)" office:value-type="string" office:string-value="01">
            <text:p>01</text:p>
          </table:table-cell>
          <table:table-cell table:style-name="ce3" office:value-type="string">
            <text:p>Chañaral</text:p>
          </table:table-cell>
          <table:table-cell table:style-name="ce8" office:value-type="string">
            <text:p>03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89];[.B89];[.C89])" office:value-type="string" office:string-value="03201">
            <text:p>03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89]" office:value-type="string" office:string-value="Chañaral">
            <text:p>Chañaral</text:p>
          </table:table-cell>
          <table:table-cell office:value-type="string">
            <text:p>&lt;/field&gt;&lt;field name="code"&gt;CL</text:p>
          </table:table-cell>
          <table:table-cell table:formula="of:=CONCATENATE([.A89];[.B89];[.C89])" office:value-type="string" office:string-value="03201">
            <text:p>03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89];[.B89])" office:value-type="string" office:string-value="032">
            <text:p>03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90];1;2)" office:value-type="string" office:string-value="03">
            <text:p>03</text:p>
          </table:table-cell>
          <table:table-cell table:style-name="ce1" table:formula="of:=MID([.E90];3;1)" office:value-type="string" office:string-value="2">
            <text:p>2</text:p>
          </table:table-cell>
          <table:table-cell table:style-name="ce1" table:formula="of:=MID([.E90];4;2)" office:value-type="string" office:string-value="02">
            <text:p>02</text:p>
          </table:table-cell>
          <table:table-cell table:style-name="ce3" office:value-type="string">
            <text:p>Diego de Almagro</text:p>
          </table:table-cell>
          <table:table-cell table:style-name="ce8" office:value-type="string">
            <text:p>03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90];[.B90];[.C90])" office:value-type="string" office:string-value="03202">
            <text:p>03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0]" office:value-type="string" office:string-value="Diego de Almagro">
            <text:p>Diego de Almagro</text:p>
          </table:table-cell>
          <table:table-cell office:value-type="string">
            <text:p>&lt;/field&gt;&lt;field name="code"&gt;CL</text:p>
          </table:table-cell>
          <table:table-cell table:formula="of:=CONCATENATE([.A90];[.B90];[.C90])" office:value-type="string" office:string-value="03202">
            <text:p>03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90];[.B90])" office:value-type="string" office:string-value="032">
            <text:p>03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91];1;2)" office:value-type="string" office:string-value="03">
            <text:p>03</text:p>
          </table:table-cell>
          <table:table-cell table:style-name="ce1" table:formula="of:=MID([.E91];3;1)" office:value-type="string" office:string-value="3">
            <text:p>3</text:p>
          </table:table-cell>
          <table:table-cell table:style-name="ce1" table:formula="of:=MID([.E91];4;2)" office:value-type="string" office:string-value="01">
            <text:p>01</text:p>
          </table:table-cell>
          <table:table-cell table:style-name="ce3" office:value-type="string">
            <text:p>Vallenar</text:p>
          </table:table-cell>
          <table:table-cell table:style-name="ce8" office:value-type="string">
            <text:p>03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91];[.B91];[.C91])" office:value-type="string" office:string-value="03301">
            <text:p>03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1]" office:value-type="string" office:string-value="Vallenar">
            <text:p>Vallenar</text:p>
          </table:table-cell>
          <table:table-cell office:value-type="string">
            <text:p>&lt;/field&gt;&lt;field name="code"&gt;CL</text:p>
          </table:table-cell>
          <table:table-cell table:formula="of:=CONCATENATE([.A91];[.B91];[.C91])" office:value-type="string" office:string-value="03301">
            <text:p>03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91];[.B91])" office:value-type="string" office:string-value="033">
            <text:p>03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92];1;2)" office:value-type="string" office:string-value="03">
            <text:p>03</text:p>
          </table:table-cell>
          <table:table-cell table:style-name="ce1" table:formula="of:=MID([.E92];3;1)" office:value-type="string" office:string-value="3">
            <text:p>3</text:p>
          </table:table-cell>
          <table:table-cell table:style-name="ce1" table:formula="of:=MID([.E92];4;2)" office:value-type="string" office:string-value="02">
            <text:p>02</text:p>
          </table:table-cell>
          <table:table-cell table:style-name="ce3" office:value-type="string">
            <text:p>Alto del Carmen</text:p>
          </table:table-cell>
          <table:table-cell table:style-name="ce8" office:value-type="string">
            <text:p>03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92];[.B92];[.C92])" office:value-type="string" office:string-value="03302">
            <text:p>03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2]" office:value-type="string" office:string-value="Alto del Carmen">
            <text:p>Alto del Carmen</text:p>
          </table:table-cell>
          <table:table-cell office:value-type="string">
            <text:p>&lt;/field&gt;&lt;field name="code"&gt;CL</text:p>
          </table:table-cell>
          <table:table-cell table:formula="of:=CONCATENATE([.A92];[.B92];[.C92])" office:value-type="string" office:string-value="03302">
            <text:p>03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92];[.B92])" office:value-type="string" office:string-value="033">
            <text:p>03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93];1;2)" office:value-type="string" office:string-value="03">
            <text:p>03</text:p>
          </table:table-cell>
          <table:table-cell table:style-name="ce1" table:formula="of:=MID([.E93];3;1)" office:value-type="string" office:string-value="3">
            <text:p>3</text:p>
          </table:table-cell>
          <table:table-cell table:style-name="ce1" table:formula="of:=MID([.E93];4;2)" office:value-type="string" office:string-value="03">
            <text:p>03</text:p>
          </table:table-cell>
          <table:table-cell table:style-name="ce3" office:value-type="string">
            <text:p>Freirina</text:p>
          </table:table-cell>
          <table:table-cell table:style-name="ce8" office:value-type="string">
            <text:p>033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93];[.B93];[.C93])" office:value-type="string" office:string-value="03303">
            <text:p>033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3]" office:value-type="string" office:string-value="Freirina">
            <text:p>Freirina</text:p>
          </table:table-cell>
          <table:table-cell office:value-type="string">
            <text:p>&lt;/field&gt;&lt;field name="code"&gt;CL</text:p>
          </table:table-cell>
          <table:table-cell table:formula="of:=CONCATENATE([.A93];[.B93];[.C93])" office:value-type="string" office:string-value="03303">
            <text:p>033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93];[.B93])" office:value-type="string" office:string-value="033">
            <text:p>03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94];1;2)" office:value-type="string" office:string-value="03">
            <text:p>03</text:p>
          </table:table-cell>
          <table:table-cell table:style-name="ce1" table:formula="of:=MID([.E94];3;1)" office:value-type="string" office:string-value="3">
            <text:p>3</text:p>
          </table:table-cell>
          <table:table-cell table:style-name="ce1" table:formula="of:=MID([.E94];4;2)" office:value-type="string" office:string-value="04">
            <text:p>04</text:p>
          </table:table-cell>
          <table:table-cell table:style-name="ce3" office:value-type="string">
            <text:p>Huasco</text:p>
          </table:table-cell>
          <table:table-cell table:style-name="ce8" office:value-type="string">
            <text:p>033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94];[.B94];[.C94])" office:value-type="string" office:string-value="03304">
            <text:p>033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4]" office:value-type="string" office:string-value="Huasco">
            <text:p>Huasco</text:p>
          </table:table-cell>
          <table:table-cell office:value-type="string">
            <text:p>&lt;/field&gt;&lt;field name="code"&gt;CL</text:p>
          </table:table-cell>
          <table:table-cell table:formula="of:=CONCATENATE([.A94];[.B94];[.C94])" office:value-type="string" office:string-value="03304">
            <text:p>033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94];[.B94])" office:value-type="string" office:string-value="033">
            <text:p>03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95];1;2)" office:value-type="string" office:string-value="04">
            <text:p>04</text:p>
          </table:table-cell>
          <table:table-cell table:style-name="ce1" table:formula="of:=MID([.E95];3;1)" office:value-type="string" office:string-value="1">
            <text:p>1</text:p>
          </table:table-cell>
          <table:table-cell table:style-name="ce1" table:formula="of:=MID([.E95];4;2)" office:value-type="string" office:string-value="01">
            <text:p>01</text:p>
          </table:table-cell>
          <table:table-cell table:style-name="ce3" office:value-type="string">
            <text:p>La Serena</text:p>
          </table:table-cell>
          <table:table-cell table:style-name="ce8" office:value-type="string">
            <text:p>04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95];[.B95];[.C95])" office:value-type="string" office:string-value="04101">
            <text:p>04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5]" office:value-type="string" office:string-value="La Serena">
            <text:p>La Serena</text:p>
          </table:table-cell>
          <table:table-cell office:value-type="string">
            <text:p>&lt;/field&gt;&lt;field name="code"&gt;CL</text:p>
          </table:table-cell>
          <table:table-cell table:formula="of:=CONCATENATE([.A95];[.B95];[.C95])" office:value-type="string" office:string-value="04101">
            <text:p>04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95];[.B95])" office:value-type="string" office:string-value="041">
            <text:p>0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96];1;2)" office:value-type="string" office:string-value="04">
            <text:p>04</text:p>
          </table:table-cell>
          <table:table-cell table:style-name="ce1" table:formula="of:=MID([.E96];3;1)" office:value-type="string" office:string-value="1">
            <text:p>1</text:p>
          </table:table-cell>
          <table:table-cell table:style-name="ce1" table:formula="of:=MID([.E96];4;2)" office:value-type="string" office:string-value="02">
            <text:p>02</text:p>
          </table:table-cell>
          <table:table-cell table:style-name="ce3" office:value-type="string">
            <text:p>Coquimbo</text:p>
          </table:table-cell>
          <table:table-cell table:style-name="ce8" office:value-type="string">
            <text:p>04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96];[.B96];[.C96])" office:value-type="string" office:string-value="04102">
            <text:p>04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6]" office:value-type="string" office:string-value="Coquimbo">
            <text:p>Coquimbo</text:p>
          </table:table-cell>
          <table:table-cell office:value-type="string">
            <text:p>&lt;/field&gt;&lt;field name="code"&gt;CL</text:p>
          </table:table-cell>
          <table:table-cell table:formula="of:=CONCATENATE([.A96];[.B96];[.C96])" office:value-type="string" office:string-value="04102">
            <text:p>04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96];[.B96])" office:value-type="string" office:string-value="041">
            <text:p>0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97];1;2)" office:value-type="string" office:string-value="04">
            <text:p>04</text:p>
          </table:table-cell>
          <table:table-cell table:style-name="ce1" table:formula="of:=MID([.E97];3;1)" office:value-type="string" office:string-value="1">
            <text:p>1</text:p>
          </table:table-cell>
          <table:table-cell table:style-name="ce1" table:formula="of:=MID([.E97];4;2)" office:value-type="string" office:string-value="03">
            <text:p>03</text:p>
          </table:table-cell>
          <table:table-cell table:style-name="ce3" office:value-type="string">
            <text:p>Andacollo</text:p>
          </table:table-cell>
          <table:table-cell table:style-name="ce8" office:value-type="string">
            <text:p>04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97];[.B97];[.C97])" office:value-type="string" office:string-value="04103">
            <text:p>04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7]" office:value-type="string" office:string-value="Andacollo">
            <text:p>Andacollo</text:p>
          </table:table-cell>
          <table:table-cell office:value-type="string">
            <text:p>&lt;/field&gt;&lt;field name="code"&gt;CL</text:p>
          </table:table-cell>
          <table:table-cell table:formula="of:=CONCATENATE([.A97];[.B97];[.C97])" office:value-type="string" office:string-value="04103">
            <text:p>04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97];[.B97])" office:value-type="string" office:string-value="041">
            <text:p>0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98];1;2)" office:value-type="string" office:string-value="04">
            <text:p>04</text:p>
          </table:table-cell>
          <table:table-cell table:style-name="ce1" table:formula="of:=MID([.E98];3;1)" office:value-type="string" office:string-value="1">
            <text:p>1</text:p>
          </table:table-cell>
          <table:table-cell table:style-name="ce1" table:formula="of:=MID([.E98];4;2)" office:value-type="string" office:string-value="04">
            <text:p>04</text:p>
          </table:table-cell>
          <table:table-cell table:style-name="ce3" office:value-type="string">
            <text:p>La Higuera</text:p>
          </table:table-cell>
          <table:table-cell table:style-name="ce8" office:value-type="string">
            <text:p>04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98];[.B98];[.C98])" office:value-type="string" office:string-value="04104">
            <text:p>04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8]" office:value-type="string" office:string-value="La Higuera">
            <text:p>La Higuera</text:p>
          </table:table-cell>
          <table:table-cell office:value-type="string">
            <text:p>&lt;/field&gt;&lt;field name="code"&gt;CL</text:p>
          </table:table-cell>
          <table:table-cell table:formula="of:=CONCATENATE([.A98];[.B98];[.C98])" office:value-type="string" office:string-value="04104">
            <text:p>04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98];[.B98])" office:value-type="string" office:string-value="041">
            <text:p>0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99];1;2)" office:value-type="string" office:string-value="04">
            <text:p>04</text:p>
          </table:table-cell>
          <table:table-cell table:style-name="ce1" table:formula="of:=MID([.E99];3;1)" office:value-type="string" office:string-value="1">
            <text:p>1</text:p>
          </table:table-cell>
          <table:table-cell table:style-name="ce1" table:formula="of:=MID([.E99];4;2)" office:value-type="string" office:string-value="05">
            <text:p>05</text:p>
          </table:table-cell>
          <table:table-cell table:style-name="ce3" office:value-type="string">
            <text:p>Paihuano</text:p>
          </table:table-cell>
          <table:table-cell table:style-name="ce8" office:value-type="string">
            <text:p>041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99];[.B99];[.C99])" office:value-type="string" office:string-value="04105">
            <text:p>041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99]" office:value-type="string" office:string-value="Paihuano">
            <text:p>Paihuano</text:p>
          </table:table-cell>
          <table:table-cell office:value-type="string">
            <text:p>&lt;/field&gt;&lt;field name="code"&gt;CL</text:p>
          </table:table-cell>
          <table:table-cell table:formula="of:=CONCATENATE([.A99];[.B99];[.C99])" office:value-type="string" office:string-value="04105">
            <text:p>041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99];[.B99])" office:value-type="string" office:string-value="041">
            <text:p>0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00];1;2)" office:value-type="string" office:string-value="04">
            <text:p>04</text:p>
          </table:table-cell>
          <table:table-cell table:style-name="ce1" table:formula="of:=MID([.E100];3;1)" office:value-type="string" office:string-value="1">
            <text:p>1</text:p>
          </table:table-cell>
          <table:table-cell table:style-name="ce1" table:formula="of:=MID([.E100];4;2)" office:value-type="string" office:string-value="06">
            <text:p>06</text:p>
          </table:table-cell>
          <table:table-cell table:style-name="ce3" office:value-type="string">
            <text:p>Vicuña</text:p>
          </table:table-cell>
          <table:table-cell table:style-name="ce8" office:value-type="string">
            <text:p>041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00];[.B100];[.C100])" office:value-type="string" office:string-value="04106">
            <text:p>041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0]" office:value-type="string" office:string-value="Vicuña">
            <text:p>Vicuña</text:p>
          </table:table-cell>
          <table:table-cell office:value-type="string">
            <text:p>&lt;/field&gt;&lt;field name="code"&gt;CL</text:p>
          </table:table-cell>
          <table:table-cell table:formula="of:=CONCATENATE([.A100];[.B100];[.C100])" office:value-type="string" office:string-value="04106">
            <text:p>041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00];[.B100])" office:value-type="string" office:string-value="041">
            <text:p>0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01];1;2)" office:value-type="string" office:string-value="04">
            <text:p>04</text:p>
          </table:table-cell>
          <table:table-cell table:style-name="ce1" table:formula="of:=MID([.E101];3;1)" office:value-type="string" office:string-value="2">
            <text:p>2</text:p>
          </table:table-cell>
          <table:table-cell table:style-name="ce1" table:formula="of:=MID([.E101];4;2)" office:value-type="string" office:string-value="01">
            <text:p>01</text:p>
          </table:table-cell>
          <table:table-cell table:style-name="ce3" office:value-type="string">
            <text:p>Illapel</text:p>
          </table:table-cell>
          <table:table-cell table:style-name="ce8" office:value-type="string">
            <text:p>04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01];[.B101];[.C101])" office:value-type="string" office:string-value="04201">
            <text:p>04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1]" office:value-type="string" office:string-value="Illapel">
            <text:p>Illapel</text:p>
          </table:table-cell>
          <table:table-cell office:value-type="string">
            <text:p>&lt;/field&gt;&lt;field name="code"&gt;CL</text:p>
          </table:table-cell>
          <table:table-cell table:formula="of:=CONCATENATE([.A101];[.B101];[.C101])" office:value-type="string" office:string-value="04201">
            <text:p>04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01];[.B101])" office:value-type="string" office:string-value="042">
            <text:p>04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02];1;2)" office:value-type="string" office:string-value="04">
            <text:p>04</text:p>
          </table:table-cell>
          <table:table-cell table:style-name="ce1" table:formula="of:=MID([.E102];3;1)" office:value-type="string" office:string-value="2">
            <text:p>2</text:p>
          </table:table-cell>
          <table:table-cell table:style-name="ce1" table:formula="of:=MID([.E102];4;2)" office:value-type="string" office:string-value="02">
            <text:p>02</text:p>
          </table:table-cell>
          <table:table-cell table:style-name="ce3" office:value-type="string">
            <text:p>Canela</text:p>
          </table:table-cell>
          <table:table-cell table:style-name="ce8" office:value-type="string">
            <text:p>04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02];[.B102];[.C102])" office:value-type="string" office:string-value="04202">
            <text:p>04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2]" office:value-type="string" office:string-value="Canela">
            <text:p>Canela</text:p>
          </table:table-cell>
          <table:table-cell office:value-type="string">
            <text:p>&lt;/field&gt;&lt;field name="code"&gt;CL</text:p>
          </table:table-cell>
          <table:table-cell table:formula="of:=CONCATENATE([.A102];[.B102];[.C102])" office:value-type="string" office:string-value="04202">
            <text:p>04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02];[.B102])" office:value-type="string" office:string-value="042">
            <text:p>04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03];1;2)" office:value-type="string" office:string-value="04">
            <text:p>04</text:p>
          </table:table-cell>
          <table:table-cell table:style-name="ce1" table:formula="of:=MID([.E103];3;1)" office:value-type="string" office:string-value="2">
            <text:p>2</text:p>
          </table:table-cell>
          <table:table-cell table:style-name="ce1" table:formula="of:=MID([.E103];4;2)" office:value-type="string" office:string-value="03">
            <text:p>03</text:p>
          </table:table-cell>
          <table:table-cell table:style-name="ce3" office:value-type="string">
            <text:p>Los Vilos</text:p>
          </table:table-cell>
          <table:table-cell table:style-name="ce8" office:value-type="string">
            <text:p>042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03];[.B103];[.C103])" office:value-type="string" office:string-value="04203">
            <text:p>042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3]" office:value-type="string" office:string-value="Los Vilos">
            <text:p>Los Vilos</text:p>
          </table:table-cell>
          <table:table-cell office:value-type="string">
            <text:p>&lt;/field&gt;&lt;field name="code"&gt;CL</text:p>
          </table:table-cell>
          <table:table-cell table:formula="of:=CONCATENATE([.A103];[.B103];[.C103])" office:value-type="string" office:string-value="04203">
            <text:p>042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03];[.B103])" office:value-type="string" office:string-value="042">
            <text:p>04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04];1;2)" office:value-type="string" office:string-value="04">
            <text:p>04</text:p>
          </table:table-cell>
          <table:table-cell table:style-name="ce1" table:formula="of:=MID([.E104];3;1)" office:value-type="string" office:string-value="2">
            <text:p>2</text:p>
          </table:table-cell>
          <table:table-cell table:style-name="ce1" table:formula="of:=MID([.E104];4;2)" office:value-type="string" office:string-value="04">
            <text:p>04</text:p>
          </table:table-cell>
          <table:table-cell table:style-name="ce3" office:value-type="string">
            <text:p>Salamanca</text:p>
          </table:table-cell>
          <table:table-cell table:style-name="ce8" office:value-type="string">
            <text:p>042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04];[.B104];[.C104])" office:value-type="string" office:string-value="04204">
            <text:p>042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4]" office:value-type="string" office:string-value="Salamanca">
            <text:p>Salamanca</text:p>
          </table:table-cell>
          <table:table-cell office:value-type="string">
            <text:p>&lt;/field&gt;&lt;field name="code"&gt;CL</text:p>
          </table:table-cell>
          <table:table-cell table:formula="of:=CONCATENATE([.A104];[.B104];[.C104])" office:value-type="string" office:string-value="04204">
            <text:p>042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04];[.B104])" office:value-type="string" office:string-value="042">
            <text:p>04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05];1;2)" office:value-type="string" office:string-value="04">
            <text:p>04</text:p>
          </table:table-cell>
          <table:table-cell table:style-name="ce1" table:formula="of:=MID([.E105];3;1)" office:value-type="string" office:string-value="3">
            <text:p>3</text:p>
          </table:table-cell>
          <table:table-cell table:style-name="ce1" table:formula="of:=MID([.E105];4;2)" office:value-type="string" office:string-value="01">
            <text:p>01</text:p>
          </table:table-cell>
          <table:table-cell table:style-name="ce3" office:value-type="string">
            <text:p>Ovalle</text:p>
          </table:table-cell>
          <table:table-cell table:style-name="ce8" office:value-type="string">
            <text:p>04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05];[.B105];[.C105])" office:value-type="string" office:string-value="04301">
            <text:p>04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5]" office:value-type="string" office:string-value="Ovalle">
            <text:p>Ovalle</text:p>
          </table:table-cell>
          <table:table-cell office:value-type="string">
            <text:p>&lt;/field&gt;&lt;field name="code"&gt;CL</text:p>
          </table:table-cell>
          <table:table-cell table:formula="of:=CONCATENATE([.A105];[.B105];[.C105])" office:value-type="string" office:string-value="04301">
            <text:p>04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05];[.B105])" office:value-type="string" office:string-value="043">
            <text:p>04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06];1;2)" office:value-type="string" office:string-value="04">
            <text:p>04</text:p>
          </table:table-cell>
          <table:table-cell table:style-name="ce1" table:formula="of:=MID([.E106];3;1)" office:value-type="string" office:string-value="3">
            <text:p>3</text:p>
          </table:table-cell>
          <table:table-cell table:style-name="ce1" table:formula="of:=MID([.E106];4;2)" office:value-type="string" office:string-value="02">
            <text:p>02</text:p>
          </table:table-cell>
          <table:table-cell table:style-name="ce3" office:value-type="string">
            <text:p>Combarbalá</text:p>
          </table:table-cell>
          <table:table-cell table:style-name="ce8" office:value-type="string">
            <text:p>04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06];[.B106];[.C106])" office:value-type="string" office:string-value="04302">
            <text:p>04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6]" office:value-type="string" office:string-value="Combarbalá">
            <text:p>Combarbalá</text:p>
          </table:table-cell>
          <table:table-cell office:value-type="string">
            <text:p>&lt;/field&gt;&lt;field name="code"&gt;CL</text:p>
          </table:table-cell>
          <table:table-cell table:formula="of:=CONCATENATE([.A106];[.B106];[.C106])" office:value-type="string" office:string-value="04302">
            <text:p>04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06];[.B106])" office:value-type="string" office:string-value="043">
            <text:p>04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07];1;2)" office:value-type="string" office:string-value="04">
            <text:p>04</text:p>
          </table:table-cell>
          <table:table-cell table:style-name="ce1" table:formula="of:=MID([.E107];3;1)" office:value-type="string" office:string-value="3">
            <text:p>3</text:p>
          </table:table-cell>
          <table:table-cell table:style-name="ce1" table:formula="of:=MID([.E107];4;2)" office:value-type="string" office:string-value="03">
            <text:p>03</text:p>
          </table:table-cell>
          <table:table-cell table:style-name="ce3" office:value-type="string">
            <text:p>Monte Patria</text:p>
          </table:table-cell>
          <table:table-cell table:style-name="ce8" office:value-type="string">
            <text:p>043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07];[.B107];[.C107])" office:value-type="string" office:string-value="04303">
            <text:p>043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7]" office:value-type="string" office:string-value="Monte Patria">
            <text:p>Monte Patria</text:p>
          </table:table-cell>
          <table:table-cell office:value-type="string">
            <text:p>&lt;/field&gt;&lt;field name="code"&gt;CL</text:p>
          </table:table-cell>
          <table:table-cell table:formula="of:=CONCATENATE([.A107];[.B107];[.C107])" office:value-type="string" office:string-value="04303">
            <text:p>043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07];[.B107])" office:value-type="string" office:string-value="043">
            <text:p>04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08];1;2)" office:value-type="string" office:string-value="04">
            <text:p>04</text:p>
          </table:table-cell>
          <table:table-cell table:style-name="ce1" table:formula="of:=MID([.E108];3;1)" office:value-type="string" office:string-value="3">
            <text:p>3</text:p>
          </table:table-cell>
          <table:table-cell table:style-name="ce1" table:formula="of:=MID([.E108];4;2)" office:value-type="string" office:string-value="04">
            <text:p>04</text:p>
          </table:table-cell>
          <table:table-cell table:style-name="ce3" office:value-type="string">
            <text:p>Punitaqui</text:p>
          </table:table-cell>
          <table:table-cell table:style-name="ce8" office:value-type="string">
            <text:p>043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08];[.B108];[.C108])" office:value-type="string" office:string-value="04304">
            <text:p>043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8]" office:value-type="string" office:string-value="Punitaqui">
            <text:p>Punitaqui</text:p>
          </table:table-cell>
          <table:table-cell office:value-type="string">
            <text:p>&lt;/field&gt;&lt;field name="code"&gt;CL</text:p>
          </table:table-cell>
          <table:table-cell table:formula="of:=CONCATENATE([.A108];[.B108];[.C108])" office:value-type="string" office:string-value="04304">
            <text:p>043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08];[.B108])" office:value-type="string" office:string-value="043">
            <text:p>04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09];1;2)" office:value-type="string" office:string-value="04">
            <text:p>04</text:p>
          </table:table-cell>
          <table:table-cell table:style-name="ce1" table:formula="of:=MID([.E109];3;1)" office:value-type="string" office:string-value="3">
            <text:p>3</text:p>
          </table:table-cell>
          <table:table-cell table:style-name="ce1" table:formula="of:=MID([.E109];4;2)" office:value-type="string" office:string-value="05">
            <text:p>05</text:p>
          </table:table-cell>
          <table:table-cell table:style-name="ce3" office:value-type="string">
            <text:p>Río Hurtado</text:p>
          </table:table-cell>
          <table:table-cell table:style-name="ce8" office:value-type="string">
            <text:p>043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09];[.B109];[.C109])" office:value-type="string" office:string-value="04305">
            <text:p>043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09]" office:value-type="string" office:string-value="Río Hurtado">
            <text:p>Río Hurtado</text:p>
          </table:table-cell>
          <table:table-cell office:value-type="string">
            <text:p>&lt;/field&gt;&lt;field name="code"&gt;CL</text:p>
          </table:table-cell>
          <table:table-cell table:formula="of:=CONCATENATE([.A109];[.B109];[.C109])" office:value-type="string" office:string-value="04305">
            <text:p>043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09];[.B109])" office:value-type="string" office:string-value="043">
            <text:p>04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10];1;2)" office:value-type="string" office:string-value="05">
            <text:p>05</text:p>
          </table:table-cell>
          <table:table-cell table:style-name="ce1" table:formula="of:=MID([.E110];3;1)" office:value-type="string" office:string-value="1">
            <text:p>1</text:p>
          </table:table-cell>
          <table:table-cell table:style-name="ce1" table:formula="of:=MID([.E110];4;2)" office:value-type="string" office:string-value="01">
            <text:p>01</text:p>
          </table:table-cell>
          <table:table-cell table:style-name="ce3" office:value-type="string">
            <text:p>Valparaíso</text:p>
          </table:table-cell>
          <table:table-cell table:style-name="ce8" office:value-type="string">
            <text:p>05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10];[.B110];[.C110])" office:value-type="string" office:string-value="05101">
            <text:p>05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0]" office:value-type="string" office:string-value="Valparaíso">
            <text:p>Valparaíso</text:p>
          </table:table-cell>
          <table:table-cell office:value-type="string">
            <text:p>&lt;/field&gt;&lt;field name="code"&gt;CL</text:p>
          </table:table-cell>
          <table:table-cell table:formula="of:=CONCATENATE([.A110];[.B110];[.C110])" office:value-type="string" office:string-value="05101">
            <text:p>05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10];[.B110])" office:value-type="string" office:string-value="051">
            <text:p>0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11];1;2)" office:value-type="string" office:string-value="05">
            <text:p>05</text:p>
          </table:table-cell>
          <table:table-cell table:style-name="ce1" table:formula="of:=MID([.E111];3;1)" office:value-type="string" office:string-value="1">
            <text:p>1</text:p>
          </table:table-cell>
          <table:table-cell table:style-name="ce1" table:formula="of:=MID([.E111];4;2)" office:value-type="string" office:string-value="02">
            <text:p>02</text:p>
          </table:table-cell>
          <table:table-cell table:style-name="ce3" office:value-type="string">
            <text:p>Casablanca</text:p>
          </table:table-cell>
          <table:table-cell table:style-name="ce8" office:value-type="string">
            <text:p>05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11];[.B111];[.C111])" office:value-type="string" office:string-value="05102">
            <text:p>05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1]" office:value-type="string" office:string-value="Casablanca">
            <text:p>Casablanca</text:p>
          </table:table-cell>
          <table:table-cell office:value-type="string">
            <text:p>&lt;/field&gt;&lt;field name="code"&gt;CL</text:p>
          </table:table-cell>
          <table:table-cell table:formula="of:=CONCATENATE([.A111];[.B111];[.C111])" office:value-type="string" office:string-value="05102">
            <text:p>05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11];[.B111])" office:value-type="string" office:string-value="051">
            <text:p>0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12];1;2)" office:value-type="string" office:string-value="05">
            <text:p>05</text:p>
          </table:table-cell>
          <table:table-cell table:style-name="ce1" table:formula="of:=MID([.E112];3;1)" office:value-type="string" office:string-value="1">
            <text:p>1</text:p>
          </table:table-cell>
          <table:table-cell table:style-name="ce1" table:formula="of:=MID([.E112];4;2)" office:value-type="string" office:string-value="03">
            <text:p>03</text:p>
          </table:table-cell>
          <table:table-cell table:style-name="ce3" office:value-type="string">
            <text:p>Concón</text:p>
          </table:table-cell>
          <table:table-cell table:style-name="ce8" office:value-type="string">
            <text:p>05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12];[.B112];[.C112])" office:value-type="string" office:string-value="05103">
            <text:p>05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2]" office:value-type="string" office:string-value="Concón">
            <text:p>Concón</text:p>
          </table:table-cell>
          <table:table-cell office:value-type="string">
            <text:p>&lt;/field&gt;&lt;field name="code"&gt;CL</text:p>
          </table:table-cell>
          <table:table-cell table:formula="of:=CONCATENATE([.A112];[.B112];[.C112])" office:value-type="string" office:string-value="05103">
            <text:p>05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12];[.B112])" office:value-type="string" office:string-value="051">
            <text:p>0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13];1;2)" office:value-type="string" office:string-value="05">
            <text:p>05</text:p>
          </table:table-cell>
          <table:table-cell table:style-name="ce1" table:formula="of:=MID([.E113];3;1)" office:value-type="string" office:string-value="1">
            <text:p>1</text:p>
          </table:table-cell>
          <table:table-cell table:style-name="ce1" table:formula="of:=MID([.E113];4;2)" office:value-type="string" office:string-value="04">
            <text:p>04</text:p>
          </table:table-cell>
          <table:table-cell table:style-name="ce3" office:value-type="string">
            <text:p>Juan Fernández</text:p>
          </table:table-cell>
          <table:table-cell table:style-name="ce8" office:value-type="string">
            <text:p>05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13];[.B113];[.C113])" office:value-type="string" office:string-value="05104">
            <text:p>05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3]" office:value-type="string" office:string-value="Juan Fernández">
            <text:p>Juan Fernández</text:p>
          </table:table-cell>
          <table:table-cell office:value-type="string">
            <text:p>&lt;/field&gt;&lt;field name="code"&gt;CL</text:p>
          </table:table-cell>
          <table:table-cell table:formula="of:=CONCATENATE([.A113];[.B113];[.C113])" office:value-type="string" office:string-value="05104">
            <text:p>05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13];[.B113])" office:value-type="string" office:string-value="051">
            <text:p>0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14];1;2)" office:value-type="string" office:string-value="05">
            <text:p>05</text:p>
          </table:table-cell>
          <table:table-cell table:style-name="ce1" table:formula="of:=MID([.E114];3;1)" office:value-type="string" office:string-value="1">
            <text:p>1</text:p>
          </table:table-cell>
          <table:table-cell table:style-name="ce1" table:formula="of:=MID([.E114];4;2)" office:value-type="string" office:string-value="05">
            <text:p>05</text:p>
          </table:table-cell>
          <table:table-cell table:style-name="ce3" office:value-type="string">
            <text:p>Puchuncaví</text:p>
          </table:table-cell>
          <table:table-cell table:style-name="ce8" office:value-type="string">
            <text:p>051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14];[.B114];[.C114])" office:value-type="string" office:string-value="05105">
            <text:p>051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4]" office:value-type="string" office:string-value="Puchuncaví">
            <text:p>Puchuncaví</text:p>
          </table:table-cell>
          <table:table-cell office:value-type="string">
            <text:p>&lt;/field&gt;&lt;field name="code"&gt;CL</text:p>
          </table:table-cell>
          <table:table-cell table:formula="of:=CONCATENATE([.A114];[.B114];[.C114])" office:value-type="string" office:string-value="05105">
            <text:p>051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14];[.B114])" office:value-type="string" office:string-value="051">
            <text:p>0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15];1;2)" office:value-type="string" office:string-value="05">
            <text:p>05</text:p>
          </table:table-cell>
          <table:table-cell table:style-name="ce1" table:formula="of:=MID([.E115];3;1)" office:value-type="string" office:string-value="1">
            <text:p>1</text:p>
          </table:table-cell>
          <table:table-cell table:style-name="ce1" table:formula="of:=MID([.E115];4;2)" office:value-type="string" office:string-value="06">
            <text:p>06</text:p>
          </table:table-cell>
          <table:table-cell table:style-name="ce3" office:value-type="string">
            <text:p>Quilpué</text:p>
          </table:table-cell>
          <table:table-cell table:style-name="ce8" office:value-type="string">
            <text:p>051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15];[.B115];[.C115])" office:value-type="string" office:string-value="05106">
            <text:p>051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5]" office:value-type="string" office:string-value="Quilpué">
            <text:p>Quilpué</text:p>
          </table:table-cell>
          <table:table-cell office:value-type="string">
            <text:p>&lt;/field&gt;&lt;field name="code"&gt;CL</text:p>
          </table:table-cell>
          <table:table-cell table:formula="of:=CONCATENATE([.A115];[.B115];[.C115])" office:value-type="string" office:string-value="05106">
            <text:p>051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15];[.B115])" office:value-type="string" office:string-value="051">
            <text:p>0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16];1;2)" office:value-type="string" office:string-value="05">
            <text:p>05</text:p>
          </table:table-cell>
          <table:table-cell table:style-name="ce1" table:formula="of:=MID([.E116];3;1)" office:value-type="string" office:string-value="1">
            <text:p>1</text:p>
          </table:table-cell>
          <table:table-cell table:style-name="ce1" table:formula="of:=MID([.E116];4;2)" office:value-type="string" office:string-value="07">
            <text:p>07</text:p>
          </table:table-cell>
          <table:table-cell table:style-name="ce3" office:value-type="string">
            <text:p>Quintero</text:p>
          </table:table-cell>
          <table:table-cell table:style-name="ce8" office:value-type="string">
            <text:p>051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16];[.B116];[.C116])" office:value-type="string" office:string-value="05107">
            <text:p>051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6]" office:value-type="string" office:string-value="Quintero">
            <text:p>Quintero</text:p>
          </table:table-cell>
          <table:table-cell office:value-type="string">
            <text:p>&lt;/field&gt;&lt;field name="code"&gt;CL</text:p>
          </table:table-cell>
          <table:table-cell table:formula="of:=CONCATENATE([.A116];[.B116];[.C116])" office:value-type="string" office:string-value="05107">
            <text:p>051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16];[.B116])" office:value-type="string" office:string-value="051">
            <text:p>0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17];1;2)" office:value-type="string" office:string-value="05">
            <text:p>05</text:p>
          </table:table-cell>
          <table:table-cell table:style-name="ce1" table:formula="of:=MID([.E117];3;1)" office:value-type="string" office:string-value="1">
            <text:p>1</text:p>
          </table:table-cell>
          <table:table-cell table:style-name="ce1" table:formula="of:=MID([.E117];4;2)" office:value-type="string" office:string-value="08">
            <text:p>08</text:p>
          </table:table-cell>
          <table:table-cell table:style-name="ce3" office:value-type="string">
            <text:p>Villa Alemana</text:p>
          </table:table-cell>
          <table:table-cell table:style-name="ce8" office:value-type="string">
            <text:p>051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17];[.B117];[.C117])" office:value-type="string" office:string-value="05108">
            <text:p>051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7]" office:value-type="string" office:string-value="Villa Alemana">
            <text:p>Villa Alemana</text:p>
          </table:table-cell>
          <table:table-cell office:value-type="string">
            <text:p>&lt;/field&gt;&lt;field name="code"&gt;CL</text:p>
          </table:table-cell>
          <table:table-cell table:formula="of:=CONCATENATE([.A117];[.B117];[.C117])" office:value-type="string" office:string-value="05108">
            <text:p>051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17];[.B117])" office:value-type="string" office:string-value="051">
            <text:p>0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18];1;2)" office:value-type="string" office:string-value="05">
            <text:p>05</text:p>
          </table:table-cell>
          <table:table-cell table:style-name="ce1" table:formula="of:=MID([.E118];3;1)" office:value-type="string" office:string-value="1">
            <text:p>1</text:p>
          </table:table-cell>
          <table:table-cell table:style-name="ce1" table:formula="of:=MID([.E118];4;2)" office:value-type="string" office:string-value="09">
            <text:p>09</text:p>
          </table:table-cell>
          <table:table-cell table:style-name="ce3" office:value-type="string">
            <text:p>Viña del Mar</text:p>
          </table:table-cell>
          <table:table-cell table:style-name="ce8" office:value-type="string">
            <text:p>051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18];[.B118];[.C118])" office:value-type="string" office:string-value="05109">
            <text:p>051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8]" office:value-type="string" office:string-value="Viña del Mar">
            <text:p>Viña del Mar</text:p>
          </table:table-cell>
          <table:table-cell office:value-type="string">
            <text:p>&lt;/field&gt;&lt;field name="code"&gt;CL</text:p>
          </table:table-cell>
          <table:table-cell table:formula="of:=CONCATENATE([.A118];[.B118];[.C118])" office:value-type="string" office:string-value="05109">
            <text:p>051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18];[.B118])" office:value-type="string" office:string-value="051">
            <text:p>0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19];1;2)" office:value-type="string" office:string-value="05">
            <text:p>05</text:p>
          </table:table-cell>
          <table:table-cell table:style-name="ce1" table:formula="of:=MID([.E119];3;1)" office:value-type="string" office:string-value="2">
            <text:p>2</text:p>
          </table:table-cell>
          <table:table-cell table:style-name="ce1" table:formula="of:=MID([.E119];4;2)" office:value-type="string" office:string-value="01">
            <text:p>01</text:p>
          </table:table-cell>
          <table:table-cell table:style-name="ce3" office:value-type="string">
            <text:p>Isla de Pascua</text:p>
          </table:table-cell>
          <table:table-cell table:style-name="ce8" office:value-type="string">
            <text:p>05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19];[.B119];[.C119])" office:value-type="string" office:string-value="05201">
            <text:p>05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19]" office:value-type="string" office:string-value="Isla de Pascua">
            <text:p>Isla de Pascua</text:p>
          </table:table-cell>
          <table:table-cell office:value-type="string">
            <text:p>&lt;/field&gt;&lt;field name="code"&gt;CL</text:p>
          </table:table-cell>
          <table:table-cell table:formula="of:=CONCATENATE([.A119];[.B119];[.C119])" office:value-type="string" office:string-value="05201">
            <text:p>05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19];[.B119])" office:value-type="string" office:string-value="052">
            <text:p>05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20];1;2)" office:value-type="string" office:string-value="05">
            <text:p>05</text:p>
          </table:table-cell>
          <table:table-cell table:style-name="ce1" table:formula="of:=MID([.E120];3;1)" office:value-type="string" office:string-value="3">
            <text:p>3</text:p>
          </table:table-cell>
          <table:table-cell table:style-name="ce1" table:formula="of:=MID([.E120];4;2)" office:value-type="string" office:string-value="01">
            <text:p>01</text:p>
          </table:table-cell>
          <table:table-cell table:style-name="ce3" office:value-type="string">
            <text:p>Los Andes</text:p>
          </table:table-cell>
          <table:table-cell table:style-name="ce8" office:value-type="string">
            <text:p>05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20];[.B120];[.C120])" office:value-type="string" office:string-value="05301">
            <text:p>05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0]" office:value-type="string" office:string-value="Los Andes">
            <text:p>Los Andes</text:p>
          </table:table-cell>
          <table:table-cell office:value-type="string">
            <text:p>&lt;/field&gt;&lt;field name="code"&gt;CL</text:p>
          </table:table-cell>
          <table:table-cell table:formula="of:=CONCATENATE([.A120];[.B120];[.C120])" office:value-type="string" office:string-value="05301">
            <text:p>05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20];[.B120])" office:value-type="string" office:string-value="053">
            <text:p>05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21];1;2)" office:value-type="string" office:string-value="05">
            <text:p>05</text:p>
          </table:table-cell>
          <table:table-cell table:style-name="ce1" table:formula="of:=MID([.E121];3;1)" office:value-type="string" office:string-value="3">
            <text:p>3</text:p>
          </table:table-cell>
          <table:table-cell table:style-name="ce1" table:formula="of:=MID([.E121];4;2)" office:value-type="string" office:string-value="02">
            <text:p>02</text:p>
          </table:table-cell>
          <table:table-cell table:style-name="ce3" office:value-type="string">
            <text:p>Calle Larga</text:p>
          </table:table-cell>
          <table:table-cell table:style-name="ce8" office:value-type="string">
            <text:p>05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21];[.B121];[.C121])" office:value-type="string" office:string-value="05302">
            <text:p>05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1]" office:value-type="string" office:string-value="Calle Larga">
            <text:p>Calle Larga</text:p>
          </table:table-cell>
          <table:table-cell office:value-type="string">
            <text:p>&lt;/field&gt;&lt;field name="code"&gt;CL</text:p>
          </table:table-cell>
          <table:table-cell table:formula="of:=CONCATENATE([.A121];[.B121];[.C121])" office:value-type="string" office:string-value="05302">
            <text:p>05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21];[.B121])" office:value-type="string" office:string-value="053">
            <text:p>05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22];1;2)" office:value-type="string" office:string-value="05">
            <text:p>05</text:p>
          </table:table-cell>
          <table:table-cell table:style-name="ce1" table:formula="of:=MID([.E122];3;1)" office:value-type="string" office:string-value="3">
            <text:p>3</text:p>
          </table:table-cell>
          <table:table-cell table:style-name="ce1" table:formula="of:=MID([.E122];4;2)" office:value-type="string" office:string-value="03">
            <text:p>03</text:p>
          </table:table-cell>
          <table:table-cell table:style-name="ce3" office:value-type="string">
            <text:p>Rinconada</text:p>
          </table:table-cell>
          <table:table-cell table:style-name="ce8" office:value-type="string">
            <text:p>053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22];[.B122];[.C122])" office:value-type="string" office:string-value="05303">
            <text:p>053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2]" office:value-type="string" office:string-value="Rinconada">
            <text:p>Rinconada</text:p>
          </table:table-cell>
          <table:table-cell office:value-type="string">
            <text:p>&lt;/field&gt;&lt;field name="code"&gt;CL</text:p>
          </table:table-cell>
          <table:table-cell table:formula="of:=CONCATENATE([.A122];[.B122];[.C122])" office:value-type="string" office:string-value="05303">
            <text:p>053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22];[.B122])" office:value-type="string" office:string-value="053">
            <text:p>05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23];1;2)" office:value-type="string" office:string-value="05">
            <text:p>05</text:p>
          </table:table-cell>
          <table:table-cell table:style-name="ce1" table:formula="of:=MID([.E123];3;1)" office:value-type="string" office:string-value="3">
            <text:p>3</text:p>
          </table:table-cell>
          <table:table-cell table:style-name="ce1" table:formula="of:=MID([.E123];4;2)" office:value-type="string" office:string-value="04">
            <text:p>04</text:p>
          </table:table-cell>
          <table:table-cell table:style-name="ce3" office:value-type="string">
            <text:p>San Esteban</text:p>
          </table:table-cell>
          <table:table-cell table:style-name="ce8" office:value-type="string">
            <text:p>053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23];[.B123];[.C123])" office:value-type="string" office:string-value="05304">
            <text:p>053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3]" office:value-type="string" office:string-value="San Esteban">
            <text:p>San Esteban</text:p>
          </table:table-cell>
          <table:table-cell office:value-type="string">
            <text:p>&lt;/field&gt;&lt;field name="code"&gt;CL</text:p>
          </table:table-cell>
          <table:table-cell table:formula="of:=CONCATENATE([.A123];[.B123];[.C123])" office:value-type="string" office:string-value="05304">
            <text:p>053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23];[.B123])" office:value-type="string" office:string-value="053">
            <text:p>05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24];1;2)" office:value-type="string" office:string-value="05">
            <text:p>05</text:p>
          </table:table-cell>
          <table:table-cell table:style-name="ce1" table:formula="of:=MID([.E124];3;1)" office:value-type="string" office:string-value="4">
            <text:p>4</text:p>
          </table:table-cell>
          <table:table-cell table:style-name="ce1" table:formula="of:=MID([.E124];4;2)" office:value-type="string" office:string-value="01">
            <text:p>01</text:p>
          </table:table-cell>
          <table:table-cell table:style-name="ce3" office:value-type="string">
            <text:p>La Ligua</text:p>
          </table:table-cell>
          <table:table-cell table:style-name="ce8" office:value-type="string">
            <text:p>054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24];[.B124];[.C124])" office:value-type="string" office:string-value="05401">
            <text:p>054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4]" office:value-type="string" office:string-value="La Ligua">
            <text:p>La Ligua</text:p>
          </table:table-cell>
          <table:table-cell office:value-type="string">
            <text:p>&lt;/field&gt;&lt;field name="code"&gt;CL</text:p>
          </table:table-cell>
          <table:table-cell table:formula="of:=CONCATENATE([.A124];[.B124];[.C124])" office:value-type="string" office:string-value="05401">
            <text:p>054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24];[.B124])" office:value-type="string" office:string-value="054">
            <text:p>05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25];1;2)" office:value-type="string" office:string-value="05">
            <text:p>05</text:p>
          </table:table-cell>
          <table:table-cell table:style-name="ce1" table:formula="of:=MID([.E125];3;1)" office:value-type="string" office:string-value="4">
            <text:p>4</text:p>
          </table:table-cell>
          <table:table-cell table:style-name="ce1" table:formula="of:=MID([.E125];4;2)" office:value-type="string" office:string-value="02">
            <text:p>02</text:p>
          </table:table-cell>
          <table:table-cell table:style-name="ce3" office:value-type="string">
            <text:p>Cabildo</text:p>
          </table:table-cell>
          <table:table-cell table:style-name="ce8" office:value-type="string">
            <text:p>054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25];[.B125];[.C125])" office:value-type="string" office:string-value="05402">
            <text:p>054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5]" office:value-type="string" office:string-value="Cabildo">
            <text:p>Cabildo</text:p>
          </table:table-cell>
          <table:table-cell office:value-type="string">
            <text:p>&lt;/field&gt;&lt;field name="code"&gt;CL</text:p>
          </table:table-cell>
          <table:table-cell table:formula="of:=CONCATENATE([.A125];[.B125];[.C125])" office:value-type="string" office:string-value="05402">
            <text:p>054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25];[.B125])" office:value-type="string" office:string-value="054">
            <text:p>05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26];1;2)" office:value-type="string" office:string-value="05">
            <text:p>05</text:p>
          </table:table-cell>
          <table:table-cell table:style-name="ce1" table:formula="of:=MID([.E126];3;1)" office:value-type="string" office:string-value="4">
            <text:p>4</text:p>
          </table:table-cell>
          <table:table-cell table:style-name="ce1" table:formula="of:=MID([.E126];4;2)" office:value-type="string" office:string-value="03">
            <text:p>03</text:p>
          </table:table-cell>
          <table:table-cell table:style-name="ce3" office:value-type="string">
            <text:p>Papudo</text:p>
          </table:table-cell>
          <table:table-cell table:style-name="ce8" office:value-type="string">
            <text:p>054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26];[.B126];[.C126])" office:value-type="string" office:string-value="05403">
            <text:p>054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6]" office:value-type="string" office:string-value="Papudo">
            <text:p>Papudo</text:p>
          </table:table-cell>
          <table:table-cell office:value-type="string">
            <text:p>&lt;/field&gt;&lt;field name="code"&gt;CL</text:p>
          </table:table-cell>
          <table:table-cell table:formula="of:=CONCATENATE([.A126];[.B126];[.C126])" office:value-type="string" office:string-value="05403">
            <text:p>054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26];[.B126])" office:value-type="string" office:string-value="054">
            <text:p>05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27];1;2)" office:value-type="string" office:string-value="05">
            <text:p>05</text:p>
          </table:table-cell>
          <table:table-cell table:style-name="ce1" table:formula="of:=MID([.E127];3;1)" office:value-type="string" office:string-value="4">
            <text:p>4</text:p>
          </table:table-cell>
          <table:table-cell table:style-name="ce1" table:formula="of:=MID([.E127];4;2)" office:value-type="string" office:string-value="04">
            <text:p>04</text:p>
          </table:table-cell>
          <table:table-cell table:style-name="ce3" office:value-type="string">
            <text:p>Petorca</text:p>
          </table:table-cell>
          <table:table-cell table:style-name="ce8" office:value-type="string">
            <text:p>054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27];[.B127];[.C127])" office:value-type="string" office:string-value="05404">
            <text:p>054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7]" office:value-type="string" office:string-value="Petorca">
            <text:p>Petorca</text:p>
          </table:table-cell>
          <table:table-cell office:value-type="string">
            <text:p>&lt;/field&gt;&lt;field name="code"&gt;CL</text:p>
          </table:table-cell>
          <table:table-cell table:formula="of:=CONCATENATE([.A127];[.B127];[.C127])" office:value-type="string" office:string-value="05404">
            <text:p>054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27];[.B127])" office:value-type="string" office:string-value="054">
            <text:p>05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28];1;2)" office:value-type="string" office:string-value="05">
            <text:p>05</text:p>
          </table:table-cell>
          <table:table-cell table:style-name="ce1" table:formula="of:=MID([.E128];3;1)" office:value-type="string" office:string-value="4">
            <text:p>4</text:p>
          </table:table-cell>
          <table:table-cell table:style-name="ce1" table:formula="of:=MID([.E128];4;2)" office:value-type="string" office:string-value="05">
            <text:p>05</text:p>
          </table:table-cell>
          <table:table-cell table:style-name="ce3" office:value-type="string">
            <text:p>Zapallar</text:p>
          </table:table-cell>
          <table:table-cell table:style-name="ce8" office:value-type="string">
            <text:p>054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28];[.B128];[.C128])" office:value-type="string" office:string-value="05405">
            <text:p>054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8]" office:value-type="string" office:string-value="Zapallar">
            <text:p>Zapallar</text:p>
          </table:table-cell>
          <table:table-cell office:value-type="string">
            <text:p>&lt;/field&gt;&lt;field name="code"&gt;CL</text:p>
          </table:table-cell>
          <table:table-cell table:formula="of:=CONCATENATE([.A128];[.B128];[.C128])" office:value-type="string" office:string-value="05405">
            <text:p>054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28];[.B128])" office:value-type="string" office:string-value="054">
            <text:p>05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29];1;2)" office:value-type="string" office:string-value="05">
            <text:p>05</text:p>
          </table:table-cell>
          <table:table-cell table:style-name="ce1" table:formula="of:=MID([.E129];3;1)" office:value-type="string" office:string-value="5">
            <text:p>5</text:p>
          </table:table-cell>
          <table:table-cell table:style-name="ce1" table:formula="of:=MID([.E129];4;2)" office:value-type="string" office:string-value="01">
            <text:p>01</text:p>
          </table:table-cell>
          <table:table-cell table:style-name="ce3" office:value-type="string">
            <text:p>Quillota</text:p>
          </table:table-cell>
          <table:table-cell table:style-name="ce8" office:value-type="string">
            <text:p>055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29];[.B129];[.C129])" office:value-type="string" office:string-value="05501">
            <text:p>055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29]" office:value-type="string" office:string-value="Quillota">
            <text:p>Quillota</text:p>
          </table:table-cell>
          <table:table-cell office:value-type="string">
            <text:p>&lt;/field&gt;&lt;field name="code"&gt;CL</text:p>
          </table:table-cell>
          <table:table-cell table:formula="of:=CONCATENATE([.A129];[.B129];[.C129])" office:value-type="string" office:string-value="05501">
            <text:p>055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29];[.B129])" office:value-type="string" office:string-value="055">
            <text:p>05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30];1;2)" office:value-type="string" office:string-value="05">
            <text:p>05</text:p>
          </table:table-cell>
          <table:table-cell table:style-name="ce1" table:formula="of:=MID([.E130];3;1)" office:value-type="string" office:string-value="5">
            <text:p>5</text:p>
          </table:table-cell>
          <table:table-cell table:style-name="ce1" table:formula="of:=MID([.E130];4;2)" office:value-type="string" office:string-value="02">
            <text:p>02</text:p>
          </table:table-cell>
          <table:table-cell table:style-name="ce3" office:value-type="string">
            <text:p>Calera</text:p>
          </table:table-cell>
          <table:table-cell table:style-name="ce8" office:value-type="string">
            <text:p>055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30];[.B130];[.C130])" office:value-type="string" office:string-value="05502">
            <text:p>055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0]" office:value-type="string" office:string-value="Calera">
            <text:p>Calera</text:p>
          </table:table-cell>
          <table:table-cell office:value-type="string">
            <text:p>&lt;/field&gt;&lt;field name="code"&gt;CL</text:p>
          </table:table-cell>
          <table:table-cell table:formula="of:=CONCATENATE([.A130];[.B130];[.C130])" office:value-type="string" office:string-value="05502">
            <text:p>055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30];[.B130])" office:value-type="string" office:string-value="055">
            <text:p>05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31];1;2)" office:value-type="string" office:string-value="05">
            <text:p>05</text:p>
          </table:table-cell>
          <table:table-cell table:style-name="ce1" table:formula="of:=MID([.E131];3;1)" office:value-type="string" office:string-value="5">
            <text:p>5</text:p>
          </table:table-cell>
          <table:table-cell table:style-name="ce1" table:formula="of:=MID([.E131];4;2)" office:value-type="string" office:string-value="03">
            <text:p>03</text:p>
          </table:table-cell>
          <table:table-cell table:style-name="ce3" office:value-type="string">
            <text:p>Hijuelas</text:p>
          </table:table-cell>
          <table:table-cell table:style-name="ce8" office:value-type="string">
            <text:p>055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31];[.B131];[.C131])" office:value-type="string" office:string-value="05503">
            <text:p>055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1]" office:value-type="string" office:string-value="Hijuelas">
            <text:p>Hijuelas</text:p>
          </table:table-cell>
          <table:table-cell office:value-type="string">
            <text:p>&lt;/field&gt;&lt;field name="code"&gt;CL</text:p>
          </table:table-cell>
          <table:table-cell table:formula="of:=CONCATENATE([.A131];[.B131];[.C131])" office:value-type="string" office:string-value="05503">
            <text:p>055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31];[.B131])" office:value-type="string" office:string-value="055">
            <text:p>05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32];1;2)" office:value-type="string" office:string-value="05">
            <text:p>05</text:p>
          </table:table-cell>
          <table:table-cell table:style-name="ce1" table:formula="of:=MID([.E132];3;1)" office:value-type="string" office:string-value="5">
            <text:p>5</text:p>
          </table:table-cell>
          <table:table-cell table:style-name="ce1" table:formula="of:=MID([.E132];4;2)" office:value-type="string" office:string-value="04">
            <text:p>04</text:p>
          </table:table-cell>
          <table:table-cell table:style-name="ce3" office:value-type="string">
            <text:p>La Cruz</text:p>
          </table:table-cell>
          <table:table-cell table:style-name="ce8" office:value-type="string">
            <text:p>055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32];[.B132];[.C132])" office:value-type="string" office:string-value="05504">
            <text:p>055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2]" office:value-type="string" office:string-value="La Cruz">
            <text:p>La Cruz</text:p>
          </table:table-cell>
          <table:table-cell office:value-type="string">
            <text:p>&lt;/field&gt;&lt;field name="code"&gt;CL</text:p>
          </table:table-cell>
          <table:table-cell table:formula="of:=CONCATENATE([.A132];[.B132];[.C132])" office:value-type="string" office:string-value="05504">
            <text:p>055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32];[.B132])" office:value-type="string" office:string-value="055">
            <text:p>05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33];1;2)" office:value-type="string" office:string-value="05">
            <text:p>05</text:p>
          </table:table-cell>
          <table:table-cell table:style-name="ce1" table:formula="of:=MID([.E133];3;1)" office:value-type="string" office:string-value="5">
            <text:p>5</text:p>
          </table:table-cell>
          <table:table-cell table:style-name="ce1" table:formula="of:=MID([.E133];4;2)" office:value-type="string" office:string-value="05">
            <text:p>05</text:p>
          </table:table-cell>
          <table:table-cell table:style-name="ce3" office:value-type="string">
            <text:p>Limache</text:p>
          </table:table-cell>
          <table:table-cell table:style-name="ce8" office:value-type="string">
            <text:p>055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33];[.B133];[.C133])" office:value-type="string" office:string-value="05505">
            <text:p>055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3]" office:value-type="string" office:string-value="Limache">
            <text:p>Limache</text:p>
          </table:table-cell>
          <table:table-cell office:value-type="string">
            <text:p>&lt;/field&gt;&lt;field name="code"&gt;CL</text:p>
          </table:table-cell>
          <table:table-cell table:formula="of:=CONCATENATE([.A133];[.B133];[.C133])" office:value-type="string" office:string-value="05505">
            <text:p>055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33];[.B133])" office:value-type="string" office:string-value="055">
            <text:p>05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34];1;2)" office:value-type="string" office:string-value="05">
            <text:p>05</text:p>
          </table:table-cell>
          <table:table-cell table:style-name="ce1" table:formula="of:=MID([.E134];3;1)" office:value-type="string" office:string-value="5">
            <text:p>5</text:p>
          </table:table-cell>
          <table:table-cell table:style-name="ce1" table:formula="of:=MID([.E134];4;2)" office:value-type="string" office:string-value="06">
            <text:p>06</text:p>
          </table:table-cell>
          <table:table-cell table:style-name="ce3" office:value-type="string">
            <text:p>Nogales</text:p>
          </table:table-cell>
          <table:table-cell table:style-name="ce8" office:value-type="string">
            <text:p>055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34];[.B134];[.C134])" office:value-type="string" office:string-value="05506">
            <text:p>055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4]" office:value-type="string" office:string-value="Nogales">
            <text:p>Nogales</text:p>
          </table:table-cell>
          <table:table-cell office:value-type="string">
            <text:p>&lt;/field&gt;&lt;field name="code"&gt;CL</text:p>
          </table:table-cell>
          <table:table-cell table:formula="of:=CONCATENATE([.A134];[.B134];[.C134])" office:value-type="string" office:string-value="05506">
            <text:p>055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34];[.B134])" office:value-type="string" office:string-value="055">
            <text:p>05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35];1;2)" office:value-type="string" office:string-value="05">
            <text:p>05</text:p>
          </table:table-cell>
          <table:table-cell table:style-name="ce1" table:formula="of:=MID([.E135];3;1)" office:value-type="string" office:string-value="5">
            <text:p>5</text:p>
          </table:table-cell>
          <table:table-cell table:style-name="ce1" table:formula="of:=MID([.E135];4;2)" office:value-type="string" office:string-value="07">
            <text:p>07</text:p>
          </table:table-cell>
          <table:table-cell table:style-name="ce3" office:value-type="string">
            <text:p>Olmué</text:p>
          </table:table-cell>
          <table:table-cell table:style-name="ce8" office:value-type="string">
            <text:p>055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35];[.B135];[.C135])" office:value-type="string" office:string-value="05507">
            <text:p>055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5]" office:value-type="string" office:string-value="Olmué">
            <text:p>Olmué</text:p>
          </table:table-cell>
          <table:table-cell office:value-type="string">
            <text:p>&lt;/field&gt;&lt;field name="code"&gt;CL</text:p>
          </table:table-cell>
          <table:table-cell table:formula="of:=CONCATENATE([.A135];[.B135];[.C135])" office:value-type="string" office:string-value="05507">
            <text:p>055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35];[.B135])" office:value-type="string" office:string-value="055">
            <text:p>05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36];1;2)" office:value-type="string" office:string-value="05">
            <text:p>05</text:p>
          </table:table-cell>
          <table:table-cell table:style-name="ce1" table:formula="of:=MID([.E136];3;1)" office:value-type="string" office:string-value="6">
            <text:p>6</text:p>
          </table:table-cell>
          <table:table-cell table:style-name="ce1" table:formula="of:=MID([.E136];4;2)" office:value-type="string" office:string-value="01">
            <text:p>01</text:p>
          </table:table-cell>
          <table:table-cell table:style-name="ce3" office:value-type="string">
            <text:p>San Antonio</text:p>
          </table:table-cell>
          <table:table-cell table:style-name="ce8" office:value-type="string">
            <text:p>056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36];[.B136];[.C136])" office:value-type="string" office:string-value="05601">
            <text:p>056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6]" office:value-type="string" office:string-value="San Antonio">
            <text:p>San Antonio</text:p>
          </table:table-cell>
          <table:table-cell office:value-type="string">
            <text:p>&lt;/field&gt;&lt;field name="code"&gt;CL</text:p>
          </table:table-cell>
          <table:table-cell table:formula="of:=CONCATENATE([.A136];[.B136];[.C136])" office:value-type="string" office:string-value="05601">
            <text:p>056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36];[.B136])" office:value-type="string" office:string-value="056">
            <text:p>05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37];1;2)" office:value-type="string" office:string-value="05">
            <text:p>05</text:p>
          </table:table-cell>
          <table:table-cell table:style-name="ce1" table:formula="of:=MID([.E137];3;1)" office:value-type="string" office:string-value="6">
            <text:p>6</text:p>
          </table:table-cell>
          <table:table-cell table:style-name="ce1" table:formula="of:=MID([.E137];4;2)" office:value-type="string" office:string-value="02">
            <text:p>02</text:p>
          </table:table-cell>
          <table:table-cell table:style-name="ce3" office:value-type="string">
            <text:p>Algarrobo</text:p>
          </table:table-cell>
          <table:table-cell table:style-name="ce8" office:value-type="string">
            <text:p>056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37];[.B137];[.C137])" office:value-type="string" office:string-value="05602">
            <text:p>056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7]" office:value-type="string" office:string-value="Algarrobo">
            <text:p>Algarrobo</text:p>
          </table:table-cell>
          <table:table-cell office:value-type="string">
            <text:p>&lt;/field&gt;&lt;field name="code"&gt;CL</text:p>
          </table:table-cell>
          <table:table-cell table:formula="of:=CONCATENATE([.A137];[.B137];[.C137])" office:value-type="string" office:string-value="05602">
            <text:p>056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37];[.B137])" office:value-type="string" office:string-value="056">
            <text:p>05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38];1;2)" office:value-type="string" office:string-value="05">
            <text:p>05</text:p>
          </table:table-cell>
          <table:table-cell table:style-name="ce1" table:formula="of:=MID([.E138];3;1)" office:value-type="string" office:string-value="6">
            <text:p>6</text:p>
          </table:table-cell>
          <table:table-cell table:style-name="ce1" table:formula="of:=MID([.E138];4;2)" office:value-type="string" office:string-value="03">
            <text:p>03</text:p>
          </table:table-cell>
          <table:table-cell table:style-name="ce3" office:value-type="string">
            <text:p>Cartagena</text:p>
          </table:table-cell>
          <table:table-cell table:style-name="ce8" office:value-type="string">
            <text:p>056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38];[.B138];[.C138])" office:value-type="string" office:string-value="05603">
            <text:p>056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8]" office:value-type="string" office:string-value="Cartagena">
            <text:p>Cartagena</text:p>
          </table:table-cell>
          <table:table-cell office:value-type="string">
            <text:p>&lt;/field&gt;&lt;field name="code"&gt;CL</text:p>
          </table:table-cell>
          <table:table-cell table:formula="of:=CONCATENATE([.A138];[.B138];[.C138])" office:value-type="string" office:string-value="05603">
            <text:p>056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38];[.B138])" office:value-type="string" office:string-value="056">
            <text:p>05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39];1;2)" office:value-type="string" office:string-value="05">
            <text:p>05</text:p>
          </table:table-cell>
          <table:table-cell table:style-name="ce1" table:formula="of:=MID([.E139];3;1)" office:value-type="string" office:string-value="6">
            <text:p>6</text:p>
          </table:table-cell>
          <table:table-cell table:style-name="ce1" table:formula="of:=MID([.E139];4;2)" office:value-type="string" office:string-value="04">
            <text:p>04</text:p>
          </table:table-cell>
          <table:table-cell table:style-name="ce3" office:value-type="string">
            <text:p>El Quisco</text:p>
          </table:table-cell>
          <table:table-cell table:style-name="ce8" office:value-type="string">
            <text:p>056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39];[.B139];[.C139])" office:value-type="string" office:string-value="05604">
            <text:p>056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39]" office:value-type="string" office:string-value="El Quisco">
            <text:p>El Quisco</text:p>
          </table:table-cell>
          <table:table-cell office:value-type="string">
            <text:p>&lt;/field&gt;&lt;field name="code"&gt;CL</text:p>
          </table:table-cell>
          <table:table-cell table:formula="of:=CONCATENATE([.A139];[.B139];[.C139])" office:value-type="string" office:string-value="05604">
            <text:p>056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39];[.B139])" office:value-type="string" office:string-value="056">
            <text:p>05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40];1;2)" office:value-type="string" office:string-value="05">
            <text:p>05</text:p>
          </table:table-cell>
          <table:table-cell table:style-name="ce1" table:formula="of:=MID([.E140];3;1)" office:value-type="string" office:string-value="6">
            <text:p>6</text:p>
          </table:table-cell>
          <table:table-cell table:style-name="ce1" table:formula="of:=MID([.E140];4;2)" office:value-type="string" office:string-value="05">
            <text:p>05</text:p>
          </table:table-cell>
          <table:table-cell table:style-name="ce3" office:value-type="string">
            <text:p>El Tabo</text:p>
          </table:table-cell>
          <table:table-cell table:style-name="ce8" office:value-type="string">
            <text:p>056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40];[.B140];[.C140])" office:value-type="string" office:string-value="05605">
            <text:p>056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0]" office:value-type="string" office:string-value="El Tabo">
            <text:p>El Tabo</text:p>
          </table:table-cell>
          <table:table-cell office:value-type="string">
            <text:p>&lt;/field&gt;&lt;field name="code"&gt;CL</text:p>
          </table:table-cell>
          <table:table-cell table:formula="of:=CONCATENATE([.A140];[.B140];[.C140])" office:value-type="string" office:string-value="05605">
            <text:p>056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40];[.B140])" office:value-type="string" office:string-value="056">
            <text:p>05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41];1;2)" office:value-type="string" office:string-value="05">
            <text:p>05</text:p>
          </table:table-cell>
          <table:table-cell table:style-name="ce1" table:formula="of:=MID([.E141];3;1)" office:value-type="string" office:string-value="6">
            <text:p>6</text:p>
          </table:table-cell>
          <table:table-cell table:style-name="ce1" table:formula="of:=MID([.E141];4;2)" office:value-type="string" office:string-value="06">
            <text:p>06</text:p>
          </table:table-cell>
          <table:table-cell table:style-name="ce3" office:value-type="string">
            <text:p>Santo Domingo</text:p>
          </table:table-cell>
          <table:table-cell table:style-name="ce8" office:value-type="string">
            <text:p>056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41];[.B141];[.C141])" office:value-type="string" office:string-value="05606">
            <text:p>056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1]" office:value-type="string" office:string-value="Santo Domingo">
            <text:p>Santo Domingo</text:p>
          </table:table-cell>
          <table:table-cell office:value-type="string">
            <text:p>&lt;/field&gt;&lt;field name="code"&gt;CL</text:p>
          </table:table-cell>
          <table:table-cell table:formula="of:=CONCATENATE([.A141];[.B141];[.C141])" office:value-type="string" office:string-value="05606">
            <text:p>056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41];[.B141])" office:value-type="string" office:string-value="056">
            <text:p>05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42];1;2)" office:value-type="string" office:string-value="05">
            <text:p>05</text:p>
          </table:table-cell>
          <table:table-cell table:style-name="ce1" table:formula="of:=MID([.E142];3;1)" office:value-type="string" office:string-value="7">
            <text:p>7</text:p>
          </table:table-cell>
          <table:table-cell table:style-name="ce1" table:formula="of:=MID([.E142];4;2)" office:value-type="string" office:string-value="01">
            <text:p>01</text:p>
          </table:table-cell>
          <table:table-cell table:style-name="ce3" office:value-type="string">
            <text:p>San Felipe</text:p>
          </table:table-cell>
          <table:table-cell table:style-name="ce8" office:value-type="string">
            <text:p>057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42];[.B142];[.C142])" office:value-type="string" office:string-value="05701">
            <text:p>057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2]" office:value-type="string" office:string-value="San Felipe">
            <text:p>San Felipe</text:p>
          </table:table-cell>
          <table:table-cell office:value-type="string">
            <text:p>&lt;/field&gt;&lt;field name="code"&gt;CL</text:p>
          </table:table-cell>
          <table:table-cell table:formula="of:=CONCATENATE([.A142];[.B142];[.C142])" office:value-type="string" office:string-value="05701">
            <text:p>057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42];[.B142])" office:value-type="string" office:string-value="057">
            <text:p>057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43];1;2)" office:value-type="string" office:string-value="05">
            <text:p>05</text:p>
          </table:table-cell>
          <table:table-cell table:style-name="ce1" table:formula="of:=MID([.E143];3;1)" office:value-type="string" office:string-value="7">
            <text:p>7</text:p>
          </table:table-cell>
          <table:table-cell table:style-name="ce1" table:formula="of:=MID([.E143];4;2)" office:value-type="string" office:string-value="02">
            <text:p>02</text:p>
          </table:table-cell>
          <table:table-cell table:style-name="ce3" office:value-type="string">
            <text:p>Catemu</text:p>
          </table:table-cell>
          <table:table-cell table:style-name="ce8" office:value-type="string">
            <text:p>057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43];[.B143];[.C143])" office:value-type="string" office:string-value="05702">
            <text:p>057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3]" office:value-type="string" office:string-value="Catemu">
            <text:p>Catemu</text:p>
          </table:table-cell>
          <table:table-cell office:value-type="string">
            <text:p>&lt;/field&gt;&lt;field name="code"&gt;CL</text:p>
          </table:table-cell>
          <table:table-cell table:formula="of:=CONCATENATE([.A143];[.B143];[.C143])" office:value-type="string" office:string-value="05702">
            <text:p>057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43];[.B143])" office:value-type="string" office:string-value="057">
            <text:p>057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44];1;2)" office:value-type="string" office:string-value="05">
            <text:p>05</text:p>
          </table:table-cell>
          <table:table-cell table:style-name="ce1" table:formula="of:=MID([.E144];3;1)" office:value-type="string" office:string-value="7">
            <text:p>7</text:p>
          </table:table-cell>
          <table:table-cell table:style-name="ce1" table:formula="of:=MID([.E144];4;2)" office:value-type="string" office:string-value="03">
            <text:p>03</text:p>
          </table:table-cell>
          <table:table-cell table:style-name="ce3" office:value-type="string">
            <text:p>Llay Llay</text:p>
          </table:table-cell>
          <table:table-cell table:style-name="ce8" office:value-type="string">
            <text:p>057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44];[.B144];[.C144])" office:value-type="string" office:string-value="05703">
            <text:p>057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4]" office:value-type="string" office:string-value="Llay Llay">
            <text:p>Llay Llay</text:p>
          </table:table-cell>
          <table:table-cell office:value-type="string">
            <text:p>&lt;/field&gt;&lt;field name="code"&gt;CL</text:p>
          </table:table-cell>
          <table:table-cell table:formula="of:=CONCATENATE([.A144];[.B144];[.C144])" office:value-type="string" office:string-value="05703">
            <text:p>057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44];[.B144])" office:value-type="string" office:string-value="057">
            <text:p>057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45];1;2)" office:value-type="string" office:string-value="05">
            <text:p>05</text:p>
          </table:table-cell>
          <table:table-cell table:style-name="ce1" table:formula="of:=MID([.E145];3;1)" office:value-type="string" office:string-value="7">
            <text:p>7</text:p>
          </table:table-cell>
          <table:table-cell table:style-name="ce1" table:formula="of:=MID([.E145];4;2)" office:value-type="string" office:string-value="04">
            <text:p>04</text:p>
          </table:table-cell>
          <table:table-cell table:style-name="ce3" office:value-type="string">
            <text:p>Panquehue</text:p>
          </table:table-cell>
          <table:table-cell table:style-name="ce8" office:value-type="string">
            <text:p>057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45];[.B145];[.C145])" office:value-type="string" office:string-value="05704">
            <text:p>057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5]" office:value-type="string" office:string-value="Panquehue">
            <text:p>Panquehue</text:p>
          </table:table-cell>
          <table:table-cell office:value-type="string">
            <text:p>&lt;/field&gt;&lt;field name="code"&gt;CL</text:p>
          </table:table-cell>
          <table:table-cell table:formula="of:=CONCATENATE([.A145];[.B145];[.C145])" office:value-type="string" office:string-value="05704">
            <text:p>057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45];[.B145])" office:value-type="string" office:string-value="057">
            <text:p>057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46];1;2)" office:value-type="string" office:string-value="05">
            <text:p>05</text:p>
          </table:table-cell>
          <table:table-cell table:style-name="ce1" table:formula="of:=MID([.E146];3;1)" office:value-type="string" office:string-value="7">
            <text:p>7</text:p>
          </table:table-cell>
          <table:table-cell table:style-name="ce1" table:formula="of:=MID([.E146];4;2)" office:value-type="string" office:string-value="05">
            <text:p>05</text:p>
          </table:table-cell>
          <table:table-cell table:style-name="ce3" office:value-type="string">
            <text:p>Putaendo</text:p>
          </table:table-cell>
          <table:table-cell table:style-name="ce8" office:value-type="string">
            <text:p>057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46];[.B146];[.C146])" office:value-type="string" office:string-value="05705">
            <text:p>057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6]" office:value-type="string" office:string-value="Putaendo">
            <text:p>Putaendo</text:p>
          </table:table-cell>
          <table:table-cell office:value-type="string">
            <text:p>&lt;/field&gt;&lt;field name="code"&gt;CL</text:p>
          </table:table-cell>
          <table:table-cell table:formula="of:=CONCATENATE([.A146];[.B146];[.C146])" office:value-type="string" office:string-value="05705">
            <text:p>057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46];[.B146])" office:value-type="string" office:string-value="057">
            <text:p>057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47];1;2)" office:value-type="string" office:string-value="05">
            <text:p>05</text:p>
          </table:table-cell>
          <table:table-cell table:style-name="ce1" table:formula="of:=MID([.E147];3;1)" office:value-type="string" office:string-value="7">
            <text:p>7</text:p>
          </table:table-cell>
          <table:table-cell table:style-name="ce1" table:formula="of:=MID([.E147];4;2)" office:value-type="string" office:string-value="06">
            <text:p>06</text:p>
          </table:table-cell>
          <table:table-cell table:style-name="ce3" office:value-type="string">
            <text:p>Santa María</text:p>
          </table:table-cell>
          <table:table-cell table:style-name="ce8" office:value-type="string">
            <text:p>057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47];[.B147];[.C147])" office:value-type="string" office:string-value="05706">
            <text:p>057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7]" office:value-type="string" office:string-value="Santa María">
            <text:p>Santa María</text:p>
          </table:table-cell>
          <table:table-cell office:value-type="string">
            <text:p>&lt;/field&gt;&lt;field name="code"&gt;CL</text:p>
          </table:table-cell>
          <table:table-cell table:formula="of:=CONCATENATE([.A147];[.B147];[.C147])" office:value-type="string" office:string-value="05706">
            <text:p>057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47];[.B147])" office:value-type="string" office:string-value="057">
            <text:p>057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48];1;2)" office:value-type="string" office:string-value="06">
            <text:p>06</text:p>
          </table:table-cell>
          <table:table-cell table:style-name="ce1" table:formula="of:=MID([.E148];3;1)" office:value-type="string" office:string-value="1">
            <text:p>1</text:p>
          </table:table-cell>
          <table:table-cell table:style-name="ce1" table:formula="of:=MID([.E148];4;2)" office:value-type="string" office:string-value="01">
            <text:p>01</text:p>
          </table:table-cell>
          <table:table-cell table:style-name="ce3" office:value-type="string">
            <text:p>Rancagua</text:p>
          </table:table-cell>
          <table:table-cell table:style-name="ce8" office:value-type="string">
            <text:p>06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48];[.B148];[.C148])" office:value-type="string" office:string-value="06101">
            <text:p>06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8]" office:value-type="string" office:string-value="Rancagua">
            <text:p>Rancagua</text:p>
          </table:table-cell>
          <table:table-cell office:value-type="string">
            <text:p>&lt;/field&gt;&lt;field name="code"&gt;CL</text:p>
          </table:table-cell>
          <table:table-cell table:formula="of:=CONCATENATE([.A148];[.B148];[.C148])" office:value-type="string" office:string-value="06101">
            <text:p>06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48];[.B148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49];1;2)" office:value-type="string" office:string-value="06">
            <text:p>06</text:p>
          </table:table-cell>
          <table:table-cell table:style-name="ce1" table:formula="of:=MID([.E149];3;1)" office:value-type="string" office:string-value="1">
            <text:p>1</text:p>
          </table:table-cell>
          <table:table-cell table:style-name="ce1" table:formula="of:=MID([.E149];4;2)" office:value-type="string" office:string-value="02">
            <text:p>02</text:p>
          </table:table-cell>
          <table:table-cell table:style-name="ce3" office:value-type="string">
            <text:p>Codegua</text:p>
          </table:table-cell>
          <table:table-cell table:style-name="ce8" office:value-type="string">
            <text:p>06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49];[.B149];[.C149])" office:value-type="string" office:string-value="06102">
            <text:p>06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49]" office:value-type="string" office:string-value="Codegua">
            <text:p>Codegua</text:p>
          </table:table-cell>
          <table:table-cell office:value-type="string">
            <text:p>&lt;/field&gt;&lt;field name="code"&gt;CL</text:p>
          </table:table-cell>
          <table:table-cell table:formula="of:=CONCATENATE([.A149];[.B149];[.C149])" office:value-type="string" office:string-value="06102">
            <text:p>06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49];[.B149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50];1;2)" office:value-type="string" office:string-value="06">
            <text:p>06</text:p>
          </table:table-cell>
          <table:table-cell table:style-name="ce1" table:formula="of:=MID([.E150];3;1)" office:value-type="string" office:string-value="1">
            <text:p>1</text:p>
          </table:table-cell>
          <table:table-cell table:style-name="ce1" table:formula="of:=MID([.E150];4;2)" office:value-type="string" office:string-value="03">
            <text:p>03</text:p>
          </table:table-cell>
          <table:table-cell table:style-name="ce3" office:value-type="string">
            <text:p>Coinco</text:p>
          </table:table-cell>
          <table:table-cell table:style-name="ce8" office:value-type="string">
            <text:p>06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50];[.B150];[.C150])" office:value-type="string" office:string-value="06103">
            <text:p>06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0]" office:value-type="string" office:string-value="Coinco">
            <text:p>Coinco</text:p>
          </table:table-cell>
          <table:table-cell office:value-type="string">
            <text:p>&lt;/field&gt;&lt;field name="code"&gt;CL</text:p>
          </table:table-cell>
          <table:table-cell table:formula="of:=CONCATENATE([.A150];[.B150];[.C150])" office:value-type="string" office:string-value="06103">
            <text:p>06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50];[.B150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51];1;2)" office:value-type="string" office:string-value="06">
            <text:p>06</text:p>
          </table:table-cell>
          <table:table-cell table:style-name="ce1" table:formula="of:=MID([.E151];3;1)" office:value-type="string" office:string-value="1">
            <text:p>1</text:p>
          </table:table-cell>
          <table:table-cell table:style-name="ce1" table:formula="of:=MID([.E151];4;2)" office:value-type="string" office:string-value="04">
            <text:p>04</text:p>
          </table:table-cell>
          <table:table-cell table:style-name="ce3" office:value-type="string">
            <text:p>Coltauco</text:p>
          </table:table-cell>
          <table:table-cell table:style-name="ce8" office:value-type="string">
            <text:p>06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51];[.B151];[.C151])" office:value-type="string" office:string-value="06104">
            <text:p>06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1]" office:value-type="string" office:string-value="Coltauco">
            <text:p>Coltauco</text:p>
          </table:table-cell>
          <table:table-cell office:value-type="string">
            <text:p>&lt;/field&gt;&lt;field name="code"&gt;CL</text:p>
          </table:table-cell>
          <table:table-cell table:formula="of:=CONCATENATE([.A151];[.B151];[.C151])" office:value-type="string" office:string-value="06104">
            <text:p>06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51];[.B151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52];1;2)" office:value-type="string" office:string-value="06">
            <text:p>06</text:p>
          </table:table-cell>
          <table:table-cell table:style-name="ce1" table:formula="of:=MID([.E152];3;1)" office:value-type="string" office:string-value="1">
            <text:p>1</text:p>
          </table:table-cell>
          <table:table-cell table:style-name="ce1" table:formula="of:=MID([.E152];4;2)" office:value-type="string" office:string-value="05">
            <text:p>05</text:p>
          </table:table-cell>
          <table:table-cell table:style-name="ce3" office:value-type="string">
            <text:p>Doñihue</text:p>
          </table:table-cell>
          <table:table-cell table:style-name="ce8" office:value-type="string">
            <text:p>061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52];[.B152];[.C152])" office:value-type="string" office:string-value="06105">
            <text:p>061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2]" office:value-type="string" office:string-value="Doñihue">
            <text:p>Doñihue</text:p>
          </table:table-cell>
          <table:table-cell office:value-type="string">
            <text:p>&lt;/field&gt;&lt;field name="code"&gt;CL</text:p>
          </table:table-cell>
          <table:table-cell table:formula="of:=CONCATENATE([.A152];[.B152];[.C152])" office:value-type="string" office:string-value="06105">
            <text:p>061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52];[.B152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53];1;2)" office:value-type="string" office:string-value="06">
            <text:p>06</text:p>
          </table:table-cell>
          <table:table-cell table:style-name="ce1" table:formula="of:=MID([.E153];3;1)" office:value-type="string" office:string-value="1">
            <text:p>1</text:p>
          </table:table-cell>
          <table:table-cell table:style-name="ce1" table:formula="of:=MID([.E153];4;2)" office:value-type="string" office:string-value="06">
            <text:p>06</text:p>
          </table:table-cell>
          <table:table-cell table:style-name="ce3" office:value-type="string">
            <text:p>Graneros</text:p>
          </table:table-cell>
          <table:table-cell table:style-name="ce8" office:value-type="string">
            <text:p>061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53];[.B153];[.C153])" office:value-type="string" office:string-value="06106">
            <text:p>061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3]" office:value-type="string" office:string-value="Graneros">
            <text:p>Graneros</text:p>
          </table:table-cell>
          <table:table-cell office:value-type="string">
            <text:p>&lt;/field&gt;&lt;field name="code"&gt;CL</text:p>
          </table:table-cell>
          <table:table-cell table:formula="of:=CONCATENATE([.A153];[.B153];[.C153])" office:value-type="string" office:string-value="06106">
            <text:p>061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53];[.B153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54];1;2)" office:value-type="string" office:string-value="06">
            <text:p>06</text:p>
          </table:table-cell>
          <table:table-cell table:style-name="ce1" table:formula="of:=MID([.E154];3;1)" office:value-type="string" office:string-value="1">
            <text:p>1</text:p>
          </table:table-cell>
          <table:table-cell table:style-name="ce1" table:formula="of:=MID([.E154];4;2)" office:value-type="string" office:string-value="07">
            <text:p>07</text:p>
          </table:table-cell>
          <table:table-cell table:style-name="ce3" office:value-type="string">
            <text:p>Las Cabras</text:p>
          </table:table-cell>
          <table:table-cell table:style-name="ce8" office:value-type="string">
            <text:p>061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54];[.B154];[.C154])" office:value-type="string" office:string-value="06107">
            <text:p>061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4]" office:value-type="string" office:string-value="Las Cabras">
            <text:p>Las Cabras</text:p>
          </table:table-cell>
          <table:table-cell office:value-type="string">
            <text:p>&lt;/field&gt;&lt;field name="code"&gt;CL</text:p>
          </table:table-cell>
          <table:table-cell table:formula="of:=CONCATENATE([.A154];[.B154];[.C154])" office:value-type="string" office:string-value="06107">
            <text:p>061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54];[.B154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55];1;2)" office:value-type="string" office:string-value="06">
            <text:p>06</text:p>
          </table:table-cell>
          <table:table-cell table:style-name="ce1" table:formula="of:=MID([.E155];3;1)" office:value-type="string" office:string-value="1">
            <text:p>1</text:p>
          </table:table-cell>
          <table:table-cell table:style-name="ce1" table:formula="of:=MID([.E155];4;2)" office:value-type="string" office:string-value="08">
            <text:p>08</text:p>
          </table:table-cell>
          <table:table-cell table:style-name="ce3" office:value-type="string">
            <text:p>Machalí</text:p>
          </table:table-cell>
          <table:table-cell table:style-name="ce8" office:value-type="string">
            <text:p>061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55];[.B155];[.C155])" office:value-type="string" office:string-value="06108">
            <text:p>061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5]" office:value-type="string" office:string-value="Machalí">
            <text:p>Machalí</text:p>
          </table:table-cell>
          <table:table-cell office:value-type="string">
            <text:p>&lt;/field&gt;&lt;field name="code"&gt;CL</text:p>
          </table:table-cell>
          <table:table-cell table:formula="of:=CONCATENATE([.A155];[.B155];[.C155])" office:value-type="string" office:string-value="06108">
            <text:p>061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55];[.B155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56];1;2)" office:value-type="string" office:string-value="06">
            <text:p>06</text:p>
          </table:table-cell>
          <table:table-cell table:style-name="ce1" table:formula="of:=MID([.E156];3;1)" office:value-type="string" office:string-value="1">
            <text:p>1</text:p>
          </table:table-cell>
          <table:table-cell table:style-name="ce1" table:formula="of:=MID([.E156];4;2)" office:value-type="string" office:string-value="09">
            <text:p>09</text:p>
          </table:table-cell>
          <table:table-cell table:style-name="ce3" office:value-type="string">
            <text:p>Malloa</text:p>
          </table:table-cell>
          <table:table-cell table:style-name="ce8" office:value-type="string">
            <text:p>061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56];[.B156];[.C156])" office:value-type="string" office:string-value="06109">
            <text:p>061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6]" office:value-type="string" office:string-value="Malloa">
            <text:p>Malloa</text:p>
          </table:table-cell>
          <table:table-cell office:value-type="string">
            <text:p>&lt;/field&gt;&lt;field name="code"&gt;CL</text:p>
          </table:table-cell>
          <table:table-cell table:formula="of:=CONCATENATE([.A156];[.B156];[.C156])" office:value-type="string" office:string-value="06109">
            <text:p>061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56];[.B156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57];1;2)" office:value-type="string" office:string-value="06">
            <text:p>06</text:p>
          </table:table-cell>
          <table:table-cell table:style-name="ce1" table:formula="of:=MID([.E157];3;1)" office:value-type="string" office:string-value="1">
            <text:p>1</text:p>
          </table:table-cell>
          <table:table-cell table:style-name="ce1" table:formula="of:=MID([.E157];4;2)" office:value-type="string" office:string-value="10">
            <text:p>10</text:p>
          </table:table-cell>
          <table:table-cell table:style-name="ce3" office:value-type="string">
            <text:p>Mostazal</text:p>
          </table:table-cell>
          <table:table-cell table:style-name="ce8" office:value-type="string">
            <text:p>0611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57];[.B157];[.C157])" office:value-type="string" office:string-value="06110">
            <text:p>061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7]" office:value-type="string" office:string-value="Mostazal">
            <text:p>Mostazal</text:p>
          </table:table-cell>
          <table:table-cell office:value-type="string">
            <text:p>&lt;/field&gt;&lt;field name="code"&gt;CL</text:p>
          </table:table-cell>
          <table:table-cell table:formula="of:=CONCATENATE([.A157];[.B157];[.C157])" office:value-type="string" office:string-value="06110">
            <text:p>0611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57];[.B157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58];1;2)" office:value-type="string" office:string-value="06">
            <text:p>06</text:p>
          </table:table-cell>
          <table:table-cell table:style-name="ce1" table:formula="of:=MID([.E158];3;1)" office:value-type="string" office:string-value="1">
            <text:p>1</text:p>
          </table:table-cell>
          <table:table-cell table:style-name="ce1" table:formula="of:=MID([.E158];4;2)" office:value-type="string" office:string-value="11">
            <text:p>11</text:p>
          </table:table-cell>
          <table:table-cell table:style-name="ce3" office:value-type="string">
            <text:p>Olivar</text:p>
          </table:table-cell>
          <table:table-cell table:style-name="ce8" office:value-type="string">
            <text:p>0611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58];[.B158];[.C158])" office:value-type="string" office:string-value="06111">
            <text:p>0611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8]" office:value-type="string" office:string-value="Olivar">
            <text:p>Olivar</text:p>
          </table:table-cell>
          <table:table-cell office:value-type="string">
            <text:p>&lt;/field&gt;&lt;field name="code"&gt;CL</text:p>
          </table:table-cell>
          <table:table-cell table:formula="of:=CONCATENATE([.A158];[.B158];[.C158])" office:value-type="string" office:string-value="06111">
            <text:p>0611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58];[.B158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59];1;2)" office:value-type="string" office:string-value="06">
            <text:p>06</text:p>
          </table:table-cell>
          <table:table-cell table:style-name="ce1" table:formula="of:=MID([.E159];3;1)" office:value-type="string" office:string-value="1">
            <text:p>1</text:p>
          </table:table-cell>
          <table:table-cell table:style-name="ce1" table:formula="of:=MID([.E159];4;2)" office:value-type="string" office:string-value="12">
            <text:p>12</text:p>
          </table:table-cell>
          <table:table-cell table:style-name="ce3" office:value-type="string">
            <text:p>Peumo</text:p>
          </table:table-cell>
          <table:table-cell table:style-name="ce8" office:value-type="string">
            <text:p>0611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59];[.B159];[.C159])" office:value-type="string" office:string-value="06112">
            <text:p>0611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59]" office:value-type="string" office:string-value="Peumo">
            <text:p>Peumo</text:p>
          </table:table-cell>
          <table:table-cell office:value-type="string">
            <text:p>&lt;/field&gt;&lt;field name="code"&gt;CL</text:p>
          </table:table-cell>
          <table:table-cell table:formula="of:=CONCATENATE([.A159];[.B159];[.C159])" office:value-type="string" office:string-value="06112">
            <text:p>0611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59];[.B159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60];1;2)" office:value-type="string" office:string-value="06">
            <text:p>06</text:p>
          </table:table-cell>
          <table:table-cell table:style-name="ce1" table:formula="of:=MID([.E160];3;1)" office:value-type="string" office:string-value="1">
            <text:p>1</text:p>
          </table:table-cell>
          <table:table-cell table:style-name="ce1" table:formula="of:=MID([.E160];4;2)" office:value-type="string" office:string-value="13">
            <text:p>13</text:p>
          </table:table-cell>
          <table:table-cell table:style-name="ce3" office:value-type="string">
            <text:p>Pichidegua</text:p>
          </table:table-cell>
          <table:table-cell table:style-name="ce8" office:value-type="string">
            <text:p>0611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60];[.B160];[.C160])" office:value-type="string" office:string-value="06113">
            <text:p>0611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0]" office:value-type="string" office:string-value="Pichidegua">
            <text:p>Pichidegua</text:p>
          </table:table-cell>
          <table:table-cell office:value-type="string">
            <text:p>&lt;/field&gt;&lt;field name="code"&gt;CL</text:p>
          </table:table-cell>
          <table:table-cell table:formula="of:=CONCATENATE([.A160];[.B160];[.C160])" office:value-type="string" office:string-value="06113">
            <text:p>0611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60];[.B160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61];1;2)" office:value-type="string" office:string-value="06">
            <text:p>06</text:p>
          </table:table-cell>
          <table:table-cell table:style-name="ce1" table:formula="of:=MID([.E161];3;1)" office:value-type="string" office:string-value="1">
            <text:p>1</text:p>
          </table:table-cell>
          <table:table-cell table:style-name="ce1" table:formula="of:=MID([.E161];4;2)" office:value-type="string" office:string-value="14">
            <text:p>14</text:p>
          </table:table-cell>
          <table:table-cell table:style-name="ce3" office:value-type="string">
            <text:p>Quinta de Tilcoco</text:p>
          </table:table-cell>
          <table:table-cell table:style-name="ce8" office:value-type="string">
            <text:p>0611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61];[.B161];[.C161])" office:value-type="string" office:string-value="06114">
            <text:p>0611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1]" office:value-type="string" office:string-value="Quinta de Tilcoco">
            <text:p>Quinta de Tilcoco</text:p>
          </table:table-cell>
          <table:table-cell office:value-type="string">
            <text:p>&lt;/field&gt;&lt;field name="code"&gt;CL</text:p>
          </table:table-cell>
          <table:table-cell table:formula="of:=CONCATENATE([.A161];[.B161];[.C161])" office:value-type="string" office:string-value="06114">
            <text:p>0611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61];[.B161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62];1;2)" office:value-type="string" office:string-value="06">
            <text:p>06</text:p>
          </table:table-cell>
          <table:table-cell table:style-name="ce1" table:formula="of:=MID([.E162];3;1)" office:value-type="string" office:string-value="1">
            <text:p>1</text:p>
          </table:table-cell>
          <table:table-cell table:style-name="ce1" table:formula="of:=MID([.E162];4;2)" office:value-type="string" office:string-value="15">
            <text:p>15</text:p>
          </table:table-cell>
          <table:table-cell table:style-name="ce3" office:value-type="string">
            <text:p>Rengo</text:p>
          </table:table-cell>
          <table:table-cell table:style-name="ce8" office:value-type="string">
            <text:p>0611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62];[.B162];[.C162])" office:value-type="string" office:string-value="06115">
            <text:p>0611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2]" office:value-type="string" office:string-value="Rengo">
            <text:p>Rengo</text:p>
          </table:table-cell>
          <table:table-cell office:value-type="string">
            <text:p>&lt;/field&gt;&lt;field name="code"&gt;CL</text:p>
          </table:table-cell>
          <table:table-cell table:formula="of:=CONCATENATE([.A162];[.B162];[.C162])" office:value-type="string" office:string-value="06115">
            <text:p>0611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62];[.B162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63];1;2)" office:value-type="string" office:string-value="06">
            <text:p>06</text:p>
          </table:table-cell>
          <table:table-cell table:style-name="ce1" table:formula="of:=MID([.E163];3;1)" office:value-type="string" office:string-value="1">
            <text:p>1</text:p>
          </table:table-cell>
          <table:table-cell table:style-name="ce1" table:formula="of:=MID([.E163];4;2)" office:value-type="string" office:string-value="16">
            <text:p>16</text:p>
          </table:table-cell>
          <table:table-cell table:style-name="ce3" office:value-type="string">
            <text:p>Requinoa</text:p>
          </table:table-cell>
          <table:table-cell table:style-name="ce8" office:value-type="string">
            <text:p>0611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63];[.B163];[.C163])" office:value-type="string" office:string-value="06116">
            <text:p>0611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3]" office:value-type="string" office:string-value="Requinoa">
            <text:p>Requinoa</text:p>
          </table:table-cell>
          <table:table-cell office:value-type="string">
            <text:p>&lt;/field&gt;&lt;field name="code"&gt;CL</text:p>
          </table:table-cell>
          <table:table-cell table:formula="of:=CONCATENATE([.A163];[.B163];[.C163])" office:value-type="string" office:string-value="06116">
            <text:p>0611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63];[.B163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64];1;2)" office:value-type="string" office:string-value="06">
            <text:p>06</text:p>
          </table:table-cell>
          <table:table-cell table:style-name="ce1" table:formula="of:=MID([.E164];3;1)" office:value-type="string" office:string-value="1">
            <text:p>1</text:p>
          </table:table-cell>
          <table:table-cell table:style-name="ce1" table:formula="of:=MID([.E164];4;2)" office:value-type="string" office:string-value="17">
            <text:p>17</text:p>
          </table:table-cell>
          <table:table-cell table:style-name="ce3" office:value-type="string">
            <text:p>San Vicente</text:p>
          </table:table-cell>
          <table:table-cell table:style-name="ce8" office:value-type="string">
            <text:p>0611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64];[.B164];[.C164])" office:value-type="string" office:string-value="06117">
            <text:p>0611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4]" office:value-type="string" office:string-value="San Vicente">
            <text:p>San Vicente</text:p>
          </table:table-cell>
          <table:table-cell office:value-type="string">
            <text:p>&lt;/field&gt;&lt;field name="code"&gt;CL</text:p>
          </table:table-cell>
          <table:table-cell table:formula="of:=CONCATENATE([.A164];[.B164];[.C164])" office:value-type="string" office:string-value="06117">
            <text:p>0611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64];[.B164])" office:value-type="string" office:string-value="061">
            <text:p>06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65];1;2)" office:value-type="string" office:string-value="06">
            <text:p>06</text:p>
          </table:table-cell>
          <table:table-cell table:style-name="ce1" table:formula="of:=MID([.E165];3;1)" office:value-type="string" office:string-value="2">
            <text:p>2</text:p>
          </table:table-cell>
          <table:table-cell table:style-name="ce1" table:formula="of:=MID([.E165];4;2)" office:value-type="string" office:string-value="01">
            <text:p>01</text:p>
          </table:table-cell>
          <table:table-cell table:style-name="ce3" office:value-type="string">
            <text:p>Pichilemu</text:p>
          </table:table-cell>
          <table:table-cell table:style-name="ce8" office:value-type="string">
            <text:p>06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65];[.B165];[.C165])" office:value-type="string" office:string-value="06201">
            <text:p>06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5]" office:value-type="string" office:string-value="Pichilemu">
            <text:p>Pichilemu</text:p>
          </table:table-cell>
          <table:table-cell office:value-type="string">
            <text:p>&lt;/field&gt;&lt;field name="code"&gt;CL</text:p>
          </table:table-cell>
          <table:table-cell table:formula="of:=CONCATENATE([.A165];[.B165];[.C165])" office:value-type="string" office:string-value="06201">
            <text:p>06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65];[.B165])" office:value-type="string" office:string-value="062">
            <text:p>06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66];1;2)" office:value-type="string" office:string-value="06">
            <text:p>06</text:p>
          </table:table-cell>
          <table:table-cell table:style-name="ce1" table:formula="of:=MID([.E166];3;1)" office:value-type="string" office:string-value="2">
            <text:p>2</text:p>
          </table:table-cell>
          <table:table-cell table:style-name="ce1" table:formula="of:=MID([.E166];4;2)" office:value-type="string" office:string-value="02">
            <text:p>02</text:p>
          </table:table-cell>
          <table:table-cell table:style-name="ce3" office:value-type="string">
            <text:p>La Estrella</text:p>
          </table:table-cell>
          <table:table-cell table:style-name="ce8" office:value-type="string">
            <text:p>06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66];[.B166];[.C166])" office:value-type="string" office:string-value="06202">
            <text:p>06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6]" office:value-type="string" office:string-value="La Estrella">
            <text:p>La Estrella</text:p>
          </table:table-cell>
          <table:table-cell office:value-type="string">
            <text:p>&lt;/field&gt;&lt;field name="code"&gt;CL</text:p>
          </table:table-cell>
          <table:table-cell table:formula="of:=CONCATENATE([.A166];[.B166];[.C166])" office:value-type="string" office:string-value="06202">
            <text:p>06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66];[.B166])" office:value-type="string" office:string-value="062">
            <text:p>06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67];1;2)" office:value-type="string" office:string-value="06">
            <text:p>06</text:p>
          </table:table-cell>
          <table:table-cell table:style-name="ce1" table:formula="of:=MID([.E167];3;1)" office:value-type="string" office:string-value="2">
            <text:p>2</text:p>
          </table:table-cell>
          <table:table-cell table:style-name="ce1" table:formula="of:=MID([.E167];4;2)" office:value-type="string" office:string-value="03">
            <text:p>03</text:p>
          </table:table-cell>
          <table:table-cell table:style-name="ce3" office:value-type="string">
            <text:p>Litueche</text:p>
          </table:table-cell>
          <table:table-cell table:style-name="ce8" office:value-type="string">
            <text:p>062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67];[.B167];[.C167])" office:value-type="string" office:string-value="06203">
            <text:p>062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7]" office:value-type="string" office:string-value="Litueche">
            <text:p>Litueche</text:p>
          </table:table-cell>
          <table:table-cell office:value-type="string">
            <text:p>&lt;/field&gt;&lt;field name="code"&gt;CL</text:p>
          </table:table-cell>
          <table:table-cell table:formula="of:=CONCATENATE([.A167];[.B167];[.C167])" office:value-type="string" office:string-value="06203">
            <text:p>062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67];[.B167])" office:value-type="string" office:string-value="062">
            <text:p>06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68];1;2)" office:value-type="string" office:string-value="06">
            <text:p>06</text:p>
          </table:table-cell>
          <table:table-cell table:style-name="ce1" table:formula="of:=MID([.E168];3;1)" office:value-type="string" office:string-value="2">
            <text:p>2</text:p>
          </table:table-cell>
          <table:table-cell table:style-name="ce1" table:formula="of:=MID([.E168];4;2)" office:value-type="string" office:string-value="04">
            <text:p>04</text:p>
          </table:table-cell>
          <table:table-cell table:style-name="ce3" office:value-type="string">
            <text:p>Marchihue</text:p>
          </table:table-cell>
          <table:table-cell table:style-name="ce8" office:value-type="string">
            <text:p>062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68];[.B168];[.C168])" office:value-type="string" office:string-value="06204">
            <text:p>062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8]" office:value-type="string" office:string-value="Marchihue">
            <text:p>Marchihue</text:p>
          </table:table-cell>
          <table:table-cell office:value-type="string">
            <text:p>&lt;/field&gt;&lt;field name="code"&gt;CL</text:p>
          </table:table-cell>
          <table:table-cell table:formula="of:=CONCATENATE([.A168];[.B168];[.C168])" office:value-type="string" office:string-value="06204">
            <text:p>062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68];[.B168])" office:value-type="string" office:string-value="062">
            <text:p>06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69];1;2)" office:value-type="string" office:string-value="06">
            <text:p>06</text:p>
          </table:table-cell>
          <table:table-cell table:style-name="ce1" table:formula="of:=MID([.E169];3;1)" office:value-type="string" office:string-value="2">
            <text:p>2</text:p>
          </table:table-cell>
          <table:table-cell table:style-name="ce1" table:formula="of:=MID([.E169];4;2)" office:value-type="string" office:string-value="05">
            <text:p>05</text:p>
          </table:table-cell>
          <table:table-cell table:style-name="ce3" office:value-type="string">
            <text:p>Navidad</text:p>
          </table:table-cell>
          <table:table-cell table:style-name="ce8" office:value-type="string">
            <text:p>062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69];[.B169];[.C169])" office:value-type="string" office:string-value="06205">
            <text:p>062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69]" office:value-type="string" office:string-value="Navidad">
            <text:p>Navidad</text:p>
          </table:table-cell>
          <table:table-cell office:value-type="string">
            <text:p>&lt;/field&gt;&lt;field name="code"&gt;CL</text:p>
          </table:table-cell>
          <table:table-cell table:formula="of:=CONCATENATE([.A169];[.B169];[.C169])" office:value-type="string" office:string-value="06205">
            <text:p>062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69];[.B169])" office:value-type="string" office:string-value="062">
            <text:p>06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70];1;2)" office:value-type="string" office:string-value="06">
            <text:p>06</text:p>
          </table:table-cell>
          <table:table-cell table:style-name="ce1" table:formula="of:=MID([.E170];3;1)" office:value-type="string" office:string-value="2">
            <text:p>2</text:p>
          </table:table-cell>
          <table:table-cell table:style-name="ce1" table:formula="of:=MID([.E170];4;2)" office:value-type="string" office:string-value="06">
            <text:p>06</text:p>
          </table:table-cell>
          <table:table-cell table:style-name="ce3" office:value-type="string">
            <text:p>Paredones</text:p>
          </table:table-cell>
          <table:table-cell table:style-name="ce8" office:value-type="string">
            <text:p>062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70];[.B170];[.C170])" office:value-type="string" office:string-value="06206">
            <text:p>062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0]" office:value-type="string" office:string-value="Paredones">
            <text:p>Paredones</text:p>
          </table:table-cell>
          <table:table-cell office:value-type="string">
            <text:p>&lt;/field&gt;&lt;field name="code"&gt;CL</text:p>
          </table:table-cell>
          <table:table-cell table:formula="of:=CONCATENATE([.A170];[.B170];[.C170])" office:value-type="string" office:string-value="06206">
            <text:p>062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0];[.B170])" office:value-type="string" office:string-value="062">
            <text:p>06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71];1;2)" office:value-type="string" office:string-value="06">
            <text:p>06</text:p>
          </table:table-cell>
          <table:table-cell table:style-name="ce1" table:formula="of:=MID([.E171];3;1)" office:value-type="string" office:string-value="3">
            <text:p>3</text:p>
          </table:table-cell>
          <table:table-cell table:style-name="ce1" table:formula="of:=MID([.E171];4;2)" office:value-type="string" office:string-value="01">
            <text:p>01</text:p>
          </table:table-cell>
          <table:table-cell table:style-name="ce3" office:value-type="string">
            <text:p>San Fernando</text:p>
          </table:table-cell>
          <table:table-cell table:style-name="ce8" office:value-type="string">
            <text:p>06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71];[.B171];[.C171])" office:value-type="string" office:string-value="06301">
            <text:p>06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1]" office:value-type="string" office:string-value="San Fernando">
            <text:p>San Fernando</text:p>
          </table:table-cell>
          <table:table-cell office:value-type="string">
            <text:p>&lt;/field&gt;&lt;field name="code"&gt;CL</text:p>
          </table:table-cell>
          <table:table-cell table:formula="of:=CONCATENATE([.A171];[.B171];[.C171])" office:value-type="string" office:string-value="06301">
            <text:p>06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1];[.B171])" office:value-type="string" office:string-value="063">
            <text:p>06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72];1;2)" office:value-type="string" office:string-value="06">
            <text:p>06</text:p>
          </table:table-cell>
          <table:table-cell table:style-name="ce1" table:formula="of:=MID([.E172];3;1)" office:value-type="string" office:string-value="3">
            <text:p>3</text:p>
          </table:table-cell>
          <table:table-cell table:style-name="ce1" table:formula="of:=MID([.E172];4;2)" office:value-type="string" office:string-value="02">
            <text:p>02</text:p>
          </table:table-cell>
          <table:table-cell table:style-name="ce3" office:value-type="string">
            <text:p>Chépica</text:p>
          </table:table-cell>
          <table:table-cell table:style-name="ce8" office:value-type="string">
            <text:p>06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72];[.B172];[.C172])" office:value-type="string" office:string-value="06302">
            <text:p>06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2]" office:value-type="string" office:string-value="Chépica">
            <text:p>Chépica</text:p>
          </table:table-cell>
          <table:table-cell office:value-type="string">
            <text:p>&lt;/field&gt;&lt;field name="code"&gt;CL</text:p>
          </table:table-cell>
          <table:table-cell table:formula="of:=CONCATENATE([.A172];[.B172];[.C172])" office:value-type="string" office:string-value="06302">
            <text:p>06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2];[.B172])" office:value-type="string" office:string-value="063">
            <text:p>06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73];1;2)" office:value-type="string" office:string-value="06">
            <text:p>06</text:p>
          </table:table-cell>
          <table:table-cell table:style-name="ce1" table:formula="of:=MID([.E173];3;1)" office:value-type="string" office:string-value="3">
            <text:p>3</text:p>
          </table:table-cell>
          <table:table-cell table:style-name="ce1" table:formula="of:=MID([.E173];4;2)" office:value-type="string" office:string-value="03">
            <text:p>03</text:p>
          </table:table-cell>
          <table:table-cell table:style-name="ce3" office:value-type="string">
            <text:p>Chimbarongo</text:p>
          </table:table-cell>
          <table:table-cell table:style-name="ce8" office:value-type="string">
            <text:p>063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73];[.B173];[.C173])" office:value-type="string" office:string-value="06303">
            <text:p>063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3]" office:value-type="string" office:string-value="Chimbarongo">
            <text:p>Chimbarongo</text:p>
          </table:table-cell>
          <table:table-cell office:value-type="string">
            <text:p>&lt;/field&gt;&lt;field name="code"&gt;CL</text:p>
          </table:table-cell>
          <table:table-cell table:formula="of:=CONCATENATE([.A173];[.B173];[.C173])" office:value-type="string" office:string-value="06303">
            <text:p>063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3];[.B173])" office:value-type="string" office:string-value="063">
            <text:p>06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74];1;2)" office:value-type="string" office:string-value="06">
            <text:p>06</text:p>
          </table:table-cell>
          <table:table-cell table:style-name="ce1" table:formula="of:=MID([.E174];3;1)" office:value-type="string" office:string-value="3">
            <text:p>3</text:p>
          </table:table-cell>
          <table:table-cell table:style-name="ce1" table:formula="of:=MID([.E174];4;2)" office:value-type="string" office:string-value="04">
            <text:p>04</text:p>
          </table:table-cell>
          <table:table-cell table:style-name="ce3" office:value-type="string">
            <text:p>Lolol</text:p>
          </table:table-cell>
          <table:table-cell table:style-name="ce8" office:value-type="string">
            <text:p>063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74];[.B174];[.C174])" office:value-type="string" office:string-value="06304">
            <text:p>063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4]" office:value-type="string" office:string-value="Lolol">
            <text:p>Lolol</text:p>
          </table:table-cell>
          <table:table-cell office:value-type="string">
            <text:p>&lt;/field&gt;&lt;field name="code"&gt;CL</text:p>
          </table:table-cell>
          <table:table-cell table:formula="of:=CONCATENATE([.A174];[.B174];[.C174])" office:value-type="string" office:string-value="06304">
            <text:p>063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4];[.B174])" office:value-type="string" office:string-value="063">
            <text:p>06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75];1;2)" office:value-type="string" office:string-value="06">
            <text:p>06</text:p>
          </table:table-cell>
          <table:table-cell table:style-name="ce1" table:formula="of:=MID([.E175];3;1)" office:value-type="string" office:string-value="3">
            <text:p>3</text:p>
          </table:table-cell>
          <table:table-cell table:style-name="ce1" table:formula="of:=MID([.E175];4;2)" office:value-type="string" office:string-value="05">
            <text:p>05</text:p>
          </table:table-cell>
          <table:table-cell table:style-name="ce3" office:value-type="string">
            <text:p>Nancagua</text:p>
          </table:table-cell>
          <table:table-cell table:style-name="ce8" office:value-type="string">
            <text:p>063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75];[.B175];[.C175])" office:value-type="string" office:string-value="06305">
            <text:p>063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5]" office:value-type="string" office:string-value="Nancagua">
            <text:p>Nancagua</text:p>
          </table:table-cell>
          <table:table-cell office:value-type="string">
            <text:p>&lt;/field&gt;&lt;field name="code"&gt;CL</text:p>
          </table:table-cell>
          <table:table-cell table:formula="of:=CONCATENATE([.A175];[.B175];[.C175])" office:value-type="string" office:string-value="06305">
            <text:p>063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5];[.B175])" office:value-type="string" office:string-value="063">
            <text:p>06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76];1;2)" office:value-type="string" office:string-value="06">
            <text:p>06</text:p>
          </table:table-cell>
          <table:table-cell table:style-name="ce1" table:formula="of:=MID([.E176];3;1)" office:value-type="string" office:string-value="3">
            <text:p>3</text:p>
          </table:table-cell>
          <table:table-cell table:style-name="ce1" table:formula="of:=MID([.E176];4;2)" office:value-type="string" office:string-value="06">
            <text:p>06</text:p>
          </table:table-cell>
          <table:table-cell table:style-name="ce3" office:value-type="string">
            <text:p>Palmilla</text:p>
          </table:table-cell>
          <table:table-cell table:style-name="ce8" office:value-type="string">
            <text:p>063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76];[.B176];[.C176])" office:value-type="string" office:string-value="06306">
            <text:p>063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6]" office:value-type="string" office:string-value="Palmilla">
            <text:p>Palmilla</text:p>
          </table:table-cell>
          <table:table-cell office:value-type="string">
            <text:p>&lt;/field&gt;&lt;field name="code"&gt;CL</text:p>
          </table:table-cell>
          <table:table-cell table:formula="of:=CONCATENATE([.A176];[.B176];[.C176])" office:value-type="string" office:string-value="06306">
            <text:p>063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6];[.B176])" office:value-type="string" office:string-value="063">
            <text:p>06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77];1;2)" office:value-type="string" office:string-value="06">
            <text:p>06</text:p>
          </table:table-cell>
          <table:table-cell table:style-name="ce1" table:formula="of:=MID([.E177];3;1)" office:value-type="string" office:string-value="3">
            <text:p>3</text:p>
          </table:table-cell>
          <table:table-cell table:style-name="ce1" table:formula="of:=MID([.E177];4;2)" office:value-type="string" office:string-value="07">
            <text:p>07</text:p>
          </table:table-cell>
          <table:table-cell table:style-name="ce3" office:value-type="string">
            <text:p>Peralillo</text:p>
          </table:table-cell>
          <table:table-cell table:style-name="ce8" office:value-type="string">
            <text:p>063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77];[.B177];[.C177])" office:value-type="string" office:string-value="06307">
            <text:p>063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7]" office:value-type="string" office:string-value="Peralillo">
            <text:p>Peralillo</text:p>
          </table:table-cell>
          <table:table-cell office:value-type="string">
            <text:p>&lt;/field&gt;&lt;field name="code"&gt;CL</text:p>
          </table:table-cell>
          <table:table-cell table:formula="of:=CONCATENATE([.A177];[.B177];[.C177])" office:value-type="string" office:string-value="06307">
            <text:p>063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7];[.B177])" office:value-type="string" office:string-value="063">
            <text:p>06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78];1;2)" office:value-type="string" office:string-value="06">
            <text:p>06</text:p>
          </table:table-cell>
          <table:table-cell table:style-name="ce1" table:formula="of:=MID([.E178];3;1)" office:value-type="string" office:string-value="3">
            <text:p>3</text:p>
          </table:table-cell>
          <table:table-cell table:style-name="ce1" table:formula="of:=MID([.E178];4;2)" office:value-type="string" office:string-value="08">
            <text:p>08</text:p>
          </table:table-cell>
          <table:table-cell table:style-name="ce3" office:value-type="string">
            <text:p>Placilla</text:p>
          </table:table-cell>
          <table:table-cell table:style-name="ce8" office:value-type="string">
            <text:p>063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78];[.B178];[.C178])" office:value-type="string" office:string-value="06308">
            <text:p>063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8]" office:value-type="string" office:string-value="Placilla">
            <text:p>Placilla</text:p>
          </table:table-cell>
          <table:table-cell office:value-type="string">
            <text:p>&lt;/field&gt;&lt;field name="code"&gt;CL</text:p>
          </table:table-cell>
          <table:table-cell table:formula="of:=CONCATENATE([.A178];[.B178];[.C178])" office:value-type="string" office:string-value="06308">
            <text:p>063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8];[.B178])" office:value-type="string" office:string-value="063">
            <text:p>06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79];1;2)" office:value-type="string" office:string-value="06">
            <text:p>06</text:p>
          </table:table-cell>
          <table:table-cell table:style-name="ce1" table:formula="of:=MID([.E179];3;1)" office:value-type="string" office:string-value="3">
            <text:p>3</text:p>
          </table:table-cell>
          <table:table-cell table:style-name="ce1" table:formula="of:=MID([.E179];4;2)" office:value-type="string" office:string-value="09">
            <text:p>09</text:p>
          </table:table-cell>
          <table:table-cell table:style-name="ce3" office:value-type="string">
            <text:p>Pumanque</text:p>
          </table:table-cell>
          <table:table-cell table:style-name="ce8" office:value-type="string">
            <text:p>063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79];[.B179];[.C179])" office:value-type="string" office:string-value="06309">
            <text:p>063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79]" office:value-type="string" office:string-value="Pumanque">
            <text:p>Pumanque</text:p>
          </table:table-cell>
          <table:table-cell office:value-type="string">
            <text:p>&lt;/field&gt;&lt;field name="code"&gt;CL</text:p>
          </table:table-cell>
          <table:table-cell table:formula="of:=CONCATENATE([.A179];[.B179];[.C179])" office:value-type="string" office:string-value="06309">
            <text:p>063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79];[.B179])" office:value-type="string" office:string-value="063">
            <text:p>06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80];1;2)" office:value-type="string" office:string-value="06">
            <text:p>06</text:p>
          </table:table-cell>
          <table:table-cell table:style-name="ce1" table:formula="of:=MID([.E180];3;1)" office:value-type="string" office:string-value="3">
            <text:p>3</text:p>
          </table:table-cell>
          <table:table-cell table:style-name="ce1" table:formula="of:=MID([.E180];4;2)" office:value-type="string" office:string-value="10">
            <text:p>10</text:p>
          </table:table-cell>
          <table:table-cell table:style-name="ce3" office:value-type="string">
            <text:p>Santa Cruz</text:p>
          </table:table-cell>
          <table:table-cell table:style-name="ce8" office:value-type="string">
            <text:p>0631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80];[.B180];[.C180])" office:value-type="string" office:string-value="06310">
            <text:p>063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0]" office:value-type="string" office:string-value="Santa Cruz">
            <text:p>Santa Cruz</text:p>
          </table:table-cell>
          <table:table-cell office:value-type="string">
            <text:p>&lt;/field&gt;&lt;field name="code"&gt;CL</text:p>
          </table:table-cell>
          <table:table-cell table:formula="of:=CONCATENATE([.A180];[.B180];[.C180])" office:value-type="string" office:string-value="06310">
            <text:p>0631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0];[.B180])" office:value-type="string" office:string-value="063">
            <text:p>06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81];1;2)" office:value-type="string" office:string-value="07">
            <text:p>07</text:p>
          </table:table-cell>
          <table:table-cell table:style-name="ce1" table:formula="of:=MID([.E181];3;1)" office:value-type="string" office:string-value="1">
            <text:p>1</text:p>
          </table:table-cell>
          <table:table-cell table:style-name="ce1" table:formula="of:=MID([.E181];4;2)" office:value-type="string" office:string-value="01">
            <text:p>01</text:p>
          </table:table-cell>
          <table:table-cell table:style-name="ce3" office:value-type="string">
            <text:p>Talca</text:p>
          </table:table-cell>
          <table:table-cell table:style-name="ce8" office:value-type="string">
            <text:p>07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81];[.B181];[.C181])" office:value-type="string" office:string-value="07101">
            <text:p>07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1]" office:value-type="string" office:string-value="Talca">
            <text:p>Talca</text:p>
          </table:table-cell>
          <table:table-cell office:value-type="string">
            <text:p>&lt;/field&gt;&lt;field name="code"&gt;CL</text:p>
          </table:table-cell>
          <table:table-cell table:formula="of:=CONCATENATE([.A181];[.B181];[.C181])" office:value-type="string" office:string-value="07101">
            <text:p>07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1];[.B181])" office:value-type="string" office:string-value="071">
            <text:p>07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82];1;2)" office:value-type="string" office:string-value="07">
            <text:p>07</text:p>
          </table:table-cell>
          <table:table-cell table:style-name="ce1" table:formula="of:=MID([.E182];3;1)" office:value-type="string" office:string-value="1">
            <text:p>1</text:p>
          </table:table-cell>
          <table:table-cell table:style-name="ce1" table:formula="of:=MID([.E182];4;2)" office:value-type="string" office:string-value="02">
            <text:p>02</text:p>
          </table:table-cell>
          <table:table-cell table:style-name="ce3" office:value-type="string">
            <text:p>Constitución</text:p>
          </table:table-cell>
          <table:table-cell table:style-name="ce8" office:value-type="string">
            <text:p>07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82];[.B182];[.C182])" office:value-type="string" office:string-value="07102">
            <text:p>07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2]" office:value-type="string" office:string-value="Constitución">
            <text:p>Constitución</text:p>
          </table:table-cell>
          <table:table-cell office:value-type="string">
            <text:p>&lt;/field&gt;&lt;field name="code"&gt;CL</text:p>
          </table:table-cell>
          <table:table-cell table:formula="of:=CONCATENATE([.A182];[.B182];[.C182])" office:value-type="string" office:string-value="07102">
            <text:p>07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2];[.B182])" office:value-type="string" office:string-value="071">
            <text:p>07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83];1;2)" office:value-type="string" office:string-value="07">
            <text:p>07</text:p>
          </table:table-cell>
          <table:table-cell table:style-name="ce1" table:formula="of:=MID([.E183];3;1)" office:value-type="string" office:string-value="1">
            <text:p>1</text:p>
          </table:table-cell>
          <table:table-cell table:style-name="ce1" table:formula="of:=MID([.E183];4;2)" office:value-type="string" office:string-value="03">
            <text:p>03</text:p>
          </table:table-cell>
          <table:table-cell table:style-name="ce3" office:value-type="string">
            <text:p>Curepto</text:p>
          </table:table-cell>
          <table:table-cell table:style-name="ce8" office:value-type="string">
            <text:p>07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83];[.B183];[.C183])" office:value-type="string" office:string-value="07103">
            <text:p>07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3]" office:value-type="string" office:string-value="Curepto">
            <text:p>Curepto</text:p>
          </table:table-cell>
          <table:table-cell office:value-type="string">
            <text:p>&lt;/field&gt;&lt;field name="code"&gt;CL</text:p>
          </table:table-cell>
          <table:table-cell table:formula="of:=CONCATENATE([.A183];[.B183];[.C183])" office:value-type="string" office:string-value="07103">
            <text:p>07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3];[.B183])" office:value-type="string" office:string-value="071">
            <text:p>07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84];1;2)" office:value-type="string" office:string-value="07">
            <text:p>07</text:p>
          </table:table-cell>
          <table:table-cell table:style-name="ce1" table:formula="of:=MID([.E184];3;1)" office:value-type="string" office:string-value="1">
            <text:p>1</text:p>
          </table:table-cell>
          <table:table-cell table:style-name="ce1" table:formula="of:=MID([.E184];4;2)" office:value-type="string" office:string-value="04">
            <text:p>04</text:p>
          </table:table-cell>
          <table:table-cell table:style-name="ce3" office:value-type="string">
            <text:p>Empedrado</text:p>
          </table:table-cell>
          <table:table-cell table:style-name="ce8" office:value-type="string">
            <text:p>07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84];[.B184];[.C184])" office:value-type="string" office:string-value="07104">
            <text:p>07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4]" office:value-type="string" office:string-value="Empedrado">
            <text:p>Empedrado</text:p>
          </table:table-cell>
          <table:table-cell office:value-type="string">
            <text:p>&lt;/field&gt;&lt;field name="code"&gt;CL</text:p>
          </table:table-cell>
          <table:table-cell table:formula="of:=CONCATENATE([.A184];[.B184];[.C184])" office:value-type="string" office:string-value="07104">
            <text:p>07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4];[.B184])" office:value-type="string" office:string-value="071">
            <text:p>07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85];1;2)" office:value-type="string" office:string-value="07">
            <text:p>07</text:p>
          </table:table-cell>
          <table:table-cell table:style-name="ce1" table:formula="of:=MID([.E185];3;1)" office:value-type="string" office:string-value="1">
            <text:p>1</text:p>
          </table:table-cell>
          <table:table-cell table:style-name="ce1" table:formula="of:=MID([.E185];4;2)" office:value-type="string" office:string-value="05">
            <text:p>05</text:p>
          </table:table-cell>
          <table:table-cell table:style-name="ce3" office:value-type="string">
            <text:p>Maule</text:p>
          </table:table-cell>
          <table:table-cell table:style-name="ce8" office:value-type="string">
            <text:p>071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85];[.B185];[.C185])" office:value-type="string" office:string-value="07105">
            <text:p>071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5]" office:value-type="string" office:string-value="Maule">
            <text:p>Maule</text:p>
          </table:table-cell>
          <table:table-cell office:value-type="string">
            <text:p>&lt;/field&gt;&lt;field name="code"&gt;CL</text:p>
          </table:table-cell>
          <table:table-cell table:formula="of:=CONCATENATE([.A185];[.B185];[.C185])" office:value-type="string" office:string-value="07105">
            <text:p>071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5];[.B185])" office:value-type="string" office:string-value="071">
            <text:p>07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86];1;2)" office:value-type="string" office:string-value="07">
            <text:p>07</text:p>
          </table:table-cell>
          <table:table-cell table:style-name="ce1" table:formula="of:=MID([.E186];3;1)" office:value-type="string" office:string-value="1">
            <text:p>1</text:p>
          </table:table-cell>
          <table:table-cell table:style-name="ce1" table:formula="of:=MID([.E186];4;2)" office:value-type="string" office:string-value="06">
            <text:p>06</text:p>
          </table:table-cell>
          <table:table-cell table:style-name="ce3" office:value-type="string">
            <text:p>Pelarco</text:p>
          </table:table-cell>
          <table:table-cell table:style-name="ce8" office:value-type="string">
            <text:p>071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86];[.B186];[.C186])" office:value-type="string" office:string-value="07106">
            <text:p>071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6]" office:value-type="string" office:string-value="Pelarco">
            <text:p>Pelarco</text:p>
          </table:table-cell>
          <table:table-cell office:value-type="string">
            <text:p>&lt;/field&gt;&lt;field name="code"&gt;CL</text:p>
          </table:table-cell>
          <table:table-cell table:formula="of:=CONCATENATE([.A186];[.B186];[.C186])" office:value-type="string" office:string-value="07106">
            <text:p>071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6];[.B186])" office:value-type="string" office:string-value="071">
            <text:p>07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87];1;2)" office:value-type="string" office:string-value="07">
            <text:p>07</text:p>
          </table:table-cell>
          <table:table-cell table:style-name="ce1" table:formula="of:=MID([.E187];3;1)" office:value-type="string" office:string-value="1">
            <text:p>1</text:p>
          </table:table-cell>
          <table:table-cell table:style-name="ce1" table:formula="of:=MID([.E187];4;2)" office:value-type="string" office:string-value="07">
            <text:p>07</text:p>
          </table:table-cell>
          <table:table-cell table:style-name="ce3" office:value-type="string">
            <text:p>Pencahue</text:p>
          </table:table-cell>
          <table:table-cell table:style-name="ce8" office:value-type="string">
            <text:p>071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87];[.B187];[.C187])" office:value-type="string" office:string-value="07107">
            <text:p>071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7]" office:value-type="string" office:string-value="Pencahue">
            <text:p>Pencahue</text:p>
          </table:table-cell>
          <table:table-cell office:value-type="string">
            <text:p>&lt;/field&gt;&lt;field name="code"&gt;CL</text:p>
          </table:table-cell>
          <table:table-cell table:formula="of:=CONCATENATE([.A187];[.B187];[.C187])" office:value-type="string" office:string-value="07107">
            <text:p>071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7];[.B187])" office:value-type="string" office:string-value="071">
            <text:p>07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88];1;2)" office:value-type="string" office:string-value="07">
            <text:p>07</text:p>
          </table:table-cell>
          <table:table-cell table:style-name="ce1" table:formula="of:=MID([.E188];3;1)" office:value-type="string" office:string-value="1">
            <text:p>1</text:p>
          </table:table-cell>
          <table:table-cell table:style-name="ce1" table:formula="of:=MID([.E188];4;2)" office:value-type="string" office:string-value="08">
            <text:p>08</text:p>
          </table:table-cell>
          <table:table-cell table:style-name="ce3" office:value-type="string">
            <text:p>Río Claro</text:p>
          </table:table-cell>
          <table:table-cell table:style-name="ce8" office:value-type="string">
            <text:p>071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88];[.B188];[.C188])" office:value-type="string" office:string-value="07108">
            <text:p>071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8]" office:value-type="string" office:string-value="Río Claro">
            <text:p>Río Claro</text:p>
          </table:table-cell>
          <table:table-cell office:value-type="string">
            <text:p>&lt;/field&gt;&lt;field name="code"&gt;CL</text:p>
          </table:table-cell>
          <table:table-cell table:formula="of:=CONCATENATE([.A188];[.B188];[.C188])" office:value-type="string" office:string-value="07108">
            <text:p>071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8];[.B188])" office:value-type="string" office:string-value="071">
            <text:p>07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89];1;2)" office:value-type="string" office:string-value="07">
            <text:p>07</text:p>
          </table:table-cell>
          <table:table-cell table:style-name="ce1" table:formula="of:=MID([.E189];3;1)" office:value-type="string" office:string-value="1">
            <text:p>1</text:p>
          </table:table-cell>
          <table:table-cell table:style-name="ce1" table:formula="of:=MID([.E189];4;2)" office:value-type="string" office:string-value="09">
            <text:p>09</text:p>
          </table:table-cell>
          <table:table-cell table:style-name="ce3" office:value-type="string">
            <text:p>San Clemente</text:p>
          </table:table-cell>
          <table:table-cell table:style-name="ce8" office:value-type="string">
            <text:p>071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89];[.B189];[.C189])" office:value-type="string" office:string-value="07109">
            <text:p>071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89]" office:value-type="string" office:string-value="San Clemente">
            <text:p>San Clemente</text:p>
          </table:table-cell>
          <table:table-cell office:value-type="string">
            <text:p>&lt;/field&gt;&lt;field name="code"&gt;CL</text:p>
          </table:table-cell>
          <table:table-cell table:formula="of:=CONCATENATE([.A189];[.B189];[.C189])" office:value-type="string" office:string-value="07109">
            <text:p>071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89];[.B189])" office:value-type="string" office:string-value="071">
            <text:p>07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90];1;2)" office:value-type="string" office:string-value="07">
            <text:p>07</text:p>
          </table:table-cell>
          <table:table-cell table:style-name="ce1" table:formula="of:=MID([.E190];3;1)" office:value-type="string" office:string-value="1">
            <text:p>1</text:p>
          </table:table-cell>
          <table:table-cell table:style-name="ce1" table:formula="of:=MID([.E190];4;2)" office:value-type="string" office:string-value="10">
            <text:p>10</text:p>
          </table:table-cell>
          <table:table-cell table:style-name="ce3" office:value-type="string">
            <text:p>San Rafael</text:p>
          </table:table-cell>
          <table:table-cell table:style-name="ce8" office:value-type="string">
            <text:p>0711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90];[.B190];[.C190])" office:value-type="string" office:string-value="07110">
            <text:p>071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0]" office:value-type="string" office:string-value="San Rafael">
            <text:p>San Rafael</text:p>
          </table:table-cell>
          <table:table-cell office:value-type="string">
            <text:p>&lt;/field&gt;&lt;field name="code"&gt;CL</text:p>
          </table:table-cell>
          <table:table-cell table:formula="of:=CONCATENATE([.A190];[.B190];[.C190])" office:value-type="string" office:string-value="07110">
            <text:p>0711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0];[.B190])" office:value-type="string" office:string-value="071">
            <text:p>07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91];1;2)" office:value-type="string" office:string-value="07">
            <text:p>07</text:p>
          </table:table-cell>
          <table:table-cell table:style-name="ce1" table:formula="of:=MID([.E191];3;1)" office:value-type="string" office:string-value="2">
            <text:p>2</text:p>
          </table:table-cell>
          <table:table-cell table:style-name="ce1" table:formula="of:=MID([.E191];4;2)" office:value-type="string" office:string-value="01">
            <text:p>01</text:p>
          </table:table-cell>
          <table:table-cell table:style-name="ce3" office:value-type="string">
            <text:p>Cauquenes</text:p>
          </table:table-cell>
          <table:table-cell table:style-name="ce8" office:value-type="string">
            <text:p>07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91];[.B191];[.C191])" office:value-type="string" office:string-value="07201">
            <text:p>07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1]" office:value-type="string" office:string-value="Cauquenes">
            <text:p>Cauquenes</text:p>
          </table:table-cell>
          <table:table-cell office:value-type="string">
            <text:p>&lt;/field&gt;&lt;field name="code"&gt;CL</text:p>
          </table:table-cell>
          <table:table-cell table:formula="of:=CONCATENATE([.A191];[.B191];[.C191])" office:value-type="string" office:string-value="07201">
            <text:p>07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1];[.B191])" office:value-type="string" office:string-value="072">
            <text:p>07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92];1;2)" office:value-type="string" office:string-value="07">
            <text:p>07</text:p>
          </table:table-cell>
          <table:table-cell table:style-name="ce1" table:formula="of:=MID([.E192];3;1)" office:value-type="string" office:string-value="2">
            <text:p>2</text:p>
          </table:table-cell>
          <table:table-cell table:style-name="ce1" table:formula="of:=MID([.E192];4;2)" office:value-type="string" office:string-value="02">
            <text:p>02</text:p>
          </table:table-cell>
          <table:table-cell table:style-name="ce3" office:value-type="string">
            <text:p>Chanco</text:p>
          </table:table-cell>
          <table:table-cell table:style-name="ce8" office:value-type="string">
            <text:p>07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92];[.B192];[.C192])" office:value-type="string" office:string-value="07202">
            <text:p>07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2]" office:value-type="string" office:string-value="Chanco">
            <text:p>Chanco</text:p>
          </table:table-cell>
          <table:table-cell office:value-type="string">
            <text:p>&lt;/field&gt;&lt;field name="code"&gt;CL</text:p>
          </table:table-cell>
          <table:table-cell table:formula="of:=CONCATENATE([.A192];[.B192];[.C192])" office:value-type="string" office:string-value="07202">
            <text:p>07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2];[.B192])" office:value-type="string" office:string-value="072">
            <text:p>07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93];1;2)" office:value-type="string" office:string-value="07">
            <text:p>07</text:p>
          </table:table-cell>
          <table:table-cell table:style-name="ce1" table:formula="of:=MID([.E193];3;1)" office:value-type="string" office:string-value="2">
            <text:p>2</text:p>
          </table:table-cell>
          <table:table-cell table:style-name="ce1" table:formula="of:=MID([.E193];4;2)" office:value-type="string" office:string-value="03">
            <text:p>03</text:p>
          </table:table-cell>
          <table:table-cell table:style-name="ce3" office:value-type="string">
            <text:p>Pelluhue</text:p>
          </table:table-cell>
          <table:table-cell table:style-name="ce8" office:value-type="string">
            <text:p>072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93];[.B193];[.C193])" office:value-type="string" office:string-value="07203">
            <text:p>072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3]" office:value-type="string" office:string-value="Pelluhue">
            <text:p>Pelluhue</text:p>
          </table:table-cell>
          <table:table-cell office:value-type="string">
            <text:p>&lt;/field&gt;&lt;field name="code"&gt;CL</text:p>
          </table:table-cell>
          <table:table-cell table:formula="of:=CONCATENATE([.A193];[.B193];[.C193])" office:value-type="string" office:string-value="07203">
            <text:p>072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3];[.B193])" office:value-type="string" office:string-value="072">
            <text:p>07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94];1;2)" office:value-type="string" office:string-value="07">
            <text:p>07</text:p>
          </table:table-cell>
          <table:table-cell table:style-name="ce1" table:formula="of:=MID([.E194];3;1)" office:value-type="string" office:string-value="3">
            <text:p>3</text:p>
          </table:table-cell>
          <table:table-cell table:style-name="ce1" table:formula="of:=MID([.E194];4;2)" office:value-type="string" office:string-value="01">
            <text:p>01</text:p>
          </table:table-cell>
          <table:table-cell table:style-name="ce3" office:value-type="string">
            <text:p>Curicó</text:p>
          </table:table-cell>
          <table:table-cell table:style-name="ce8" office:value-type="string">
            <text:p>07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94];[.B194];[.C194])" office:value-type="string" office:string-value="07301">
            <text:p>07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4]" office:value-type="string" office:string-value="Curicó">
            <text:p>Curicó</text:p>
          </table:table-cell>
          <table:table-cell office:value-type="string">
            <text:p>&lt;/field&gt;&lt;field name="code"&gt;CL</text:p>
          </table:table-cell>
          <table:table-cell table:formula="of:=CONCATENATE([.A194];[.B194];[.C194])" office:value-type="string" office:string-value="07301">
            <text:p>07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4];[.B194])" office:value-type="string" office:string-value="073">
            <text:p>07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95];1;2)" office:value-type="string" office:string-value="07">
            <text:p>07</text:p>
          </table:table-cell>
          <table:table-cell table:style-name="ce1" table:formula="of:=MID([.E195];3;1)" office:value-type="string" office:string-value="3">
            <text:p>3</text:p>
          </table:table-cell>
          <table:table-cell table:style-name="ce1" table:formula="of:=MID([.E195];4;2)" office:value-type="string" office:string-value="02">
            <text:p>02</text:p>
          </table:table-cell>
          <table:table-cell table:style-name="ce3" office:value-type="string">
            <text:p>Hualañé</text:p>
          </table:table-cell>
          <table:table-cell table:style-name="ce8" office:value-type="string">
            <text:p>07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95];[.B195];[.C195])" office:value-type="string" office:string-value="07302">
            <text:p>07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5]" office:value-type="string" office:string-value="Hualañé">
            <text:p>Hualañé</text:p>
          </table:table-cell>
          <table:table-cell office:value-type="string">
            <text:p>&lt;/field&gt;&lt;field name="code"&gt;CL</text:p>
          </table:table-cell>
          <table:table-cell table:formula="of:=CONCATENATE([.A195];[.B195];[.C195])" office:value-type="string" office:string-value="07302">
            <text:p>07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5];[.B195])" office:value-type="string" office:string-value="073">
            <text:p>07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96];1;2)" office:value-type="string" office:string-value="07">
            <text:p>07</text:p>
          </table:table-cell>
          <table:table-cell table:style-name="ce1" table:formula="of:=MID([.E196];3;1)" office:value-type="string" office:string-value="3">
            <text:p>3</text:p>
          </table:table-cell>
          <table:table-cell table:style-name="ce1" table:formula="of:=MID([.E196];4;2)" office:value-type="string" office:string-value="03">
            <text:p>03</text:p>
          </table:table-cell>
          <table:table-cell table:style-name="ce3" office:value-type="string">
            <text:p>Licantén</text:p>
          </table:table-cell>
          <table:table-cell table:style-name="ce8" office:value-type="string">
            <text:p>073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96];[.B196];[.C196])" office:value-type="string" office:string-value="07303">
            <text:p>073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6]" office:value-type="string" office:string-value="Licantén">
            <text:p>Licantén</text:p>
          </table:table-cell>
          <table:table-cell office:value-type="string">
            <text:p>&lt;/field&gt;&lt;field name="code"&gt;CL</text:p>
          </table:table-cell>
          <table:table-cell table:formula="of:=CONCATENATE([.A196];[.B196];[.C196])" office:value-type="string" office:string-value="07303">
            <text:p>073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6];[.B196])" office:value-type="string" office:string-value="073">
            <text:p>07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97];1;2)" office:value-type="string" office:string-value="07">
            <text:p>07</text:p>
          </table:table-cell>
          <table:table-cell table:style-name="ce1" table:formula="of:=MID([.E197];3;1)" office:value-type="string" office:string-value="3">
            <text:p>3</text:p>
          </table:table-cell>
          <table:table-cell table:style-name="ce1" table:formula="of:=MID([.E197];4;2)" office:value-type="string" office:string-value="04">
            <text:p>04</text:p>
          </table:table-cell>
          <table:table-cell table:style-name="ce3" office:value-type="string">
            <text:p>Molina</text:p>
          </table:table-cell>
          <table:table-cell table:style-name="ce8" office:value-type="string">
            <text:p>073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97];[.B197];[.C197])" office:value-type="string" office:string-value="07304">
            <text:p>073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7]" office:value-type="string" office:string-value="Molina">
            <text:p>Molina</text:p>
          </table:table-cell>
          <table:table-cell office:value-type="string">
            <text:p>&lt;/field&gt;&lt;field name="code"&gt;CL</text:p>
          </table:table-cell>
          <table:table-cell table:formula="of:=CONCATENATE([.A197];[.B197];[.C197])" office:value-type="string" office:string-value="07304">
            <text:p>073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7];[.B197])" office:value-type="string" office:string-value="073">
            <text:p>07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98];1;2)" office:value-type="string" office:string-value="07">
            <text:p>07</text:p>
          </table:table-cell>
          <table:table-cell table:style-name="ce1" table:formula="of:=MID([.E198];3;1)" office:value-type="string" office:string-value="3">
            <text:p>3</text:p>
          </table:table-cell>
          <table:table-cell table:style-name="ce1" table:formula="of:=MID([.E198];4;2)" office:value-type="string" office:string-value="05">
            <text:p>05</text:p>
          </table:table-cell>
          <table:table-cell table:style-name="ce3" office:value-type="string">
            <text:p>Rauco</text:p>
          </table:table-cell>
          <table:table-cell table:style-name="ce8" office:value-type="string">
            <text:p>073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98];[.B198];[.C198])" office:value-type="string" office:string-value="07305">
            <text:p>073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8]" office:value-type="string" office:string-value="Rauco">
            <text:p>Rauco</text:p>
          </table:table-cell>
          <table:table-cell office:value-type="string">
            <text:p>&lt;/field&gt;&lt;field name="code"&gt;CL</text:p>
          </table:table-cell>
          <table:table-cell table:formula="of:=CONCATENATE([.A198];[.B198];[.C198])" office:value-type="string" office:string-value="07305">
            <text:p>073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8];[.B198])" office:value-type="string" office:string-value="073">
            <text:p>07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199];1;2)" office:value-type="string" office:string-value="07">
            <text:p>07</text:p>
          </table:table-cell>
          <table:table-cell table:style-name="ce1" table:formula="of:=MID([.E199];3;1)" office:value-type="string" office:string-value="3">
            <text:p>3</text:p>
          </table:table-cell>
          <table:table-cell table:style-name="ce1" table:formula="of:=MID([.E199];4;2)" office:value-type="string" office:string-value="06">
            <text:p>06</text:p>
          </table:table-cell>
          <table:table-cell table:style-name="ce3" office:value-type="string">
            <text:p>Romeral</text:p>
          </table:table-cell>
          <table:table-cell table:style-name="ce8" office:value-type="string">
            <text:p>073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199];[.B199];[.C199])" office:value-type="string" office:string-value="07306">
            <text:p>073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199]" office:value-type="string" office:string-value="Romeral">
            <text:p>Romeral</text:p>
          </table:table-cell>
          <table:table-cell office:value-type="string">
            <text:p>&lt;/field&gt;&lt;field name="code"&gt;CL</text:p>
          </table:table-cell>
          <table:table-cell table:formula="of:=CONCATENATE([.A199];[.B199];[.C199])" office:value-type="string" office:string-value="07306">
            <text:p>073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199];[.B199])" office:value-type="string" office:string-value="073">
            <text:p>07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00];1;2)" office:value-type="string" office:string-value="07">
            <text:p>07</text:p>
          </table:table-cell>
          <table:table-cell table:style-name="ce1" table:formula="of:=MID([.E200];3;1)" office:value-type="string" office:string-value="3">
            <text:p>3</text:p>
          </table:table-cell>
          <table:table-cell table:style-name="ce1" table:formula="of:=MID([.E200];4;2)" office:value-type="string" office:string-value="07">
            <text:p>07</text:p>
          </table:table-cell>
          <table:table-cell table:style-name="ce3" office:value-type="string">
            <text:p>Sagrada Familia</text:p>
          </table:table-cell>
          <table:table-cell table:style-name="ce8" office:value-type="string">
            <text:p>073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00];[.B200];[.C200])" office:value-type="string" office:string-value="07307">
            <text:p>073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0]" office:value-type="string" office:string-value="Sagrada Familia">
            <text:p>Sagrada Familia</text:p>
          </table:table-cell>
          <table:table-cell office:value-type="string">
            <text:p>&lt;/field&gt;&lt;field name="code"&gt;CL</text:p>
          </table:table-cell>
          <table:table-cell table:formula="of:=CONCATENATE([.A200];[.B200];[.C200])" office:value-type="string" office:string-value="07307">
            <text:p>073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0];[.B200])" office:value-type="string" office:string-value="073">
            <text:p>07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01];1;2)" office:value-type="string" office:string-value="07">
            <text:p>07</text:p>
          </table:table-cell>
          <table:table-cell table:style-name="ce1" table:formula="of:=MID([.E201];3;1)" office:value-type="string" office:string-value="3">
            <text:p>3</text:p>
          </table:table-cell>
          <table:table-cell table:style-name="ce1" table:formula="of:=MID([.E201];4;2)" office:value-type="string" office:string-value="08">
            <text:p>08</text:p>
          </table:table-cell>
          <table:table-cell table:style-name="ce3" office:value-type="string">
            <text:p>Teno</text:p>
          </table:table-cell>
          <table:table-cell table:style-name="ce8" office:value-type="string">
            <text:p>073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01];[.B201];[.C201])" office:value-type="string" office:string-value="07308">
            <text:p>073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1]" office:value-type="string" office:string-value="Teno">
            <text:p>Teno</text:p>
          </table:table-cell>
          <table:table-cell office:value-type="string">
            <text:p>&lt;/field&gt;&lt;field name="code"&gt;CL</text:p>
          </table:table-cell>
          <table:table-cell table:formula="of:=CONCATENATE([.A201];[.B201];[.C201])" office:value-type="string" office:string-value="07308">
            <text:p>073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1];[.B201])" office:value-type="string" office:string-value="073">
            <text:p>07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02];1;2)" office:value-type="string" office:string-value="07">
            <text:p>07</text:p>
          </table:table-cell>
          <table:table-cell table:style-name="ce1" table:formula="of:=MID([.E202];3;1)" office:value-type="string" office:string-value="3">
            <text:p>3</text:p>
          </table:table-cell>
          <table:table-cell table:style-name="ce1" table:formula="of:=MID([.E202];4;2)" office:value-type="string" office:string-value="09">
            <text:p>09</text:p>
          </table:table-cell>
          <table:table-cell table:style-name="ce3" office:value-type="string">
            <text:p>Vichuquén</text:p>
          </table:table-cell>
          <table:table-cell table:style-name="ce8" office:value-type="string">
            <text:p>073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02];[.B202];[.C202])" office:value-type="string" office:string-value="07309">
            <text:p>073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2]" office:value-type="string" office:string-value="Vichuquén">
            <text:p>Vichuquén</text:p>
          </table:table-cell>
          <table:table-cell office:value-type="string">
            <text:p>&lt;/field&gt;&lt;field name="code"&gt;CL</text:p>
          </table:table-cell>
          <table:table-cell table:formula="of:=CONCATENATE([.A202];[.B202];[.C202])" office:value-type="string" office:string-value="07309">
            <text:p>073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2];[.B202])" office:value-type="string" office:string-value="073">
            <text:p>07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03];1;2)" office:value-type="string" office:string-value="07">
            <text:p>07</text:p>
          </table:table-cell>
          <table:table-cell table:style-name="ce1" table:formula="of:=MID([.E203];3;1)" office:value-type="string" office:string-value="4">
            <text:p>4</text:p>
          </table:table-cell>
          <table:table-cell table:style-name="ce1" table:formula="of:=MID([.E203];4;2)" office:value-type="string" office:string-value="01">
            <text:p>01</text:p>
          </table:table-cell>
          <table:table-cell table:style-name="ce3" office:value-type="string">
            <text:p>Linares</text:p>
          </table:table-cell>
          <table:table-cell table:style-name="ce8" office:value-type="string">
            <text:p>074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03];[.B203];[.C203])" office:value-type="string" office:string-value="07401">
            <text:p>074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3]" office:value-type="string" office:string-value="Linares">
            <text:p>Linares</text:p>
          </table:table-cell>
          <table:table-cell office:value-type="string">
            <text:p>&lt;/field&gt;&lt;field name="code"&gt;CL</text:p>
          </table:table-cell>
          <table:table-cell table:formula="of:=CONCATENATE([.A203];[.B203];[.C203])" office:value-type="string" office:string-value="07401">
            <text:p>074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3];[.B203])" office:value-type="string" office:string-value="074">
            <text:p>07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04];1;2)" office:value-type="string" office:string-value="07">
            <text:p>07</text:p>
          </table:table-cell>
          <table:table-cell table:style-name="ce1" table:formula="of:=MID([.E204];3;1)" office:value-type="string" office:string-value="4">
            <text:p>4</text:p>
          </table:table-cell>
          <table:table-cell table:style-name="ce1" table:formula="of:=MID([.E204];4;2)" office:value-type="string" office:string-value="02">
            <text:p>02</text:p>
          </table:table-cell>
          <table:table-cell table:style-name="ce3" office:value-type="string">
            <text:p>Colbún</text:p>
          </table:table-cell>
          <table:table-cell table:style-name="ce8" office:value-type="string">
            <text:p>074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04];[.B204];[.C204])" office:value-type="string" office:string-value="07402">
            <text:p>074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4]" office:value-type="string" office:string-value="Colbún">
            <text:p>Colbún</text:p>
          </table:table-cell>
          <table:table-cell office:value-type="string">
            <text:p>&lt;/field&gt;&lt;field name="code"&gt;CL</text:p>
          </table:table-cell>
          <table:table-cell table:formula="of:=CONCATENATE([.A204];[.B204];[.C204])" office:value-type="string" office:string-value="07402">
            <text:p>074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4];[.B204])" office:value-type="string" office:string-value="074">
            <text:p>07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05];1;2)" office:value-type="string" office:string-value="07">
            <text:p>07</text:p>
          </table:table-cell>
          <table:table-cell table:style-name="ce1" table:formula="of:=MID([.E205];3;1)" office:value-type="string" office:string-value="4">
            <text:p>4</text:p>
          </table:table-cell>
          <table:table-cell table:style-name="ce1" table:formula="of:=MID([.E205];4;2)" office:value-type="string" office:string-value="03">
            <text:p>03</text:p>
          </table:table-cell>
          <table:table-cell table:style-name="ce3" office:value-type="string">
            <text:p>Longaví</text:p>
          </table:table-cell>
          <table:table-cell table:style-name="ce8" office:value-type="string">
            <text:p>074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05];[.B205];[.C205])" office:value-type="string" office:string-value="07403">
            <text:p>074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5]" office:value-type="string" office:string-value="Longaví">
            <text:p>Longaví</text:p>
          </table:table-cell>
          <table:table-cell office:value-type="string">
            <text:p>&lt;/field&gt;&lt;field name="code"&gt;CL</text:p>
          </table:table-cell>
          <table:table-cell table:formula="of:=CONCATENATE([.A205];[.B205];[.C205])" office:value-type="string" office:string-value="07403">
            <text:p>074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5];[.B205])" office:value-type="string" office:string-value="074">
            <text:p>07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06];1;2)" office:value-type="string" office:string-value="07">
            <text:p>07</text:p>
          </table:table-cell>
          <table:table-cell table:style-name="ce1" table:formula="of:=MID([.E206];3;1)" office:value-type="string" office:string-value="4">
            <text:p>4</text:p>
          </table:table-cell>
          <table:table-cell table:style-name="ce1" table:formula="of:=MID([.E206];4;2)" office:value-type="string" office:string-value="04">
            <text:p>04</text:p>
          </table:table-cell>
          <table:table-cell table:style-name="ce3" office:value-type="string">
            <text:p>Parral</text:p>
          </table:table-cell>
          <table:table-cell table:style-name="ce8" office:value-type="string">
            <text:p>074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06];[.B206];[.C206])" office:value-type="string" office:string-value="07404">
            <text:p>074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6]" office:value-type="string" office:string-value="Parral">
            <text:p>Parral</text:p>
          </table:table-cell>
          <table:table-cell office:value-type="string">
            <text:p>&lt;/field&gt;&lt;field name="code"&gt;CL</text:p>
          </table:table-cell>
          <table:table-cell table:formula="of:=CONCATENATE([.A206];[.B206];[.C206])" office:value-type="string" office:string-value="07404">
            <text:p>074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6];[.B206])" office:value-type="string" office:string-value="074">
            <text:p>07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07];1;2)" office:value-type="string" office:string-value="07">
            <text:p>07</text:p>
          </table:table-cell>
          <table:table-cell table:style-name="ce1" table:formula="of:=MID([.E207];3;1)" office:value-type="string" office:string-value="4">
            <text:p>4</text:p>
          </table:table-cell>
          <table:table-cell table:style-name="ce1" table:formula="of:=MID([.E207];4;2)" office:value-type="string" office:string-value="05">
            <text:p>05</text:p>
          </table:table-cell>
          <table:table-cell table:style-name="ce3" office:value-type="string">
            <text:p>Retiro</text:p>
          </table:table-cell>
          <table:table-cell table:style-name="ce8" office:value-type="string">
            <text:p>074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07];[.B207];[.C207])" office:value-type="string" office:string-value="07405">
            <text:p>074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7]" office:value-type="string" office:string-value="Retiro">
            <text:p>Retiro</text:p>
          </table:table-cell>
          <table:table-cell office:value-type="string">
            <text:p>&lt;/field&gt;&lt;field name="code"&gt;CL</text:p>
          </table:table-cell>
          <table:table-cell table:formula="of:=CONCATENATE([.A207];[.B207];[.C207])" office:value-type="string" office:string-value="07405">
            <text:p>074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7];[.B207])" office:value-type="string" office:string-value="074">
            <text:p>07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08];1;2)" office:value-type="string" office:string-value="07">
            <text:p>07</text:p>
          </table:table-cell>
          <table:table-cell table:style-name="ce1" table:formula="of:=MID([.E208];3;1)" office:value-type="string" office:string-value="4">
            <text:p>4</text:p>
          </table:table-cell>
          <table:table-cell table:style-name="ce1" table:formula="of:=MID([.E208];4;2)" office:value-type="string" office:string-value="06">
            <text:p>06</text:p>
          </table:table-cell>
          <table:table-cell table:style-name="ce3" office:value-type="string">
            <text:p>San Javier</text:p>
          </table:table-cell>
          <table:table-cell table:style-name="ce8" office:value-type="string">
            <text:p>074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08];[.B208];[.C208])" office:value-type="string" office:string-value="07406">
            <text:p>074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8]" office:value-type="string" office:string-value="San Javier">
            <text:p>San Javier</text:p>
          </table:table-cell>
          <table:table-cell office:value-type="string">
            <text:p>&lt;/field&gt;&lt;field name="code"&gt;CL</text:p>
          </table:table-cell>
          <table:table-cell table:formula="of:=CONCATENATE([.A208];[.B208];[.C208])" office:value-type="string" office:string-value="07406">
            <text:p>074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8];[.B208])" office:value-type="string" office:string-value="074">
            <text:p>07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09];1;2)" office:value-type="string" office:string-value="07">
            <text:p>07</text:p>
          </table:table-cell>
          <table:table-cell table:style-name="ce1" table:formula="of:=MID([.E209];3;1)" office:value-type="string" office:string-value="4">
            <text:p>4</text:p>
          </table:table-cell>
          <table:table-cell table:style-name="ce1" table:formula="of:=MID([.E209];4;2)" office:value-type="string" office:string-value="07">
            <text:p>07</text:p>
          </table:table-cell>
          <table:table-cell table:style-name="ce3" office:value-type="string">
            <text:p>Villa Alegre</text:p>
          </table:table-cell>
          <table:table-cell table:style-name="ce8" office:value-type="string">
            <text:p>074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09];[.B209];[.C209])" office:value-type="string" office:string-value="07407">
            <text:p>074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09]" office:value-type="string" office:string-value="Villa Alegre">
            <text:p>Villa Alegre</text:p>
          </table:table-cell>
          <table:table-cell office:value-type="string">
            <text:p>&lt;/field&gt;&lt;field name="code"&gt;CL</text:p>
          </table:table-cell>
          <table:table-cell table:formula="of:=CONCATENATE([.A209];[.B209];[.C209])" office:value-type="string" office:string-value="07407">
            <text:p>074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09];[.B209])" office:value-type="string" office:string-value="074">
            <text:p>07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10];1;2)" office:value-type="string" office:string-value="07">
            <text:p>07</text:p>
          </table:table-cell>
          <table:table-cell table:style-name="ce1" table:formula="of:=MID([.E210];3;1)" office:value-type="string" office:string-value="4">
            <text:p>4</text:p>
          </table:table-cell>
          <table:table-cell table:style-name="ce1" table:formula="of:=MID([.E210];4;2)" office:value-type="string" office:string-value="08">
            <text:p>08</text:p>
          </table:table-cell>
          <table:table-cell table:style-name="ce3" office:value-type="string">
            <text:p>Yerbas Buenas</text:p>
          </table:table-cell>
          <table:table-cell table:style-name="ce8" office:value-type="string">
            <text:p>074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10];[.B210];[.C210])" office:value-type="string" office:string-value="07408">
            <text:p>074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0]" office:value-type="string" office:string-value="Yerbas Buenas">
            <text:p>Yerbas Buenas</text:p>
          </table:table-cell>
          <table:table-cell office:value-type="string">
            <text:p>&lt;/field&gt;&lt;field name="code"&gt;CL</text:p>
          </table:table-cell>
          <table:table-cell table:formula="of:=CONCATENATE([.A210];[.B210];[.C210])" office:value-type="string" office:string-value="07408">
            <text:p>074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0];[.B210])" office:value-type="string" office:string-value="074">
            <text:p>07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11];1;2)" office:value-type="string" office:string-value="08">
            <text:p>08</text:p>
          </table:table-cell>
          <table:table-cell table:style-name="ce1" table:formula="of:=MID([.E211];3;1)" office:value-type="string" office:string-value="1">
            <text:p>1</text:p>
          </table:table-cell>
          <table:table-cell table:style-name="ce1" table:formula="of:=MID([.E211];4;2)" office:value-type="string" office:string-value="01">
            <text:p>01</text:p>
          </table:table-cell>
          <table:table-cell table:style-name="ce3" office:value-type="string">
            <text:p>Concepción</text:p>
          </table:table-cell>
          <table:table-cell table:style-name="ce8" office:value-type="string">
            <text:p>08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11];[.B211];[.C211])" office:value-type="string" office:string-value="08101">
            <text:p>08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1]" office:value-type="string" office:string-value="Concepción">
            <text:p>Concepción</text:p>
          </table:table-cell>
          <table:table-cell office:value-type="string">
            <text:p>&lt;/field&gt;&lt;field name="code"&gt;CL</text:p>
          </table:table-cell>
          <table:table-cell table:formula="of:=CONCATENATE([.A211];[.B211];[.C211])" office:value-type="string" office:string-value="08101">
            <text:p>08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1];[.B211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12];1;2)" office:value-type="string" office:string-value="08">
            <text:p>08</text:p>
          </table:table-cell>
          <table:table-cell table:style-name="ce1" table:formula="of:=MID([.E212];3;1)" office:value-type="string" office:string-value="1">
            <text:p>1</text:p>
          </table:table-cell>
          <table:table-cell table:style-name="ce1" table:formula="of:=MID([.E212];4;2)" office:value-type="string" office:string-value="02">
            <text:p>02</text:p>
          </table:table-cell>
          <table:table-cell table:style-name="ce3" office:value-type="string">
            <text:p>Coronel</text:p>
          </table:table-cell>
          <table:table-cell table:style-name="ce8" office:value-type="string">
            <text:p>08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12];[.B212];[.C212])" office:value-type="string" office:string-value="08102">
            <text:p>08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2]" office:value-type="string" office:string-value="Coronel">
            <text:p>Coronel</text:p>
          </table:table-cell>
          <table:table-cell office:value-type="string">
            <text:p>&lt;/field&gt;&lt;field name="code"&gt;CL</text:p>
          </table:table-cell>
          <table:table-cell table:formula="of:=CONCATENATE([.A212];[.B212];[.C212])" office:value-type="string" office:string-value="08102">
            <text:p>08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2];[.B212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13];1;2)" office:value-type="string" office:string-value="08">
            <text:p>08</text:p>
          </table:table-cell>
          <table:table-cell table:style-name="ce1" table:formula="of:=MID([.E213];3;1)" office:value-type="string" office:string-value="1">
            <text:p>1</text:p>
          </table:table-cell>
          <table:table-cell table:style-name="ce1" table:formula="of:=MID([.E213];4;2)" office:value-type="string" office:string-value="03">
            <text:p>03</text:p>
          </table:table-cell>
          <table:table-cell table:style-name="ce3" office:value-type="string">
            <text:p>Chiguayante</text:p>
          </table:table-cell>
          <table:table-cell table:style-name="ce8" office:value-type="string">
            <text:p>08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13];[.B213];[.C213])" office:value-type="string" office:string-value="08103">
            <text:p>08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3]" office:value-type="string" office:string-value="Chiguayante">
            <text:p>Chiguayante</text:p>
          </table:table-cell>
          <table:table-cell office:value-type="string">
            <text:p>&lt;/field&gt;&lt;field name="code"&gt;CL</text:p>
          </table:table-cell>
          <table:table-cell table:formula="of:=CONCATENATE([.A213];[.B213];[.C213])" office:value-type="string" office:string-value="08103">
            <text:p>08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3];[.B213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14];1;2)" office:value-type="string" office:string-value="08">
            <text:p>08</text:p>
          </table:table-cell>
          <table:table-cell table:style-name="ce1" table:formula="of:=MID([.E214];3;1)" office:value-type="string" office:string-value="1">
            <text:p>1</text:p>
          </table:table-cell>
          <table:table-cell table:style-name="ce1" table:formula="of:=MID([.E214];4;2)" office:value-type="string" office:string-value="04">
            <text:p>04</text:p>
          </table:table-cell>
          <table:table-cell table:style-name="ce3" office:value-type="string">
            <text:p>Florida</text:p>
          </table:table-cell>
          <table:table-cell table:style-name="ce8" office:value-type="string">
            <text:p>08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14];[.B214];[.C214])" office:value-type="string" office:string-value="08104">
            <text:p>08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4]" office:value-type="string" office:string-value="Florida">
            <text:p>Florida</text:p>
          </table:table-cell>
          <table:table-cell office:value-type="string">
            <text:p>&lt;/field&gt;&lt;field name="code"&gt;CL</text:p>
          </table:table-cell>
          <table:table-cell table:formula="of:=CONCATENATE([.A214];[.B214];[.C214])" office:value-type="string" office:string-value="08104">
            <text:p>08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4];[.B214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15];1;2)" office:value-type="string" office:string-value="08">
            <text:p>08</text:p>
          </table:table-cell>
          <table:table-cell table:style-name="ce1" table:formula="of:=MID([.E215];3;1)" office:value-type="string" office:string-value="1">
            <text:p>1</text:p>
          </table:table-cell>
          <table:table-cell table:style-name="ce1" table:formula="of:=MID([.E215];4;2)" office:value-type="string" office:string-value="05">
            <text:p>05</text:p>
          </table:table-cell>
          <table:table-cell table:style-name="ce3" office:value-type="string">
            <text:p>Hualqui</text:p>
          </table:table-cell>
          <table:table-cell table:style-name="ce8" office:value-type="string">
            <text:p>081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15];[.B215];[.C215])" office:value-type="string" office:string-value="08105">
            <text:p>081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5]" office:value-type="string" office:string-value="Hualqui">
            <text:p>Hualqui</text:p>
          </table:table-cell>
          <table:table-cell office:value-type="string">
            <text:p>&lt;/field&gt;&lt;field name="code"&gt;CL</text:p>
          </table:table-cell>
          <table:table-cell table:formula="of:=CONCATENATE([.A215];[.B215];[.C215])" office:value-type="string" office:string-value="08105">
            <text:p>081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5];[.B215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16];1;2)" office:value-type="string" office:string-value="08">
            <text:p>08</text:p>
          </table:table-cell>
          <table:table-cell table:style-name="ce1" table:formula="of:=MID([.E216];3;1)" office:value-type="string" office:string-value="1">
            <text:p>1</text:p>
          </table:table-cell>
          <table:table-cell table:style-name="ce1" table:formula="of:=MID([.E216];4;2)" office:value-type="string" office:string-value="06">
            <text:p>06</text:p>
          </table:table-cell>
          <table:table-cell table:style-name="ce3" office:value-type="string">
            <text:p>Lota</text:p>
          </table:table-cell>
          <table:table-cell table:style-name="ce8" office:value-type="string">
            <text:p>081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16];[.B216];[.C216])" office:value-type="string" office:string-value="08106">
            <text:p>081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6]" office:value-type="string" office:string-value="Lota">
            <text:p>Lota</text:p>
          </table:table-cell>
          <table:table-cell office:value-type="string">
            <text:p>&lt;/field&gt;&lt;field name="code"&gt;CL</text:p>
          </table:table-cell>
          <table:table-cell table:formula="of:=CONCATENATE([.A216];[.B216];[.C216])" office:value-type="string" office:string-value="08106">
            <text:p>081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6];[.B216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17];1;2)" office:value-type="string" office:string-value="08">
            <text:p>08</text:p>
          </table:table-cell>
          <table:table-cell table:style-name="ce1" table:formula="of:=MID([.E217];3;1)" office:value-type="string" office:string-value="1">
            <text:p>1</text:p>
          </table:table-cell>
          <table:table-cell table:style-name="ce1" table:formula="of:=MID([.E217];4;2)" office:value-type="string" office:string-value="07">
            <text:p>07</text:p>
          </table:table-cell>
          <table:table-cell table:style-name="ce3" office:value-type="string">
            <text:p>Penco</text:p>
          </table:table-cell>
          <table:table-cell table:style-name="ce8" office:value-type="string">
            <text:p>081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17];[.B217];[.C217])" office:value-type="string" office:string-value="08107">
            <text:p>081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7]" office:value-type="string" office:string-value="Penco">
            <text:p>Penco</text:p>
          </table:table-cell>
          <table:table-cell office:value-type="string">
            <text:p>&lt;/field&gt;&lt;field name="code"&gt;CL</text:p>
          </table:table-cell>
          <table:table-cell table:formula="of:=CONCATENATE([.A217];[.B217];[.C217])" office:value-type="string" office:string-value="08107">
            <text:p>081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7];[.B217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18];1;2)" office:value-type="string" office:string-value="08">
            <text:p>08</text:p>
          </table:table-cell>
          <table:table-cell table:style-name="ce1" table:formula="of:=MID([.E218];3;1)" office:value-type="string" office:string-value="1">
            <text:p>1</text:p>
          </table:table-cell>
          <table:table-cell table:style-name="ce1" table:formula="of:=MID([.E218];4;2)" office:value-type="string" office:string-value="08">
            <text:p>08</text:p>
          </table:table-cell>
          <table:table-cell table:style-name="ce3" office:value-type="string">
            <text:p>San Pedro De La Paz</text:p>
          </table:table-cell>
          <table:table-cell table:style-name="ce8" office:value-type="string">
            <text:p>081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18];[.B218];[.C218])" office:value-type="string" office:string-value="08108">
            <text:p>081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8]" office:value-type="string" office:string-value="San Pedro De La Paz">
            <text:p>San Pedro De La Paz</text:p>
          </table:table-cell>
          <table:table-cell office:value-type="string">
            <text:p>&lt;/field&gt;&lt;field name="code"&gt;CL</text:p>
          </table:table-cell>
          <table:table-cell table:formula="of:=CONCATENATE([.A218];[.B218];[.C218])" office:value-type="string" office:string-value="08108">
            <text:p>081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8];[.B218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19];1;2)" office:value-type="string" office:string-value="08">
            <text:p>08</text:p>
          </table:table-cell>
          <table:table-cell table:style-name="ce1" table:formula="of:=MID([.E219];3;1)" office:value-type="string" office:string-value="1">
            <text:p>1</text:p>
          </table:table-cell>
          <table:table-cell table:style-name="ce1" table:formula="of:=MID([.E219];4;2)" office:value-type="string" office:string-value="09">
            <text:p>09</text:p>
          </table:table-cell>
          <table:table-cell table:style-name="ce3" office:value-type="string">
            <text:p>Santa Juana</text:p>
          </table:table-cell>
          <table:table-cell table:style-name="ce8" office:value-type="string">
            <text:p>081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19];[.B219];[.C219])" office:value-type="string" office:string-value="08109">
            <text:p>081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19]" office:value-type="string" office:string-value="Santa Juana">
            <text:p>Santa Juana</text:p>
          </table:table-cell>
          <table:table-cell office:value-type="string">
            <text:p>&lt;/field&gt;&lt;field name="code"&gt;CL</text:p>
          </table:table-cell>
          <table:table-cell table:formula="of:=CONCATENATE([.A219];[.B219];[.C219])" office:value-type="string" office:string-value="08109">
            <text:p>081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19];[.B219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20];1;2)" office:value-type="string" office:string-value="08">
            <text:p>08</text:p>
          </table:table-cell>
          <table:table-cell table:style-name="ce1" table:formula="of:=MID([.E220];3;1)" office:value-type="string" office:string-value="1">
            <text:p>1</text:p>
          </table:table-cell>
          <table:table-cell table:style-name="ce1" table:formula="of:=MID([.E220];4;2)" office:value-type="string" office:string-value="10">
            <text:p>10</text:p>
          </table:table-cell>
          <table:table-cell table:style-name="ce3" office:value-type="string">
            <text:p>Talcahuano</text:p>
          </table:table-cell>
          <table:table-cell table:style-name="ce8" office:value-type="string">
            <text:p>0811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20];[.B220];[.C220])" office:value-type="string" office:string-value="08110">
            <text:p>081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0]" office:value-type="string" office:string-value="Talcahuano">
            <text:p>Talcahuano</text:p>
          </table:table-cell>
          <table:table-cell office:value-type="string">
            <text:p>&lt;/field&gt;&lt;field name="code"&gt;CL</text:p>
          </table:table-cell>
          <table:table-cell table:formula="of:=CONCATENATE([.A220];[.B220];[.C220])" office:value-type="string" office:string-value="08110">
            <text:p>0811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0];[.B220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21];1;2)" office:value-type="string" office:string-value="08">
            <text:p>08</text:p>
          </table:table-cell>
          <table:table-cell table:style-name="ce1" table:formula="of:=MID([.E221];3;1)" office:value-type="string" office:string-value="1">
            <text:p>1</text:p>
          </table:table-cell>
          <table:table-cell table:style-name="ce1" table:formula="of:=MID([.E221];4;2)" office:value-type="string" office:string-value="11">
            <text:p>11</text:p>
          </table:table-cell>
          <table:table-cell table:style-name="ce3" office:value-type="string">
            <text:p>Tomé</text:p>
          </table:table-cell>
          <table:table-cell table:style-name="ce8" office:value-type="string">
            <text:p>0811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21];[.B221];[.C221])" office:value-type="string" office:string-value="08111">
            <text:p>0811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1]" office:value-type="string" office:string-value="Tomé">
            <text:p>Tomé</text:p>
          </table:table-cell>
          <table:table-cell office:value-type="string">
            <text:p>&lt;/field&gt;&lt;field name="code"&gt;CL</text:p>
          </table:table-cell>
          <table:table-cell table:formula="of:=CONCATENATE([.A221];[.B221];[.C221])" office:value-type="string" office:string-value="08111">
            <text:p>0811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1];[.B221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22];1;2)" office:value-type="string" office:string-value="08">
            <text:p>08</text:p>
          </table:table-cell>
          <table:table-cell table:style-name="ce1" table:formula="of:=MID([.E222];3;1)" office:value-type="string" office:string-value="1">
            <text:p>1</text:p>
          </table:table-cell>
          <table:table-cell table:style-name="ce1" table:formula="of:=MID([.E222];4;2)" office:value-type="string" office:string-value="12">
            <text:p>12</text:p>
          </table:table-cell>
          <table:table-cell table:style-name="ce3" office:value-type="string">
            <text:p>Hualpén</text:p>
          </table:table-cell>
          <table:table-cell table:style-name="ce8" office:value-type="string">
            <text:p>0811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22];[.B222];[.C222])" office:value-type="string" office:string-value="08112">
            <text:p>0811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2]" office:value-type="string" office:string-value="Hualpén">
            <text:p>Hualpén</text:p>
          </table:table-cell>
          <table:table-cell office:value-type="string">
            <text:p>&lt;/field&gt;&lt;field name="code"&gt;CL</text:p>
          </table:table-cell>
          <table:table-cell table:formula="of:=CONCATENATE([.A222];[.B222];[.C222])" office:value-type="string" office:string-value="08112">
            <text:p>0811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2];[.B222])" office:value-type="string" office:string-value="081">
            <text:p>08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23];1;2)" office:value-type="string" office:string-value="08">
            <text:p>08</text:p>
          </table:table-cell>
          <table:table-cell table:style-name="ce1" table:formula="of:=MID([.E223];3;1)" office:value-type="string" office:string-value="2">
            <text:p>2</text:p>
          </table:table-cell>
          <table:table-cell table:style-name="ce1" table:formula="of:=MID([.E223];4;2)" office:value-type="string" office:string-value="01">
            <text:p>01</text:p>
          </table:table-cell>
          <table:table-cell table:style-name="ce3" office:value-type="string">
            <text:p>Lebu</text:p>
          </table:table-cell>
          <table:table-cell table:style-name="ce8" office:value-type="string">
            <text:p>08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23];[.B223];[.C223])" office:value-type="string" office:string-value="08201">
            <text:p>08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3]" office:value-type="string" office:string-value="Lebu">
            <text:p>Lebu</text:p>
          </table:table-cell>
          <table:table-cell office:value-type="string">
            <text:p>&lt;/field&gt;&lt;field name="code"&gt;CL</text:p>
          </table:table-cell>
          <table:table-cell table:formula="of:=CONCATENATE([.A223];[.B223];[.C223])" office:value-type="string" office:string-value="08201">
            <text:p>08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3];[.B223])" office:value-type="string" office:string-value="082">
            <text:p>08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24];1;2)" office:value-type="string" office:string-value="08">
            <text:p>08</text:p>
          </table:table-cell>
          <table:table-cell table:style-name="ce1" table:formula="of:=MID([.E224];3;1)" office:value-type="string" office:string-value="2">
            <text:p>2</text:p>
          </table:table-cell>
          <table:table-cell table:style-name="ce1" table:formula="of:=MID([.E224];4;2)" office:value-type="string" office:string-value="02">
            <text:p>02</text:p>
          </table:table-cell>
          <table:table-cell table:style-name="ce3" office:value-type="string">
            <text:p>Arauco</text:p>
          </table:table-cell>
          <table:table-cell table:style-name="ce8" office:value-type="string">
            <text:p>08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24];[.B224];[.C224])" office:value-type="string" office:string-value="08202">
            <text:p>08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4]" office:value-type="string" office:string-value="Arauco">
            <text:p>Arauco</text:p>
          </table:table-cell>
          <table:table-cell office:value-type="string">
            <text:p>&lt;/field&gt;&lt;field name="code"&gt;CL</text:p>
          </table:table-cell>
          <table:table-cell table:formula="of:=CONCATENATE([.A224];[.B224];[.C224])" office:value-type="string" office:string-value="08202">
            <text:p>08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4];[.B224])" office:value-type="string" office:string-value="082">
            <text:p>08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25];1;2)" office:value-type="string" office:string-value="08">
            <text:p>08</text:p>
          </table:table-cell>
          <table:table-cell table:style-name="ce1" table:formula="of:=MID([.E225];3;1)" office:value-type="string" office:string-value="2">
            <text:p>2</text:p>
          </table:table-cell>
          <table:table-cell table:style-name="ce1" table:formula="of:=MID([.E225];4;2)" office:value-type="string" office:string-value="03">
            <text:p>03</text:p>
          </table:table-cell>
          <table:table-cell table:style-name="ce3" office:value-type="string">
            <text:p>Cañete</text:p>
          </table:table-cell>
          <table:table-cell table:style-name="ce8" office:value-type="string">
            <text:p>082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25];[.B225];[.C225])" office:value-type="string" office:string-value="08203">
            <text:p>082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5]" office:value-type="string" office:string-value="Cañete">
            <text:p>Cañete</text:p>
          </table:table-cell>
          <table:table-cell office:value-type="string">
            <text:p>&lt;/field&gt;&lt;field name="code"&gt;CL</text:p>
          </table:table-cell>
          <table:table-cell table:formula="of:=CONCATENATE([.A225];[.B225];[.C225])" office:value-type="string" office:string-value="08203">
            <text:p>082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5];[.B225])" office:value-type="string" office:string-value="082">
            <text:p>08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26];1;2)" office:value-type="string" office:string-value="08">
            <text:p>08</text:p>
          </table:table-cell>
          <table:table-cell table:style-name="ce1" table:formula="of:=MID([.E226];3;1)" office:value-type="string" office:string-value="2">
            <text:p>2</text:p>
          </table:table-cell>
          <table:table-cell table:style-name="ce1" table:formula="of:=MID([.E226];4;2)" office:value-type="string" office:string-value="04">
            <text:p>04</text:p>
          </table:table-cell>
          <table:table-cell table:style-name="ce3" office:value-type="string">
            <text:p>Contulmo</text:p>
          </table:table-cell>
          <table:table-cell table:style-name="ce8" office:value-type="string">
            <text:p>082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26];[.B226];[.C226])" office:value-type="string" office:string-value="08204">
            <text:p>082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6]" office:value-type="string" office:string-value="Contulmo">
            <text:p>Contulmo</text:p>
          </table:table-cell>
          <table:table-cell office:value-type="string">
            <text:p>&lt;/field&gt;&lt;field name="code"&gt;CL</text:p>
          </table:table-cell>
          <table:table-cell table:formula="of:=CONCATENATE([.A226];[.B226];[.C226])" office:value-type="string" office:string-value="08204">
            <text:p>082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6];[.B226])" office:value-type="string" office:string-value="082">
            <text:p>08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27];1;2)" office:value-type="string" office:string-value="08">
            <text:p>08</text:p>
          </table:table-cell>
          <table:table-cell table:style-name="ce1" table:formula="of:=MID([.E227];3;1)" office:value-type="string" office:string-value="2">
            <text:p>2</text:p>
          </table:table-cell>
          <table:table-cell table:style-name="ce1" table:formula="of:=MID([.E227];4;2)" office:value-type="string" office:string-value="05">
            <text:p>05</text:p>
          </table:table-cell>
          <table:table-cell table:style-name="ce3" office:value-type="string">
            <text:p>Curanilahue</text:p>
          </table:table-cell>
          <table:table-cell table:style-name="ce8" office:value-type="string">
            <text:p>082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27];[.B227];[.C227])" office:value-type="string" office:string-value="08205">
            <text:p>082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7]" office:value-type="string" office:string-value="Curanilahue">
            <text:p>Curanilahue</text:p>
          </table:table-cell>
          <table:table-cell office:value-type="string">
            <text:p>&lt;/field&gt;&lt;field name="code"&gt;CL</text:p>
          </table:table-cell>
          <table:table-cell table:formula="of:=CONCATENATE([.A227];[.B227];[.C227])" office:value-type="string" office:string-value="08205">
            <text:p>082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7];[.B227])" office:value-type="string" office:string-value="082">
            <text:p>08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28];1;2)" office:value-type="string" office:string-value="08">
            <text:p>08</text:p>
          </table:table-cell>
          <table:table-cell table:style-name="ce1" table:formula="of:=MID([.E228];3;1)" office:value-type="string" office:string-value="2">
            <text:p>2</text:p>
          </table:table-cell>
          <table:table-cell table:style-name="ce1" table:formula="of:=MID([.E228];4;2)" office:value-type="string" office:string-value="06">
            <text:p>06</text:p>
          </table:table-cell>
          <table:table-cell table:style-name="ce3" office:value-type="string">
            <text:p>Los Alamos</text:p>
          </table:table-cell>
          <table:table-cell table:style-name="ce8" office:value-type="string">
            <text:p>082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28];[.B228];[.C228])" office:value-type="string" office:string-value="08206">
            <text:p>082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8]" office:value-type="string" office:string-value="Los Alamos">
            <text:p>Los Alamos</text:p>
          </table:table-cell>
          <table:table-cell office:value-type="string">
            <text:p>&lt;/field&gt;&lt;field name="code"&gt;CL</text:p>
          </table:table-cell>
          <table:table-cell table:formula="of:=CONCATENATE([.A228];[.B228];[.C228])" office:value-type="string" office:string-value="08206">
            <text:p>082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8];[.B228])" office:value-type="string" office:string-value="082">
            <text:p>08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29];1;2)" office:value-type="string" office:string-value="08">
            <text:p>08</text:p>
          </table:table-cell>
          <table:table-cell table:style-name="ce1" table:formula="of:=MID([.E229];3;1)" office:value-type="string" office:string-value="2">
            <text:p>2</text:p>
          </table:table-cell>
          <table:table-cell table:style-name="ce1" table:formula="of:=MID([.E229];4;2)" office:value-type="string" office:string-value="07">
            <text:p>07</text:p>
          </table:table-cell>
          <table:table-cell table:style-name="ce3" office:value-type="string">
            <text:p>Tirua</text:p>
          </table:table-cell>
          <table:table-cell table:style-name="ce8" office:value-type="string">
            <text:p>082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29];[.B229];[.C229])" office:value-type="string" office:string-value="08207">
            <text:p>082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29]" office:value-type="string" office:string-value="Tirua">
            <text:p>Tirua</text:p>
          </table:table-cell>
          <table:table-cell office:value-type="string">
            <text:p>&lt;/field&gt;&lt;field name="code"&gt;CL</text:p>
          </table:table-cell>
          <table:table-cell table:formula="of:=CONCATENATE([.A229];[.B229];[.C229])" office:value-type="string" office:string-value="08207">
            <text:p>082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29];[.B229])" office:value-type="string" office:string-value="082">
            <text:p>08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30];1;2)" office:value-type="string" office:string-value="08">
            <text:p>08</text:p>
          </table:table-cell>
          <table:table-cell table:style-name="ce1" table:formula="of:=MID([.E230];3;1)" office:value-type="string" office:string-value="3">
            <text:p>3</text:p>
          </table:table-cell>
          <table:table-cell table:style-name="ce1" table:formula="of:=MID([.E230];4;2)" office:value-type="string" office:string-value="01">
            <text:p>01</text:p>
          </table:table-cell>
          <table:table-cell table:style-name="ce3" office:value-type="string">
            <text:p>Los Angeles</text:p>
          </table:table-cell>
          <table:table-cell table:style-name="ce8" office:value-type="string">
            <text:p>08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30];[.B230];[.C230])" office:value-type="string" office:string-value="08301">
            <text:p>08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0]" office:value-type="string" office:string-value="Los Angeles">
            <text:p>Los Angeles</text:p>
          </table:table-cell>
          <table:table-cell office:value-type="string">
            <text:p>&lt;/field&gt;&lt;field name="code"&gt;CL</text:p>
          </table:table-cell>
          <table:table-cell table:formula="of:=CONCATENATE([.A230];[.B230];[.C230])" office:value-type="string" office:string-value="08301">
            <text:p>08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0];[.B230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31];1;2)" office:value-type="string" office:string-value="08">
            <text:p>08</text:p>
          </table:table-cell>
          <table:table-cell table:style-name="ce1" table:formula="of:=MID([.E231];3;1)" office:value-type="string" office:string-value="3">
            <text:p>3</text:p>
          </table:table-cell>
          <table:table-cell table:style-name="ce1" table:formula="of:=MID([.E231];4;2)" office:value-type="string" office:string-value="02">
            <text:p>02</text:p>
          </table:table-cell>
          <table:table-cell table:style-name="ce3" office:value-type="string">
            <text:p>Antuco</text:p>
          </table:table-cell>
          <table:table-cell table:style-name="ce8" office:value-type="string">
            <text:p>08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31];[.B231];[.C231])" office:value-type="string" office:string-value="08302">
            <text:p>08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1]" office:value-type="string" office:string-value="Antuco">
            <text:p>Antuco</text:p>
          </table:table-cell>
          <table:table-cell office:value-type="string">
            <text:p>&lt;/field&gt;&lt;field name="code"&gt;CL</text:p>
          </table:table-cell>
          <table:table-cell table:formula="of:=CONCATENATE([.A231];[.B231];[.C231])" office:value-type="string" office:string-value="08302">
            <text:p>08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1];[.B231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32];1;2)" office:value-type="string" office:string-value="08">
            <text:p>08</text:p>
          </table:table-cell>
          <table:table-cell table:style-name="ce1" table:formula="of:=MID([.E232];3;1)" office:value-type="string" office:string-value="3">
            <text:p>3</text:p>
          </table:table-cell>
          <table:table-cell table:style-name="ce1" table:formula="of:=MID([.E232];4;2)" office:value-type="string" office:string-value="03">
            <text:p>03</text:p>
          </table:table-cell>
          <table:table-cell table:style-name="ce3" office:value-type="string">
            <text:p>Cabrero</text:p>
          </table:table-cell>
          <table:table-cell table:style-name="ce8" office:value-type="string">
            <text:p>083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32];[.B232];[.C232])" office:value-type="string" office:string-value="08303">
            <text:p>083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2]" office:value-type="string" office:string-value="Cabrero">
            <text:p>Cabrero</text:p>
          </table:table-cell>
          <table:table-cell office:value-type="string">
            <text:p>&lt;/field&gt;&lt;field name="code"&gt;CL</text:p>
          </table:table-cell>
          <table:table-cell table:formula="of:=CONCATENATE([.A232];[.B232];[.C232])" office:value-type="string" office:string-value="08303">
            <text:p>083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2];[.B232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33];1;2)" office:value-type="string" office:string-value="08">
            <text:p>08</text:p>
          </table:table-cell>
          <table:table-cell table:style-name="ce1" table:formula="of:=MID([.E233];3;1)" office:value-type="string" office:string-value="3">
            <text:p>3</text:p>
          </table:table-cell>
          <table:table-cell table:style-name="ce1" table:formula="of:=MID([.E233];4;2)" office:value-type="string" office:string-value="04">
            <text:p>04</text:p>
          </table:table-cell>
          <table:table-cell table:style-name="ce3" office:value-type="string">
            <text:p>Laja</text:p>
          </table:table-cell>
          <table:table-cell table:style-name="ce8" office:value-type="string">
            <text:p>083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33];[.B233];[.C233])" office:value-type="string" office:string-value="08304">
            <text:p>083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3]" office:value-type="string" office:string-value="Laja">
            <text:p>Laja</text:p>
          </table:table-cell>
          <table:table-cell office:value-type="string">
            <text:p>&lt;/field&gt;&lt;field name="code"&gt;CL</text:p>
          </table:table-cell>
          <table:table-cell table:formula="of:=CONCATENATE([.A233];[.B233];[.C233])" office:value-type="string" office:string-value="08304">
            <text:p>083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3];[.B233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34];1;2)" office:value-type="string" office:string-value="08">
            <text:p>08</text:p>
          </table:table-cell>
          <table:table-cell table:style-name="ce1" table:formula="of:=MID([.E234];3;1)" office:value-type="string" office:string-value="3">
            <text:p>3</text:p>
          </table:table-cell>
          <table:table-cell table:style-name="ce1" table:formula="of:=MID([.E234];4;2)" office:value-type="string" office:string-value="05">
            <text:p>05</text:p>
          </table:table-cell>
          <table:table-cell table:style-name="ce3" office:value-type="string">
            <text:p>Mulchén</text:p>
          </table:table-cell>
          <table:table-cell table:style-name="ce8" office:value-type="string">
            <text:p>083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34];[.B234];[.C234])" office:value-type="string" office:string-value="08305">
            <text:p>083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4]" office:value-type="string" office:string-value="Mulchén">
            <text:p>Mulchén</text:p>
          </table:table-cell>
          <table:table-cell office:value-type="string">
            <text:p>&lt;/field&gt;&lt;field name="code"&gt;CL</text:p>
          </table:table-cell>
          <table:table-cell table:formula="of:=CONCATENATE([.A234];[.B234];[.C234])" office:value-type="string" office:string-value="08305">
            <text:p>083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4];[.B234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35];1;2)" office:value-type="string" office:string-value="08">
            <text:p>08</text:p>
          </table:table-cell>
          <table:table-cell table:style-name="ce1" table:formula="of:=MID([.E235];3;1)" office:value-type="string" office:string-value="3">
            <text:p>3</text:p>
          </table:table-cell>
          <table:table-cell table:style-name="ce1" table:formula="of:=MID([.E235];4;2)" office:value-type="string" office:string-value="06">
            <text:p>06</text:p>
          </table:table-cell>
          <table:table-cell table:style-name="ce3" office:value-type="string">
            <text:p>Nacimiento</text:p>
          </table:table-cell>
          <table:table-cell table:style-name="ce8" office:value-type="string">
            <text:p>083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35];[.B235];[.C235])" office:value-type="string" office:string-value="08306">
            <text:p>083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5]" office:value-type="string" office:string-value="Nacimiento">
            <text:p>Nacimiento</text:p>
          </table:table-cell>
          <table:table-cell office:value-type="string">
            <text:p>&lt;/field&gt;&lt;field name="code"&gt;CL</text:p>
          </table:table-cell>
          <table:table-cell table:formula="of:=CONCATENATE([.A235];[.B235];[.C235])" office:value-type="string" office:string-value="08306">
            <text:p>083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5];[.B235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36];1;2)" office:value-type="string" office:string-value="08">
            <text:p>08</text:p>
          </table:table-cell>
          <table:table-cell table:style-name="ce1" table:formula="of:=MID([.E236];3;1)" office:value-type="string" office:string-value="3">
            <text:p>3</text:p>
          </table:table-cell>
          <table:table-cell table:style-name="ce1" table:formula="of:=MID([.E236];4;2)" office:value-type="string" office:string-value="07">
            <text:p>07</text:p>
          </table:table-cell>
          <table:table-cell table:style-name="ce3" office:value-type="string">
            <text:p>Negrete</text:p>
          </table:table-cell>
          <table:table-cell table:style-name="ce8" office:value-type="string">
            <text:p>083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36];[.B236];[.C236])" office:value-type="string" office:string-value="08307">
            <text:p>083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6]" office:value-type="string" office:string-value="Negrete">
            <text:p>Negrete</text:p>
          </table:table-cell>
          <table:table-cell office:value-type="string">
            <text:p>&lt;/field&gt;&lt;field name="code"&gt;CL</text:p>
          </table:table-cell>
          <table:table-cell table:formula="of:=CONCATENATE([.A236];[.B236];[.C236])" office:value-type="string" office:string-value="08307">
            <text:p>083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6];[.B236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37];1;2)" office:value-type="string" office:string-value="08">
            <text:p>08</text:p>
          </table:table-cell>
          <table:table-cell table:style-name="ce1" table:formula="of:=MID([.E237];3;1)" office:value-type="string" office:string-value="3">
            <text:p>3</text:p>
          </table:table-cell>
          <table:table-cell table:style-name="ce1" table:formula="of:=MID([.E237];4;2)" office:value-type="string" office:string-value="08">
            <text:p>08</text:p>
          </table:table-cell>
          <table:table-cell table:style-name="ce3" office:value-type="string">
            <text:p>Quilaco</text:p>
          </table:table-cell>
          <table:table-cell table:style-name="ce8" office:value-type="string">
            <text:p>083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37];[.B237];[.C237])" office:value-type="string" office:string-value="08308">
            <text:p>083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7]" office:value-type="string" office:string-value="Quilaco">
            <text:p>Quilaco</text:p>
          </table:table-cell>
          <table:table-cell office:value-type="string">
            <text:p>&lt;/field&gt;&lt;field name="code"&gt;CL</text:p>
          </table:table-cell>
          <table:table-cell table:formula="of:=CONCATENATE([.A237];[.B237];[.C237])" office:value-type="string" office:string-value="08308">
            <text:p>083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7];[.B237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38];1;2)" office:value-type="string" office:string-value="08">
            <text:p>08</text:p>
          </table:table-cell>
          <table:table-cell table:style-name="ce1" table:formula="of:=MID([.E238];3;1)" office:value-type="string" office:string-value="3">
            <text:p>3</text:p>
          </table:table-cell>
          <table:table-cell table:style-name="ce1" table:formula="of:=MID([.E238];4;2)" office:value-type="string" office:string-value="09">
            <text:p>09</text:p>
          </table:table-cell>
          <table:table-cell table:style-name="ce3" office:value-type="string">
            <text:p>Quilleco</text:p>
          </table:table-cell>
          <table:table-cell table:style-name="ce8" office:value-type="string">
            <text:p>083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38];[.B238];[.C238])" office:value-type="string" office:string-value="08309">
            <text:p>083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8]" office:value-type="string" office:string-value="Quilleco">
            <text:p>Quilleco</text:p>
          </table:table-cell>
          <table:table-cell office:value-type="string">
            <text:p>&lt;/field&gt;&lt;field name="code"&gt;CL</text:p>
          </table:table-cell>
          <table:table-cell table:formula="of:=CONCATENATE([.A238];[.B238];[.C238])" office:value-type="string" office:string-value="08309">
            <text:p>083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8];[.B238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39];1;2)" office:value-type="string" office:string-value="08">
            <text:p>08</text:p>
          </table:table-cell>
          <table:table-cell table:style-name="ce1" table:formula="of:=MID([.E239];3;1)" office:value-type="string" office:string-value="3">
            <text:p>3</text:p>
          </table:table-cell>
          <table:table-cell table:style-name="ce1" table:formula="of:=MID([.E239];4;2)" office:value-type="string" office:string-value="10">
            <text:p>10</text:p>
          </table:table-cell>
          <table:table-cell table:style-name="ce3" office:value-type="string">
            <text:p>San Rosendo</text:p>
          </table:table-cell>
          <table:table-cell table:style-name="ce8" office:value-type="string">
            <text:p>0831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39];[.B239];[.C239])" office:value-type="string" office:string-value="08310">
            <text:p>083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39]" office:value-type="string" office:string-value="San Rosendo">
            <text:p>San Rosendo</text:p>
          </table:table-cell>
          <table:table-cell office:value-type="string">
            <text:p>&lt;/field&gt;&lt;field name="code"&gt;CL</text:p>
          </table:table-cell>
          <table:table-cell table:formula="of:=CONCATENATE([.A239];[.B239];[.C239])" office:value-type="string" office:string-value="08310">
            <text:p>0831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39];[.B239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40];1;2)" office:value-type="string" office:string-value="08">
            <text:p>08</text:p>
          </table:table-cell>
          <table:table-cell table:style-name="ce1" table:formula="of:=MID([.E240];3;1)" office:value-type="string" office:string-value="3">
            <text:p>3</text:p>
          </table:table-cell>
          <table:table-cell table:style-name="ce1" table:formula="of:=MID([.E240];4;2)" office:value-type="string" office:string-value="11">
            <text:p>11</text:p>
          </table:table-cell>
          <table:table-cell table:style-name="ce3" office:value-type="string">
            <text:p>Santa Bárbara</text:p>
          </table:table-cell>
          <table:table-cell table:style-name="ce8" office:value-type="string">
            <text:p>0831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40];[.B240];[.C240])" office:value-type="string" office:string-value="08311">
            <text:p>0831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0]" office:value-type="string" office:string-value="Santa Bárbara">
            <text:p>Santa Bárbara</text:p>
          </table:table-cell>
          <table:table-cell office:value-type="string">
            <text:p>&lt;/field&gt;&lt;field name="code"&gt;CL</text:p>
          </table:table-cell>
          <table:table-cell table:formula="of:=CONCATENATE([.A240];[.B240];[.C240])" office:value-type="string" office:string-value="08311">
            <text:p>0831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0];[.B240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41];1;2)" office:value-type="string" office:string-value="08">
            <text:p>08</text:p>
          </table:table-cell>
          <table:table-cell table:style-name="ce1" table:formula="of:=MID([.E241];3;1)" office:value-type="string" office:string-value="3">
            <text:p>3</text:p>
          </table:table-cell>
          <table:table-cell table:style-name="ce1" table:formula="of:=MID([.E241];4;2)" office:value-type="string" office:string-value="12">
            <text:p>12</text:p>
          </table:table-cell>
          <table:table-cell table:style-name="ce3" office:value-type="string">
            <text:p>Tucapel</text:p>
          </table:table-cell>
          <table:table-cell table:style-name="ce8" office:value-type="string">
            <text:p>0831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41];[.B241];[.C241])" office:value-type="string" office:string-value="08312">
            <text:p>0831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1]" office:value-type="string" office:string-value="Tucapel">
            <text:p>Tucapel</text:p>
          </table:table-cell>
          <table:table-cell office:value-type="string">
            <text:p>&lt;/field&gt;&lt;field name="code"&gt;CL</text:p>
          </table:table-cell>
          <table:table-cell table:formula="of:=CONCATENATE([.A241];[.B241];[.C241])" office:value-type="string" office:string-value="08312">
            <text:p>0831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1];[.B241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42];1;2)" office:value-type="string" office:string-value="08">
            <text:p>08</text:p>
          </table:table-cell>
          <table:table-cell table:style-name="ce1" table:formula="of:=MID([.E242];3;1)" office:value-type="string" office:string-value="3">
            <text:p>3</text:p>
          </table:table-cell>
          <table:table-cell table:style-name="ce1" table:formula="of:=MID([.E242];4;2)" office:value-type="string" office:string-value="13">
            <text:p>13</text:p>
          </table:table-cell>
          <table:table-cell table:style-name="ce3" office:value-type="string">
            <text:p>Yumbel</text:p>
          </table:table-cell>
          <table:table-cell table:style-name="ce8" office:value-type="string">
            <text:p>0831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42];[.B242];[.C242])" office:value-type="string" office:string-value="08313">
            <text:p>0831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2]" office:value-type="string" office:string-value="Yumbel">
            <text:p>Yumbel</text:p>
          </table:table-cell>
          <table:table-cell office:value-type="string">
            <text:p>&lt;/field&gt;&lt;field name="code"&gt;CL</text:p>
          </table:table-cell>
          <table:table-cell table:formula="of:=CONCATENATE([.A242];[.B242];[.C242])" office:value-type="string" office:string-value="08313">
            <text:p>0831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2];[.B242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43];1;2)" office:value-type="string" office:string-value="08">
            <text:p>08</text:p>
          </table:table-cell>
          <table:table-cell table:style-name="ce1" table:formula="of:=MID([.E243];3;1)" office:value-type="string" office:string-value="3">
            <text:p>3</text:p>
          </table:table-cell>
          <table:table-cell table:style-name="ce1" table:formula="of:=MID([.E243];4;2)" office:value-type="string" office:string-value="14">
            <text:p>14</text:p>
          </table:table-cell>
          <table:table-cell table:style-name="ce3" office:value-type="string">
            <text:p>Alto Biobío</text:p>
          </table:table-cell>
          <table:table-cell table:style-name="ce8" office:value-type="string">
            <text:p>0831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43];[.B243];[.C243])" office:value-type="string" office:string-value="08314">
            <text:p>0831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3]" office:value-type="string" office:string-value="Alto Biobío">
            <text:p>Alto Biobío</text:p>
          </table:table-cell>
          <table:table-cell office:value-type="string">
            <text:p>&lt;/field&gt;&lt;field name="code"&gt;CL</text:p>
          </table:table-cell>
          <table:table-cell table:formula="of:=CONCATENATE([.A243];[.B243];[.C243])" office:value-type="string" office:string-value="08314">
            <text:p>0831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3];[.B243])" office:value-type="string" office:string-value="083">
            <text:p>08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44];1;2)" office:value-type="string" office:string-value="08">
            <text:p>08</text:p>
          </table:table-cell>
          <table:table-cell table:style-name="ce1" table:formula="of:=MID([.E244];3;1)" office:value-type="string" office:string-value="4">
            <text:p>4</text:p>
          </table:table-cell>
          <table:table-cell table:style-name="ce1" table:formula="of:=MID([.E244];4;2)" office:value-type="string" office:string-value="01">
            <text:p>01</text:p>
          </table:table-cell>
          <table:table-cell table:style-name="ce3" office:value-type="string">
            <text:p>Chillán</text:p>
          </table:table-cell>
          <table:table-cell table:style-name="ce8" office:value-type="string">
            <text:p>084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44];[.B244];[.C244])" office:value-type="string" office:string-value="08401">
            <text:p>084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4]" office:value-type="string" office:string-value="Chillán">
            <text:p>Chillán</text:p>
          </table:table-cell>
          <table:table-cell office:value-type="string">
            <text:p>&lt;/field&gt;&lt;field name="code"&gt;CL</text:p>
          </table:table-cell>
          <table:table-cell table:formula="of:=CONCATENATE([.A244];[.B244];[.C244])" office:value-type="string" office:string-value="08401">
            <text:p>084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4];[.B244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45];1;2)" office:value-type="string" office:string-value="08">
            <text:p>08</text:p>
          </table:table-cell>
          <table:table-cell table:style-name="ce1" table:formula="of:=MID([.E245];3;1)" office:value-type="string" office:string-value="4">
            <text:p>4</text:p>
          </table:table-cell>
          <table:table-cell table:style-name="ce1" table:formula="of:=MID([.E245];4;2)" office:value-type="string" office:string-value="02">
            <text:p>02</text:p>
          </table:table-cell>
          <table:table-cell table:style-name="ce3" office:value-type="string">
            <text:p>Bulnes</text:p>
          </table:table-cell>
          <table:table-cell table:style-name="ce8" office:value-type="string">
            <text:p>084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45];[.B245];[.C245])" office:value-type="string" office:string-value="08402">
            <text:p>084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5]" office:value-type="string" office:string-value="Bulnes">
            <text:p>Bulnes</text:p>
          </table:table-cell>
          <table:table-cell office:value-type="string">
            <text:p>&lt;/field&gt;&lt;field name="code"&gt;CL</text:p>
          </table:table-cell>
          <table:table-cell table:formula="of:=CONCATENATE([.A245];[.B245];[.C245])" office:value-type="string" office:string-value="08402">
            <text:p>084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5];[.B245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46];1;2)" office:value-type="string" office:string-value="08">
            <text:p>08</text:p>
          </table:table-cell>
          <table:table-cell table:style-name="ce1" table:formula="of:=MID([.E246];3;1)" office:value-type="string" office:string-value="4">
            <text:p>4</text:p>
          </table:table-cell>
          <table:table-cell table:style-name="ce1" table:formula="of:=MID([.E246];4;2)" office:value-type="string" office:string-value="03">
            <text:p>03</text:p>
          </table:table-cell>
          <table:table-cell table:style-name="ce3" office:value-type="string">
            <text:p>Cobquecura</text:p>
          </table:table-cell>
          <table:table-cell table:style-name="ce8" office:value-type="string">
            <text:p>084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46];[.B246];[.C246])" office:value-type="string" office:string-value="08403">
            <text:p>084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6]" office:value-type="string" office:string-value="Cobquecura">
            <text:p>Cobquecura</text:p>
          </table:table-cell>
          <table:table-cell office:value-type="string">
            <text:p>&lt;/field&gt;&lt;field name="code"&gt;CL</text:p>
          </table:table-cell>
          <table:table-cell table:formula="of:=CONCATENATE([.A246];[.B246];[.C246])" office:value-type="string" office:string-value="08403">
            <text:p>084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6];[.B246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47];1;2)" office:value-type="string" office:string-value="08">
            <text:p>08</text:p>
          </table:table-cell>
          <table:table-cell table:style-name="ce1" table:formula="of:=MID([.E247];3;1)" office:value-type="string" office:string-value="4">
            <text:p>4</text:p>
          </table:table-cell>
          <table:table-cell table:style-name="ce1" table:formula="of:=MID([.E247];4;2)" office:value-type="string" office:string-value="04">
            <text:p>04</text:p>
          </table:table-cell>
          <table:table-cell table:style-name="ce3" office:value-type="string">
            <text:p>Coelemu</text:p>
          </table:table-cell>
          <table:table-cell table:style-name="ce8" office:value-type="string">
            <text:p>084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47];[.B247];[.C247])" office:value-type="string" office:string-value="08404">
            <text:p>084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7]" office:value-type="string" office:string-value="Coelemu">
            <text:p>Coelemu</text:p>
          </table:table-cell>
          <table:table-cell office:value-type="string">
            <text:p>&lt;/field&gt;&lt;field name="code"&gt;CL</text:p>
          </table:table-cell>
          <table:table-cell table:formula="of:=CONCATENATE([.A247];[.B247];[.C247])" office:value-type="string" office:string-value="08404">
            <text:p>084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7];[.B247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48];1;2)" office:value-type="string" office:string-value="08">
            <text:p>08</text:p>
          </table:table-cell>
          <table:table-cell table:style-name="ce1" table:formula="of:=MID([.E248];3;1)" office:value-type="string" office:string-value="4">
            <text:p>4</text:p>
          </table:table-cell>
          <table:table-cell table:style-name="ce1" table:formula="of:=MID([.E248];4;2)" office:value-type="string" office:string-value="05">
            <text:p>05</text:p>
          </table:table-cell>
          <table:table-cell table:style-name="ce3" office:value-type="string">
            <text:p>Coihueco</text:p>
          </table:table-cell>
          <table:table-cell table:style-name="ce8" office:value-type="string">
            <text:p>084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48];[.B248];[.C248])" office:value-type="string" office:string-value="08405">
            <text:p>084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8]" office:value-type="string" office:string-value="Coihueco">
            <text:p>Coihueco</text:p>
          </table:table-cell>
          <table:table-cell office:value-type="string">
            <text:p>&lt;/field&gt;&lt;field name="code"&gt;CL</text:p>
          </table:table-cell>
          <table:table-cell table:formula="of:=CONCATENATE([.A248];[.B248];[.C248])" office:value-type="string" office:string-value="08405">
            <text:p>084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8];[.B248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49];1;2)" office:value-type="string" office:string-value="08">
            <text:p>08</text:p>
          </table:table-cell>
          <table:table-cell table:style-name="ce1" table:formula="of:=MID([.E249];3;1)" office:value-type="string" office:string-value="4">
            <text:p>4</text:p>
          </table:table-cell>
          <table:table-cell table:style-name="ce1" table:formula="of:=MID([.E249];4;2)" office:value-type="string" office:string-value="06">
            <text:p>06</text:p>
          </table:table-cell>
          <table:table-cell table:style-name="ce3" office:value-type="string">
            <text:p>Chillán Viejo</text:p>
          </table:table-cell>
          <table:table-cell table:style-name="ce8" office:value-type="string">
            <text:p>084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49];[.B249];[.C249])" office:value-type="string" office:string-value="08406">
            <text:p>084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49]" office:value-type="string" office:string-value="Chillán Viejo">
            <text:p>Chillán Viejo</text:p>
          </table:table-cell>
          <table:table-cell office:value-type="string">
            <text:p>&lt;/field&gt;&lt;field name="code"&gt;CL</text:p>
          </table:table-cell>
          <table:table-cell table:formula="of:=CONCATENATE([.A249];[.B249];[.C249])" office:value-type="string" office:string-value="08406">
            <text:p>084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49];[.B249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50];1;2)" office:value-type="string" office:string-value="08">
            <text:p>08</text:p>
          </table:table-cell>
          <table:table-cell table:style-name="ce1" table:formula="of:=MID([.E250];3;1)" office:value-type="string" office:string-value="4">
            <text:p>4</text:p>
          </table:table-cell>
          <table:table-cell table:style-name="ce1" table:formula="of:=MID([.E250];4;2)" office:value-type="string" office:string-value="07">
            <text:p>07</text:p>
          </table:table-cell>
          <table:table-cell table:style-name="ce3" office:value-type="string">
            <text:p>El Carmen</text:p>
          </table:table-cell>
          <table:table-cell table:style-name="ce8" office:value-type="string">
            <text:p>084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50];[.B250];[.C250])" office:value-type="string" office:string-value="08407">
            <text:p>084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0]" office:value-type="string" office:string-value="El Carmen">
            <text:p>El Carmen</text:p>
          </table:table-cell>
          <table:table-cell office:value-type="string">
            <text:p>&lt;/field&gt;&lt;field name="code"&gt;CL</text:p>
          </table:table-cell>
          <table:table-cell table:formula="of:=CONCATENATE([.A250];[.B250];[.C250])" office:value-type="string" office:string-value="08407">
            <text:p>084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0];[.B250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51];1;2)" office:value-type="string" office:string-value="08">
            <text:p>08</text:p>
          </table:table-cell>
          <table:table-cell table:style-name="ce1" table:formula="of:=MID([.E251];3;1)" office:value-type="string" office:string-value="4">
            <text:p>4</text:p>
          </table:table-cell>
          <table:table-cell table:style-name="ce1" table:formula="of:=MID([.E251];4;2)" office:value-type="string" office:string-value="08">
            <text:p>08</text:p>
          </table:table-cell>
          <table:table-cell table:style-name="ce3" office:value-type="string">
            <text:p>Ninhue</text:p>
          </table:table-cell>
          <table:table-cell table:style-name="ce8" office:value-type="string">
            <text:p>084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51];[.B251];[.C251])" office:value-type="string" office:string-value="08408">
            <text:p>084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1]" office:value-type="string" office:string-value="Ninhue">
            <text:p>Ninhue</text:p>
          </table:table-cell>
          <table:table-cell office:value-type="string">
            <text:p>&lt;/field&gt;&lt;field name="code"&gt;CL</text:p>
          </table:table-cell>
          <table:table-cell table:formula="of:=CONCATENATE([.A251];[.B251];[.C251])" office:value-type="string" office:string-value="08408">
            <text:p>084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1];[.B251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52];1;2)" office:value-type="string" office:string-value="08">
            <text:p>08</text:p>
          </table:table-cell>
          <table:table-cell table:style-name="ce1" table:formula="of:=MID([.E252];3;1)" office:value-type="string" office:string-value="4">
            <text:p>4</text:p>
          </table:table-cell>
          <table:table-cell table:style-name="ce1" table:formula="of:=MID([.E252];4;2)" office:value-type="string" office:string-value="09">
            <text:p>09</text:p>
          </table:table-cell>
          <table:table-cell table:style-name="ce3" office:value-type="string">
            <text:p>Ñiquén</text:p>
          </table:table-cell>
          <table:table-cell table:style-name="ce8" office:value-type="string">
            <text:p>084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52];[.B252];[.C252])" office:value-type="string" office:string-value="08409">
            <text:p>084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2]" office:value-type="string" office:string-value="Ñiquén">
            <text:p>Ñiquén</text:p>
          </table:table-cell>
          <table:table-cell office:value-type="string">
            <text:p>&lt;/field&gt;&lt;field name="code"&gt;CL</text:p>
          </table:table-cell>
          <table:table-cell table:formula="of:=CONCATENATE([.A252];[.B252];[.C252])" office:value-type="string" office:string-value="08409">
            <text:p>084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2];[.B252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53];1;2)" office:value-type="string" office:string-value="08">
            <text:p>08</text:p>
          </table:table-cell>
          <table:table-cell table:style-name="ce1" table:formula="of:=MID([.E253];3;1)" office:value-type="string" office:string-value="4">
            <text:p>4</text:p>
          </table:table-cell>
          <table:table-cell table:style-name="ce1" table:formula="of:=MID([.E253];4;2)" office:value-type="string" office:string-value="10">
            <text:p>10</text:p>
          </table:table-cell>
          <table:table-cell table:style-name="ce3" office:value-type="string">
            <text:p>Pemuco</text:p>
          </table:table-cell>
          <table:table-cell table:style-name="ce8" office:value-type="string">
            <text:p>0841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53];[.B253];[.C253])" office:value-type="string" office:string-value="08410">
            <text:p>084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3]" office:value-type="string" office:string-value="Pemuco">
            <text:p>Pemuco</text:p>
          </table:table-cell>
          <table:table-cell office:value-type="string">
            <text:p>&lt;/field&gt;&lt;field name="code"&gt;CL</text:p>
          </table:table-cell>
          <table:table-cell table:formula="of:=CONCATENATE([.A253];[.B253];[.C253])" office:value-type="string" office:string-value="08410">
            <text:p>0841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3];[.B253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54];1;2)" office:value-type="string" office:string-value="08">
            <text:p>08</text:p>
          </table:table-cell>
          <table:table-cell table:style-name="ce1" table:formula="of:=MID([.E254];3;1)" office:value-type="string" office:string-value="4">
            <text:p>4</text:p>
          </table:table-cell>
          <table:table-cell table:style-name="ce1" table:formula="of:=MID([.E254];4;2)" office:value-type="string" office:string-value="11">
            <text:p>11</text:p>
          </table:table-cell>
          <table:table-cell table:style-name="ce3" office:value-type="string">
            <text:p>Pinto</text:p>
          </table:table-cell>
          <table:table-cell table:style-name="ce8" office:value-type="string">
            <text:p>0841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54];[.B254];[.C254])" office:value-type="string" office:string-value="08411">
            <text:p>0841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4]" office:value-type="string" office:string-value="Pinto">
            <text:p>Pinto</text:p>
          </table:table-cell>
          <table:table-cell office:value-type="string">
            <text:p>&lt;/field&gt;&lt;field name="code"&gt;CL</text:p>
          </table:table-cell>
          <table:table-cell table:formula="of:=CONCATENATE([.A254];[.B254];[.C254])" office:value-type="string" office:string-value="08411">
            <text:p>0841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4];[.B254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55];1;2)" office:value-type="string" office:string-value="08">
            <text:p>08</text:p>
          </table:table-cell>
          <table:table-cell table:style-name="ce1" table:formula="of:=MID([.E255];3;1)" office:value-type="string" office:string-value="4">
            <text:p>4</text:p>
          </table:table-cell>
          <table:table-cell table:style-name="ce1" table:formula="of:=MID([.E255];4;2)" office:value-type="string" office:string-value="12">
            <text:p>12</text:p>
          </table:table-cell>
          <table:table-cell table:style-name="ce3" office:value-type="string">
            <text:p>Portezuelo</text:p>
          </table:table-cell>
          <table:table-cell table:style-name="ce8" office:value-type="string">
            <text:p>0841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55];[.B255];[.C255])" office:value-type="string" office:string-value="08412">
            <text:p>0841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5]" office:value-type="string" office:string-value="Portezuelo">
            <text:p>Portezuelo</text:p>
          </table:table-cell>
          <table:table-cell office:value-type="string">
            <text:p>&lt;/field&gt;&lt;field name="code"&gt;CL</text:p>
          </table:table-cell>
          <table:table-cell table:formula="of:=CONCATENATE([.A255];[.B255];[.C255])" office:value-type="string" office:string-value="08412">
            <text:p>0841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5];[.B255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56];1;2)" office:value-type="string" office:string-value="08">
            <text:p>08</text:p>
          </table:table-cell>
          <table:table-cell table:style-name="ce1" table:formula="of:=MID([.E256];3;1)" office:value-type="string" office:string-value="4">
            <text:p>4</text:p>
          </table:table-cell>
          <table:table-cell table:style-name="ce1" table:formula="of:=MID([.E256];4;2)" office:value-type="string" office:string-value="13">
            <text:p>13</text:p>
          </table:table-cell>
          <table:table-cell table:style-name="ce3" office:value-type="string">
            <text:p>Quillón</text:p>
          </table:table-cell>
          <table:table-cell table:style-name="ce8" office:value-type="string">
            <text:p>0841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56];[.B256];[.C256])" office:value-type="string" office:string-value="08413">
            <text:p>0841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6]" office:value-type="string" office:string-value="Quillón">
            <text:p>Quillón</text:p>
          </table:table-cell>
          <table:table-cell office:value-type="string">
            <text:p>&lt;/field&gt;&lt;field name="code"&gt;CL</text:p>
          </table:table-cell>
          <table:table-cell table:formula="of:=CONCATENATE([.A256];[.B256];[.C256])" office:value-type="string" office:string-value="08413">
            <text:p>0841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6];[.B256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57];1;2)" office:value-type="string" office:string-value="08">
            <text:p>08</text:p>
          </table:table-cell>
          <table:table-cell table:style-name="ce1" table:formula="of:=MID([.E257];3;1)" office:value-type="string" office:string-value="4">
            <text:p>4</text:p>
          </table:table-cell>
          <table:table-cell table:style-name="ce1" table:formula="of:=MID([.E257];4;2)" office:value-type="string" office:string-value="14">
            <text:p>14</text:p>
          </table:table-cell>
          <table:table-cell table:style-name="ce3" office:value-type="string">
            <text:p>Quirihue</text:p>
          </table:table-cell>
          <table:table-cell table:style-name="ce8" office:value-type="string">
            <text:p>0841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57];[.B257];[.C257])" office:value-type="string" office:string-value="08414">
            <text:p>0841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7]" office:value-type="string" office:string-value="Quirihue">
            <text:p>Quirihue</text:p>
          </table:table-cell>
          <table:table-cell office:value-type="string">
            <text:p>&lt;/field&gt;&lt;field name="code"&gt;CL</text:p>
          </table:table-cell>
          <table:table-cell table:formula="of:=CONCATENATE([.A257];[.B257];[.C257])" office:value-type="string" office:string-value="08414">
            <text:p>0841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7];[.B257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58];1;2)" office:value-type="string" office:string-value="08">
            <text:p>08</text:p>
          </table:table-cell>
          <table:table-cell table:style-name="ce1" table:formula="of:=MID([.E258];3;1)" office:value-type="string" office:string-value="4">
            <text:p>4</text:p>
          </table:table-cell>
          <table:table-cell table:style-name="ce1" table:formula="of:=MID([.E258];4;2)" office:value-type="string" office:string-value="15">
            <text:p>15</text:p>
          </table:table-cell>
          <table:table-cell table:style-name="ce3" office:value-type="string">
            <text:p>Ranquil</text:p>
          </table:table-cell>
          <table:table-cell table:style-name="ce8" office:value-type="string">
            <text:p>0841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58];[.B258];[.C258])" office:value-type="string" office:string-value="08415">
            <text:p>0841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8]" office:value-type="string" office:string-value="Ranquil">
            <text:p>Ranquil</text:p>
          </table:table-cell>
          <table:table-cell office:value-type="string">
            <text:p>&lt;/field&gt;&lt;field name="code"&gt;CL</text:p>
          </table:table-cell>
          <table:table-cell table:formula="of:=CONCATENATE([.A258];[.B258];[.C258])" office:value-type="string" office:string-value="08415">
            <text:p>0841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8];[.B258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59];1;2)" office:value-type="string" office:string-value="08">
            <text:p>08</text:p>
          </table:table-cell>
          <table:table-cell table:style-name="ce1" table:formula="of:=MID([.E259];3;1)" office:value-type="string" office:string-value="4">
            <text:p>4</text:p>
          </table:table-cell>
          <table:table-cell table:style-name="ce1" table:formula="of:=MID([.E259];4;2)" office:value-type="string" office:string-value="16">
            <text:p>16</text:p>
          </table:table-cell>
          <table:table-cell table:style-name="ce3" office:value-type="string">
            <text:p>San Carlos</text:p>
          </table:table-cell>
          <table:table-cell table:style-name="ce8" office:value-type="string">
            <text:p>0841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59];[.B259];[.C259])" office:value-type="string" office:string-value="08416">
            <text:p>0841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59]" office:value-type="string" office:string-value="San Carlos">
            <text:p>San Carlos</text:p>
          </table:table-cell>
          <table:table-cell office:value-type="string">
            <text:p>&lt;/field&gt;&lt;field name="code"&gt;CL</text:p>
          </table:table-cell>
          <table:table-cell table:formula="of:=CONCATENATE([.A259];[.B259];[.C259])" office:value-type="string" office:string-value="08416">
            <text:p>0841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59];[.B259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60];1;2)" office:value-type="string" office:string-value="08">
            <text:p>08</text:p>
          </table:table-cell>
          <table:table-cell table:style-name="ce1" table:formula="of:=MID([.E260];3;1)" office:value-type="string" office:string-value="4">
            <text:p>4</text:p>
          </table:table-cell>
          <table:table-cell table:style-name="ce1" table:formula="of:=MID([.E260];4;2)" office:value-type="string" office:string-value="17">
            <text:p>17</text:p>
          </table:table-cell>
          <table:table-cell table:style-name="ce3" office:value-type="string">
            <text:p>San Fabián</text:p>
          </table:table-cell>
          <table:table-cell table:style-name="ce8" office:value-type="string">
            <text:p>0841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60];[.B260];[.C260])" office:value-type="string" office:string-value="08417">
            <text:p>0841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0]" office:value-type="string" office:string-value="San Fabián">
            <text:p>San Fabián</text:p>
          </table:table-cell>
          <table:table-cell office:value-type="string">
            <text:p>&lt;/field&gt;&lt;field name="code"&gt;CL</text:p>
          </table:table-cell>
          <table:table-cell table:formula="of:=CONCATENATE([.A260];[.B260];[.C260])" office:value-type="string" office:string-value="08417">
            <text:p>0841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0];[.B260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61];1;2)" office:value-type="string" office:string-value="08">
            <text:p>08</text:p>
          </table:table-cell>
          <table:table-cell table:style-name="ce1" table:formula="of:=MID([.E261];3;1)" office:value-type="string" office:string-value="4">
            <text:p>4</text:p>
          </table:table-cell>
          <table:table-cell table:style-name="ce1" table:formula="of:=MID([.E261];4;2)" office:value-type="string" office:string-value="18">
            <text:p>18</text:p>
          </table:table-cell>
          <table:table-cell table:style-name="ce3" office:value-type="string">
            <text:p>San Ignacio</text:p>
          </table:table-cell>
          <table:table-cell table:style-name="ce8" office:value-type="string">
            <text:p>0841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61];[.B261];[.C261])" office:value-type="string" office:string-value="08418">
            <text:p>0841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1]" office:value-type="string" office:string-value="San Ignacio">
            <text:p>San Ignacio</text:p>
          </table:table-cell>
          <table:table-cell office:value-type="string">
            <text:p>&lt;/field&gt;&lt;field name="code"&gt;CL</text:p>
          </table:table-cell>
          <table:table-cell table:formula="of:=CONCATENATE([.A261];[.B261];[.C261])" office:value-type="string" office:string-value="08418">
            <text:p>0841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1];[.B261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62];1;2)" office:value-type="string" office:string-value="08">
            <text:p>08</text:p>
          </table:table-cell>
          <table:table-cell table:style-name="ce1" table:formula="of:=MID([.E262];3;1)" office:value-type="string" office:string-value="4">
            <text:p>4</text:p>
          </table:table-cell>
          <table:table-cell table:style-name="ce1" table:formula="of:=MID([.E262];4;2)" office:value-type="string" office:string-value="19">
            <text:p>19</text:p>
          </table:table-cell>
          <table:table-cell table:style-name="ce3" office:value-type="string">
            <text:p>San Nicolás</text:p>
          </table:table-cell>
          <table:table-cell table:style-name="ce8" office:value-type="string">
            <text:p>0841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62];[.B262];[.C262])" office:value-type="string" office:string-value="08419">
            <text:p>0841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2]" office:value-type="string" office:string-value="San Nicolás">
            <text:p>San Nicolás</text:p>
          </table:table-cell>
          <table:table-cell office:value-type="string">
            <text:p>&lt;/field&gt;&lt;field name="code"&gt;CL</text:p>
          </table:table-cell>
          <table:table-cell table:formula="of:=CONCATENATE([.A262];[.B262];[.C262])" office:value-type="string" office:string-value="08419">
            <text:p>0841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2];[.B262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63];1;2)" office:value-type="string" office:string-value="08">
            <text:p>08</text:p>
          </table:table-cell>
          <table:table-cell table:style-name="ce1" table:formula="of:=MID([.E263];3;1)" office:value-type="string" office:string-value="4">
            <text:p>4</text:p>
          </table:table-cell>
          <table:table-cell table:style-name="ce1" table:formula="of:=MID([.E263];4;2)" office:value-type="string" office:string-value="20">
            <text:p>20</text:p>
          </table:table-cell>
          <table:table-cell table:style-name="ce3" office:value-type="string">
            <text:p>Trehuaco</text:p>
          </table:table-cell>
          <table:table-cell table:style-name="ce8" office:value-type="string">
            <text:p>0842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63];[.B263];[.C263])" office:value-type="string" office:string-value="08420">
            <text:p>0842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3]" office:value-type="string" office:string-value="Trehuaco">
            <text:p>Trehuaco</text:p>
          </table:table-cell>
          <table:table-cell office:value-type="string">
            <text:p>&lt;/field&gt;&lt;field name="code"&gt;CL</text:p>
          </table:table-cell>
          <table:table-cell table:formula="of:=CONCATENATE([.A263];[.B263];[.C263])" office:value-type="string" office:string-value="08420">
            <text:p>0842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3];[.B263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64];1;2)" office:value-type="string" office:string-value="08">
            <text:p>08</text:p>
          </table:table-cell>
          <table:table-cell table:style-name="ce1" table:formula="of:=MID([.E264];3;1)" office:value-type="string" office:string-value="4">
            <text:p>4</text:p>
          </table:table-cell>
          <table:table-cell table:style-name="ce1" table:formula="of:=MID([.E264];4;2)" office:value-type="string" office:string-value="21">
            <text:p>21</text:p>
          </table:table-cell>
          <table:table-cell table:style-name="ce3" office:value-type="string">
            <text:p>Yungay</text:p>
          </table:table-cell>
          <table:table-cell table:style-name="ce8" office:value-type="string">
            <text:p>0842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64];[.B264];[.C264])" office:value-type="string" office:string-value="08421">
            <text:p>0842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4]" office:value-type="string" office:string-value="Yungay">
            <text:p>Yungay</text:p>
          </table:table-cell>
          <table:table-cell office:value-type="string">
            <text:p>&lt;/field&gt;&lt;field name="code"&gt;CL</text:p>
          </table:table-cell>
          <table:table-cell table:formula="of:=CONCATENATE([.A264];[.B264];[.C264])" office:value-type="string" office:string-value="08421">
            <text:p>0842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4];[.B264])" office:value-type="string" office:string-value="084">
            <text:p>08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65];1;2)" office:value-type="string" office:string-value="09">
            <text:p>09</text:p>
          </table:table-cell>
          <table:table-cell table:style-name="ce1" table:formula="of:=MID([.E265];3;1)" office:value-type="string" office:string-value="1">
            <text:p>1</text:p>
          </table:table-cell>
          <table:table-cell table:style-name="ce1" table:formula="of:=MID([.E265];4;2)" office:value-type="string" office:string-value="01">
            <text:p>01</text:p>
          </table:table-cell>
          <table:table-cell table:style-name="ce3" office:value-type="string">
            <text:p>Temuco</text:p>
          </table:table-cell>
          <table:table-cell table:style-name="ce8" office:value-type="string">
            <text:p>09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65];[.B265];[.C265])" office:value-type="string" office:string-value="09101">
            <text:p>09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5]" office:value-type="string" office:string-value="Temuco">
            <text:p>Temuco</text:p>
          </table:table-cell>
          <table:table-cell office:value-type="string">
            <text:p>&lt;/field&gt;&lt;field name="code"&gt;CL</text:p>
          </table:table-cell>
          <table:table-cell table:formula="of:=CONCATENATE([.A265];[.B265];[.C265])" office:value-type="string" office:string-value="09101">
            <text:p>09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5];[.B265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66];1;2)" office:value-type="string" office:string-value="09">
            <text:p>09</text:p>
          </table:table-cell>
          <table:table-cell table:style-name="ce1" table:formula="of:=MID([.E266];3;1)" office:value-type="string" office:string-value="1">
            <text:p>1</text:p>
          </table:table-cell>
          <table:table-cell table:style-name="ce1" table:formula="of:=MID([.E266];4;2)" office:value-type="string" office:string-value="02">
            <text:p>02</text:p>
          </table:table-cell>
          <table:table-cell table:style-name="ce3" office:value-type="string">
            <text:p>Carahue</text:p>
          </table:table-cell>
          <table:table-cell table:style-name="ce8" office:value-type="string">
            <text:p>09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66];[.B266];[.C266])" office:value-type="string" office:string-value="09102">
            <text:p>09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6]" office:value-type="string" office:string-value="Carahue">
            <text:p>Carahue</text:p>
          </table:table-cell>
          <table:table-cell office:value-type="string">
            <text:p>&lt;/field&gt;&lt;field name="code"&gt;CL</text:p>
          </table:table-cell>
          <table:table-cell table:formula="of:=CONCATENATE([.A266];[.B266];[.C266])" office:value-type="string" office:string-value="09102">
            <text:p>09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6];[.B266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67];1;2)" office:value-type="string" office:string-value="09">
            <text:p>09</text:p>
          </table:table-cell>
          <table:table-cell table:style-name="ce1" table:formula="of:=MID([.E267];3;1)" office:value-type="string" office:string-value="1">
            <text:p>1</text:p>
          </table:table-cell>
          <table:table-cell table:style-name="ce1" table:formula="of:=MID([.E267];4;2)" office:value-type="string" office:string-value="03">
            <text:p>03</text:p>
          </table:table-cell>
          <table:table-cell table:style-name="ce3" office:value-type="string">
            <text:p>Cunco</text:p>
          </table:table-cell>
          <table:table-cell table:style-name="ce8" office:value-type="string">
            <text:p>09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67];[.B267];[.C267])" office:value-type="string" office:string-value="09103">
            <text:p>09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7]" office:value-type="string" office:string-value="Cunco">
            <text:p>Cunco</text:p>
          </table:table-cell>
          <table:table-cell office:value-type="string">
            <text:p>&lt;/field&gt;&lt;field name="code"&gt;CL</text:p>
          </table:table-cell>
          <table:table-cell table:formula="of:=CONCATENATE([.A267];[.B267];[.C267])" office:value-type="string" office:string-value="09103">
            <text:p>09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7];[.B267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68];1;2)" office:value-type="string" office:string-value="09">
            <text:p>09</text:p>
          </table:table-cell>
          <table:table-cell table:style-name="ce1" table:formula="of:=MID([.E268];3;1)" office:value-type="string" office:string-value="1">
            <text:p>1</text:p>
          </table:table-cell>
          <table:table-cell table:style-name="ce1" table:formula="of:=MID([.E268];4;2)" office:value-type="string" office:string-value="04">
            <text:p>04</text:p>
          </table:table-cell>
          <table:table-cell table:style-name="ce3" office:value-type="string">
            <text:p>Curarrehue</text:p>
          </table:table-cell>
          <table:table-cell table:style-name="ce8" office:value-type="string">
            <text:p>09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68];[.B268];[.C268])" office:value-type="string" office:string-value="09104">
            <text:p>09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8]" office:value-type="string" office:string-value="Curarrehue">
            <text:p>Curarrehue</text:p>
          </table:table-cell>
          <table:table-cell office:value-type="string">
            <text:p>&lt;/field&gt;&lt;field name="code"&gt;CL</text:p>
          </table:table-cell>
          <table:table-cell table:formula="of:=CONCATENATE([.A268];[.B268];[.C268])" office:value-type="string" office:string-value="09104">
            <text:p>09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8];[.B268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69];1;2)" office:value-type="string" office:string-value="09">
            <text:p>09</text:p>
          </table:table-cell>
          <table:table-cell table:style-name="ce1" table:formula="of:=MID([.E269];3;1)" office:value-type="string" office:string-value="1">
            <text:p>1</text:p>
          </table:table-cell>
          <table:table-cell table:style-name="ce1" table:formula="of:=MID([.E269];4;2)" office:value-type="string" office:string-value="05">
            <text:p>05</text:p>
          </table:table-cell>
          <table:table-cell table:style-name="ce3" office:value-type="string">
            <text:p>Freire</text:p>
          </table:table-cell>
          <table:table-cell table:style-name="ce8" office:value-type="string">
            <text:p>091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69];[.B269];[.C269])" office:value-type="string" office:string-value="09105">
            <text:p>091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69]" office:value-type="string" office:string-value="Freire">
            <text:p>Freire</text:p>
          </table:table-cell>
          <table:table-cell office:value-type="string">
            <text:p>&lt;/field&gt;&lt;field name="code"&gt;CL</text:p>
          </table:table-cell>
          <table:table-cell table:formula="of:=CONCATENATE([.A269];[.B269];[.C269])" office:value-type="string" office:string-value="09105">
            <text:p>091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69];[.B269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70];1;2)" office:value-type="string" office:string-value="09">
            <text:p>09</text:p>
          </table:table-cell>
          <table:table-cell table:style-name="ce1" table:formula="of:=MID([.E270];3;1)" office:value-type="string" office:string-value="1">
            <text:p>1</text:p>
          </table:table-cell>
          <table:table-cell table:style-name="ce1" table:formula="of:=MID([.E270];4;2)" office:value-type="string" office:string-value="06">
            <text:p>06</text:p>
          </table:table-cell>
          <table:table-cell table:style-name="ce3" office:value-type="string">
            <text:p>Galvarino</text:p>
          </table:table-cell>
          <table:table-cell table:style-name="ce8" office:value-type="string">
            <text:p>091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70];[.B270];[.C270])" office:value-type="string" office:string-value="09106">
            <text:p>091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0]" office:value-type="string" office:string-value="Galvarino">
            <text:p>Galvarino</text:p>
          </table:table-cell>
          <table:table-cell office:value-type="string">
            <text:p>&lt;/field&gt;&lt;field name="code"&gt;CL</text:p>
          </table:table-cell>
          <table:table-cell table:formula="of:=CONCATENATE([.A270];[.B270];[.C270])" office:value-type="string" office:string-value="09106">
            <text:p>091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0];[.B270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71];1;2)" office:value-type="string" office:string-value="09">
            <text:p>09</text:p>
          </table:table-cell>
          <table:table-cell table:style-name="ce1" table:formula="of:=MID([.E271];3;1)" office:value-type="string" office:string-value="1">
            <text:p>1</text:p>
          </table:table-cell>
          <table:table-cell table:style-name="ce1" table:formula="of:=MID([.E271];4;2)" office:value-type="string" office:string-value="07">
            <text:p>07</text:p>
          </table:table-cell>
          <table:table-cell table:style-name="ce3" office:value-type="string">
            <text:p>Gorbea</text:p>
          </table:table-cell>
          <table:table-cell table:style-name="ce8" office:value-type="string">
            <text:p>091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71];[.B271];[.C271])" office:value-type="string" office:string-value="09107">
            <text:p>091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1]" office:value-type="string" office:string-value="Gorbea">
            <text:p>Gorbea</text:p>
          </table:table-cell>
          <table:table-cell office:value-type="string">
            <text:p>&lt;/field&gt;&lt;field name="code"&gt;CL</text:p>
          </table:table-cell>
          <table:table-cell table:formula="of:=CONCATENATE([.A271];[.B271];[.C271])" office:value-type="string" office:string-value="09107">
            <text:p>091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1];[.B271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72];1;2)" office:value-type="string" office:string-value="09">
            <text:p>09</text:p>
          </table:table-cell>
          <table:table-cell table:style-name="ce1" table:formula="of:=MID([.E272];3;1)" office:value-type="string" office:string-value="1">
            <text:p>1</text:p>
          </table:table-cell>
          <table:table-cell table:style-name="ce1" table:formula="of:=MID([.E272];4;2)" office:value-type="string" office:string-value="08">
            <text:p>08</text:p>
          </table:table-cell>
          <table:table-cell table:style-name="ce3" office:value-type="string">
            <text:p>Lautaro</text:p>
          </table:table-cell>
          <table:table-cell table:style-name="ce8" office:value-type="string">
            <text:p>091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72];[.B272];[.C272])" office:value-type="string" office:string-value="09108">
            <text:p>091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2]" office:value-type="string" office:string-value="Lautaro">
            <text:p>Lautaro</text:p>
          </table:table-cell>
          <table:table-cell office:value-type="string">
            <text:p>&lt;/field&gt;&lt;field name="code"&gt;CL</text:p>
          </table:table-cell>
          <table:table-cell table:formula="of:=CONCATENATE([.A272];[.B272];[.C272])" office:value-type="string" office:string-value="09108">
            <text:p>091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2];[.B272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73];1;2)" office:value-type="string" office:string-value="09">
            <text:p>09</text:p>
          </table:table-cell>
          <table:table-cell table:style-name="ce1" table:formula="of:=MID([.E273];3;1)" office:value-type="string" office:string-value="1">
            <text:p>1</text:p>
          </table:table-cell>
          <table:table-cell table:style-name="ce1" table:formula="of:=MID([.E273];4;2)" office:value-type="string" office:string-value="09">
            <text:p>09</text:p>
          </table:table-cell>
          <table:table-cell table:style-name="ce3" office:value-type="string">
            <text:p>Loncoche</text:p>
          </table:table-cell>
          <table:table-cell table:style-name="ce8" office:value-type="string">
            <text:p>091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73];[.B273];[.C273])" office:value-type="string" office:string-value="09109">
            <text:p>091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3]" office:value-type="string" office:string-value="Loncoche">
            <text:p>Loncoche</text:p>
          </table:table-cell>
          <table:table-cell office:value-type="string">
            <text:p>&lt;/field&gt;&lt;field name="code"&gt;CL</text:p>
          </table:table-cell>
          <table:table-cell table:formula="of:=CONCATENATE([.A273];[.B273];[.C273])" office:value-type="string" office:string-value="09109">
            <text:p>091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3];[.B273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74];1;2)" office:value-type="string" office:string-value="09">
            <text:p>09</text:p>
          </table:table-cell>
          <table:table-cell table:style-name="ce1" table:formula="of:=MID([.E274];3;1)" office:value-type="string" office:string-value="1">
            <text:p>1</text:p>
          </table:table-cell>
          <table:table-cell table:style-name="ce1" table:formula="of:=MID([.E274];4;2)" office:value-type="string" office:string-value="10">
            <text:p>10</text:p>
          </table:table-cell>
          <table:table-cell table:style-name="ce3" office:value-type="string">
            <text:p>Melipeuco</text:p>
          </table:table-cell>
          <table:table-cell table:style-name="ce8" office:value-type="string">
            <text:p>0911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74];[.B274];[.C274])" office:value-type="string" office:string-value="09110">
            <text:p>091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4]" office:value-type="string" office:string-value="Melipeuco">
            <text:p>Melipeuco</text:p>
          </table:table-cell>
          <table:table-cell office:value-type="string">
            <text:p>&lt;/field&gt;&lt;field name="code"&gt;CL</text:p>
          </table:table-cell>
          <table:table-cell table:formula="of:=CONCATENATE([.A274];[.B274];[.C274])" office:value-type="string" office:string-value="09110">
            <text:p>0911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4];[.B274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75];1;2)" office:value-type="string" office:string-value="09">
            <text:p>09</text:p>
          </table:table-cell>
          <table:table-cell table:style-name="ce1" table:formula="of:=MID([.E275];3;1)" office:value-type="string" office:string-value="1">
            <text:p>1</text:p>
          </table:table-cell>
          <table:table-cell table:style-name="ce1" table:formula="of:=MID([.E275];4;2)" office:value-type="string" office:string-value="11">
            <text:p>11</text:p>
          </table:table-cell>
          <table:table-cell table:style-name="ce3" office:value-type="string">
            <text:p>Nueva Imperial</text:p>
          </table:table-cell>
          <table:table-cell table:style-name="ce8" office:value-type="string">
            <text:p>0911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75];[.B275];[.C275])" office:value-type="string" office:string-value="09111">
            <text:p>0911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5]" office:value-type="string" office:string-value="Nueva Imperial">
            <text:p>Nueva Imperial</text:p>
          </table:table-cell>
          <table:table-cell office:value-type="string">
            <text:p>&lt;/field&gt;&lt;field name="code"&gt;CL</text:p>
          </table:table-cell>
          <table:table-cell table:formula="of:=CONCATENATE([.A275];[.B275];[.C275])" office:value-type="string" office:string-value="09111">
            <text:p>0911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5];[.B275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76];1;2)" office:value-type="string" office:string-value="09">
            <text:p>09</text:p>
          </table:table-cell>
          <table:table-cell table:style-name="ce1" table:formula="of:=MID([.E276];3;1)" office:value-type="string" office:string-value="1">
            <text:p>1</text:p>
          </table:table-cell>
          <table:table-cell table:style-name="ce1" table:formula="of:=MID([.E276];4;2)" office:value-type="string" office:string-value="12">
            <text:p>12</text:p>
          </table:table-cell>
          <table:table-cell table:style-name="ce3" office:value-type="string">
            <text:p>Padre Las Casas</text:p>
          </table:table-cell>
          <table:table-cell table:style-name="ce8" office:value-type="string">
            <text:p>0911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76];[.B276];[.C276])" office:value-type="string" office:string-value="09112">
            <text:p>0911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6]" office:value-type="string" office:string-value="Padre Las Casas">
            <text:p>Padre Las Casas</text:p>
          </table:table-cell>
          <table:table-cell office:value-type="string">
            <text:p>&lt;/field&gt;&lt;field name="code"&gt;CL</text:p>
          </table:table-cell>
          <table:table-cell table:formula="of:=CONCATENATE([.A276];[.B276];[.C276])" office:value-type="string" office:string-value="09112">
            <text:p>0911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6];[.B276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77];1;2)" office:value-type="string" office:string-value="09">
            <text:p>09</text:p>
          </table:table-cell>
          <table:table-cell table:style-name="ce1" table:formula="of:=MID([.E277];3;1)" office:value-type="string" office:string-value="1">
            <text:p>1</text:p>
          </table:table-cell>
          <table:table-cell table:style-name="ce1" table:formula="of:=MID([.E277];4;2)" office:value-type="string" office:string-value="13">
            <text:p>13</text:p>
          </table:table-cell>
          <table:table-cell table:style-name="ce3" office:value-type="string">
            <text:p>Perquenco</text:p>
          </table:table-cell>
          <table:table-cell table:style-name="ce8" office:value-type="string">
            <text:p>0911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77];[.B277];[.C277])" office:value-type="string" office:string-value="09113">
            <text:p>0911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7]" office:value-type="string" office:string-value="Perquenco">
            <text:p>Perquenco</text:p>
          </table:table-cell>
          <table:table-cell office:value-type="string">
            <text:p>&lt;/field&gt;&lt;field name="code"&gt;CL</text:p>
          </table:table-cell>
          <table:table-cell table:formula="of:=CONCATENATE([.A277];[.B277];[.C277])" office:value-type="string" office:string-value="09113">
            <text:p>0911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7];[.B277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78];1;2)" office:value-type="string" office:string-value="09">
            <text:p>09</text:p>
          </table:table-cell>
          <table:table-cell table:style-name="ce1" table:formula="of:=MID([.E278];3;1)" office:value-type="string" office:string-value="1">
            <text:p>1</text:p>
          </table:table-cell>
          <table:table-cell table:style-name="ce1" table:formula="of:=MID([.E278];4;2)" office:value-type="string" office:string-value="14">
            <text:p>14</text:p>
          </table:table-cell>
          <table:table-cell table:style-name="ce3" office:value-type="string">
            <text:p>Pitrufquén</text:p>
          </table:table-cell>
          <table:table-cell table:style-name="ce8" office:value-type="string">
            <text:p>0911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78];[.B278];[.C278])" office:value-type="string" office:string-value="09114">
            <text:p>0911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8]" office:value-type="string" office:string-value="Pitrufquén">
            <text:p>Pitrufquén</text:p>
          </table:table-cell>
          <table:table-cell office:value-type="string">
            <text:p>&lt;/field&gt;&lt;field name="code"&gt;CL</text:p>
          </table:table-cell>
          <table:table-cell table:formula="of:=CONCATENATE([.A278];[.B278];[.C278])" office:value-type="string" office:string-value="09114">
            <text:p>0911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8];[.B278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79];1;2)" office:value-type="string" office:string-value="09">
            <text:p>09</text:p>
          </table:table-cell>
          <table:table-cell table:style-name="ce1" table:formula="of:=MID([.E279];3;1)" office:value-type="string" office:string-value="1">
            <text:p>1</text:p>
          </table:table-cell>
          <table:table-cell table:style-name="ce1" table:formula="of:=MID([.E279];4;2)" office:value-type="string" office:string-value="15">
            <text:p>15</text:p>
          </table:table-cell>
          <table:table-cell table:style-name="ce3" office:value-type="string">
            <text:p>Pucón</text:p>
          </table:table-cell>
          <table:table-cell table:style-name="ce8" office:value-type="string">
            <text:p>0911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79];[.B279];[.C279])" office:value-type="string" office:string-value="09115">
            <text:p>0911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79]" office:value-type="string" office:string-value="Pucón">
            <text:p>Pucón</text:p>
          </table:table-cell>
          <table:table-cell office:value-type="string">
            <text:p>&lt;/field&gt;&lt;field name="code"&gt;CL</text:p>
          </table:table-cell>
          <table:table-cell table:formula="of:=CONCATENATE([.A279];[.B279];[.C279])" office:value-type="string" office:string-value="09115">
            <text:p>0911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79];[.B279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80];1;2)" office:value-type="string" office:string-value="09">
            <text:p>09</text:p>
          </table:table-cell>
          <table:table-cell table:style-name="ce1" table:formula="of:=MID([.E280];3;1)" office:value-type="string" office:string-value="1">
            <text:p>1</text:p>
          </table:table-cell>
          <table:table-cell table:style-name="ce1" table:formula="of:=MID([.E280];4;2)" office:value-type="string" office:string-value="16">
            <text:p>16</text:p>
          </table:table-cell>
          <table:table-cell table:style-name="ce3" office:value-type="string">
            <text:p>Saavedra</text:p>
          </table:table-cell>
          <table:table-cell table:style-name="ce8" office:value-type="string">
            <text:p>0911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80];[.B280];[.C280])" office:value-type="string" office:string-value="09116">
            <text:p>0911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0]" office:value-type="string" office:string-value="Saavedra">
            <text:p>Saavedra</text:p>
          </table:table-cell>
          <table:table-cell office:value-type="string">
            <text:p>&lt;/field&gt;&lt;field name="code"&gt;CL</text:p>
          </table:table-cell>
          <table:table-cell table:formula="of:=CONCATENATE([.A280];[.B280];[.C280])" office:value-type="string" office:string-value="09116">
            <text:p>0911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0];[.B280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81];1;2)" office:value-type="string" office:string-value="09">
            <text:p>09</text:p>
          </table:table-cell>
          <table:table-cell table:style-name="ce1" table:formula="of:=MID([.E281];3;1)" office:value-type="string" office:string-value="1">
            <text:p>1</text:p>
          </table:table-cell>
          <table:table-cell table:style-name="ce1" table:formula="of:=MID([.E281];4;2)" office:value-type="string" office:string-value="17">
            <text:p>17</text:p>
          </table:table-cell>
          <table:table-cell table:style-name="ce3" office:value-type="string">
            <text:p>Teodoro Schmidt</text:p>
          </table:table-cell>
          <table:table-cell table:style-name="ce8" office:value-type="string">
            <text:p>0911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81];[.B281];[.C281])" office:value-type="string" office:string-value="09117">
            <text:p>0911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1]" office:value-type="string" office:string-value="Teodoro Schmidt">
            <text:p>Teodoro Schmidt</text:p>
          </table:table-cell>
          <table:table-cell office:value-type="string">
            <text:p>&lt;/field&gt;&lt;field name="code"&gt;CL</text:p>
          </table:table-cell>
          <table:table-cell table:formula="of:=CONCATENATE([.A281];[.B281];[.C281])" office:value-type="string" office:string-value="09117">
            <text:p>0911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1];[.B281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82];1;2)" office:value-type="string" office:string-value="09">
            <text:p>09</text:p>
          </table:table-cell>
          <table:table-cell table:style-name="ce1" table:formula="of:=MID([.E282];3;1)" office:value-type="string" office:string-value="1">
            <text:p>1</text:p>
          </table:table-cell>
          <table:table-cell table:style-name="ce1" table:formula="of:=MID([.E282];4;2)" office:value-type="string" office:string-value="18">
            <text:p>18</text:p>
          </table:table-cell>
          <table:table-cell table:style-name="ce3" office:value-type="string">
            <text:p>Toltén</text:p>
          </table:table-cell>
          <table:table-cell table:style-name="ce8" office:value-type="string">
            <text:p>0911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82];[.B282];[.C282])" office:value-type="string" office:string-value="09118">
            <text:p>0911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2]" office:value-type="string" office:string-value="Toltén">
            <text:p>Toltén</text:p>
          </table:table-cell>
          <table:table-cell office:value-type="string">
            <text:p>&lt;/field&gt;&lt;field name="code"&gt;CL</text:p>
          </table:table-cell>
          <table:table-cell table:formula="of:=CONCATENATE([.A282];[.B282];[.C282])" office:value-type="string" office:string-value="09118">
            <text:p>0911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2];[.B282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83];1;2)" office:value-type="string" office:string-value="09">
            <text:p>09</text:p>
          </table:table-cell>
          <table:table-cell table:style-name="ce1" table:formula="of:=MID([.E283];3;1)" office:value-type="string" office:string-value="1">
            <text:p>1</text:p>
          </table:table-cell>
          <table:table-cell table:style-name="ce1" table:formula="of:=MID([.E283];4;2)" office:value-type="string" office:string-value="19">
            <text:p>19</text:p>
          </table:table-cell>
          <table:table-cell table:style-name="ce3" office:value-type="string">
            <text:p>Vilcún</text:p>
          </table:table-cell>
          <table:table-cell table:style-name="ce8" office:value-type="string">
            <text:p>0911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83];[.B283];[.C283])" office:value-type="string" office:string-value="09119">
            <text:p>0911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3]" office:value-type="string" office:string-value="Vilcún">
            <text:p>Vilcún</text:p>
          </table:table-cell>
          <table:table-cell office:value-type="string">
            <text:p>&lt;/field&gt;&lt;field name="code"&gt;CL</text:p>
          </table:table-cell>
          <table:table-cell table:formula="of:=CONCATENATE([.A283];[.B283];[.C283])" office:value-type="string" office:string-value="09119">
            <text:p>0911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3];[.B283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84];1;2)" office:value-type="string" office:string-value="09">
            <text:p>09</text:p>
          </table:table-cell>
          <table:table-cell table:style-name="ce1" table:formula="of:=MID([.E284];3;1)" office:value-type="string" office:string-value="1">
            <text:p>1</text:p>
          </table:table-cell>
          <table:table-cell table:style-name="ce1" table:formula="of:=MID([.E284];4;2)" office:value-type="string" office:string-value="20">
            <text:p>20</text:p>
          </table:table-cell>
          <table:table-cell table:style-name="ce3" office:value-type="string">
            <text:p>Villarrica</text:p>
          </table:table-cell>
          <table:table-cell table:style-name="ce8" office:value-type="string">
            <text:p>0912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84];[.B284];[.C284])" office:value-type="string" office:string-value="09120">
            <text:p>0912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4]" office:value-type="string" office:string-value="Villarrica">
            <text:p>Villarrica</text:p>
          </table:table-cell>
          <table:table-cell office:value-type="string">
            <text:p>&lt;/field&gt;&lt;field name="code"&gt;CL</text:p>
          </table:table-cell>
          <table:table-cell table:formula="of:=CONCATENATE([.A284];[.B284];[.C284])" office:value-type="string" office:string-value="09120">
            <text:p>0912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4];[.B284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85];1;2)" office:value-type="string" office:string-value="09">
            <text:p>09</text:p>
          </table:table-cell>
          <table:table-cell table:style-name="ce1" table:formula="of:=MID([.E285];3;1)" office:value-type="string" office:string-value="1">
            <text:p>1</text:p>
          </table:table-cell>
          <table:table-cell table:style-name="ce1" table:formula="of:=MID([.E285];4;2)" office:value-type="string" office:string-value="21">
            <text:p>21</text:p>
          </table:table-cell>
          <table:table-cell table:style-name="ce3" office:value-type="string">
            <text:p>Cholchol</text:p>
          </table:table-cell>
          <table:table-cell table:style-name="ce8" office:value-type="string">
            <text:p>0912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85];[.B285];[.C285])" office:value-type="string" office:string-value="09121">
            <text:p>0912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5]" office:value-type="string" office:string-value="Cholchol">
            <text:p>Cholchol</text:p>
          </table:table-cell>
          <table:table-cell office:value-type="string">
            <text:p>&lt;/field&gt;&lt;field name="code"&gt;CL</text:p>
          </table:table-cell>
          <table:table-cell table:formula="of:=CONCATENATE([.A285];[.B285];[.C285])" office:value-type="string" office:string-value="09121">
            <text:p>0912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5];[.B285])" office:value-type="string" office:string-value="091">
            <text:p>09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86];1;2)" office:value-type="string" office:string-value="09">
            <text:p>09</text:p>
          </table:table-cell>
          <table:table-cell table:style-name="ce1" table:formula="of:=MID([.E286];3;1)" office:value-type="string" office:string-value="2">
            <text:p>2</text:p>
          </table:table-cell>
          <table:table-cell table:style-name="ce1" table:formula="of:=MID([.E286];4;2)" office:value-type="string" office:string-value="01">
            <text:p>01</text:p>
          </table:table-cell>
          <table:table-cell table:style-name="ce3" office:value-type="string">
            <text:p>Angol</text:p>
          </table:table-cell>
          <table:table-cell table:style-name="ce8" office:value-type="string">
            <text:p>09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86];[.B286];[.C286])" office:value-type="string" office:string-value="09201">
            <text:p>09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6]" office:value-type="string" office:string-value="Angol">
            <text:p>Angol</text:p>
          </table:table-cell>
          <table:table-cell office:value-type="string">
            <text:p>&lt;/field&gt;&lt;field name="code"&gt;CL</text:p>
          </table:table-cell>
          <table:table-cell table:formula="of:=CONCATENATE([.A286];[.B286];[.C286])" office:value-type="string" office:string-value="09201">
            <text:p>09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6];[.B286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87];1;2)" office:value-type="string" office:string-value="09">
            <text:p>09</text:p>
          </table:table-cell>
          <table:table-cell table:style-name="ce1" table:formula="of:=MID([.E287];3;1)" office:value-type="string" office:string-value="2">
            <text:p>2</text:p>
          </table:table-cell>
          <table:table-cell table:style-name="ce1" table:formula="of:=MID([.E287];4;2)" office:value-type="string" office:string-value="02">
            <text:p>02</text:p>
          </table:table-cell>
          <table:table-cell table:style-name="ce3" office:value-type="string">
            <text:p>Collipulli</text:p>
          </table:table-cell>
          <table:table-cell table:style-name="ce8" office:value-type="string">
            <text:p>09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87];[.B287];[.C287])" office:value-type="string" office:string-value="09202">
            <text:p>09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7]" office:value-type="string" office:string-value="Collipulli">
            <text:p>Collipulli</text:p>
          </table:table-cell>
          <table:table-cell office:value-type="string">
            <text:p>&lt;/field&gt;&lt;field name="code"&gt;CL</text:p>
          </table:table-cell>
          <table:table-cell table:formula="of:=CONCATENATE([.A287];[.B287];[.C287])" office:value-type="string" office:string-value="09202">
            <text:p>09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7];[.B287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88];1;2)" office:value-type="string" office:string-value="09">
            <text:p>09</text:p>
          </table:table-cell>
          <table:table-cell table:style-name="ce1" table:formula="of:=MID([.E288];3;1)" office:value-type="string" office:string-value="2">
            <text:p>2</text:p>
          </table:table-cell>
          <table:table-cell table:style-name="ce1" table:formula="of:=MID([.E288];4;2)" office:value-type="string" office:string-value="03">
            <text:p>03</text:p>
          </table:table-cell>
          <table:table-cell table:style-name="ce3" office:value-type="string">
            <text:p>Curacautín</text:p>
          </table:table-cell>
          <table:table-cell table:style-name="ce8" office:value-type="string">
            <text:p>092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88];[.B288];[.C288])" office:value-type="string" office:string-value="09203">
            <text:p>092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8]" office:value-type="string" office:string-value="Curacautín">
            <text:p>Curacautín</text:p>
          </table:table-cell>
          <table:table-cell office:value-type="string">
            <text:p>&lt;/field&gt;&lt;field name="code"&gt;CL</text:p>
          </table:table-cell>
          <table:table-cell table:formula="of:=CONCATENATE([.A288];[.B288];[.C288])" office:value-type="string" office:string-value="09203">
            <text:p>092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8];[.B288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89];1;2)" office:value-type="string" office:string-value="09">
            <text:p>09</text:p>
          </table:table-cell>
          <table:table-cell table:style-name="ce1" table:formula="of:=MID([.E289];3;1)" office:value-type="string" office:string-value="2">
            <text:p>2</text:p>
          </table:table-cell>
          <table:table-cell table:style-name="ce1" table:formula="of:=MID([.E289];4;2)" office:value-type="string" office:string-value="04">
            <text:p>04</text:p>
          </table:table-cell>
          <table:table-cell table:style-name="ce3" office:value-type="string">
            <text:p>Ercilla</text:p>
          </table:table-cell>
          <table:table-cell table:style-name="ce8" office:value-type="string">
            <text:p>092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89];[.B289];[.C289])" office:value-type="string" office:string-value="09204">
            <text:p>092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89]" office:value-type="string" office:string-value="Ercilla">
            <text:p>Ercilla</text:p>
          </table:table-cell>
          <table:table-cell office:value-type="string">
            <text:p>&lt;/field&gt;&lt;field name="code"&gt;CL</text:p>
          </table:table-cell>
          <table:table-cell table:formula="of:=CONCATENATE([.A289];[.B289];[.C289])" office:value-type="string" office:string-value="09204">
            <text:p>092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89];[.B289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90];1;2)" office:value-type="string" office:string-value="09">
            <text:p>09</text:p>
          </table:table-cell>
          <table:table-cell table:style-name="ce1" table:formula="of:=MID([.E290];3;1)" office:value-type="string" office:string-value="2">
            <text:p>2</text:p>
          </table:table-cell>
          <table:table-cell table:style-name="ce1" table:formula="of:=MID([.E290];4;2)" office:value-type="string" office:string-value="05">
            <text:p>05</text:p>
          </table:table-cell>
          <table:table-cell table:style-name="ce3" office:value-type="string">
            <text:p>Lonquimay</text:p>
          </table:table-cell>
          <table:table-cell table:style-name="ce8" office:value-type="string">
            <text:p>092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90];[.B290];[.C290])" office:value-type="string" office:string-value="09205">
            <text:p>092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0]" office:value-type="string" office:string-value="Lonquimay">
            <text:p>Lonquimay</text:p>
          </table:table-cell>
          <table:table-cell office:value-type="string">
            <text:p>&lt;/field&gt;&lt;field name="code"&gt;CL</text:p>
          </table:table-cell>
          <table:table-cell table:formula="of:=CONCATENATE([.A290];[.B290];[.C290])" office:value-type="string" office:string-value="09205">
            <text:p>092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0];[.B290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91];1;2)" office:value-type="string" office:string-value="09">
            <text:p>09</text:p>
          </table:table-cell>
          <table:table-cell table:style-name="ce1" table:formula="of:=MID([.E291];3;1)" office:value-type="string" office:string-value="2">
            <text:p>2</text:p>
          </table:table-cell>
          <table:table-cell table:style-name="ce1" table:formula="of:=MID([.E291];4;2)" office:value-type="string" office:string-value="06">
            <text:p>06</text:p>
          </table:table-cell>
          <table:table-cell table:style-name="ce3" office:value-type="string">
            <text:p>Los Sauces</text:p>
          </table:table-cell>
          <table:table-cell table:style-name="ce8" office:value-type="string">
            <text:p>092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91];[.B291];[.C291])" office:value-type="string" office:string-value="09206">
            <text:p>092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1]" office:value-type="string" office:string-value="Los Sauces">
            <text:p>Los Sauces</text:p>
          </table:table-cell>
          <table:table-cell office:value-type="string">
            <text:p>&lt;/field&gt;&lt;field name="code"&gt;CL</text:p>
          </table:table-cell>
          <table:table-cell table:formula="of:=CONCATENATE([.A291];[.B291];[.C291])" office:value-type="string" office:string-value="09206">
            <text:p>092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1];[.B291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92];1;2)" office:value-type="string" office:string-value="09">
            <text:p>09</text:p>
          </table:table-cell>
          <table:table-cell table:style-name="ce1" table:formula="of:=MID([.E292];3;1)" office:value-type="string" office:string-value="2">
            <text:p>2</text:p>
          </table:table-cell>
          <table:table-cell table:style-name="ce1" table:formula="of:=MID([.E292];4;2)" office:value-type="string" office:string-value="07">
            <text:p>07</text:p>
          </table:table-cell>
          <table:table-cell table:style-name="ce3" office:value-type="string">
            <text:p>Lumaco</text:p>
          </table:table-cell>
          <table:table-cell table:style-name="ce8" office:value-type="string">
            <text:p>092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92];[.B292];[.C292])" office:value-type="string" office:string-value="09207">
            <text:p>092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2]" office:value-type="string" office:string-value="Lumaco">
            <text:p>Lumaco</text:p>
          </table:table-cell>
          <table:table-cell office:value-type="string">
            <text:p>&lt;/field&gt;&lt;field name="code"&gt;CL</text:p>
          </table:table-cell>
          <table:table-cell table:formula="of:=CONCATENATE([.A292];[.B292];[.C292])" office:value-type="string" office:string-value="09207">
            <text:p>092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2];[.B292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93];1;2)" office:value-type="string" office:string-value="09">
            <text:p>09</text:p>
          </table:table-cell>
          <table:table-cell table:style-name="ce1" table:formula="of:=MID([.E293];3;1)" office:value-type="string" office:string-value="2">
            <text:p>2</text:p>
          </table:table-cell>
          <table:table-cell table:style-name="ce1" table:formula="of:=MID([.E293];4;2)" office:value-type="string" office:string-value="08">
            <text:p>08</text:p>
          </table:table-cell>
          <table:table-cell table:style-name="ce3" office:value-type="string">
            <text:p>Purén</text:p>
          </table:table-cell>
          <table:table-cell table:style-name="ce8" office:value-type="string">
            <text:p>092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93];[.B293];[.C293])" office:value-type="string" office:string-value="09208">
            <text:p>092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3]" office:value-type="string" office:string-value="Purén">
            <text:p>Purén</text:p>
          </table:table-cell>
          <table:table-cell office:value-type="string">
            <text:p>&lt;/field&gt;&lt;field name="code"&gt;CL</text:p>
          </table:table-cell>
          <table:table-cell table:formula="of:=CONCATENATE([.A293];[.B293];[.C293])" office:value-type="string" office:string-value="09208">
            <text:p>092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3];[.B293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94];1;2)" office:value-type="string" office:string-value="09">
            <text:p>09</text:p>
          </table:table-cell>
          <table:table-cell table:style-name="ce1" table:formula="of:=MID([.E294];3;1)" office:value-type="string" office:string-value="2">
            <text:p>2</text:p>
          </table:table-cell>
          <table:table-cell table:style-name="ce1" table:formula="of:=MID([.E294];4;2)" office:value-type="string" office:string-value="09">
            <text:p>09</text:p>
          </table:table-cell>
          <table:table-cell table:style-name="ce3" office:value-type="string">
            <text:p>Renaico</text:p>
          </table:table-cell>
          <table:table-cell table:style-name="ce8" office:value-type="string">
            <text:p>092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94];[.B294];[.C294])" office:value-type="string" office:string-value="09209">
            <text:p>092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4]" office:value-type="string" office:string-value="Renaico">
            <text:p>Renaico</text:p>
          </table:table-cell>
          <table:table-cell office:value-type="string">
            <text:p>&lt;/field&gt;&lt;field name="code"&gt;CL</text:p>
          </table:table-cell>
          <table:table-cell table:formula="of:=CONCATENATE([.A294];[.B294];[.C294])" office:value-type="string" office:string-value="09209">
            <text:p>092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4];[.B294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95];1;2)" office:value-type="string" office:string-value="09">
            <text:p>09</text:p>
          </table:table-cell>
          <table:table-cell table:style-name="ce1" table:formula="of:=MID([.E295];3;1)" office:value-type="string" office:string-value="2">
            <text:p>2</text:p>
          </table:table-cell>
          <table:table-cell table:style-name="ce1" table:formula="of:=MID([.E295];4;2)" office:value-type="string" office:string-value="10">
            <text:p>10</text:p>
          </table:table-cell>
          <table:table-cell table:style-name="ce3" office:value-type="string">
            <text:p>Traiguén</text:p>
          </table:table-cell>
          <table:table-cell table:style-name="ce8" office:value-type="string">
            <text:p>0921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95];[.B295];[.C295])" office:value-type="string" office:string-value="09210">
            <text:p>092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5]" office:value-type="string" office:string-value="Traiguén">
            <text:p>Traiguén</text:p>
          </table:table-cell>
          <table:table-cell office:value-type="string">
            <text:p>&lt;/field&gt;&lt;field name="code"&gt;CL</text:p>
          </table:table-cell>
          <table:table-cell table:formula="of:=CONCATENATE([.A295];[.B295];[.C295])" office:value-type="string" office:string-value="09210">
            <text:p>0921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5];[.B295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96];1;2)" office:value-type="string" office:string-value="09">
            <text:p>09</text:p>
          </table:table-cell>
          <table:table-cell table:style-name="ce1" table:formula="of:=MID([.E296];3;1)" office:value-type="string" office:string-value="2">
            <text:p>2</text:p>
          </table:table-cell>
          <table:table-cell table:style-name="ce1" table:formula="of:=MID([.E296];4;2)" office:value-type="string" office:string-value="11">
            <text:p>11</text:p>
          </table:table-cell>
          <table:table-cell table:style-name="ce3" office:value-type="string">
            <text:p>Victoria</text:p>
          </table:table-cell>
          <table:table-cell table:style-name="ce8" office:value-type="string">
            <text:p>0921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96];[.B296];[.C296])" office:value-type="string" office:string-value="09211">
            <text:p>0921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6]" office:value-type="string" office:string-value="Victoria">
            <text:p>Victoria</text:p>
          </table:table-cell>
          <table:table-cell office:value-type="string">
            <text:p>&lt;/field&gt;&lt;field name="code"&gt;CL</text:p>
          </table:table-cell>
          <table:table-cell table:formula="of:=CONCATENATE([.A296];[.B296];[.C296])" office:value-type="string" office:string-value="09211">
            <text:p>0921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6];[.B296])" office:value-type="string" office:string-value="092">
            <text:p>09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97];1;2)" office:value-type="string" office:string-value="10">
            <text:p>10</text:p>
          </table:table-cell>
          <table:table-cell table:style-name="ce1" table:formula="of:=MID([.E297];3;1)" office:value-type="string" office:string-value="1">
            <text:p>1</text:p>
          </table:table-cell>
          <table:table-cell table:style-name="ce1" table:formula="of:=MID([.E297];4;2)" office:value-type="string" office:string-value="01">
            <text:p>01</text:p>
          </table:table-cell>
          <table:table-cell table:style-name="ce3" office:value-type="string">
            <text:p>Puerto Montt</text:p>
          </table:table-cell>
          <table:table-cell table:style-name="ce8" office:value-type="string">
            <text:p>10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97];[.B297];[.C297])" office:value-type="string" office:string-value="10101">
            <text:p>10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7]" office:value-type="string" office:string-value="Puerto Montt">
            <text:p>Puerto Montt</text:p>
          </table:table-cell>
          <table:table-cell office:value-type="string">
            <text:p>&lt;/field&gt;&lt;field name="code"&gt;CL</text:p>
          </table:table-cell>
          <table:table-cell table:formula="of:=CONCATENATE([.A297];[.B297];[.C297])" office:value-type="string" office:string-value="10101">
            <text:p>10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7];[.B297])" office:value-type="string" office:string-value="101">
            <text:p>10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98];1;2)" office:value-type="string" office:string-value="10">
            <text:p>10</text:p>
          </table:table-cell>
          <table:table-cell table:style-name="ce1" table:formula="of:=MID([.E298];3;1)" office:value-type="string" office:string-value="1">
            <text:p>1</text:p>
          </table:table-cell>
          <table:table-cell table:style-name="ce1" table:formula="of:=MID([.E298];4;2)" office:value-type="string" office:string-value="02">
            <text:p>02</text:p>
          </table:table-cell>
          <table:table-cell table:style-name="ce3" office:value-type="string">
            <text:p>Calbuco</text:p>
          </table:table-cell>
          <table:table-cell table:style-name="ce8" office:value-type="string">
            <text:p>10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98];[.B298];[.C298])" office:value-type="string" office:string-value="10102">
            <text:p>10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8]" office:value-type="string" office:string-value="Calbuco">
            <text:p>Calbuco</text:p>
          </table:table-cell>
          <table:table-cell office:value-type="string">
            <text:p>&lt;/field&gt;&lt;field name="code"&gt;CL</text:p>
          </table:table-cell>
          <table:table-cell table:formula="of:=CONCATENATE([.A298];[.B298];[.C298])" office:value-type="string" office:string-value="10102">
            <text:p>10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8];[.B298])" office:value-type="string" office:string-value="101">
            <text:p>10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299];1;2)" office:value-type="string" office:string-value="10">
            <text:p>10</text:p>
          </table:table-cell>
          <table:table-cell table:style-name="ce1" table:formula="of:=MID([.E299];3;1)" office:value-type="string" office:string-value="1">
            <text:p>1</text:p>
          </table:table-cell>
          <table:table-cell table:style-name="ce1" table:formula="of:=MID([.E299];4;2)" office:value-type="string" office:string-value="03">
            <text:p>03</text:p>
          </table:table-cell>
          <table:table-cell table:style-name="ce3" office:value-type="string">
            <text:p>Cochamó</text:p>
          </table:table-cell>
          <table:table-cell table:style-name="ce8" office:value-type="string">
            <text:p>10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299];[.B299];[.C299])" office:value-type="string" office:string-value="10103">
            <text:p>10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299]" office:value-type="string" office:string-value="Cochamó">
            <text:p>Cochamó</text:p>
          </table:table-cell>
          <table:table-cell office:value-type="string">
            <text:p>&lt;/field&gt;&lt;field name="code"&gt;CL</text:p>
          </table:table-cell>
          <table:table-cell table:formula="of:=CONCATENATE([.A299];[.B299];[.C299])" office:value-type="string" office:string-value="10103">
            <text:p>10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299];[.B299])" office:value-type="string" office:string-value="101">
            <text:p>10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00];1;2)" office:value-type="string" office:string-value="10">
            <text:p>10</text:p>
          </table:table-cell>
          <table:table-cell table:style-name="ce1" table:formula="of:=MID([.E300];3;1)" office:value-type="string" office:string-value="1">
            <text:p>1</text:p>
          </table:table-cell>
          <table:table-cell table:style-name="ce1" table:formula="of:=MID([.E300];4;2)" office:value-type="string" office:string-value="04">
            <text:p>04</text:p>
          </table:table-cell>
          <table:table-cell table:style-name="ce3" office:value-type="string">
            <text:p>Fresia</text:p>
          </table:table-cell>
          <table:table-cell table:style-name="ce8" office:value-type="string">
            <text:p>10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00];[.B300];[.C300])" office:value-type="string" office:string-value="10104">
            <text:p>10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0]" office:value-type="string" office:string-value="Fresia">
            <text:p>Fresia</text:p>
          </table:table-cell>
          <table:table-cell office:value-type="string">
            <text:p>&lt;/field&gt;&lt;field name="code"&gt;CL</text:p>
          </table:table-cell>
          <table:table-cell table:formula="of:=CONCATENATE([.A300];[.B300];[.C300])" office:value-type="string" office:string-value="10104">
            <text:p>10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0];[.B300])" office:value-type="string" office:string-value="101">
            <text:p>10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01];1;2)" office:value-type="string" office:string-value="10">
            <text:p>10</text:p>
          </table:table-cell>
          <table:table-cell table:style-name="ce1" table:formula="of:=MID([.E301];3;1)" office:value-type="string" office:string-value="1">
            <text:p>1</text:p>
          </table:table-cell>
          <table:table-cell table:style-name="ce1" table:formula="of:=MID([.E301];4;2)" office:value-type="string" office:string-value="05">
            <text:p>05</text:p>
          </table:table-cell>
          <table:table-cell table:style-name="ce3" office:value-type="string">
            <text:p>Frutillar</text:p>
          </table:table-cell>
          <table:table-cell table:style-name="ce8" office:value-type="string">
            <text:p>101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01];[.B301];[.C301])" office:value-type="string" office:string-value="10105">
            <text:p>101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1]" office:value-type="string" office:string-value="Frutillar">
            <text:p>Frutillar</text:p>
          </table:table-cell>
          <table:table-cell office:value-type="string">
            <text:p>&lt;/field&gt;&lt;field name="code"&gt;CL</text:p>
          </table:table-cell>
          <table:table-cell table:formula="of:=CONCATENATE([.A301];[.B301];[.C301])" office:value-type="string" office:string-value="10105">
            <text:p>101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1];[.B301])" office:value-type="string" office:string-value="101">
            <text:p>10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02];1;2)" office:value-type="string" office:string-value="10">
            <text:p>10</text:p>
          </table:table-cell>
          <table:table-cell table:style-name="ce1" table:formula="of:=MID([.E302];3;1)" office:value-type="string" office:string-value="1">
            <text:p>1</text:p>
          </table:table-cell>
          <table:table-cell table:style-name="ce1" table:formula="of:=MID([.E302];4;2)" office:value-type="string" office:string-value="06">
            <text:p>06</text:p>
          </table:table-cell>
          <table:table-cell table:style-name="ce3" office:value-type="string">
            <text:p>Los Muermos</text:p>
          </table:table-cell>
          <table:table-cell table:style-name="ce8" office:value-type="string">
            <text:p>101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02];[.B302];[.C302])" office:value-type="string" office:string-value="10106">
            <text:p>101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2]" office:value-type="string" office:string-value="Los Muermos">
            <text:p>Los Muermos</text:p>
          </table:table-cell>
          <table:table-cell office:value-type="string">
            <text:p>&lt;/field&gt;&lt;field name="code"&gt;CL</text:p>
          </table:table-cell>
          <table:table-cell table:formula="of:=CONCATENATE([.A302];[.B302];[.C302])" office:value-type="string" office:string-value="10106">
            <text:p>101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2];[.B302])" office:value-type="string" office:string-value="101">
            <text:p>10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03];1;2)" office:value-type="string" office:string-value="10">
            <text:p>10</text:p>
          </table:table-cell>
          <table:table-cell table:style-name="ce1" table:formula="of:=MID([.E303];3;1)" office:value-type="string" office:string-value="1">
            <text:p>1</text:p>
          </table:table-cell>
          <table:table-cell table:style-name="ce1" table:formula="of:=MID([.E303];4;2)" office:value-type="string" office:string-value="07">
            <text:p>07</text:p>
          </table:table-cell>
          <table:table-cell table:style-name="ce3" office:value-type="string">
            <text:p>Llanquihue</text:p>
          </table:table-cell>
          <table:table-cell table:style-name="ce8" office:value-type="string">
            <text:p>101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03];[.B303];[.C303])" office:value-type="string" office:string-value="10107">
            <text:p>101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3]" office:value-type="string" office:string-value="Llanquihue">
            <text:p>Llanquihue</text:p>
          </table:table-cell>
          <table:table-cell office:value-type="string">
            <text:p>&lt;/field&gt;&lt;field name="code"&gt;CL</text:p>
          </table:table-cell>
          <table:table-cell table:formula="of:=CONCATENATE([.A303];[.B303];[.C303])" office:value-type="string" office:string-value="10107">
            <text:p>101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3];[.B303])" office:value-type="string" office:string-value="101">
            <text:p>10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04];1;2)" office:value-type="string" office:string-value="10">
            <text:p>10</text:p>
          </table:table-cell>
          <table:table-cell table:style-name="ce1" table:formula="of:=MID([.E304];3;1)" office:value-type="string" office:string-value="1">
            <text:p>1</text:p>
          </table:table-cell>
          <table:table-cell table:style-name="ce1" table:formula="of:=MID([.E304];4;2)" office:value-type="string" office:string-value="08">
            <text:p>08</text:p>
          </table:table-cell>
          <table:table-cell table:style-name="ce3" office:value-type="string">
            <text:p>Maullín</text:p>
          </table:table-cell>
          <table:table-cell table:style-name="ce8" office:value-type="string">
            <text:p>101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04];[.B304];[.C304])" office:value-type="string" office:string-value="10108">
            <text:p>101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4]" office:value-type="string" office:string-value="Maullín">
            <text:p>Maullín</text:p>
          </table:table-cell>
          <table:table-cell office:value-type="string">
            <text:p>&lt;/field&gt;&lt;field name="code"&gt;CL</text:p>
          </table:table-cell>
          <table:table-cell table:formula="of:=CONCATENATE([.A304];[.B304];[.C304])" office:value-type="string" office:string-value="10108">
            <text:p>101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4];[.B304])" office:value-type="string" office:string-value="101">
            <text:p>10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05];1;2)" office:value-type="string" office:string-value="10">
            <text:p>10</text:p>
          </table:table-cell>
          <table:table-cell table:style-name="ce1" table:formula="of:=MID([.E305];3;1)" office:value-type="string" office:string-value="1">
            <text:p>1</text:p>
          </table:table-cell>
          <table:table-cell table:style-name="ce1" table:formula="of:=MID([.E305];4;2)" office:value-type="string" office:string-value="09">
            <text:p>09</text:p>
          </table:table-cell>
          <table:table-cell table:style-name="ce3" office:value-type="string">
            <text:p>Puerto Varas</text:p>
          </table:table-cell>
          <table:table-cell table:style-name="ce8" office:value-type="string">
            <text:p>101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05];[.B305];[.C305])" office:value-type="string" office:string-value="10109">
            <text:p>101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5]" office:value-type="string" office:string-value="Puerto Varas">
            <text:p>Puerto Varas</text:p>
          </table:table-cell>
          <table:table-cell office:value-type="string">
            <text:p>&lt;/field&gt;&lt;field name="code"&gt;CL</text:p>
          </table:table-cell>
          <table:table-cell table:formula="of:=CONCATENATE([.A305];[.B305];[.C305])" office:value-type="string" office:string-value="10109">
            <text:p>101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5];[.B305])" office:value-type="string" office:string-value="101">
            <text:p>10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06];1;2)" office:value-type="string" office:string-value="10">
            <text:p>10</text:p>
          </table:table-cell>
          <table:table-cell table:style-name="ce1" table:formula="of:=MID([.E306];3;1)" office:value-type="string" office:string-value="2">
            <text:p>2</text:p>
          </table:table-cell>
          <table:table-cell table:style-name="ce1" table:formula="of:=MID([.E306];4;2)" office:value-type="string" office:string-value="01">
            <text:p>01</text:p>
          </table:table-cell>
          <table:table-cell table:style-name="ce3" office:value-type="string">
            <text:p>Castro</text:p>
          </table:table-cell>
          <table:table-cell table:style-name="ce8" office:value-type="string">
            <text:p>10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06];[.B306];[.C306])" office:value-type="string" office:string-value="10201">
            <text:p>10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6]" office:value-type="string" office:string-value="Castro">
            <text:p>Castro</text:p>
          </table:table-cell>
          <table:table-cell office:value-type="string">
            <text:p>&lt;/field&gt;&lt;field name="code"&gt;CL</text:p>
          </table:table-cell>
          <table:table-cell table:formula="of:=CONCATENATE([.A306];[.B306];[.C306])" office:value-type="string" office:string-value="10201">
            <text:p>10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6];[.B306])" office:value-type="string" office:string-value="102">
            <text:p>10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07];1;2)" office:value-type="string" office:string-value="10">
            <text:p>10</text:p>
          </table:table-cell>
          <table:table-cell table:style-name="ce1" table:formula="of:=MID([.E307];3;1)" office:value-type="string" office:string-value="2">
            <text:p>2</text:p>
          </table:table-cell>
          <table:table-cell table:style-name="ce1" table:formula="of:=MID([.E307];4;2)" office:value-type="string" office:string-value="02">
            <text:p>02</text:p>
          </table:table-cell>
          <table:table-cell table:style-name="ce3" office:value-type="string">
            <text:p>Ancud</text:p>
          </table:table-cell>
          <table:table-cell table:style-name="ce8" office:value-type="string">
            <text:p>10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07];[.B307];[.C307])" office:value-type="string" office:string-value="10202">
            <text:p>10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7]" office:value-type="string" office:string-value="Ancud">
            <text:p>Ancud</text:p>
          </table:table-cell>
          <table:table-cell office:value-type="string">
            <text:p>&lt;/field&gt;&lt;field name="code"&gt;CL</text:p>
          </table:table-cell>
          <table:table-cell table:formula="of:=CONCATENATE([.A307];[.B307];[.C307])" office:value-type="string" office:string-value="10202">
            <text:p>10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7];[.B307])" office:value-type="string" office:string-value="102">
            <text:p>10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08];1;2)" office:value-type="string" office:string-value="10">
            <text:p>10</text:p>
          </table:table-cell>
          <table:table-cell table:style-name="ce1" table:formula="of:=MID([.E308];3;1)" office:value-type="string" office:string-value="2">
            <text:p>2</text:p>
          </table:table-cell>
          <table:table-cell table:style-name="ce1" table:formula="of:=MID([.E308];4;2)" office:value-type="string" office:string-value="03">
            <text:p>03</text:p>
          </table:table-cell>
          <table:table-cell table:style-name="ce3" office:value-type="string">
            <text:p>Chonchi</text:p>
          </table:table-cell>
          <table:table-cell table:style-name="ce8" office:value-type="string">
            <text:p>102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08];[.B308];[.C308])" office:value-type="string" office:string-value="10203">
            <text:p>102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8]" office:value-type="string" office:string-value="Chonchi">
            <text:p>Chonchi</text:p>
          </table:table-cell>
          <table:table-cell office:value-type="string">
            <text:p>&lt;/field&gt;&lt;field name="code"&gt;CL</text:p>
          </table:table-cell>
          <table:table-cell table:formula="of:=CONCATENATE([.A308];[.B308];[.C308])" office:value-type="string" office:string-value="10203">
            <text:p>102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8];[.B308])" office:value-type="string" office:string-value="102">
            <text:p>10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09];1;2)" office:value-type="string" office:string-value="10">
            <text:p>10</text:p>
          </table:table-cell>
          <table:table-cell table:style-name="ce1" table:formula="of:=MID([.E309];3;1)" office:value-type="string" office:string-value="2">
            <text:p>2</text:p>
          </table:table-cell>
          <table:table-cell table:style-name="ce1" table:formula="of:=MID([.E309];4;2)" office:value-type="string" office:string-value="04">
            <text:p>04</text:p>
          </table:table-cell>
          <table:table-cell table:style-name="ce3" office:value-type="string">
            <text:p>Curaco de Vélez</text:p>
          </table:table-cell>
          <table:table-cell table:style-name="ce8" office:value-type="string">
            <text:p>102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09];[.B309];[.C309])" office:value-type="string" office:string-value="10204">
            <text:p>102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09]" office:value-type="string" office:string-value="Curaco de Vélez">
            <text:p>Curaco de Vélez</text:p>
          </table:table-cell>
          <table:table-cell office:value-type="string">
            <text:p>&lt;/field&gt;&lt;field name="code"&gt;CL</text:p>
          </table:table-cell>
          <table:table-cell table:formula="of:=CONCATENATE([.A309];[.B309];[.C309])" office:value-type="string" office:string-value="10204">
            <text:p>102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09];[.B309])" office:value-type="string" office:string-value="102">
            <text:p>10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10];1;2)" office:value-type="string" office:string-value="10">
            <text:p>10</text:p>
          </table:table-cell>
          <table:table-cell table:style-name="ce1" table:formula="of:=MID([.E310];3;1)" office:value-type="string" office:string-value="2">
            <text:p>2</text:p>
          </table:table-cell>
          <table:table-cell table:style-name="ce1" table:formula="of:=MID([.E310];4;2)" office:value-type="string" office:string-value="05">
            <text:p>05</text:p>
          </table:table-cell>
          <table:table-cell table:style-name="ce3" office:value-type="string">
            <text:p>Dalcahue</text:p>
          </table:table-cell>
          <table:table-cell table:style-name="ce8" office:value-type="string">
            <text:p>102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10];[.B310];[.C310])" office:value-type="string" office:string-value="10205">
            <text:p>102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0]" office:value-type="string" office:string-value="Dalcahue">
            <text:p>Dalcahue</text:p>
          </table:table-cell>
          <table:table-cell office:value-type="string">
            <text:p>&lt;/field&gt;&lt;field name="code"&gt;CL</text:p>
          </table:table-cell>
          <table:table-cell table:formula="of:=CONCATENATE([.A310];[.B310];[.C310])" office:value-type="string" office:string-value="10205">
            <text:p>102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0];[.B310])" office:value-type="string" office:string-value="102">
            <text:p>10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11];1;2)" office:value-type="string" office:string-value="10">
            <text:p>10</text:p>
          </table:table-cell>
          <table:table-cell table:style-name="ce1" table:formula="of:=MID([.E311];3;1)" office:value-type="string" office:string-value="2">
            <text:p>2</text:p>
          </table:table-cell>
          <table:table-cell table:style-name="ce1" table:formula="of:=MID([.E311];4;2)" office:value-type="string" office:string-value="06">
            <text:p>06</text:p>
          </table:table-cell>
          <table:table-cell table:style-name="ce3" office:value-type="string">
            <text:p>Puqueldón</text:p>
          </table:table-cell>
          <table:table-cell table:style-name="ce8" office:value-type="string">
            <text:p>102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11];[.B311];[.C311])" office:value-type="string" office:string-value="10206">
            <text:p>102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1]" office:value-type="string" office:string-value="Puqueldón">
            <text:p>Puqueldón</text:p>
          </table:table-cell>
          <table:table-cell office:value-type="string">
            <text:p>&lt;/field&gt;&lt;field name="code"&gt;CL</text:p>
          </table:table-cell>
          <table:table-cell table:formula="of:=CONCATENATE([.A311];[.B311];[.C311])" office:value-type="string" office:string-value="10206">
            <text:p>102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1];[.B311])" office:value-type="string" office:string-value="102">
            <text:p>10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12];1;2)" office:value-type="string" office:string-value="10">
            <text:p>10</text:p>
          </table:table-cell>
          <table:table-cell table:style-name="ce1" table:formula="of:=MID([.E312];3;1)" office:value-type="string" office:string-value="2">
            <text:p>2</text:p>
          </table:table-cell>
          <table:table-cell table:style-name="ce1" table:formula="of:=MID([.E312];4;2)" office:value-type="string" office:string-value="07">
            <text:p>07</text:p>
          </table:table-cell>
          <table:table-cell table:style-name="ce3" office:value-type="string">
            <text:p>Queilén</text:p>
          </table:table-cell>
          <table:table-cell table:style-name="ce8" office:value-type="string">
            <text:p>102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12];[.B312];[.C312])" office:value-type="string" office:string-value="10207">
            <text:p>102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2]" office:value-type="string" office:string-value="Queilén">
            <text:p>Queilén</text:p>
          </table:table-cell>
          <table:table-cell office:value-type="string">
            <text:p>&lt;/field&gt;&lt;field name="code"&gt;CL</text:p>
          </table:table-cell>
          <table:table-cell table:formula="of:=CONCATENATE([.A312];[.B312];[.C312])" office:value-type="string" office:string-value="10207">
            <text:p>102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2];[.B312])" office:value-type="string" office:string-value="102">
            <text:p>10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13];1;2)" office:value-type="string" office:string-value="10">
            <text:p>10</text:p>
          </table:table-cell>
          <table:table-cell table:style-name="ce1" table:formula="of:=MID([.E313];3;1)" office:value-type="string" office:string-value="2">
            <text:p>2</text:p>
          </table:table-cell>
          <table:table-cell table:style-name="ce1" table:formula="of:=MID([.E313];4;2)" office:value-type="string" office:string-value="08">
            <text:p>08</text:p>
          </table:table-cell>
          <table:table-cell table:style-name="ce3" office:value-type="string">
            <text:p>Quellón</text:p>
          </table:table-cell>
          <table:table-cell table:style-name="ce8" office:value-type="string">
            <text:p>102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13];[.B313];[.C313])" office:value-type="string" office:string-value="10208">
            <text:p>102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3]" office:value-type="string" office:string-value="Quellón">
            <text:p>Quellón</text:p>
          </table:table-cell>
          <table:table-cell office:value-type="string">
            <text:p>&lt;/field&gt;&lt;field name="code"&gt;CL</text:p>
          </table:table-cell>
          <table:table-cell table:formula="of:=CONCATENATE([.A313];[.B313];[.C313])" office:value-type="string" office:string-value="10208">
            <text:p>102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3];[.B313])" office:value-type="string" office:string-value="102">
            <text:p>10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14];1;2)" office:value-type="string" office:string-value="10">
            <text:p>10</text:p>
          </table:table-cell>
          <table:table-cell table:style-name="ce1" table:formula="of:=MID([.E314];3;1)" office:value-type="string" office:string-value="2">
            <text:p>2</text:p>
          </table:table-cell>
          <table:table-cell table:style-name="ce1" table:formula="of:=MID([.E314];4;2)" office:value-type="string" office:string-value="09">
            <text:p>09</text:p>
          </table:table-cell>
          <table:table-cell table:style-name="ce3" office:value-type="string">
            <text:p>Quemchi</text:p>
          </table:table-cell>
          <table:table-cell table:style-name="ce8" office:value-type="string">
            <text:p>102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14];[.B314];[.C314])" office:value-type="string" office:string-value="10209">
            <text:p>102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4]" office:value-type="string" office:string-value="Quemchi">
            <text:p>Quemchi</text:p>
          </table:table-cell>
          <table:table-cell office:value-type="string">
            <text:p>&lt;/field&gt;&lt;field name="code"&gt;CL</text:p>
          </table:table-cell>
          <table:table-cell table:formula="of:=CONCATENATE([.A314];[.B314];[.C314])" office:value-type="string" office:string-value="10209">
            <text:p>102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4];[.B314])" office:value-type="string" office:string-value="102">
            <text:p>10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15];1;2)" office:value-type="string" office:string-value="10">
            <text:p>10</text:p>
          </table:table-cell>
          <table:table-cell table:style-name="ce1" table:formula="of:=MID([.E315];3;1)" office:value-type="string" office:string-value="2">
            <text:p>2</text:p>
          </table:table-cell>
          <table:table-cell table:style-name="ce1" table:formula="of:=MID([.E315];4;2)" office:value-type="string" office:string-value="10">
            <text:p>10</text:p>
          </table:table-cell>
          <table:table-cell table:style-name="ce3" office:value-type="string">
            <text:p>Quinchao</text:p>
          </table:table-cell>
          <table:table-cell table:style-name="ce8" office:value-type="string">
            <text:p>1021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15];[.B315];[.C315])" office:value-type="string" office:string-value="10210">
            <text:p>102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5]" office:value-type="string" office:string-value="Quinchao">
            <text:p>Quinchao</text:p>
          </table:table-cell>
          <table:table-cell office:value-type="string">
            <text:p>&lt;/field&gt;&lt;field name="code"&gt;CL</text:p>
          </table:table-cell>
          <table:table-cell table:formula="of:=CONCATENATE([.A315];[.B315];[.C315])" office:value-type="string" office:string-value="10210">
            <text:p>1021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5];[.B315])" office:value-type="string" office:string-value="102">
            <text:p>10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16];1;2)" office:value-type="string" office:string-value="10">
            <text:p>10</text:p>
          </table:table-cell>
          <table:table-cell table:style-name="ce1" table:formula="of:=MID([.E316];3;1)" office:value-type="string" office:string-value="3">
            <text:p>3</text:p>
          </table:table-cell>
          <table:table-cell table:style-name="ce1" table:formula="of:=MID([.E316];4;2)" office:value-type="string" office:string-value="01">
            <text:p>01</text:p>
          </table:table-cell>
          <table:table-cell table:style-name="ce3" office:value-type="string">
            <text:p>Osorno</text:p>
          </table:table-cell>
          <table:table-cell table:style-name="ce8" office:value-type="string">
            <text:p>10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16];[.B316];[.C316])" office:value-type="string" office:string-value="10301">
            <text:p>10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6]" office:value-type="string" office:string-value="Osorno">
            <text:p>Osorno</text:p>
          </table:table-cell>
          <table:table-cell office:value-type="string">
            <text:p>&lt;/field&gt;&lt;field name="code"&gt;CL</text:p>
          </table:table-cell>
          <table:table-cell table:formula="of:=CONCATENATE([.A316];[.B316];[.C316])" office:value-type="string" office:string-value="10301">
            <text:p>10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6];[.B316])" office:value-type="string" office:string-value="103">
            <text:p>10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17];1;2)" office:value-type="string" office:string-value="10">
            <text:p>10</text:p>
          </table:table-cell>
          <table:table-cell table:style-name="ce1" table:formula="of:=MID([.E317];3;1)" office:value-type="string" office:string-value="3">
            <text:p>3</text:p>
          </table:table-cell>
          <table:table-cell table:style-name="ce1" table:formula="of:=MID([.E317];4;2)" office:value-type="string" office:string-value="02">
            <text:p>02</text:p>
          </table:table-cell>
          <table:table-cell table:style-name="ce3" office:value-type="string">
            <text:p>Puerto Octay</text:p>
          </table:table-cell>
          <table:table-cell table:style-name="ce8" office:value-type="string">
            <text:p>10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17];[.B317];[.C317])" office:value-type="string" office:string-value="10302">
            <text:p>10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7]" office:value-type="string" office:string-value="Puerto Octay">
            <text:p>Puerto Octay</text:p>
          </table:table-cell>
          <table:table-cell office:value-type="string">
            <text:p>&lt;/field&gt;&lt;field name="code"&gt;CL</text:p>
          </table:table-cell>
          <table:table-cell table:formula="of:=CONCATENATE([.A317];[.B317];[.C317])" office:value-type="string" office:string-value="10302">
            <text:p>10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7];[.B317])" office:value-type="string" office:string-value="103">
            <text:p>10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18];1;2)" office:value-type="string" office:string-value="10">
            <text:p>10</text:p>
          </table:table-cell>
          <table:table-cell table:style-name="ce1" table:formula="of:=MID([.E318];3;1)" office:value-type="string" office:string-value="3">
            <text:p>3</text:p>
          </table:table-cell>
          <table:table-cell table:style-name="ce1" table:formula="of:=MID([.E318];4;2)" office:value-type="string" office:string-value="03">
            <text:p>03</text:p>
          </table:table-cell>
          <table:table-cell table:style-name="ce3" office:value-type="string">
            <text:p>Purranque</text:p>
          </table:table-cell>
          <table:table-cell table:style-name="ce8" office:value-type="string">
            <text:p>103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18];[.B318];[.C318])" office:value-type="string" office:string-value="10303">
            <text:p>103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8]" office:value-type="string" office:string-value="Purranque">
            <text:p>Purranque</text:p>
          </table:table-cell>
          <table:table-cell office:value-type="string">
            <text:p>&lt;/field&gt;&lt;field name="code"&gt;CL</text:p>
          </table:table-cell>
          <table:table-cell table:formula="of:=CONCATENATE([.A318];[.B318];[.C318])" office:value-type="string" office:string-value="10303">
            <text:p>103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8];[.B318])" office:value-type="string" office:string-value="103">
            <text:p>10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19];1;2)" office:value-type="string" office:string-value="10">
            <text:p>10</text:p>
          </table:table-cell>
          <table:table-cell table:style-name="ce1" table:formula="of:=MID([.E319];3;1)" office:value-type="string" office:string-value="3">
            <text:p>3</text:p>
          </table:table-cell>
          <table:table-cell table:style-name="ce1" table:formula="of:=MID([.E319];4;2)" office:value-type="string" office:string-value="04">
            <text:p>04</text:p>
          </table:table-cell>
          <table:table-cell table:style-name="ce3" office:value-type="string">
            <text:p>Puyehue</text:p>
          </table:table-cell>
          <table:table-cell table:style-name="ce8" office:value-type="string">
            <text:p>103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19];[.B319];[.C319])" office:value-type="string" office:string-value="10304">
            <text:p>103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19]" office:value-type="string" office:string-value="Puyehue">
            <text:p>Puyehue</text:p>
          </table:table-cell>
          <table:table-cell office:value-type="string">
            <text:p>&lt;/field&gt;&lt;field name="code"&gt;CL</text:p>
          </table:table-cell>
          <table:table-cell table:formula="of:=CONCATENATE([.A319];[.B319];[.C319])" office:value-type="string" office:string-value="10304">
            <text:p>103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19];[.B319])" office:value-type="string" office:string-value="103">
            <text:p>10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20];1;2)" office:value-type="string" office:string-value="10">
            <text:p>10</text:p>
          </table:table-cell>
          <table:table-cell table:style-name="ce1" table:formula="of:=MID([.E320];3;1)" office:value-type="string" office:string-value="3">
            <text:p>3</text:p>
          </table:table-cell>
          <table:table-cell table:style-name="ce1" table:formula="of:=MID([.E320];4;2)" office:value-type="string" office:string-value="05">
            <text:p>05</text:p>
          </table:table-cell>
          <table:table-cell table:style-name="ce3" office:value-type="string">
            <text:p>Río Negro</text:p>
          </table:table-cell>
          <table:table-cell table:style-name="ce8" office:value-type="string">
            <text:p>103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20];[.B320];[.C320])" office:value-type="string" office:string-value="10305">
            <text:p>103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0]" office:value-type="string" office:string-value="Río Negro">
            <text:p>Río Negro</text:p>
          </table:table-cell>
          <table:table-cell office:value-type="string">
            <text:p>&lt;/field&gt;&lt;field name="code"&gt;CL</text:p>
          </table:table-cell>
          <table:table-cell table:formula="of:=CONCATENATE([.A320];[.B320];[.C320])" office:value-type="string" office:string-value="10305">
            <text:p>103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0];[.B320])" office:value-type="string" office:string-value="103">
            <text:p>10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21];1;2)" office:value-type="string" office:string-value="10">
            <text:p>10</text:p>
          </table:table-cell>
          <table:table-cell table:style-name="ce1" table:formula="of:=MID([.E321];3;1)" office:value-type="string" office:string-value="3">
            <text:p>3</text:p>
          </table:table-cell>
          <table:table-cell table:style-name="ce1" table:formula="of:=MID([.E321];4;2)" office:value-type="string" office:string-value="06">
            <text:p>06</text:p>
          </table:table-cell>
          <table:table-cell table:style-name="ce3" office:value-type="string">
            <text:p>San Juan de la Costa</text:p>
          </table:table-cell>
          <table:table-cell table:style-name="ce8" office:value-type="string">
            <text:p>103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21];[.B321];[.C321])" office:value-type="string" office:string-value="10306">
            <text:p>103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1]" office:value-type="string" office:string-value="San Juan de la Costa">
            <text:p>San Juan de la Costa</text:p>
          </table:table-cell>
          <table:table-cell office:value-type="string">
            <text:p>&lt;/field&gt;&lt;field name="code"&gt;CL</text:p>
          </table:table-cell>
          <table:table-cell table:formula="of:=CONCATENATE([.A321];[.B321];[.C321])" office:value-type="string" office:string-value="10306">
            <text:p>103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1];[.B321])" office:value-type="string" office:string-value="103">
            <text:p>10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22];1;2)" office:value-type="string" office:string-value="10">
            <text:p>10</text:p>
          </table:table-cell>
          <table:table-cell table:style-name="ce1" table:formula="of:=MID([.E322];3;1)" office:value-type="string" office:string-value="3">
            <text:p>3</text:p>
          </table:table-cell>
          <table:table-cell table:style-name="ce1" table:formula="of:=MID([.E322];4;2)" office:value-type="string" office:string-value="07">
            <text:p>07</text:p>
          </table:table-cell>
          <table:table-cell table:style-name="ce3" office:value-type="string">
            <text:p>San Pablo</text:p>
          </table:table-cell>
          <table:table-cell table:style-name="ce8" office:value-type="string">
            <text:p>103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22];[.B322];[.C322])" office:value-type="string" office:string-value="10307">
            <text:p>103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2]" office:value-type="string" office:string-value="San Pablo">
            <text:p>San Pablo</text:p>
          </table:table-cell>
          <table:table-cell office:value-type="string">
            <text:p>&lt;/field&gt;&lt;field name="code"&gt;CL</text:p>
          </table:table-cell>
          <table:table-cell table:formula="of:=CONCATENATE([.A322];[.B322];[.C322])" office:value-type="string" office:string-value="10307">
            <text:p>103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2];[.B322])" office:value-type="string" office:string-value="103">
            <text:p>10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23];1;2)" office:value-type="string" office:string-value="10">
            <text:p>10</text:p>
          </table:table-cell>
          <table:table-cell table:style-name="ce1" table:formula="of:=MID([.E323];3;1)" office:value-type="string" office:string-value="4">
            <text:p>4</text:p>
          </table:table-cell>
          <table:table-cell table:style-name="ce1" table:formula="of:=MID([.E323];4;2)" office:value-type="string" office:string-value="01">
            <text:p>01</text:p>
          </table:table-cell>
          <table:table-cell table:style-name="ce3" office:value-type="string">
            <text:p>Chaitén</text:p>
          </table:table-cell>
          <table:table-cell table:style-name="ce8" office:value-type="string">
            <text:p>104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23];[.B323];[.C323])" office:value-type="string" office:string-value="10401">
            <text:p>104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3]" office:value-type="string" office:string-value="Chaitén">
            <text:p>Chaitén</text:p>
          </table:table-cell>
          <table:table-cell office:value-type="string">
            <text:p>&lt;/field&gt;&lt;field name="code"&gt;CL</text:p>
          </table:table-cell>
          <table:table-cell table:formula="of:=CONCATENATE([.A323];[.B323];[.C323])" office:value-type="string" office:string-value="10401">
            <text:p>104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3];[.B323])" office:value-type="string" office:string-value="104">
            <text:p>10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24];1;2)" office:value-type="string" office:string-value="10">
            <text:p>10</text:p>
          </table:table-cell>
          <table:table-cell table:style-name="ce1" table:formula="of:=MID([.E324];3;1)" office:value-type="string" office:string-value="4">
            <text:p>4</text:p>
          </table:table-cell>
          <table:table-cell table:style-name="ce1" table:formula="of:=MID([.E324];4;2)" office:value-type="string" office:string-value="02">
            <text:p>02</text:p>
          </table:table-cell>
          <table:table-cell table:style-name="ce3" office:value-type="string">
            <text:p>Futaleufú</text:p>
          </table:table-cell>
          <table:table-cell table:style-name="ce8" office:value-type="string">
            <text:p>104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24];[.B324];[.C324])" office:value-type="string" office:string-value="10402">
            <text:p>104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4]" office:value-type="string" office:string-value="Futaleufú">
            <text:p>Futaleufú</text:p>
          </table:table-cell>
          <table:table-cell office:value-type="string">
            <text:p>&lt;/field&gt;&lt;field name="code"&gt;CL</text:p>
          </table:table-cell>
          <table:table-cell table:formula="of:=CONCATENATE([.A324];[.B324];[.C324])" office:value-type="string" office:string-value="10402">
            <text:p>104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4];[.B324])" office:value-type="string" office:string-value="104">
            <text:p>10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25];1;2)" office:value-type="string" office:string-value="10">
            <text:p>10</text:p>
          </table:table-cell>
          <table:table-cell table:style-name="ce1" table:formula="of:=MID([.E325];3;1)" office:value-type="string" office:string-value="4">
            <text:p>4</text:p>
          </table:table-cell>
          <table:table-cell table:style-name="ce1" table:formula="of:=MID([.E325];4;2)" office:value-type="string" office:string-value="03">
            <text:p>03</text:p>
          </table:table-cell>
          <table:table-cell table:style-name="ce3" office:value-type="string">
            <text:p>Hualaihue</text:p>
          </table:table-cell>
          <table:table-cell table:style-name="ce8" office:value-type="string">
            <text:p>104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25];[.B325];[.C325])" office:value-type="string" office:string-value="10403">
            <text:p>104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5]" office:value-type="string" office:string-value="Hualaihue">
            <text:p>Hualaihue</text:p>
          </table:table-cell>
          <table:table-cell office:value-type="string">
            <text:p>&lt;/field&gt;&lt;field name="code"&gt;CL</text:p>
          </table:table-cell>
          <table:table-cell table:formula="of:=CONCATENATE([.A325];[.B325];[.C325])" office:value-type="string" office:string-value="10403">
            <text:p>104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5];[.B325])" office:value-type="string" office:string-value="104">
            <text:p>10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26];1;2)" office:value-type="string" office:string-value="10">
            <text:p>10</text:p>
          </table:table-cell>
          <table:table-cell table:style-name="ce1" table:formula="of:=MID([.E326];3;1)" office:value-type="string" office:string-value="4">
            <text:p>4</text:p>
          </table:table-cell>
          <table:table-cell table:style-name="ce1" table:formula="of:=MID([.E326];4;2)" office:value-type="string" office:string-value="04">
            <text:p>04</text:p>
          </table:table-cell>
          <table:table-cell table:style-name="ce3" office:value-type="string">
            <text:p>Palena</text:p>
          </table:table-cell>
          <table:table-cell table:style-name="ce8" office:value-type="string">
            <text:p>104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26];[.B326];[.C326])" office:value-type="string" office:string-value="10404">
            <text:p>104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6]" office:value-type="string" office:string-value="Palena">
            <text:p>Palena</text:p>
          </table:table-cell>
          <table:table-cell office:value-type="string">
            <text:p>&lt;/field&gt;&lt;field name="code"&gt;CL</text:p>
          </table:table-cell>
          <table:table-cell table:formula="of:=CONCATENATE([.A326];[.B326];[.C326])" office:value-type="string" office:string-value="10404">
            <text:p>104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6];[.B326])" office:value-type="string" office:string-value="104">
            <text:p>10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27];1;2)" office:value-type="string" office:string-value="11">
            <text:p>11</text:p>
          </table:table-cell>
          <table:table-cell table:style-name="ce1" table:formula="of:=MID([.E327];3;1)" office:value-type="string" office:string-value="1">
            <text:p>1</text:p>
          </table:table-cell>
          <table:table-cell table:style-name="ce1" table:formula="of:=MID([.E327];4;2)" office:value-type="string" office:string-value="01">
            <text:p>01</text:p>
          </table:table-cell>
          <table:table-cell table:style-name="ce3" office:value-type="string">
            <text:p>Coihaique</text:p>
          </table:table-cell>
          <table:table-cell table:style-name="ce8" office:value-type="string">
            <text:p>11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27];[.B327];[.C327])" office:value-type="string" office:string-value="11101">
            <text:p>11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7]" office:value-type="string" office:string-value="Coihaique">
            <text:p>Coihaique</text:p>
          </table:table-cell>
          <table:table-cell office:value-type="string">
            <text:p>&lt;/field&gt;&lt;field name="code"&gt;CL</text:p>
          </table:table-cell>
          <table:table-cell table:formula="of:=CONCATENATE([.A327];[.B327];[.C327])" office:value-type="string" office:string-value="11101">
            <text:p>11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7];[.B327])" office:value-type="string" office:string-value="111">
            <text:p>11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28];1;2)" office:value-type="string" office:string-value="11">
            <text:p>11</text:p>
          </table:table-cell>
          <table:table-cell table:style-name="ce1" table:formula="of:=MID([.E328];3;1)" office:value-type="string" office:string-value="1">
            <text:p>1</text:p>
          </table:table-cell>
          <table:table-cell table:style-name="ce1" table:formula="of:=MID([.E328];4;2)" office:value-type="string" office:string-value="02">
            <text:p>02</text:p>
          </table:table-cell>
          <table:table-cell table:style-name="ce3" office:value-type="string">
            <text:p>Lago Verde</text:p>
          </table:table-cell>
          <table:table-cell table:style-name="ce8" office:value-type="string">
            <text:p>11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28];[.B328];[.C328])" office:value-type="string" office:string-value="11102">
            <text:p>11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8]" office:value-type="string" office:string-value="Lago Verde">
            <text:p>Lago Verde</text:p>
          </table:table-cell>
          <table:table-cell office:value-type="string">
            <text:p>&lt;/field&gt;&lt;field name="code"&gt;CL</text:p>
          </table:table-cell>
          <table:table-cell table:formula="of:=CONCATENATE([.A328];[.B328];[.C328])" office:value-type="string" office:string-value="11102">
            <text:p>11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8];[.B328])" office:value-type="string" office:string-value="111">
            <text:p>11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29];1;2)" office:value-type="string" office:string-value="11">
            <text:p>11</text:p>
          </table:table-cell>
          <table:table-cell table:style-name="ce1" table:formula="of:=MID([.E329];3;1)" office:value-type="string" office:string-value="2">
            <text:p>2</text:p>
          </table:table-cell>
          <table:table-cell table:style-name="ce1" table:formula="of:=MID([.E329];4;2)" office:value-type="string" office:string-value="01">
            <text:p>01</text:p>
          </table:table-cell>
          <table:table-cell table:style-name="ce3" office:value-type="string">
            <text:p>Aisén</text:p>
          </table:table-cell>
          <table:table-cell table:style-name="ce8" office:value-type="string">
            <text:p>11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29];[.B329];[.C329])" office:value-type="string" office:string-value="11201">
            <text:p>11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29]" office:value-type="string" office:string-value="Aisén">
            <text:p>Aisén</text:p>
          </table:table-cell>
          <table:table-cell office:value-type="string">
            <text:p>&lt;/field&gt;&lt;field name="code"&gt;CL</text:p>
          </table:table-cell>
          <table:table-cell table:formula="of:=CONCATENATE([.A329];[.B329];[.C329])" office:value-type="string" office:string-value="11201">
            <text:p>11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29];[.B329])" office:value-type="string" office:string-value="112">
            <text:p>11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30];1;2)" office:value-type="string" office:string-value="11">
            <text:p>11</text:p>
          </table:table-cell>
          <table:table-cell table:style-name="ce1" table:formula="of:=MID([.E330];3;1)" office:value-type="string" office:string-value="2">
            <text:p>2</text:p>
          </table:table-cell>
          <table:table-cell table:style-name="ce1" table:formula="of:=MID([.E330];4;2)" office:value-type="string" office:string-value="02">
            <text:p>02</text:p>
          </table:table-cell>
          <table:table-cell table:style-name="ce3" office:value-type="string">
            <text:p>Cisnes</text:p>
          </table:table-cell>
          <table:table-cell table:style-name="ce8" office:value-type="string">
            <text:p>11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30];[.B330];[.C330])" office:value-type="string" office:string-value="11202">
            <text:p>11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0]" office:value-type="string" office:string-value="Cisnes">
            <text:p>Cisnes</text:p>
          </table:table-cell>
          <table:table-cell office:value-type="string">
            <text:p>&lt;/field&gt;&lt;field name="code"&gt;CL</text:p>
          </table:table-cell>
          <table:table-cell table:formula="of:=CONCATENATE([.A330];[.B330];[.C330])" office:value-type="string" office:string-value="11202">
            <text:p>11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0];[.B330])" office:value-type="string" office:string-value="112">
            <text:p>11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31];1;2)" office:value-type="string" office:string-value="11">
            <text:p>11</text:p>
          </table:table-cell>
          <table:table-cell table:style-name="ce1" table:formula="of:=MID([.E331];3;1)" office:value-type="string" office:string-value="2">
            <text:p>2</text:p>
          </table:table-cell>
          <table:table-cell table:style-name="ce1" table:formula="of:=MID([.E331];4;2)" office:value-type="string" office:string-value="03">
            <text:p>03</text:p>
          </table:table-cell>
          <table:table-cell table:style-name="ce3" office:value-type="string">
            <text:p>Guaitecas</text:p>
          </table:table-cell>
          <table:table-cell table:style-name="ce8" office:value-type="string">
            <text:p>112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31];[.B331];[.C331])" office:value-type="string" office:string-value="11203">
            <text:p>112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1]" office:value-type="string" office:string-value="Guaitecas">
            <text:p>Guaitecas</text:p>
          </table:table-cell>
          <table:table-cell office:value-type="string">
            <text:p>&lt;/field&gt;&lt;field name="code"&gt;CL</text:p>
          </table:table-cell>
          <table:table-cell table:formula="of:=CONCATENATE([.A331];[.B331];[.C331])" office:value-type="string" office:string-value="11203">
            <text:p>112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1];[.B331])" office:value-type="string" office:string-value="112">
            <text:p>11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32];1;2)" office:value-type="string" office:string-value="11">
            <text:p>11</text:p>
          </table:table-cell>
          <table:table-cell table:style-name="ce1" table:formula="of:=MID([.E332];3;1)" office:value-type="string" office:string-value="3">
            <text:p>3</text:p>
          </table:table-cell>
          <table:table-cell table:style-name="ce1" table:formula="of:=MID([.E332];4;2)" office:value-type="string" office:string-value="01">
            <text:p>01</text:p>
          </table:table-cell>
          <table:table-cell table:style-name="ce3" office:value-type="string">
            <text:p>Cochrane</text:p>
          </table:table-cell>
          <table:table-cell table:style-name="ce8" office:value-type="string">
            <text:p>11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32];[.B332];[.C332])" office:value-type="string" office:string-value="11301">
            <text:p>11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2]" office:value-type="string" office:string-value="Cochrane">
            <text:p>Cochrane</text:p>
          </table:table-cell>
          <table:table-cell office:value-type="string">
            <text:p>&lt;/field&gt;&lt;field name="code"&gt;CL</text:p>
          </table:table-cell>
          <table:table-cell table:formula="of:=CONCATENATE([.A332];[.B332];[.C332])" office:value-type="string" office:string-value="11301">
            <text:p>11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2];[.B332])" office:value-type="string" office:string-value="113">
            <text:p>11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33];1;2)" office:value-type="string" office:string-value="11">
            <text:p>11</text:p>
          </table:table-cell>
          <table:table-cell table:style-name="ce1" table:formula="of:=MID([.E333];3;1)" office:value-type="string" office:string-value="3">
            <text:p>3</text:p>
          </table:table-cell>
          <table:table-cell table:style-name="ce1" table:formula="of:=MID([.E333];4;2)" office:value-type="string" office:string-value="02">
            <text:p>02</text:p>
          </table:table-cell>
          <table:table-cell table:style-name="ce3" office:value-type="string">
            <text:p>Ohiggins</text:p>
          </table:table-cell>
          <table:table-cell table:style-name="ce8" office:value-type="string">
            <text:p>11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33];[.B333];[.C333])" office:value-type="string" office:string-value="11302">
            <text:p>11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3]" office:value-type="string" office:string-value="Ohiggins">
            <text:p>Ohiggins</text:p>
          </table:table-cell>
          <table:table-cell office:value-type="string">
            <text:p>&lt;/field&gt;&lt;field name="code"&gt;CL</text:p>
          </table:table-cell>
          <table:table-cell table:formula="of:=CONCATENATE([.A333];[.B333];[.C333])" office:value-type="string" office:string-value="11302">
            <text:p>11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3];[.B333])" office:value-type="string" office:string-value="113">
            <text:p>11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34];1;2)" office:value-type="string" office:string-value="11">
            <text:p>11</text:p>
          </table:table-cell>
          <table:table-cell table:style-name="ce1" table:formula="of:=MID([.E334];3;1)" office:value-type="string" office:string-value="3">
            <text:p>3</text:p>
          </table:table-cell>
          <table:table-cell table:style-name="ce1" table:formula="of:=MID([.E334];4;2)" office:value-type="string" office:string-value="03">
            <text:p>03</text:p>
          </table:table-cell>
          <table:table-cell table:style-name="ce3" office:value-type="string">
            <text:p>Tortel</text:p>
          </table:table-cell>
          <table:table-cell table:style-name="ce8" office:value-type="string">
            <text:p>113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34];[.B334];[.C334])" office:value-type="string" office:string-value="11303">
            <text:p>113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4]" office:value-type="string" office:string-value="Tortel">
            <text:p>Tortel</text:p>
          </table:table-cell>
          <table:table-cell office:value-type="string">
            <text:p>&lt;/field&gt;&lt;field name="code"&gt;CL</text:p>
          </table:table-cell>
          <table:table-cell table:formula="of:=CONCATENATE([.A334];[.B334];[.C334])" office:value-type="string" office:string-value="11303">
            <text:p>113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4];[.B334])" office:value-type="string" office:string-value="113">
            <text:p>11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35];1;2)" office:value-type="string" office:string-value="11">
            <text:p>11</text:p>
          </table:table-cell>
          <table:table-cell table:style-name="ce1" table:formula="of:=MID([.E335];3;1)" office:value-type="string" office:string-value="4">
            <text:p>4</text:p>
          </table:table-cell>
          <table:table-cell table:style-name="ce1" table:formula="of:=MID([.E335];4;2)" office:value-type="string" office:string-value="01">
            <text:p>01</text:p>
          </table:table-cell>
          <table:table-cell table:style-name="ce3" office:value-type="string">
            <text:p>Chile Chico</text:p>
          </table:table-cell>
          <table:table-cell table:style-name="ce8" office:value-type="string">
            <text:p>114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35];[.B335];[.C335])" office:value-type="string" office:string-value="11401">
            <text:p>114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5]" office:value-type="string" office:string-value="Chile Chico">
            <text:p>Chile Chico</text:p>
          </table:table-cell>
          <table:table-cell office:value-type="string">
            <text:p>&lt;/field&gt;&lt;field name="code"&gt;CL</text:p>
          </table:table-cell>
          <table:table-cell table:formula="of:=CONCATENATE([.A335];[.B335];[.C335])" office:value-type="string" office:string-value="11401">
            <text:p>114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5];[.B335])" office:value-type="string" office:string-value="114">
            <text:p>11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36];1;2)" office:value-type="string" office:string-value="11">
            <text:p>11</text:p>
          </table:table-cell>
          <table:table-cell table:style-name="ce1" table:formula="of:=MID([.E336];3;1)" office:value-type="string" office:string-value="4">
            <text:p>4</text:p>
          </table:table-cell>
          <table:table-cell table:style-name="ce1" table:formula="of:=MID([.E336];4;2)" office:value-type="string" office:string-value="02">
            <text:p>02</text:p>
          </table:table-cell>
          <table:table-cell table:style-name="ce3" office:value-type="string">
            <text:p>Río Ibáñez</text:p>
          </table:table-cell>
          <table:table-cell table:style-name="ce8" office:value-type="string">
            <text:p>114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36];[.B336];[.C336])" office:value-type="string" office:string-value="11402">
            <text:p>114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6]" office:value-type="string" office:string-value="Río Ibáñez">
            <text:p>Río Ibáñez</text:p>
          </table:table-cell>
          <table:table-cell office:value-type="string">
            <text:p>&lt;/field&gt;&lt;field name="code"&gt;CL</text:p>
          </table:table-cell>
          <table:table-cell table:formula="of:=CONCATENATE([.A336];[.B336];[.C336])" office:value-type="string" office:string-value="11402">
            <text:p>114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6];[.B336])" office:value-type="string" office:string-value="114">
            <text:p>11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37];1;2)" office:value-type="string" office:string-value="12">
            <text:p>12</text:p>
          </table:table-cell>
          <table:table-cell table:style-name="ce1" table:formula="of:=MID([.E337];3;1)" office:value-type="string" office:string-value="1">
            <text:p>1</text:p>
          </table:table-cell>
          <table:table-cell table:style-name="ce1" table:formula="of:=MID([.E337];4;2)" office:value-type="string" office:string-value="01">
            <text:p>01</text:p>
          </table:table-cell>
          <table:table-cell table:style-name="ce3" office:value-type="string">
            <text:p>Punta Arenas</text:p>
          </table:table-cell>
          <table:table-cell table:style-name="ce8" office:value-type="string">
            <text:p>12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37];[.B337];[.C337])" office:value-type="string" office:string-value="12101">
            <text:p>12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7]" office:value-type="string" office:string-value="Punta Arenas">
            <text:p>Punta Arenas</text:p>
          </table:table-cell>
          <table:table-cell office:value-type="string">
            <text:p>&lt;/field&gt;&lt;field name="code"&gt;CL</text:p>
          </table:table-cell>
          <table:table-cell table:formula="of:=CONCATENATE([.A337];[.B337];[.C337])" office:value-type="string" office:string-value="12101">
            <text:p>12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7];[.B337])" office:value-type="string" office:string-value="121">
            <text:p>12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38];1;2)" office:value-type="string" office:string-value="12">
            <text:p>12</text:p>
          </table:table-cell>
          <table:table-cell table:style-name="ce1" table:formula="of:=MID([.E338];3;1)" office:value-type="string" office:string-value="1">
            <text:p>1</text:p>
          </table:table-cell>
          <table:table-cell table:style-name="ce1" table:formula="of:=MID([.E338];4;2)" office:value-type="string" office:string-value="02">
            <text:p>02</text:p>
          </table:table-cell>
          <table:table-cell table:style-name="ce3" office:value-type="string">
            <text:p>Laguna Blanca</text:p>
          </table:table-cell>
          <table:table-cell table:style-name="ce8" office:value-type="string">
            <text:p>12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38];[.B338];[.C338])" office:value-type="string" office:string-value="12102">
            <text:p>12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8]" office:value-type="string" office:string-value="Laguna Blanca">
            <text:p>Laguna Blanca</text:p>
          </table:table-cell>
          <table:table-cell office:value-type="string">
            <text:p>&lt;/field&gt;&lt;field name="code"&gt;CL</text:p>
          </table:table-cell>
          <table:table-cell table:formula="of:=CONCATENATE([.A338];[.B338];[.C338])" office:value-type="string" office:string-value="12102">
            <text:p>12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8];[.B338])" office:value-type="string" office:string-value="121">
            <text:p>12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39];1;2)" office:value-type="string" office:string-value="12">
            <text:p>12</text:p>
          </table:table-cell>
          <table:table-cell table:style-name="ce1" table:formula="of:=MID([.E339];3;1)" office:value-type="string" office:string-value="1">
            <text:p>1</text:p>
          </table:table-cell>
          <table:table-cell table:style-name="ce1" table:formula="of:=MID([.E339];4;2)" office:value-type="string" office:string-value="03">
            <text:p>03</text:p>
          </table:table-cell>
          <table:table-cell table:style-name="ce3" office:value-type="string">
            <text:p>Río Verde</text:p>
          </table:table-cell>
          <table:table-cell table:style-name="ce8" office:value-type="string">
            <text:p>12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39];[.B339];[.C339])" office:value-type="string" office:string-value="12103">
            <text:p>12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39]" office:value-type="string" office:string-value="Río Verde">
            <text:p>Río Verde</text:p>
          </table:table-cell>
          <table:table-cell office:value-type="string">
            <text:p>&lt;/field&gt;&lt;field name="code"&gt;CL</text:p>
          </table:table-cell>
          <table:table-cell table:formula="of:=CONCATENATE([.A339];[.B339];[.C339])" office:value-type="string" office:string-value="12103">
            <text:p>12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39];[.B339])" office:value-type="string" office:string-value="121">
            <text:p>12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40];1;2)" office:value-type="string" office:string-value="12">
            <text:p>12</text:p>
          </table:table-cell>
          <table:table-cell table:style-name="ce1" table:formula="of:=MID([.E340];3;1)" office:value-type="string" office:string-value="1">
            <text:p>1</text:p>
          </table:table-cell>
          <table:table-cell table:style-name="ce1" table:formula="of:=MID([.E340];4;2)" office:value-type="string" office:string-value="04">
            <text:p>04</text:p>
          </table:table-cell>
          <table:table-cell table:style-name="ce3" office:value-type="string">
            <text:p>San Gregorio</text:p>
          </table:table-cell>
          <table:table-cell table:style-name="ce8" office:value-type="string">
            <text:p>12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40];[.B340];[.C340])" office:value-type="string" office:string-value="12104">
            <text:p>12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0]" office:value-type="string" office:string-value="San Gregorio">
            <text:p>San Gregorio</text:p>
          </table:table-cell>
          <table:table-cell office:value-type="string">
            <text:p>&lt;/field&gt;&lt;field name="code"&gt;CL</text:p>
          </table:table-cell>
          <table:table-cell table:formula="of:=CONCATENATE([.A340];[.B340];[.C340])" office:value-type="string" office:string-value="12104">
            <text:p>12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0];[.B340])" office:value-type="string" office:string-value="121">
            <text:p>12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41];1;2)" office:value-type="string" office:string-value="12">
            <text:p>12</text:p>
          </table:table-cell>
          <table:table-cell table:style-name="ce1" table:formula="of:=MID([.E341];3;1)" office:value-type="string" office:string-value="2">
            <text:p>2</text:p>
          </table:table-cell>
          <table:table-cell table:style-name="ce1" table:formula="of:=MID([.E341];4;2)" office:value-type="string" office:string-value="01">
            <text:p>01</text:p>
          </table:table-cell>
          <table:table-cell table:style-name="ce3" office:value-type="string">
            <text:p>Cabo de Hornos</text:p>
          </table:table-cell>
          <table:table-cell table:style-name="ce8" office:value-type="string">
            <text:p>12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41];[.B341];[.C341])" office:value-type="string" office:string-value="12201">
            <text:p>12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1]" office:value-type="string" office:string-value="Cabo de Hornos">
            <text:p>Cabo de Hornos</text:p>
          </table:table-cell>
          <table:table-cell office:value-type="string">
            <text:p>&lt;/field&gt;&lt;field name="code"&gt;CL</text:p>
          </table:table-cell>
          <table:table-cell table:formula="of:=CONCATENATE([.A341];[.B341];[.C341])" office:value-type="string" office:string-value="12201">
            <text:p>12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1];[.B341])" office:value-type="string" office:string-value="122">
            <text:p>12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42];1;2)" office:value-type="string" office:string-value="12">
            <text:p>12</text:p>
          </table:table-cell>
          <table:table-cell table:style-name="ce1" table:formula="of:=MID([.E342];3;1)" office:value-type="string" office:string-value="2">
            <text:p>2</text:p>
          </table:table-cell>
          <table:table-cell table:style-name="ce1" table:formula="of:=MID([.E342];4;2)" office:value-type="string" office:string-value="02">
            <text:p>02</text:p>
          </table:table-cell>
          <table:table-cell table:style-name="ce4" office:value-type="string">
            <text:p>ANTÁRTICA</text:p>
          </table:table-cell>
          <table:table-cell table:style-name="ce4" office:value-type="string">
            <text:p>12202</text:p>
          </table:table-cell>
          <table:table-cell table:style-name="ce4"/>
          <table:table-cell office:value-type="string">
            <text:p>&lt;record model="res.country.state" id="CL</text:p>
          </table:table-cell>
          <table:table-cell table:formula="of:=CONCATENATE([.A342];[.B342];[.C342])" office:value-type="string" office:string-value="12202">
            <text:p>12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2]" office:value-type="string" office:string-value="ANTÁRTICA">
            <text:p>ANTÁRTICA</text:p>
          </table:table-cell>
          <table:table-cell office:value-type="string">
            <text:p>&lt;/field&gt;&lt;field name="code"&gt;CL</text:p>
          </table:table-cell>
          <table:table-cell table:formula="of:=CONCATENATE([.A342];[.B342];[.C342])" office:value-type="string" office:string-value="12202">
            <text:p>12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2];[.B342])" office:value-type="string" office:string-value="122">
            <text:p>12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43];1;2)" office:value-type="string" office:string-value="12">
            <text:p>12</text:p>
          </table:table-cell>
          <table:table-cell table:style-name="ce1" table:formula="of:=MID([.E343];3;1)" office:value-type="string" office:string-value="3">
            <text:p>3</text:p>
          </table:table-cell>
          <table:table-cell table:style-name="ce1" table:formula="of:=MID([.E343];4;2)" office:value-type="string" office:string-value="01">
            <text:p>01</text:p>
          </table:table-cell>
          <table:table-cell table:style-name="ce3" office:value-type="string">
            <text:p>Porvenir</text:p>
          </table:table-cell>
          <table:table-cell table:style-name="ce8" office:value-type="string">
            <text:p>12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43];[.B343];[.C343])" office:value-type="string" office:string-value="12301">
            <text:p>12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3]" office:value-type="string" office:string-value="Porvenir">
            <text:p>Porvenir</text:p>
          </table:table-cell>
          <table:table-cell office:value-type="string">
            <text:p>&lt;/field&gt;&lt;field name="code"&gt;CL</text:p>
          </table:table-cell>
          <table:table-cell table:formula="of:=CONCATENATE([.A343];[.B343];[.C343])" office:value-type="string" office:string-value="12301">
            <text:p>12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3];[.B343])" office:value-type="string" office:string-value="123">
            <text:p>12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44];1;2)" office:value-type="string" office:string-value="12">
            <text:p>12</text:p>
          </table:table-cell>
          <table:table-cell table:style-name="ce1" table:formula="of:=MID([.E344];3;1)" office:value-type="string" office:string-value="3">
            <text:p>3</text:p>
          </table:table-cell>
          <table:table-cell table:style-name="ce1" table:formula="of:=MID([.E344];4;2)" office:value-type="string" office:string-value="02">
            <text:p>02</text:p>
          </table:table-cell>
          <table:table-cell table:style-name="ce3" office:value-type="string">
            <text:p>Primavera</text:p>
          </table:table-cell>
          <table:table-cell table:style-name="ce8" office:value-type="string">
            <text:p>12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44];[.B344];[.C344])" office:value-type="string" office:string-value="12302">
            <text:p>12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4]" office:value-type="string" office:string-value="Primavera">
            <text:p>Primavera</text:p>
          </table:table-cell>
          <table:table-cell office:value-type="string">
            <text:p>&lt;/field&gt;&lt;field name="code"&gt;CL</text:p>
          </table:table-cell>
          <table:table-cell table:formula="of:=CONCATENATE([.A344];[.B344];[.C344])" office:value-type="string" office:string-value="12302">
            <text:p>12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4];[.B344])" office:value-type="string" office:string-value="123">
            <text:p>12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45];1;2)" office:value-type="string" office:string-value="12">
            <text:p>12</text:p>
          </table:table-cell>
          <table:table-cell table:style-name="ce1" table:formula="of:=MID([.E345];3;1)" office:value-type="string" office:string-value="3">
            <text:p>3</text:p>
          </table:table-cell>
          <table:table-cell table:style-name="ce1" table:formula="of:=MID([.E345];4;2)" office:value-type="string" office:string-value="03">
            <text:p>03</text:p>
          </table:table-cell>
          <table:table-cell table:style-name="ce3" office:value-type="string">
            <text:p>Timaukel</text:p>
          </table:table-cell>
          <table:table-cell table:style-name="ce8" office:value-type="string">
            <text:p>123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45];[.B345];[.C345])" office:value-type="string" office:string-value="12303">
            <text:p>123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5]" office:value-type="string" office:string-value="Timaukel">
            <text:p>Timaukel</text:p>
          </table:table-cell>
          <table:table-cell office:value-type="string">
            <text:p>&lt;/field&gt;&lt;field name="code"&gt;CL</text:p>
          </table:table-cell>
          <table:table-cell table:formula="of:=CONCATENATE([.A345];[.B345];[.C345])" office:value-type="string" office:string-value="12303">
            <text:p>123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5];[.B345])" office:value-type="string" office:string-value="123">
            <text:p>12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46];1;2)" office:value-type="string" office:string-value="12">
            <text:p>12</text:p>
          </table:table-cell>
          <table:table-cell table:style-name="ce1" table:formula="of:=MID([.E346];3;1)" office:value-type="string" office:string-value="4">
            <text:p>4</text:p>
          </table:table-cell>
          <table:table-cell table:style-name="ce1" table:formula="of:=MID([.E346];4;2)" office:value-type="string" office:string-value="01">
            <text:p>01</text:p>
          </table:table-cell>
          <table:table-cell table:style-name="ce3" office:value-type="string">
            <text:p>Natales</text:p>
          </table:table-cell>
          <table:table-cell table:style-name="ce8" office:value-type="string">
            <text:p>124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46];[.B346];[.C346])" office:value-type="string" office:string-value="12401">
            <text:p>124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6]" office:value-type="string" office:string-value="Natales">
            <text:p>Natales</text:p>
          </table:table-cell>
          <table:table-cell office:value-type="string">
            <text:p>&lt;/field&gt;&lt;field name="code"&gt;CL</text:p>
          </table:table-cell>
          <table:table-cell table:formula="of:=CONCATENATE([.A346];[.B346];[.C346])" office:value-type="string" office:string-value="12401">
            <text:p>124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6];[.B346])" office:value-type="string" office:string-value="124">
            <text:p>12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47];1;2)" office:value-type="string" office:string-value="12">
            <text:p>12</text:p>
          </table:table-cell>
          <table:table-cell table:style-name="ce1" table:formula="of:=MID([.E347];3;1)" office:value-type="string" office:string-value="4">
            <text:p>4</text:p>
          </table:table-cell>
          <table:table-cell table:style-name="ce1" table:formula="of:=MID([.E347];4;2)" office:value-type="string" office:string-value="02">
            <text:p>02</text:p>
          </table:table-cell>
          <table:table-cell table:style-name="ce3" office:value-type="string">
            <text:p>Torres del Paine</text:p>
          </table:table-cell>
          <table:table-cell table:style-name="ce8" office:value-type="string">
            <text:p>124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47];[.B347];[.C347])" office:value-type="string" office:string-value="12402">
            <text:p>124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7]" office:value-type="string" office:string-value="Torres del Paine">
            <text:p>Torres del Paine</text:p>
          </table:table-cell>
          <table:table-cell office:value-type="string">
            <text:p>&lt;/field&gt;&lt;field name="code"&gt;CL</text:p>
          </table:table-cell>
          <table:table-cell table:formula="of:=CONCATENATE([.A347];[.B347];[.C347])" office:value-type="string" office:string-value="12402">
            <text:p>124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7];[.B347])" office:value-type="string" office:string-value="124">
            <text:p>12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48];1;2)" office:value-type="string" office:string-value="13">
            <text:p>13</text:p>
          </table:table-cell>
          <table:table-cell table:style-name="ce1" table:formula="of:=MID([.E348];3;1)" office:value-type="string" office:string-value="1">
            <text:p>1</text:p>
          </table:table-cell>
          <table:table-cell table:style-name="ce1" table:formula="of:=MID([.E348];4;2)" office:value-type="string" office:string-value="01">
            <text:p>01</text:p>
          </table:table-cell>
          <table:table-cell table:style-name="ce3" office:value-type="string">
            <text:p>Santiago</text:p>
          </table:table-cell>
          <table:table-cell table:style-name="ce8" office:value-type="string">
            <text:p>13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48];[.B348];[.C348])" office:value-type="string" office:string-value="13101">
            <text:p>13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8]" office:value-type="string" office:string-value="Santiago">
            <text:p>Santiago</text:p>
          </table:table-cell>
          <table:table-cell office:value-type="string">
            <text:p>&lt;/field&gt;&lt;field name="code"&gt;CL</text:p>
          </table:table-cell>
          <table:table-cell table:formula="of:=CONCATENATE([.A348];[.B348];[.C348])" office:value-type="string" office:string-value="13101">
            <text:p>13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8];[.B348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49];1;2)" office:value-type="string" office:string-value="13">
            <text:p>13</text:p>
          </table:table-cell>
          <table:table-cell table:style-name="ce1" table:formula="of:=MID([.E349];3;1)" office:value-type="string" office:string-value="1">
            <text:p>1</text:p>
          </table:table-cell>
          <table:table-cell table:style-name="ce1" table:formula="of:=MID([.E349];4;2)" office:value-type="string" office:string-value="02">
            <text:p>02</text:p>
          </table:table-cell>
          <table:table-cell table:style-name="ce3" office:value-type="string">
            <text:p>Cerrillos</text:p>
          </table:table-cell>
          <table:table-cell table:style-name="ce8" office:value-type="string">
            <text:p>13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49];[.B349];[.C349])" office:value-type="string" office:string-value="13102">
            <text:p>13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49]" office:value-type="string" office:string-value="Cerrillos">
            <text:p>Cerrillos</text:p>
          </table:table-cell>
          <table:table-cell office:value-type="string">
            <text:p>&lt;/field&gt;&lt;field name="code"&gt;CL</text:p>
          </table:table-cell>
          <table:table-cell table:formula="of:=CONCATENATE([.A349];[.B349];[.C349])" office:value-type="string" office:string-value="13102">
            <text:p>13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49];[.B349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50];1;2)" office:value-type="string" office:string-value="13">
            <text:p>13</text:p>
          </table:table-cell>
          <table:table-cell table:style-name="ce1" table:formula="of:=MID([.E350];3;1)" office:value-type="string" office:string-value="1">
            <text:p>1</text:p>
          </table:table-cell>
          <table:table-cell table:style-name="ce1" table:formula="of:=MID([.E350];4;2)" office:value-type="string" office:string-value="03">
            <text:p>03</text:p>
          </table:table-cell>
          <table:table-cell table:style-name="ce3" office:value-type="string">
            <text:p>Cerro Navia</text:p>
          </table:table-cell>
          <table:table-cell table:style-name="ce8" office:value-type="string">
            <text:p>13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50];[.B350];[.C350])" office:value-type="string" office:string-value="13103">
            <text:p>13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0]" office:value-type="string" office:string-value="Cerro Navia">
            <text:p>Cerro Navia</text:p>
          </table:table-cell>
          <table:table-cell office:value-type="string">
            <text:p>&lt;/field&gt;&lt;field name="code"&gt;CL</text:p>
          </table:table-cell>
          <table:table-cell table:formula="of:=CONCATENATE([.A350];[.B350];[.C350])" office:value-type="string" office:string-value="13103">
            <text:p>13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0];[.B350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51];1;2)" office:value-type="string" office:string-value="13">
            <text:p>13</text:p>
          </table:table-cell>
          <table:table-cell table:style-name="ce1" table:formula="of:=MID([.E351];3;1)" office:value-type="string" office:string-value="1">
            <text:p>1</text:p>
          </table:table-cell>
          <table:table-cell table:style-name="ce1" table:formula="of:=MID([.E351];4;2)" office:value-type="string" office:string-value="04">
            <text:p>04</text:p>
          </table:table-cell>
          <table:table-cell table:style-name="ce3" office:value-type="string">
            <text:p>Conchalí</text:p>
          </table:table-cell>
          <table:table-cell table:style-name="ce8" office:value-type="string">
            <text:p>13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51];[.B351];[.C351])" office:value-type="string" office:string-value="13104">
            <text:p>13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1]" office:value-type="string" office:string-value="Conchalí">
            <text:p>Conchalí</text:p>
          </table:table-cell>
          <table:table-cell office:value-type="string">
            <text:p>&lt;/field&gt;&lt;field name="code"&gt;CL</text:p>
          </table:table-cell>
          <table:table-cell table:formula="of:=CONCATENATE([.A351];[.B351];[.C351])" office:value-type="string" office:string-value="13104">
            <text:p>13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1];[.B351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52];1;2)" office:value-type="string" office:string-value="13">
            <text:p>13</text:p>
          </table:table-cell>
          <table:table-cell table:style-name="ce1" table:formula="of:=MID([.E352];3;1)" office:value-type="string" office:string-value="1">
            <text:p>1</text:p>
          </table:table-cell>
          <table:table-cell table:style-name="ce1" table:formula="of:=MID([.E352];4;2)" office:value-type="string" office:string-value="05">
            <text:p>05</text:p>
          </table:table-cell>
          <table:table-cell table:style-name="ce3" office:value-type="string">
            <text:p>El Bosque</text:p>
          </table:table-cell>
          <table:table-cell table:style-name="ce8" office:value-type="string">
            <text:p>131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52];[.B352];[.C352])" office:value-type="string" office:string-value="13105">
            <text:p>131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2]" office:value-type="string" office:string-value="El Bosque">
            <text:p>El Bosque</text:p>
          </table:table-cell>
          <table:table-cell office:value-type="string">
            <text:p>&lt;/field&gt;&lt;field name="code"&gt;CL</text:p>
          </table:table-cell>
          <table:table-cell table:formula="of:=CONCATENATE([.A352];[.B352];[.C352])" office:value-type="string" office:string-value="13105">
            <text:p>131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2];[.B352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53];1;2)" office:value-type="string" office:string-value="13">
            <text:p>13</text:p>
          </table:table-cell>
          <table:table-cell table:style-name="ce1" table:formula="of:=MID([.E353];3;1)" office:value-type="string" office:string-value="1">
            <text:p>1</text:p>
          </table:table-cell>
          <table:table-cell table:style-name="ce1" table:formula="of:=MID([.E353];4;2)" office:value-type="string" office:string-value="06">
            <text:p>06</text:p>
          </table:table-cell>
          <table:table-cell table:style-name="ce3" office:value-type="string">
            <text:p>Estación Central</text:p>
          </table:table-cell>
          <table:table-cell table:style-name="ce8" office:value-type="string">
            <text:p>131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53];[.B353];[.C353])" office:value-type="string" office:string-value="13106">
            <text:p>131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3]" office:value-type="string" office:string-value="Estación Central">
            <text:p>Estación Central</text:p>
          </table:table-cell>
          <table:table-cell office:value-type="string">
            <text:p>&lt;/field&gt;&lt;field name="code"&gt;CL</text:p>
          </table:table-cell>
          <table:table-cell table:formula="of:=CONCATENATE([.A353];[.B353];[.C353])" office:value-type="string" office:string-value="13106">
            <text:p>131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3];[.B353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54];1;2)" office:value-type="string" office:string-value="13">
            <text:p>13</text:p>
          </table:table-cell>
          <table:table-cell table:style-name="ce1" table:formula="of:=MID([.E354];3;1)" office:value-type="string" office:string-value="1">
            <text:p>1</text:p>
          </table:table-cell>
          <table:table-cell table:style-name="ce1" table:formula="of:=MID([.E354];4;2)" office:value-type="string" office:string-value="07">
            <text:p>07</text:p>
          </table:table-cell>
          <table:table-cell table:style-name="ce3" office:value-type="string">
            <text:p>Huechuraba</text:p>
          </table:table-cell>
          <table:table-cell table:style-name="ce8" office:value-type="string">
            <text:p>131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54];[.B354];[.C354])" office:value-type="string" office:string-value="13107">
            <text:p>131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4]" office:value-type="string" office:string-value="Huechuraba">
            <text:p>Huechuraba</text:p>
          </table:table-cell>
          <table:table-cell office:value-type="string">
            <text:p>&lt;/field&gt;&lt;field name="code"&gt;CL</text:p>
          </table:table-cell>
          <table:table-cell table:formula="of:=CONCATENATE([.A354];[.B354];[.C354])" office:value-type="string" office:string-value="13107">
            <text:p>131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4];[.B354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55];1;2)" office:value-type="string" office:string-value="13">
            <text:p>13</text:p>
          </table:table-cell>
          <table:table-cell table:style-name="ce1" table:formula="of:=MID([.E355];3;1)" office:value-type="string" office:string-value="1">
            <text:p>1</text:p>
          </table:table-cell>
          <table:table-cell table:style-name="ce1" table:formula="of:=MID([.E355];4;2)" office:value-type="string" office:string-value="08">
            <text:p>08</text:p>
          </table:table-cell>
          <table:table-cell table:style-name="ce3" office:value-type="string">
            <text:p>Independencia</text:p>
          </table:table-cell>
          <table:table-cell table:style-name="ce8" office:value-type="string">
            <text:p>131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55];[.B355];[.C355])" office:value-type="string" office:string-value="13108">
            <text:p>131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5]" office:value-type="string" office:string-value="Independencia">
            <text:p>Independencia</text:p>
          </table:table-cell>
          <table:table-cell office:value-type="string">
            <text:p>&lt;/field&gt;&lt;field name="code"&gt;CL</text:p>
          </table:table-cell>
          <table:table-cell table:formula="of:=CONCATENATE([.A355];[.B355];[.C355])" office:value-type="string" office:string-value="13108">
            <text:p>131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5];[.B355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56];1;2)" office:value-type="string" office:string-value="13">
            <text:p>13</text:p>
          </table:table-cell>
          <table:table-cell table:style-name="ce1" table:formula="of:=MID([.E356];3;1)" office:value-type="string" office:string-value="1">
            <text:p>1</text:p>
          </table:table-cell>
          <table:table-cell table:style-name="ce1" table:formula="of:=MID([.E356];4;2)" office:value-type="string" office:string-value="09">
            <text:p>09</text:p>
          </table:table-cell>
          <table:table-cell table:style-name="ce3" office:value-type="string">
            <text:p>La Cisterna</text:p>
          </table:table-cell>
          <table:table-cell table:style-name="ce8" office:value-type="string">
            <text:p>1310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56];[.B356];[.C356])" office:value-type="string" office:string-value="13109">
            <text:p>1310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6]" office:value-type="string" office:string-value="La Cisterna">
            <text:p>La Cisterna</text:p>
          </table:table-cell>
          <table:table-cell office:value-type="string">
            <text:p>&lt;/field&gt;&lt;field name="code"&gt;CL</text:p>
          </table:table-cell>
          <table:table-cell table:formula="of:=CONCATENATE([.A356];[.B356];[.C356])" office:value-type="string" office:string-value="13109">
            <text:p>1310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6];[.B356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57];1;2)" office:value-type="string" office:string-value="13">
            <text:p>13</text:p>
          </table:table-cell>
          <table:table-cell table:style-name="ce1" table:formula="of:=MID([.E357];3;1)" office:value-type="string" office:string-value="1">
            <text:p>1</text:p>
          </table:table-cell>
          <table:table-cell table:style-name="ce1" table:formula="of:=MID([.E357];4;2)" office:value-type="string" office:string-value="10">
            <text:p>10</text:p>
          </table:table-cell>
          <table:table-cell table:style-name="ce3" office:value-type="string">
            <text:p>La Florida</text:p>
          </table:table-cell>
          <table:table-cell table:style-name="ce8" office:value-type="string">
            <text:p>1311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57];[.B357];[.C357])" office:value-type="string" office:string-value="13110">
            <text:p>1311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7]" office:value-type="string" office:string-value="La Florida">
            <text:p>La Florida</text:p>
          </table:table-cell>
          <table:table-cell office:value-type="string">
            <text:p>&lt;/field&gt;&lt;field name="code"&gt;CL</text:p>
          </table:table-cell>
          <table:table-cell table:formula="of:=CONCATENATE([.A357];[.B357];[.C357])" office:value-type="string" office:string-value="13110">
            <text:p>1311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7];[.B357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58];1;2)" office:value-type="string" office:string-value="13">
            <text:p>13</text:p>
          </table:table-cell>
          <table:table-cell table:style-name="ce1" table:formula="of:=MID([.E358];3;1)" office:value-type="string" office:string-value="1">
            <text:p>1</text:p>
          </table:table-cell>
          <table:table-cell table:style-name="ce1" table:formula="of:=MID([.E358];4;2)" office:value-type="string" office:string-value="11">
            <text:p>11</text:p>
          </table:table-cell>
          <table:table-cell table:style-name="ce5" office:value-type="string">
            <text:p>La Granja</text:p>
          </table:table-cell>
          <table:table-cell table:style-name="ce9" office:value-type="string">
            <text:p>13111</text:p>
          </table:table-cell>
          <table:table-cell table:style-name="ce9"/>
          <table:table-cell office:value-type="string">
            <text:p>&lt;record model="res.country.state" id="CL</text:p>
          </table:table-cell>
          <table:table-cell table:formula="of:=CONCATENATE([.A358];[.B358];[.C358])" office:value-type="string" office:string-value="13111">
            <text:p>1311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8]" office:value-type="string" office:string-value="La Granja">
            <text:p>La Granja</text:p>
          </table:table-cell>
          <table:table-cell office:value-type="string">
            <text:p>&lt;/field&gt;&lt;field name="code"&gt;CL</text:p>
          </table:table-cell>
          <table:table-cell table:formula="of:=CONCATENATE([.A358];[.B358];[.C358])" office:value-type="string" office:string-value="13111">
            <text:p>1311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8];[.B358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59];1;2)" office:value-type="string" office:string-value="13">
            <text:p>13</text:p>
          </table:table-cell>
          <table:table-cell table:style-name="ce1" table:formula="of:=MID([.E359];3;1)" office:value-type="string" office:string-value="1">
            <text:p>1</text:p>
          </table:table-cell>
          <table:table-cell table:style-name="ce1" table:formula="of:=MID([.E359];4;2)" office:value-type="string" office:string-value="12">
            <text:p>12</text:p>
          </table:table-cell>
          <table:table-cell table:style-name="ce3" office:value-type="string">
            <text:p>La Pintana</text:p>
          </table:table-cell>
          <table:table-cell table:style-name="ce8" office:value-type="string">
            <text:p>1311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59];[.B359];[.C359])" office:value-type="string" office:string-value="13112">
            <text:p>1311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59]" office:value-type="string" office:string-value="La Pintana">
            <text:p>La Pintana</text:p>
          </table:table-cell>
          <table:table-cell office:value-type="string">
            <text:p>&lt;/field&gt;&lt;field name="code"&gt;CL</text:p>
          </table:table-cell>
          <table:table-cell table:formula="of:=CONCATENATE([.A359];[.B359];[.C359])" office:value-type="string" office:string-value="13112">
            <text:p>1311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59];[.B359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60];1;2)" office:value-type="string" office:string-value="13">
            <text:p>13</text:p>
          </table:table-cell>
          <table:table-cell table:style-name="ce1" table:formula="of:=MID([.E360];3;1)" office:value-type="string" office:string-value="1">
            <text:p>1</text:p>
          </table:table-cell>
          <table:table-cell table:style-name="ce1" table:formula="of:=MID([.E360];4;2)" office:value-type="string" office:string-value="13">
            <text:p>13</text:p>
          </table:table-cell>
          <table:table-cell table:style-name="ce3" office:value-type="string">
            <text:p>La Reina</text:p>
          </table:table-cell>
          <table:table-cell table:style-name="ce8" office:value-type="string">
            <text:p>1311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60];[.B360];[.C360])" office:value-type="string" office:string-value="13113">
            <text:p>1311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0]" office:value-type="string" office:string-value="La Reina">
            <text:p>La Reina</text:p>
          </table:table-cell>
          <table:table-cell office:value-type="string">
            <text:p>&lt;/field&gt;&lt;field name="code"&gt;CL</text:p>
          </table:table-cell>
          <table:table-cell table:formula="of:=CONCATENATE([.A360];[.B360];[.C360])" office:value-type="string" office:string-value="13113">
            <text:p>1311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0];[.B360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61];1;2)" office:value-type="string" office:string-value="13">
            <text:p>13</text:p>
          </table:table-cell>
          <table:table-cell table:style-name="ce1" table:formula="of:=MID([.E361];3;1)" office:value-type="string" office:string-value="1">
            <text:p>1</text:p>
          </table:table-cell>
          <table:table-cell table:style-name="ce1" table:formula="of:=MID([.E361];4;2)" office:value-type="string" office:string-value="14">
            <text:p>14</text:p>
          </table:table-cell>
          <table:table-cell table:style-name="ce3" office:value-type="string">
            <text:p>Las Condes</text:p>
          </table:table-cell>
          <table:table-cell table:style-name="ce8" office:value-type="string">
            <text:p>1311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61];[.B361];[.C361])" office:value-type="string" office:string-value="13114">
            <text:p>1311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1]" office:value-type="string" office:string-value="Las Condes">
            <text:p>Las Condes</text:p>
          </table:table-cell>
          <table:table-cell office:value-type="string">
            <text:p>&lt;/field&gt;&lt;field name="code"&gt;CL</text:p>
          </table:table-cell>
          <table:table-cell table:formula="of:=CONCATENATE([.A361];[.B361];[.C361])" office:value-type="string" office:string-value="13114">
            <text:p>1311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1];[.B361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62];1;2)" office:value-type="string" office:string-value="13">
            <text:p>13</text:p>
          </table:table-cell>
          <table:table-cell table:style-name="ce1" table:formula="of:=MID([.E362];3;1)" office:value-type="string" office:string-value="1">
            <text:p>1</text:p>
          </table:table-cell>
          <table:table-cell table:style-name="ce1" table:formula="of:=MID([.E362];4;2)" office:value-type="string" office:string-value="15">
            <text:p>15</text:p>
          </table:table-cell>
          <table:table-cell table:style-name="ce3" office:value-type="string">
            <text:p>Lo Barnechea</text:p>
          </table:table-cell>
          <table:table-cell table:style-name="ce8" office:value-type="string">
            <text:p>1311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62];[.B362];[.C362])" office:value-type="string" office:string-value="13115">
            <text:p>1311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2]" office:value-type="string" office:string-value="Lo Barnechea">
            <text:p>Lo Barnechea</text:p>
          </table:table-cell>
          <table:table-cell office:value-type="string">
            <text:p>&lt;/field&gt;&lt;field name="code"&gt;CL</text:p>
          </table:table-cell>
          <table:table-cell table:formula="of:=CONCATENATE([.A362];[.B362];[.C362])" office:value-type="string" office:string-value="13115">
            <text:p>1311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2];[.B362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63];1;2)" office:value-type="string" office:string-value="13">
            <text:p>13</text:p>
          </table:table-cell>
          <table:table-cell table:style-name="ce1" table:formula="of:=MID([.E363];3;1)" office:value-type="string" office:string-value="1">
            <text:p>1</text:p>
          </table:table-cell>
          <table:table-cell table:style-name="ce1" table:formula="of:=MID([.E363];4;2)" office:value-type="string" office:string-value="16">
            <text:p>16</text:p>
          </table:table-cell>
          <table:table-cell table:style-name="ce3" office:value-type="string">
            <text:p>Lo Espejo</text:p>
          </table:table-cell>
          <table:table-cell table:style-name="ce8" office:value-type="string">
            <text:p>1311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63];[.B363];[.C363])" office:value-type="string" office:string-value="13116">
            <text:p>1311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3]" office:value-type="string" office:string-value="Lo Espejo">
            <text:p>Lo Espejo</text:p>
          </table:table-cell>
          <table:table-cell office:value-type="string">
            <text:p>&lt;/field&gt;&lt;field name="code"&gt;CL</text:p>
          </table:table-cell>
          <table:table-cell table:formula="of:=CONCATENATE([.A363];[.B363];[.C363])" office:value-type="string" office:string-value="13116">
            <text:p>1311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3];[.B363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64];1;2)" office:value-type="string" office:string-value="13">
            <text:p>13</text:p>
          </table:table-cell>
          <table:table-cell table:style-name="ce1" table:formula="of:=MID([.E364];3;1)" office:value-type="string" office:string-value="1">
            <text:p>1</text:p>
          </table:table-cell>
          <table:table-cell table:style-name="ce1" table:formula="of:=MID([.E364];4;2)" office:value-type="string" office:string-value="17">
            <text:p>17</text:p>
          </table:table-cell>
          <table:table-cell table:style-name="ce3" office:value-type="string">
            <text:p>Lo Prado</text:p>
          </table:table-cell>
          <table:table-cell table:style-name="ce8" office:value-type="string">
            <text:p>1311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64];[.B364];[.C364])" office:value-type="string" office:string-value="13117">
            <text:p>1311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4]" office:value-type="string" office:string-value="Lo Prado">
            <text:p>Lo Prado</text:p>
          </table:table-cell>
          <table:table-cell office:value-type="string">
            <text:p>&lt;/field&gt;&lt;field name="code"&gt;CL</text:p>
          </table:table-cell>
          <table:table-cell table:formula="of:=CONCATENATE([.A364];[.B364];[.C364])" office:value-type="string" office:string-value="13117">
            <text:p>1311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4];[.B364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65];1;2)" office:value-type="string" office:string-value="13">
            <text:p>13</text:p>
          </table:table-cell>
          <table:table-cell table:style-name="ce1" table:formula="of:=MID([.E365];3;1)" office:value-type="string" office:string-value="1">
            <text:p>1</text:p>
          </table:table-cell>
          <table:table-cell table:style-name="ce1" table:formula="of:=MID([.E365];4;2)" office:value-type="string" office:string-value="18">
            <text:p>18</text:p>
          </table:table-cell>
          <table:table-cell table:style-name="ce3" office:value-type="string">
            <text:p>Macul</text:p>
          </table:table-cell>
          <table:table-cell table:style-name="ce8" office:value-type="string">
            <text:p>1311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65];[.B365];[.C365])" office:value-type="string" office:string-value="13118">
            <text:p>1311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5]" office:value-type="string" office:string-value="Macul">
            <text:p>Macul</text:p>
          </table:table-cell>
          <table:table-cell office:value-type="string">
            <text:p>&lt;/field&gt;&lt;field name="code"&gt;CL</text:p>
          </table:table-cell>
          <table:table-cell table:formula="of:=CONCATENATE([.A365];[.B365];[.C365])" office:value-type="string" office:string-value="13118">
            <text:p>1311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5];[.B365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66];1;2)" office:value-type="string" office:string-value="13">
            <text:p>13</text:p>
          </table:table-cell>
          <table:table-cell table:style-name="ce1" table:formula="of:=MID([.E366];3;1)" office:value-type="string" office:string-value="1">
            <text:p>1</text:p>
          </table:table-cell>
          <table:table-cell table:style-name="ce1" table:formula="of:=MID([.E366];4;2)" office:value-type="string" office:string-value="19">
            <text:p>19</text:p>
          </table:table-cell>
          <table:table-cell table:style-name="ce3" office:value-type="string">
            <text:p>Maipú</text:p>
          </table:table-cell>
          <table:table-cell table:style-name="ce8" office:value-type="string">
            <text:p>1311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66];[.B366];[.C366])" office:value-type="string" office:string-value="13119">
            <text:p>1311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6]" office:value-type="string" office:string-value="Maipú">
            <text:p>Maipú</text:p>
          </table:table-cell>
          <table:table-cell office:value-type="string">
            <text:p>&lt;/field&gt;&lt;field name="code"&gt;CL</text:p>
          </table:table-cell>
          <table:table-cell table:formula="of:=CONCATENATE([.A366];[.B366];[.C366])" office:value-type="string" office:string-value="13119">
            <text:p>1311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6];[.B366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67];1;2)" office:value-type="string" office:string-value="13">
            <text:p>13</text:p>
          </table:table-cell>
          <table:table-cell table:style-name="ce1" table:formula="of:=MID([.E367];3;1)" office:value-type="string" office:string-value="1">
            <text:p>1</text:p>
          </table:table-cell>
          <table:table-cell table:style-name="ce1" table:formula="of:=MID([.E367];4;2)" office:value-type="string" office:string-value="20">
            <text:p>20</text:p>
          </table:table-cell>
          <table:table-cell table:style-name="ce3" office:value-type="string">
            <text:p>Ñuñoa</text:p>
          </table:table-cell>
          <table:table-cell table:style-name="ce8" office:value-type="string">
            <text:p>1312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67];[.B367];[.C367])" office:value-type="string" office:string-value="13120">
            <text:p>1312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7]" office:value-type="string" office:string-value="Ñuñoa">
            <text:p>Ñuñoa</text:p>
          </table:table-cell>
          <table:table-cell office:value-type="string">
            <text:p>&lt;/field&gt;&lt;field name="code"&gt;CL</text:p>
          </table:table-cell>
          <table:table-cell table:formula="of:=CONCATENATE([.A367];[.B367];[.C367])" office:value-type="string" office:string-value="13120">
            <text:p>1312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7];[.B367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68];1;2)" office:value-type="string" office:string-value="13">
            <text:p>13</text:p>
          </table:table-cell>
          <table:table-cell table:style-name="ce1" table:formula="of:=MID([.E368];3;1)" office:value-type="string" office:string-value="1">
            <text:p>1</text:p>
          </table:table-cell>
          <table:table-cell table:style-name="ce1" table:formula="of:=MID([.E368];4;2)" office:value-type="string" office:string-value="21">
            <text:p>21</text:p>
          </table:table-cell>
          <table:table-cell table:style-name="ce3" office:value-type="string">
            <text:p>Pedro Aguirre Cerda</text:p>
          </table:table-cell>
          <table:table-cell table:style-name="ce8" office:value-type="string">
            <text:p>1312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68];[.B368];[.C368])" office:value-type="string" office:string-value="13121">
            <text:p>1312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8]" office:value-type="string" office:string-value="Pedro Aguirre Cerda">
            <text:p>Pedro Aguirre Cerda</text:p>
          </table:table-cell>
          <table:table-cell office:value-type="string">
            <text:p>&lt;/field&gt;&lt;field name="code"&gt;CL</text:p>
          </table:table-cell>
          <table:table-cell table:formula="of:=CONCATENATE([.A368];[.B368];[.C368])" office:value-type="string" office:string-value="13121">
            <text:p>1312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8];[.B368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69];1;2)" office:value-type="string" office:string-value="13">
            <text:p>13</text:p>
          </table:table-cell>
          <table:table-cell table:style-name="ce1" table:formula="of:=MID([.E369];3;1)" office:value-type="string" office:string-value="1">
            <text:p>1</text:p>
          </table:table-cell>
          <table:table-cell table:style-name="ce1" table:formula="of:=MID([.E369];4;2)" office:value-type="string" office:string-value="22">
            <text:p>22</text:p>
          </table:table-cell>
          <table:table-cell table:style-name="ce3" office:value-type="string">
            <text:p>Peñalolén</text:p>
          </table:table-cell>
          <table:table-cell table:style-name="ce8" office:value-type="string">
            <text:p>1312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69];[.B369];[.C369])" office:value-type="string" office:string-value="13122">
            <text:p>1312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69]" office:value-type="string" office:string-value="Peñalolén">
            <text:p>Peñalolén</text:p>
          </table:table-cell>
          <table:table-cell office:value-type="string">
            <text:p>&lt;/field&gt;&lt;field name="code"&gt;CL</text:p>
          </table:table-cell>
          <table:table-cell table:formula="of:=CONCATENATE([.A369];[.B369];[.C369])" office:value-type="string" office:string-value="13122">
            <text:p>1312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69];[.B369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70];1;2)" office:value-type="string" office:string-value="13">
            <text:p>13</text:p>
          </table:table-cell>
          <table:table-cell table:style-name="ce1" table:formula="of:=MID([.E370];3;1)" office:value-type="string" office:string-value="1">
            <text:p>1</text:p>
          </table:table-cell>
          <table:table-cell table:style-name="ce1" table:formula="of:=MID([.E370];4;2)" office:value-type="string" office:string-value="23">
            <text:p>23</text:p>
          </table:table-cell>
          <table:table-cell table:style-name="ce3" office:value-type="string">
            <text:p>Providencia</text:p>
          </table:table-cell>
          <table:table-cell table:style-name="ce8" office:value-type="string">
            <text:p>1312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70];[.B370];[.C370])" office:value-type="string" office:string-value="13123">
            <text:p>1312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0]" office:value-type="string" office:string-value="Providencia">
            <text:p>Providencia</text:p>
          </table:table-cell>
          <table:table-cell office:value-type="string">
            <text:p>&lt;/field&gt;&lt;field name="code"&gt;CL</text:p>
          </table:table-cell>
          <table:table-cell table:formula="of:=CONCATENATE([.A370];[.B370];[.C370])" office:value-type="string" office:string-value="13123">
            <text:p>1312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0];[.B370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71];1;2)" office:value-type="string" office:string-value="13">
            <text:p>13</text:p>
          </table:table-cell>
          <table:table-cell table:style-name="ce1" table:formula="of:=MID([.E371];3;1)" office:value-type="string" office:string-value="1">
            <text:p>1</text:p>
          </table:table-cell>
          <table:table-cell table:style-name="ce1" table:formula="of:=MID([.E371];4;2)" office:value-type="string" office:string-value="24">
            <text:p>24</text:p>
          </table:table-cell>
          <table:table-cell table:style-name="ce3" office:value-type="string">
            <text:p>Pudahuel</text:p>
          </table:table-cell>
          <table:table-cell table:style-name="ce8" office:value-type="string">
            <text:p>1312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71];[.B371];[.C371])" office:value-type="string" office:string-value="13124">
            <text:p>1312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1]" office:value-type="string" office:string-value="Pudahuel">
            <text:p>Pudahuel</text:p>
          </table:table-cell>
          <table:table-cell office:value-type="string">
            <text:p>&lt;/field&gt;&lt;field name="code"&gt;CL</text:p>
          </table:table-cell>
          <table:table-cell table:formula="of:=CONCATENATE([.A371];[.B371];[.C371])" office:value-type="string" office:string-value="13124">
            <text:p>1312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1];[.B371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72];1;2)" office:value-type="string" office:string-value="13">
            <text:p>13</text:p>
          </table:table-cell>
          <table:table-cell table:style-name="ce1" table:formula="of:=MID([.E372];3;1)" office:value-type="string" office:string-value="1">
            <text:p>1</text:p>
          </table:table-cell>
          <table:table-cell table:style-name="ce1" table:formula="of:=MID([.E372];4;2)" office:value-type="string" office:string-value="25">
            <text:p>25</text:p>
          </table:table-cell>
          <table:table-cell table:style-name="ce3" office:value-type="string">
            <text:p>Quilicura</text:p>
          </table:table-cell>
          <table:table-cell table:style-name="ce8" office:value-type="string">
            <text:p>1312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72];[.B372];[.C372])" office:value-type="string" office:string-value="13125">
            <text:p>1312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2]" office:value-type="string" office:string-value="Quilicura">
            <text:p>Quilicura</text:p>
          </table:table-cell>
          <table:table-cell office:value-type="string">
            <text:p>&lt;/field&gt;&lt;field name="code"&gt;CL</text:p>
          </table:table-cell>
          <table:table-cell table:formula="of:=CONCATENATE([.A372];[.B372];[.C372])" office:value-type="string" office:string-value="13125">
            <text:p>1312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2];[.B372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73];1;2)" office:value-type="string" office:string-value="13">
            <text:p>13</text:p>
          </table:table-cell>
          <table:table-cell table:style-name="ce1" table:formula="of:=MID([.E373];3;1)" office:value-type="string" office:string-value="1">
            <text:p>1</text:p>
          </table:table-cell>
          <table:table-cell table:style-name="ce1" table:formula="of:=MID([.E373];4;2)" office:value-type="string" office:string-value="26">
            <text:p>26</text:p>
          </table:table-cell>
          <table:table-cell table:style-name="ce3" office:value-type="string">
            <text:p>Quinta Normal</text:p>
          </table:table-cell>
          <table:table-cell table:style-name="ce8" office:value-type="string">
            <text:p>1312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73];[.B373];[.C373])" office:value-type="string" office:string-value="13126">
            <text:p>1312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3]" office:value-type="string" office:string-value="Quinta Normal">
            <text:p>Quinta Normal</text:p>
          </table:table-cell>
          <table:table-cell office:value-type="string">
            <text:p>&lt;/field&gt;&lt;field name="code"&gt;CL</text:p>
          </table:table-cell>
          <table:table-cell table:formula="of:=CONCATENATE([.A373];[.B373];[.C373])" office:value-type="string" office:string-value="13126">
            <text:p>1312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3];[.B373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74];1;2)" office:value-type="string" office:string-value="13">
            <text:p>13</text:p>
          </table:table-cell>
          <table:table-cell table:style-name="ce1" table:formula="of:=MID([.E374];3;1)" office:value-type="string" office:string-value="1">
            <text:p>1</text:p>
          </table:table-cell>
          <table:table-cell table:style-name="ce1" table:formula="of:=MID([.E374];4;2)" office:value-type="string" office:string-value="27">
            <text:p>27</text:p>
          </table:table-cell>
          <table:table-cell table:style-name="ce3" office:value-type="string">
            <text:p>Recoleta</text:p>
          </table:table-cell>
          <table:table-cell table:style-name="ce8" office:value-type="string">
            <text:p>1312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74];[.B374];[.C374])" office:value-type="string" office:string-value="13127">
            <text:p>1312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4]" office:value-type="string" office:string-value="Recoleta">
            <text:p>Recoleta</text:p>
          </table:table-cell>
          <table:table-cell office:value-type="string">
            <text:p>&lt;/field&gt;&lt;field name="code"&gt;CL</text:p>
          </table:table-cell>
          <table:table-cell table:formula="of:=CONCATENATE([.A374];[.B374];[.C374])" office:value-type="string" office:string-value="13127">
            <text:p>1312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4];[.B374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75];1;2)" office:value-type="string" office:string-value="13">
            <text:p>13</text:p>
          </table:table-cell>
          <table:table-cell table:style-name="ce1" table:formula="of:=MID([.E375];3;1)" office:value-type="string" office:string-value="1">
            <text:p>1</text:p>
          </table:table-cell>
          <table:table-cell table:style-name="ce1" table:formula="of:=MID([.E375];4;2)" office:value-type="string" office:string-value="28">
            <text:p>28</text:p>
          </table:table-cell>
          <table:table-cell table:style-name="ce3" office:value-type="string">
            <text:p>Renca</text:p>
          </table:table-cell>
          <table:table-cell table:style-name="ce8" office:value-type="string">
            <text:p>1312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75];[.B375];[.C375])" office:value-type="string" office:string-value="13128">
            <text:p>1312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5]" office:value-type="string" office:string-value="Renca">
            <text:p>Renca</text:p>
          </table:table-cell>
          <table:table-cell office:value-type="string">
            <text:p>&lt;/field&gt;&lt;field name="code"&gt;CL</text:p>
          </table:table-cell>
          <table:table-cell table:formula="of:=CONCATENATE([.A375];[.B375];[.C375])" office:value-type="string" office:string-value="13128">
            <text:p>1312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5];[.B375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76];1;2)" office:value-type="string" office:string-value="13">
            <text:p>13</text:p>
          </table:table-cell>
          <table:table-cell table:style-name="ce1" table:formula="of:=MID([.E376];3;1)" office:value-type="string" office:string-value="1">
            <text:p>1</text:p>
          </table:table-cell>
          <table:table-cell table:style-name="ce1" table:formula="of:=MID([.E376];4;2)" office:value-type="string" office:string-value="29">
            <text:p>29</text:p>
          </table:table-cell>
          <table:table-cell table:style-name="ce3" office:value-type="string">
            <text:p>San Joaquín</text:p>
          </table:table-cell>
          <table:table-cell table:style-name="ce8" office:value-type="string">
            <text:p>13129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76];[.B376];[.C376])" office:value-type="string" office:string-value="13129">
            <text:p>13129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6]" office:value-type="string" office:string-value="San Joaquín">
            <text:p>San Joaquín</text:p>
          </table:table-cell>
          <table:table-cell office:value-type="string">
            <text:p>&lt;/field&gt;&lt;field name="code"&gt;CL</text:p>
          </table:table-cell>
          <table:table-cell table:formula="of:=CONCATENATE([.A376];[.B376];[.C376])" office:value-type="string" office:string-value="13129">
            <text:p>13129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6];[.B376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77];1;2)" office:value-type="string" office:string-value="13">
            <text:p>13</text:p>
          </table:table-cell>
          <table:table-cell table:style-name="ce1" table:formula="of:=MID([.E377];3;1)" office:value-type="string" office:string-value="1">
            <text:p>1</text:p>
          </table:table-cell>
          <table:table-cell table:style-name="ce1" table:formula="of:=MID([.E377];4;2)" office:value-type="string" office:string-value="30">
            <text:p>30</text:p>
          </table:table-cell>
          <table:table-cell table:style-name="ce3" office:value-type="string">
            <text:p>San Miguel</text:p>
          </table:table-cell>
          <table:table-cell table:style-name="ce8" office:value-type="string">
            <text:p>13130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77];[.B377];[.C377])" office:value-type="string" office:string-value="13130">
            <text:p>13130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7]" office:value-type="string" office:string-value="San Miguel">
            <text:p>San Miguel</text:p>
          </table:table-cell>
          <table:table-cell office:value-type="string">
            <text:p>&lt;/field&gt;&lt;field name="code"&gt;CL</text:p>
          </table:table-cell>
          <table:table-cell table:formula="of:=CONCATENATE([.A377];[.B377];[.C377])" office:value-type="string" office:string-value="13130">
            <text:p>13130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7];[.B377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78];1;2)" office:value-type="string" office:string-value="13">
            <text:p>13</text:p>
          </table:table-cell>
          <table:table-cell table:style-name="ce1" table:formula="of:=MID([.E378];3;1)" office:value-type="string" office:string-value="1">
            <text:p>1</text:p>
          </table:table-cell>
          <table:table-cell table:style-name="ce1" table:formula="of:=MID([.E378];4;2)" office:value-type="string" office:string-value="31">
            <text:p>31</text:p>
          </table:table-cell>
          <table:table-cell table:style-name="ce3" office:value-type="string">
            <text:p>San Ramón</text:p>
          </table:table-cell>
          <table:table-cell table:style-name="ce8" office:value-type="string">
            <text:p>1313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78];[.B378];[.C378])" office:value-type="string" office:string-value="13131">
            <text:p>1313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8]" office:value-type="string" office:string-value="San Ramón">
            <text:p>San Ramón</text:p>
          </table:table-cell>
          <table:table-cell office:value-type="string">
            <text:p>&lt;/field&gt;&lt;field name="code"&gt;CL</text:p>
          </table:table-cell>
          <table:table-cell table:formula="of:=CONCATENATE([.A378];[.B378];[.C378])" office:value-type="string" office:string-value="13131">
            <text:p>1313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8];[.B378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79];1;2)" office:value-type="string" office:string-value="13">
            <text:p>13</text:p>
          </table:table-cell>
          <table:table-cell table:style-name="ce1" table:formula="of:=MID([.E379];3;1)" office:value-type="string" office:string-value="1">
            <text:p>1</text:p>
          </table:table-cell>
          <table:table-cell table:style-name="ce1" table:formula="of:=MID([.E379];4;2)" office:value-type="string" office:string-value="32">
            <text:p>32</text:p>
          </table:table-cell>
          <table:table-cell table:style-name="ce3" office:value-type="string">
            <text:p>Vitacura</text:p>
          </table:table-cell>
          <table:table-cell table:style-name="ce8" office:value-type="string">
            <text:p>1313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79];[.B379];[.C379])" office:value-type="string" office:string-value="13132">
            <text:p>1313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79]" office:value-type="string" office:string-value="Vitacura">
            <text:p>Vitacura</text:p>
          </table:table-cell>
          <table:table-cell office:value-type="string">
            <text:p>&lt;/field&gt;&lt;field name="code"&gt;CL</text:p>
          </table:table-cell>
          <table:table-cell table:formula="of:=CONCATENATE([.A379];[.B379];[.C379])" office:value-type="string" office:string-value="13132">
            <text:p>1313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79];[.B379])" office:value-type="string" office:string-value="131">
            <text:p>13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80];1;2)" office:value-type="string" office:string-value="13">
            <text:p>13</text:p>
          </table:table-cell>
          <table:table-cell table:style-name="ce1" table:formula="of:=MID([.E380];3;1)" office:value-type="string" office:string-value="2">
            <text:p>2</text:p>
          </table:table-cell>
          <table:table-cell table:style-name="ce1" table:formula="of:=MID([.E380];4;2)" office:value-type="string" office:string-value="01">
            <text:p>01</text:p>
          </table:table-cell>
          <table:table-cell table:style-name="ce3" office:value-type="string">
            <text:p>Puente Alto</text:p>
          </table:table-cell>
          <table:table-cell table:style-name="ce8" office:value-type="string">
            <text:p>13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80];[.B380];[.C380])" office:value-type="string" office:string-value="13201">
            <text:p>13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0]" office:value-type="string" office:string-value="Puente Alto">
            <text:p>Puente Alto</text:p>
          </table:table-cell>
          <table:table-cell office:value-type="string">
            <text:p>&lt;/field&gt;&lt;field name="code"&gt;CL</text:p>
          </table:table-cell>
          <table:table-cell table:formula="of:=CONCATENATE([.A380];[.B380];[.C380])" office:value-type="string" office:string-value="13201">
            <text:p>13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0];[.B380])" office:value-type="string" office:string-value="132">
            <text:p>13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81];1;2)" office:value-type="string" office:string-value="13">
            <text:p>13</text:p>
          </table:table-cell>
          <table:table-cell table:style-name="ce1" table:formula="of:=MID([.E381];3;1)" office:value-type="string" office:string-value="2">
            <text:p>2</text:p>
          </table:table-cell>
          <table:table-cell table:style-name="ce1" table:formula="of:=MID([.E381];4;2)" office:value-type="string" office:string-value="02">
            <text:p>02</text:p>
          </table:table-cell>
          <table:table-cell table:style-name="ce3" office:value-type="string">
            <text:p>Pirque</text:p>
          </table:table-cell>
          <table:table-cell table:style-name="ce8" office:value-type="string">
            <text:p>13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81];[.B381];[.C381])" office:value-type="string" office:string-value="13202">
            <text:p>13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1]" office:value-type="string" office:string-value="Pirque">
            <text:p>Pirque</text:p>
          </table:table-cell>
          <table:table-cell office:value-type="string">
            <text:p>&lt;/field&gt;&lt;field name="code"&gt;CL</text:p>
          </table:table-cell>
          <table:table-cell table:formula="of:=CONCATENATE([.A381];[.B381];[.C381])" office:value-type="string" office:string-value="13202">
            <text:p>13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1];[.B381])" office:value-type="string" office:string-value="132">
            <text:p>13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82];1;2)" office:value-type="string" office:string-value="13">
            <text:p>13</text:p>
          </table:table-cell>
          <table:table-cell table:style-name="ce1" table:formula="of:=MID([.E382];3;1)" office:value-type="string" office:string-value="2">
            <text:p>2</text:p>
          </table:table-cell>
          <table:table-cell table:style-name="ce1" table:formula="of:=MID([.E382];4;2)" office:value-type="string" office:string-value="03">
            <text:p>03</text:p>
          </table:table-cell>
          <table:table-cell table:style-name="ce3" office:value-type="string">
            <text:p>San José de Maipo</text:p>
          </table:table-cell>
          <table:table-cell table:style-name="ce8" office:value-type="string">
            <text:p>132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82];[.B382];[.C382])" office:value-type="string" office:string-value="13203">
            <text:p>132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2]" office:value-type="string" office:string-value="San José de Maipo">
            <text:p>San José de Maipo</text:p>
          </table:table-cell>
          <table:table-cell office:value-type="string">
            <text:p>&lt;/field&gt;&lt;field name="code"&gt;CL</text:p>
          </table:table-cell>
          <table:table-cell table:formula="of:=CONCATENATE([.A382];[.B382];[.C382])" office:value-type="string" office:string-value="13203">
            <text:p>132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2];[.B382])" office:value-type="string" office:string-value="132">
            <text:p>13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83];1;2)" office:value-type="string" office:string-value="13">
            <text:p>13</text:p>
          </table:table-cell>
          <table:table-cell table:style-name="ce1" table:formula="of:=MID([.E383];3;1)" office:value-type="string" office:string-value="3">
            <text:p>3</text:p>
          </table:table-cell>
          <table:table-cell table:style-name="ce1" table:formula="of:=MID([.E383];4;2)" office:value-type="string" office:string-value="01">
            <text:p>01</text:p>
          </table:table-cell>
          <table:table-cell table:style-name="ce3" office:value-type="string">
            <text:p>Colina</text:p>
          </table:table-cell>
          <table:table-cell table:style-name="ce8" office:value-type="string">
            <text:p>133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83];[.B383];[.C383])" office:value-type="string" office:string-value="13301">
            <text:p>133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3]" office:value-type="string" office:string-value="Colina">
            <text:p>Colina</text:p>
          </table:table-cell>
          <table:table-cell office:value-type="string">
            <text:p>&lt;/field&gt;&lt;field name="code"&gt;CL</text:p>
          </table:table-cell>
          <table:table-cell table:formula="of:=CONCATENATE([.A383];[.B383];[.C383])" office:value-type="string" office:string-value="13301">
            <text:p>133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3];[.B383])" office:value-type="string" office:string-value="133">
            <text:p>13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84];1;2)" office:value-type="string" office:string-value="13">
            <text:p>13</text:p>
          </table:table-cell>
          <table:table-cell table:style-name="ce1" table:formula="of:=MID([.E384];3;1)" office:value-type="string" office:string-value="3">
            <text:p>3</text:p>
          </table:table-cell>
          <table:table-cell table:style-name="ce1" table:formula="of:=MID([.E384];4;2)" office:value-type="string" office:string-value="02">
            <text:p>02</text:p>
          </table:table-cell>
          <table:table-cell table:style-name="ce3" office:value-type="string">
            <text:p>Lampa</text:p>
          </table:table-cell>
          <table:table-cell table:style-name="ce8" office:value-type="string">
            <text:p>133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84];[.B384];[.C384])" office:value-type="string" office:string-value="13302">
            <text:p>133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4]" office:value-type="string" office:string-value="Lampa">
            <text:p>Lampa</text:p>
          </table:table-cell>
          <table:table-cell office:value-type="string">
            <text:p>&lt;/field&gt;&lt;field name="code"&gt;CL</text:p>
          </table:table-cell>
          <table:table-cell table:formula="of:=CONCATENATE([.A384];[.B384];[.C384])" office:value-type="string" office:string-value="13302">
            <text:p>133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4];[.B384])" office:value-type="string" office:string-value="133">
            <text:p>13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85];1;2)" office:value-type="string" office:string-value="13">
            <text:p>13</text:p>
          </table:table-cell>
          <table:table-cell table:style-name="ce1" table:formula="of:=MID([.E385];3;1)" office:value-type="string" office:string-value="3">
            <text:p>3</text:p>
          </table:table-cell>
          <table:table-cell table:style-name="ce1" table:formula="of:=MID([.E385];4;2)" office:value-type="string" office:string-value="03">
            <text:p>03</text:p>
          </table:table-cell>
          <table:table-cell table:style-name="ce3" office:value-type="string">
            <text:p>Til til</text:p>
          </table:table-cell>
          <table:table-cell table:style-name="ce8" office:value-type="string">
            <text:p>133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85];[.B385];[.C385])" office:value-type="string" office:string-value="13303">
            <text:p>133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5]" office:value-type="string" office:string-value="Til til">
            <text:p>Til til</text:p>
          </table:table-cell>
          <table:table-cell office:value-type="string">
            <text:p>&lt;/field&gt;&lt;field name="code"&gt;CL</text:p>
          </table:table-cell>
          <table:table-cell table:formula="of:=CONCATENATE([.A385];[.B385];[.C385])" office:value-type="string" office:string-value="13303">
            <text:p>133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5];[.B385])" office:value-type="string" office:string-value="133">
            <text:p>133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86];1;2)" office:value-type="string" office:string-value="13">
            <text:p>13</text:p>
          </table:table-cell>
          <table:table-cell table:style-name="ce1" table:formula="of:=MID([.E386];3;1)" office:value-type="string" office:string-value="4">
            <text:p>4</text:p>
          </table:table-cell>
          <table:table-cell table:style-name="ce1" table:formula="of:=MID([.E386];4;2)" office:value-type="string" office:string-value="01">
            <text:p>01</text:p>
          </table:table-cell>
          <table:table-cell table:style-name="ce3" office:value-type="string">
            <text:p>San Bernardo</text:p>
          </table:table-cell>
          <table:table-cell table:style-name="ce8" office:value-type="string">
            <text:p>134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86];[.B386];[.C386])" office:value-type="string" office:string-value="13401">
            <text:p>134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6]" office:value-type="string" office:string-value="San Bernardo">
            <text:p>San Bernardo</text:p>
          </table:table-cell>
          <table:table-cell office:value-type="string">
            <text:p>&lt;/field&gt;&lt;field name="code"&gt;CL</text:p>
          </table:table-cell>
          <table:table-cell table:formula="of:=CONCATENATE([.A386];[.B386];[.C386])" office:value-type="string" office:string-value="13401">
            <text:p>134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6];[.B386])" office:value-type="string" office:string-value="134">
            <text:p>13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87];1;2)" office:value-type="string" office:string-value="13">
            <text:p>13</text:p>
          </table:table-cell>
          <table:table-cell table:style-name="ce1" table:formula="of:=MID([.E387];3;1)" office:value-type="string" office:string-value="4">
            <text:p>4</text:p>
          </table:table-cell>
          <table:table-cell table:style-name="ce1" table:formula="of:=MID([.E387];4;2)" office:value-type="string" office:string-value="02">
            <text:p>02</text:p>
          </table:table-cell>
          <table:table-cell table:style-name="ce3" office:value-type="string">
            <text:p>Buin</text:p>
          </table:table-cell>
          <table:table-cell table:style-name="ce8" office:value-type="string">
            <text:p>134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87];[.B387];[.C387])" office:value-type="string" office:string-value="13402">
            <text:p>134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7]" office:value-type="string" office:string-value="Buin">
            <text:p>Buin</text:p>
          </table:table-cell>
          <table:table-cell office:value-type="string">
            <text:p>&lt;/field&gt;&lt;field name="code"&gt;CL</text:p>
          </table:table-cell>
          <table:table-cell table:formula="of:=CONCATENATE([.A387];[.B387];[.C387])" office:value-type="string" office:string-value="13402">
            <text:p>134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7];[.B387])" office:value-type="string" office:string-value="134">
            <text:p>13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88];1;2)" office:value-type="string" office:string-value="13">
            <text:p>13</text:p>
          </table:table-cell>
          <table:table-cell table:style-name="ce1" table:formula="of:=MID([.E388];3;1)" office:value-type="string" office:string-value="4">
            <text:p>4</text:p>
          </table:table-cell>
          <table:table-cell table:style-name="ce1" table:formula="of:=MID([.E388];4;2)" office:value-type="string" office:string-value="03">
            <text:p>03</text:p>
          </table:table-cell>
          <table:table-cell table:style-name="ce3" office:value-type="string">
            <text:p>Calera de Tango</text:p>
          </table:table-cell>
          <table:table-cell table:style-name="ce8" office:value-type="string">
            <text:p>134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88];[.B388];[.C388])" office:value-type="string" office:string-value="13403">
            <text:p>134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8]" office:value-type="string" office:string-value="Calera de Tango">
            <text:p>Calera de Tango</text:p>
          </table:table-cell>
          <table:table-cell office:value-type="string">
            <text:p>&lt;/field&gt;&lt;field name="code"&gt;CL</text:p>
          </table:table-cell>
          <table:table-cell table:formula="of:=CONCATENATE([.A388];[.B388];[.C388])" office:value-type="string" office:string-value="13403">
            <text:p>134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8];[.B388])" office:value-type="string" office:string-value="134">
            <text:p>13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89];1;2)" office:value-type="string" office:string-value="13">
            <text:p>13</text:p>
          </table:table-cell>
          <table:table-cell table:style-name="ce1" table:formula="of:=MID([.E389];3;1)" office:value-type="string" office:string-value="4">
            <text:p>4</text:p>
          </table:table-cell>
          <table:table-cell table:style-name="ce1" table:formula="of:=MID([.E389];4;2)" office:value-type="string" office:string-value="04">
            <text:p>04</text:p>
          </table:table-cell>
          <table:table-cell table:style-name="ce3" office:value-type="string">
            <text:p>Paine</text:p>
          </table:table-cell>
          <table:table-cell table:style-name="ce8" office:value-type="string">
            <text:p>134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89];[.B389];[.C389])" office:value-type="string" office:string-value="13404">
            <text:p>134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89]" office:value-type="string" office:string-value="Paine">
            <text:p>Paine</text:p>
          </table:table-cell>
          <table:table-cell office:value-type="string">
            <text:p>&lt;/field&gt;&lt;field name="code"&gt;CL</text:p>
          </table:table-cell>
          <table:table-cell table:formula="of:=CONCATENATE([.A389];[.B389];[.C389])" office:value-type="string" office:string-value="13404">
            <text:p>134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89];[.B389])" office:value-type="string" office:string-value="134">
            <text:p>134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90];1;2)" office:value-type="string" office:string-value="13">
            <text:p>13</text:p>
          </table:table-cell>
          <table:table-cell table:style-name="ce1" table:formula="of:=MID([.E390];3;1)" office:value-type="string" office:string-value="5">
            <text:p>5</text:p>
          </table:table-cell>
          <table:table-cell table:style-name="ce1" table:formula="of:=MID([.E390];4;2)" office:value-type="string" office:string-value="01">
            <text:p>01</text:p>
          </table:table-cell>
          <table:table-cell table:style-name="ce3" office:value-type="string">
            <text:p>Melipilla</text:p>
          </table:table-cell>
          <table:table-cell table:style-name="ce8" office:value-type="string">
            <text:p>135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90];[.B390];[.C390])" office:value-type="string" office:string-value="13501">
            <text:p>135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0]" office:value-type="string" office:string-value="Melipilla">
            <text:p>Melipilla</text:p>
          </table:table-cell>
          <table:table-cell office:value-type="string">
            <text:p>&lt;/field&gt;&lt;field name="code"&gt;CL</text:p>
          </table:table-cell>
          <table:table-cell table:formula="of:=CONCATENATE([.A390];[.B390];[.C390])" office:value-type="string" office:string-value="13501">
            <text:p>135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0];[.B390])" office:value-type="string" office:string-value="135">
            <text:p>13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91];1;2)" office:value-type="string" office:string-value="13">
            <text:p>13</text:p>
          </table:table-cell>
          <table:table-cell table:style-name="ce1" table:formula="of:=MID([.E391];3;1)" office:value-type="string" office:string-value="5">
            <text:p>5</text:p>
          </table:table-cell>
          <table:table-cell table:style-name="ce1" table:formula="of:=MID([.E391];4;2)" office:value-type="string" office:string-value="02">
            <text:p>02</text:p>
          </table:table-cell>
          <table:table-cell table:style-name="ce3" office:value-type="string">
            <text:p>Alhué</text:p>
          </table:table-cell>
          <table:table-cell table:style-name="ce8" office:value-type="string">
            <text:p>135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91];[.B391];[.C391])" office:value-type="string" office:string-value="13502">
            <text:p>135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1]" office:value-type="string" office:string-value="Alhué">
            <text:p>Alhué</text:p>
          </table:table-cell>
          <table:table-cell office:value-type="string">
            <text:p>&lt;/field&gt;&lt;field name="code"&gt;CL</text:p>
          </table:table-cell>
          <table:table-cell table:formula="of:=CONCATENATE([.A391];[.B391];[.C391])" office:value-type="string" office:string-value="13502">
            <text:p>135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1];[.B391])" office:value-type="string" office:string-value="135">
            <text:p>13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92];1;2)" office:value-type="string" office:string-value="13">
            <text:p>13</text:p>
          </table:table-cell>
          <table:table-cell table:style-name="ce1" table:formula="of:=MID([.E392];3;1)" office:value-type="string" office:string-value="5">
            <text:p>5</text:p>
          </table:table-cell>
          <table:table-cell table:style-name="ce1" table:formula="of:=MID([.E392];4;2)" office:value-type="string" office:string-value="03">
            <text:p>03</text:p>
          </table:table-cell>
          <table:table-cell table:style-name="ce3" office:value-type="string">
            <text:p>Curacaví</text:p>
          </table:table-cell>
          <table:table-cell table:style-name="ce8" office:value-type="string">
            <text:p>135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92];[.B392];[.C392])" office:value-type="string" office:string-value="13503">
            <text:p>135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2]" office:value-type="string" office:string-value="Curacaví">
            <text:p>Curacaví</text:p>
          </table:table-cell>
          <table:table-cell office:value-type="string">
            <text:p>&lt;/field&gt;&lt;field name="code"&gt;CL</text:p>
          </table:table-cell>
          <table:table-cell table:formula="of:=CONCATENATE([.A392];[.B392];[.C392])" office:value-type="string" office:string-value="13503">
            <text:p>135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2];[.B392])" office:value-type="string" office:string-value="135">
            <text:p>13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93];1;2)" office:value-type="string" office:string-value="13">
            <text:p>13</text:p>
          </table:table-cell>
          <table:table-cell table:style-name="ce1" table:formula="of:=MID([.E393];3;1)" office:value-type="string" office:string-value="5">
            <text:p>5</text:p>
          </table:table-cell>
          <table:table-cell table:style-name="ce1" table:formula="of:=MID([.E393];4;2)" office:value-type="string" office:string-value="04">
            <text:p>04</text:p>
          </table:table-cell>
          <table:table-cell table:style-name="ce3" office:value-type="string">
            <text:p>María Pinto</text:p>
          </table:table-cell>
          <table:table-cell table:style-name="ce8" office:value-type="string">
            <text:p>135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93];[.B393];[.C393])" office:value-type="string" office:string-value="13504">
            <text:p>135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3]" office:value-type="string" office:string-value="María Pinto">
            <text:p>María Pinto</text:p>
          </table:table-cell>
          <table:table-cell office:value-type="string">
            <text:p>&lt;/field&gt;&lt;field name="code"&gt;CL</text:p>
          </table:table-cell>
          <table:table-cell table:formula="of:=CONCATENATE([.A393];[.B393];[.C393])" office:value-type="string" office:string-value="13504">
            <text:p>135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3];[.B393])" office:value-type="string" office:string-value="135">
            <text:p>13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94];1;2)" office:value-type="string" office:string-value="13">
            <text:p>13</text:p>
          </table:table-cell>
          <table:table-cell table:style-name="ce1" table:formula="of:=MID([.E394];3;1)" office:value-type="string" office:string-value="5">
            <text:p>5</text:p>
          </table:table-cell>
          <table:table-cell table:style-name="ce1" table:formula="of:=MID([.E394];4;2)" office:value-type="string" office:string-value="05">
            <text:p>05</text:p>
          </table:table-cell>
          <table:table-cell table:style-name="ce3" office:value-type="string">
            <text:p>San Pedro</text:p>
          </table:table-cell>
          <table:table-cell table:style-name="ce8" office:value-type="string">
            <text:p>135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94];[.B394];[.C394])" office:value-type="string" office:string-value="13505">
            <text:p>135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4]" office:value-type="string" office:string-value="San Pedro">
            <text:p>San Pedro</text:p>
          </table:table-cell>
          <table:table-cell office:value-type="string">
            <text:p>&lt;/field&gt;&lt;field name="code"&gt;CL</text:p>
          </table:table-cell>
          <table:table-cell table:formula="of:=CONCATENATE([.A394];[.B394];[.C394])" office:value-type="string" office:string-value="13505">
            <text:p>135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4];[.B394])" office:value-type="string" office:string-value="135">
            <text:p>135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95];1;2)" office:value-type="string" office:string-value="13">
            <text:p>13</text:p>
          </table:table-cell>
          <table:table-cell table:style-name="ce1" table:formula="of:=MID([.E395];3;1)" office:value-type="string" office:string-value="6">
            <text:p>6</text:p>
          </table:table-cell>
          <table:table-cell table:style-name="ce1" table:formula="of:=MID([.E395];4;2)" office:value-type="string" office:string-value="01">
            <text:p>01</text:p>
          </table:table-cell>
          <table:table-cell table:style-name="ce3" office:value-type="string">
            <text:p>Talagante</text:p>
          </table:table-cell>
          <table:table-cell table:style-name="ce8" office:value-type="string">
            <text:p>136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95];[.B395];[.C395])" office:value-type="string" office:string-value="13601">
            <text:p>136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5]" office:value-type="string" office:string-value="Talagante">
            <text:p>Talagante</text:p>
          </table:table-cell>
          <table:table-cell office:value-type="string">
            <text:p>&lt;/field&gt;&lt;field name="code"&gt;CL</text:p>
          </table:table-cell>
          <table:table-cell table:formula="of:=CONCATENATE([.A395];[.B395];[.C395])" office:value-type="string" office:string-value="13601">
            <text:p>136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5];[.B395])" office:value-type="string" office:string-value="136">
            <text:p>13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96];1;2)" office:value-type="string" office:string-value="13">
            <text:p>13</text:p>
          </table:table-cell>
          <table:table-cell table:style-name="ce1" table:formula="of:=MID([.E396];3;1)" office:value-type="string" office:string-value="6">
            <text:p>6</text:p>
          </table:table-cell>
          <table:table-cell table:style-name="ce1" table:formula="of:=MID([.E396];4;2)" office:value-type="string" office:string-value="02">
            <text:p>02</text:p>
          </table:table-cell>
          <table:table-cell table:style-name="ce3" office:value-type="string">
            <text:p>El Monte</text:p>
          </table:table-cell>
          <table:table-cell table:style-name="ce8" office:value-type="string">
            <text:p>136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96];[.B396];[.C396])" office:value-type="string" office:string-value="13602">
            <text:p>136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6]" office:value-type="string" office:string-value="El Monte">
            <text:p>El Monte</text:p>
          </table:table-cell>
          <table:table-cell office:value-type="string">
            <text:p>&lt;/field&gt;&lt;field name="code"&gt;CL</text:p>
          </table:table-cell>
          <table:table-cell table:formula="of:=CONCATENATE([.A396];[.B396];[.C396])" office:value-type="string" office:string-value="13602">
            <text:p>136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6];[.B396])" office:value-type="string" office:string-value="136">
            <text:p>13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97];1;2)" office:value-type="string" office:string-value="13">
            <text:p>13</text:p>
          </table:table-cell>
          <table:table-cell table:style-name="ce1" table:formula="of:=MID([.E397];3;1)" office:value-type="string" office:string-value="6">
            <text:p>6</text:p>
          </table:table-cell>
          <table:table-cell table:style-name="ce1" table:formula="of:=MID([.E397];4;2)" office:value-type="string" office:string-value="03">
            <text:p>03</text:p>
          </table:table-cell>
          <table:table-cell table:style-name="ce3" office:value-type="string">
            <text:p>Isla de Maipo</text:p>
          </table:table-cell>
          <table:table-cell table:style-name="ce8" office:value-type="string">
            <text:p>136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97];[.B397];[.C397])" office:value-type="string" office:string-value="13603">
            <text:p>136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7]" office:value-type="string" office:string-value="Isla de Maipo">
            <text:p>Isla de Maipo</text:p>
          </table:table-cell>
          <table:table-cell office:value-type="string">
            <text:p>&lt;/field&gt;&lt;field name="code"&gt;CL</text:p>
          </table:table-cell>
          <table:table-cell table:formula="of:=CONCATENATE([.A397];[.B397];[.C397])" office:value-type="string" office:string-value="13603">
            <text:p>136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7];[.B397])" office:value-type="string" office:string-value="136">
            <text:p>13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98];1;2)" office:value-type="string" office:string-value="13">
            <text:p>13</text:p>
          </table:table-cell>
          <table:table-cell table:style-name="ce1" table:formula="of:=MID([.E398];3;1)" office:value-type="string" office:string-value="6">
            <text:p>6</text:p>
          </table:table-cell>
          <table:table-cell table:style-name="ce1" table:formula="of:=MID([.E398];4;2)" office:value-type="string" office:string-value="04">
            <text:p>04</text:p>
          </table:table-cell>
          <table:table-cell table:style-name="ce3" office:value-type="string">
            <text:p>Padre Hurtado</text:p>
          </table:table-cell>
          <table:table-cell table:style-name="ce8" office:value-type="string">
            <text:p>136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98];[.B398];[.C398])" office:value-type="string" office:string-value="13604">
            <text:p>136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8]" office:value-type="string" office:string-value="Padre Hurtado">
            <text:p>Padre Hurtado</text:p>
          </table:table-cell>
          <table:table-cell office:value-type="string">
            <text:p>&lt;/field&gt;&lt;field name="code"&gt;CL</text:p>
          </table:table-cell>
          <table:table-cell table:formula="of:=CONCATENATE([.A398];[.B398];[.C398])" office:value-type="string" office:string-value="13604">
            <text:p>136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8];[.B398])" office:value-type="string" office:string-value="136">
            <text:p>13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399];1;2)" office:value-type="string" office:string-value="13">
            <text:p>13</text:p>
          </table:table-cell>
          <table:table-cell table:style-name="ce1" table:formula="of:=MID([.E399];3;1)" office:value-type="string" office:string-value="6">
            <text:p>6</text:p>
          </table:table-cell>
          <table:table-cell table:style-name="ce1" table:formula="of:=MID([.E399];4;2)" office:value-type="string" office:string-value="05">
            <text:p>05</text:p>
          </table:table-cell>
          <table:table-cell table:style-name="ce3" office:value-type="string">
            <text:p>Peñaflor</text:p>
          </table:table-cell>
          <table:table-cell table:style-name="ce8" office:value-type="string">
            <text:p>136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399];[.B399];[.C399])" office:value-type="string" office:string-value="13605">
            <text:p>136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399]" office:value-type="string" office:string-value="Peñaflor">
            <text:p>Peñaflor</text:p>
          </table:table-cell>
          <table:table-cell office:value-type="string">
            <text:p>&lt;/field&gt;&lt;field name="code"&gt;CL</text:p>
          </table:table-cell>
          <table:table-cell table:formula="of:=CONCATENATE([.A399];[.B399];[.C399])" office:value-type="string" office:string-value="13605">
            <text:p>136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399];[.B399])" office:value-type="string" office:string-value="136">
            <text:p>136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00];1;2)" office:value-type="string" office:string-value="14">
            <text:p>14</text:p>
          </table:table-cell>
          <table:table-cell table:style-name="ce1" table:formula="of:=MID([.E400];3;1)" office:value-type="string" office:string-value="1">
            <text:p>1</text:p>
          </table:table-cell>
          <table:table-cell table:style-name="ce1" table:formula="of:=MID([.E400];4;2)" office:value-type="string" office:string-value="01">
            <text:p>01</text:p>
          </table:table-cell>
          <table:table-cell table:style-name="ce3" office:value-type="string">
            <text:p>Valdivia</text:p>
          </table:table-cell>
          <table:table-cell table:style-name="ce8" office:value-type="string">
            <text:p>14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00];[.B400];[.C400])" office:value-type="string" office:string-value="14101">
            <text:p>14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0]" office:value-type="string" office:string-value="Valdivia">
            <text:p>Valdivia</text:p>
          </table:table-cell>
          <table:table-cell office:value-type="string">
            <text:p>&lt;/field&gt;&lt;field name="code"&gt;CL</text:p>
          </table:table-cell>
          <table:table-cell table:formula="of:=CONCATENATE([.A400];[.B400];[.C400])" office:value-type="string" office:string-value="14101">
            <text:p>14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0];[.B400])" office:value-type="string" office:string-value="141">
            <text:p>1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01];1;2)" office:value-type="string" office:string-value="14">
            <text:p>14</text:p>
          </table:table-cell>
          <table:table-cell table:style-name="ce1" table:formula="of:=MID([.E401];3;1)" office:value-type="string" office:string-value="1">
            <text:p>1</text:p>
          </table:table-cell>
          <table:table-cell table:style-name="ce1" table:formula="of:=MID([.E401];4;2)" office:value-type="string" office:string-value="02">
            <text:p>02</text:p>
          </table:table-cell>
          <table:table-cell table:style-name="ce3" office:value-type="string">
            <text:p>Corral</text:p>
          </table:table-cell>
          <table:table-cell table:style-name="ce8" office:value-type="string">
            <text:p>14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01];[.B401];[.C401])" office:value-type="string" office:string-value="14102">
            <text:p>14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1]" office:value-type="string" office:string-value="Corral">
            <text:p>Corral</text:p>
          </table:table-cell>
          <table:table-cell office:value-type="string">
            <text:p>&lt;/field&gt;&lt;field name="code"&gt;CL</text:p>
          </table:table-cell>
          <table:table-cell table:formula="of:=CONCATENATE([.A401];[.B401];[.C401])" office:value-type="string" office:string-value="14102">
            <text:p>14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1];[.B401])" office:value-type="string" office:string-value="141">
            <text:p>1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02];1;2)" office:value-type="string" office:string-value="14">
            <text:p>14</text:p>
          </table:table-cell>
          <table:table-cell table:style-name="ce1" table:formula="of:=MID([.E402];3;1)" office:value-type="string" office:string-value="1">
            <text:p>1</text:p>
          </table:table-cell>
          <table:table-cell table:style-name="ce1" table:formula="of:=MID([.E402];4;2)" office:value-type="string" office:string-value="03">
            <text:p>03</text:p>
          </table:table-cell>
          <table:table-cell table:style-name="ce3" office:value-type="string">
            <text:p>Lanco</text:p>
          </table:table-cell>
          <table:table-cell table:style-name="ce8" office:value-type="string">
            <text:p>141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02];[.B402];[.C402])" office:value-type="string" office:string-value="14103">
            <text:p>141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2]" office:value-type="string" office:string-value="Lanco">
            <text:p>Lanco</text:p>
          </table:table-cell>
          <table:table-cell office:value-type="string">
            <text:p>&lt;/field&gt;&lt;field name="code"&gt;CL</text:p>
          </table:table-cell>
          <table:table-cell table:formula="of:=CONCATENATE([.A402];[.B402];[.C402])" office:value-type="string" office:string-value="14103">
            <text:p>141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2];[.B402])" office:value-type="string" office:string-value="141">
            <text:p>1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03];1;2)" office:value-type="string" office:string-value="14">
            <text:p>14</text:p>
          </table:table-cell>
          <table:table-cell table:style-name="ce1" table:formula="of:=MID([.E403];3;1)" office:value-type="string" office:string-value="1">
            <text:p>1</text:p>
          </table:table-cell>
          <table:table-cell table:style-name="ce1" table:formula="of:=MID([.E403];4;2)" office:value-type="string" office:string-value="04">
            <text:p>04</text:p>
          </table:table-cell>
          <table:table-cell table:style-name="ce3" office:value-type="string">
            <text:p>Los Lagos</text:p>
          </table:table-cell>
          <table:table-cell table:style-name="ce8" office:value-type="string">
            <text:p>141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03];[.B403];[.C403])" office:value-type="string" office:string-value="14104">
            <text:p>141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3]" office:value-type="string" office:string-value="Los Lagos">
            <text:p>Los Lagos</text:p>
          </table:table-cell>
          <table:table-cell office:value-type="string">
            <text:p>&lt;/field&gt;&lt;field name="code"&gt;CL</text:p>
          </table:table-cell>
          <table:table-cell table:formula="of:=CONCATENATE([.A403];[.B403];[.C403])" office:value-type="string" office:string-value="14104">
            <text:p>141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3];[.B403])" office:value-type="string" office:string-value="141">
            <text:p>1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04];1;2)" office:value-type="string" office:string-value="14">
            <text:p>14</text:p>
          </table:table-cell>
          <table:table-cell table:style-name="ce1" table:formula="of:=MID([.E404];3;1)" office:value-type="string" office:string-value="1">
            <text:p>1</text:p>
          </table:table-cell>
          <table:table-cell table:style-name="ce1" table:formula="of:=MID([.E404];4;2)" office:value-type="string" office:string-value="05">
            <text:p>05</text:p>
          </table:table-cell>
          <table:table-cell table:style-name="ce3" office:value-type="string">
            <text:p>Máfil</text:p>
          </table:table-cell>
          <table:table-cell table:style-name="ce8" office:value-type="string">
            <text:p>14105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04];[.B404];[.C404])" office:value-type="string" office:string-value="14105">
            <text:p>14105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4]" office:value-type="string" office:string-value="Máfil">
            <text:p>Máfil</text:p>
          </table:table-cell>
          <table:table-cell office:value-type="string">
            <text:p>&lt;/field&gt;&lt;field name="code"&gt;CL</text:p>
          </table:table-cell>
          <table:table-cell table:formula="of:=CONCATENATE([.A404];[.B404];[.C404])" office:value-type="string" office:string-value="14105">
            <text:p>14105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4];[.B404])" office:value-type="string" office:string-value="141">
            <text:p>1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05];1;2)" office:value-type="string" office:string-value="14">
            <text:p>14</text:p>
          </table:table-cell>
          <table:table-cell table:style-name="ce1" table:formula="of:=MID([.E405];3;1)" office:value-type="string" office:string-value="1">
            <text:p>1</text:p>
          </table:table-cell>
          <table:table-cell table:style-name="ce1" table:formula="of:=MID([.E405];4;2)" office:value-type="string" office:string-value="06">
            <text:p>06</text:p>
          </table:table-cell>
          <table:table-cell table:style-name="ce3" office:value-type="string">
            <text:p>Mariquina</text:p>
          </table:table-cell>
          <table:table-cell table:style-name="ce8" office:value-type="string">
            <text:p>14106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05];[.B405];[.C405])" office:value-type="string" office:string-value="14106">
            <text:p>14106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5]" office:value-type="string" office:string-value="Mariquina">
            <text:p>Mariquina</text:p>
          </table:table-cell>
          <table:table-cell office:value-type="string">
            <text:p>&lt;/field&gt;&lt;field name="code"&gt;CL</text:p>
          </table:table-cell>
          <table:table-cell table:formula="of:=CONCATENATE([.A405];[.B405];[.C405])" office:value-type="string" office:string-value="14106">
            <text:p>14106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5];[.B405])" office:value-type="string" office:string-value="141">
            <text:p>1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06];1;2)" office:value-type="string" office:string-value="14">
            <text:p>14</text:p>
          </table:table-cell>
          <table:table-cell table:style-name="ce1" table:formula="of:=MID([.E406];3;1)" office:value-type="string" office:string-value="1">
            <text:p>1</text:p>
          </table:table-cell>
          <table:table-cell table:style-name="ce1" table:formula="of:=MID([.E406];4;2)" office:value-type="string" office:string-value="07">
            <text:p>07</text:p>
          </table:table-cell>
          <table:table-cell table:style-name="ce3" office:value-type="string">
            <text:p>Paillaco</text:p>
          </table:table-cell>
          <table:table-cell table:style-name="ce8" office:value-type="string">
            <text:p>14107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06];[.B406];[.C406])" office:value-type="string" office:string-value="14107">
            <text:p>14107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6]" office:value-type="string" office:string-value="Paillaco">
            <text:p>Paillaco</text:p>
          </table:table-cell>
          <table:table-cell office:value-type="string">
            <text:p>&lt;/field&gt;&lt;field name="code"&gt;CL</text:p>
          </table:table-cell>
          <table:table-cell table:formula="of:=CONCATENATE([.A406];[.B406];[.C406])" office:value-type="string" office:string-value="14107">
            <text:p>14107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6];[.B406])" office:value-type="string" office:string-value="141">
            <text:p>1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07];1;2)" office:value-type="string" office:string-value="14">
            <text:p>14</text:p>
          </table:table-cell>
          <table:table-cell table:style-name="ce1" table:formula="of:=MID([.E407];3;1)" office:value-type="string" office:string-value="1">
            <text:p>1</text:p>
          </table:table-cell>
          <table:table-cell table:style-name="ce1" table:formula="of:=MID([.E407];4;2)" office:value-type="string" office:string-value="08">
            <text:p>08</text:p>
          </table:table-cell>
          <table:table-cell table:style-name="ce3" office:value-type="string">
            <text:p>Panguipulli</text:p>
          </table:table-cell>
          <table:table-cell table:style-name="ce8" office:value-type="string">
            <text:p>14108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07];[.B407];[.C407])" office:value-type="string" office:string-value="14108">
            <text:p>14108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7]" office:value-type="string" office:string-value="Panguipulli">
            <text:p>Panguipulli</text:p>
          </table:table-cell>
          <table:table-cell office:value-type="string">
            <text:p>&lt;/field&gt;&lt;field name="code"&gt;CL</text:p>
          </table:table-cell>
          <table:table-cell table:formula="of:=CONCATENATE([.A407];[.B407];[.C407])" office:value-type="string" office:string-value="14108">
            <text:p>14108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7];[.B407])" office:value-type="string" office:string-value="141">
            <text:p>14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08];1;2)" office:value-type="string" office:string-value="14">
            <text:p>14</text:p>
          </table:table-cell>
          <table:table-cell table:style-name="ce1" table:formula="of:=MID([.E408];3;1)" office:value-type="string" office:string-value="2">
            <text:p>2</text:p>
          </table:table-cell>
          <table:table-cell table:style-name="ce1" table:formula="of:=MID([.E408];4;2)" office:value-type="string" office:string-value="01">
            <text:p>01</text:p>
          </table:table-cell>
          <table:table-cell table:style-name="ce3" office:value-type="string">
            <text:p>La Unión</text:p>
          </table:table-cell>
          <table:table-cell table:style-name="ce8" office:value-type="string">
            <text:p>14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08];[.B408];[.C408])" office:value-type="string" office:string-value="14201">
            <text:p>14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8]" office:value-type="string" office:string-value="La Unión">
            <text:p>La Unión</text:p>
          </table:table-cell>
          <table:table-cell office:value-type="string">
            <text:p>&lt;/field&gt;&lt;field name="code"&gt;CL</text:p>
          </table:table-cell>
          <table:table-cell table:formula="of:=CONCATENATE([.A408];[.B408];[.C408])" office:value-type="string" office:string-value="14201">
            <text:p>14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8];[.B408])" office:value-type="string" office:string-value="142">
            <text:p>14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09];1;2)" office:value-type="string" office:string-value="14">
            <text:p>14</text:p>
          </table:table-cell>
          <table:table-cell table:style-name="ce1" table:formula="of:=MID([.E409];3;1)" office:value-type="string" office:string-value="2">
            <text:p>2</text:p>
          </table:table-cell>
          <table:table-cell table:style-name="ce1" table:formula="of:=MID([.E409];4;2)" office:value-type="string" office:string-value="02">
            <text:p>02</text:p>
          </table:table-cell>
          <table:table-cell table:style-name="ce3" office:value-type="string">
            <text:p>Futrono</text:p>
          </table:table-cell>
          <table:table-cell table:style-name="ce8" office:value-type="string">
            <text:p>14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09];[.B409];[.C409])" office:value-type="string" office:string-value="14202">
            <text:p>14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09]" office:value-type="string" office:string-value="Futrono">
            <text:p>Futrono</text:p>
          </table:table-cell>
          <table:table-cell office:value-type="string">
            <text:p>&lt;/field&gt;&lt;field name="code"&gt;CL</text:p>
          </table:table-cell>
          <table:table-cell table:formula="of:=CONCATENATE([.A409];[.B409];[.C409])" office:value-type="string" office:string-value="14202">
            <text:p>14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09];[.B409])" office:value-type="string" office:string-value="142">
            <text:p>14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10];1;2)" office:value-type="string" office:string-value="14">
            <text:p>14</text:p>
          </table:table-cell>
          <table:table-cell table:style-name="ce1" table:formula="of:=MID([.E410];3;1)" office:value-type="string" office:string-value="2">
            <text:p>2</text:p>
          </table:table-cell>
          <table:table-cell table:style-name="ce1" table:formula="of:=MID([.E410];4;2)" office:value-type="string" office:string-value="03">
            <text:p>03</text:p>
          </table:table-cell>
          <table:table-cell table:style-name="ce3" office:value-type="string">
            <text:p>Lago Ranco</text:p>
          </table:table-cell>
          <table:table-cell table:style-name="ce8" office:value-type="string">
            <text:p>14203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10];[.B410];[.C410])" office:value-type="string" office:string-value="14203">
            <text:p>14203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10]" office:value-type="string" office:string-value="Lago Ranco">
            <text:p>Lago Ranco</text:p>
          </table:table-cell>
          <table:table-cell office:value-type="string">
            <text:p>&lt;/field&gt;&lt;field name="code"&gt;CL</text:p>
          </table:table-cell>
          <table:table-cell table:formula="of:=CONCATENATE([.A410];[.B410];[.C410])" office:value-type="string" office:string-value="14203">
            <text:p>14203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10];[.B410])" office:value-type="string" office:string-value="142">
            <text:p>14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11];1;2)" office:value-type="string" office:string-value="14">
            <text:p>14</text:p>
          </table:table-cell>
          <table:table-cell table:style-name="ce1" table:formula="of:=MID([.E411];3;1)" office:value-type="string" office:string-value="2">
            <text:p>2</text:p>
          </table:table-cell>
          <table:table-cell table:style-name="ce1" table:formula="of:=MID([.E411];4;2)" office:value-type="string" office:string-value="04">
            <text:p>04</text:p>
          </table:table-cell>
          <table:table-cell table:style-name="ce3" office:value-type="string">
            <text:p>Río Bueno</text:p>
          </table:table-cell>
          <table:table-cell table:style-name="ce8" office:value-type="string">
            <text:p>14204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11];[.B411];[.C411])" office:value-type="string" office:string-value="14204">
            <text:p>14204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11]" office:value-type="string" office:string-value="Río Bueno">
            <text:p>Río Bueno</text:p>
          </table:table-cell>
          <table:table-cell office:value-type="string">
            <text:p>&lt;/field&gt;&lt;field name="code"&gt;CL</text:p>
          </table:table-cell>
          <table:table-cell table:formula="of:=CONCATENATE([.A411];[.B411];[.C411])" office:value-type="string" office:string-value="14204">
            <text:p>14204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11];[.B411])" office:value-type="string" office:string-value="142">
            <text:p>14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12];1;2)" office:value-type="string" office:string-value="15">
            <text:p>15</text:p>
          </table:table-cell>
          <table:table-cell table:style-name="ce1" table:formula="of:=MID([.E412];3;1)" office:value-type="string" office:string-value="1">
            <text:p>1</text:p>
          </table:table-cell>
          <table:table-cell table:style-name="ce1" table:formula="of:=MID([.E412];4;2)" office:value-type="string" office:string-value="01">
            <text:p>01</text:p>
          </table:table-cell>
          <table:table-cell table:style-name="ce3" office:value-type="string">
            <text:p>Arica</text:p>
          </table:table-cell>
          <table:table-cell table:style-name="ce8" office:value-type="string">
            <text:p>151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12];[.B412];[.C412])" office:value-type="string" office:string-value="15101">
            <text:p>151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12]" office:value-type="string" office:string-value="Arica">
            <text:p>Arica</text:p>
          </table:table-cell>
          <table:table-cell office:value-type="string">
            <text:p>&lt;/field&gt;&lt;field name="code"&gt;CL</text:p>
          </table:table-cell>
          <table:table-cell table:formula="of:=CONCATENATE([.A412];[.B412];[.C412])" office:value-type="string" office:string-value="15101">
            <text:p>151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12];[.B412])" office:value-type="string" office:string-value="151">
            <text:p>1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13];1;2)" office:value-type="string" office:string-value="15">
            <text:p>15</text:p>
          </table:table-cell>
          <table:table-cell table:style-name="ce1" table:formula="of:=MID([.E413];3;1)" office:value-type="string" office:string-value="1">
            <text:p>1</text:p>
          </table:table-cell>
          <table:table-cell table:style-name="ce1" table:formula="of:=MID([.E413];4;2)" office:value-type="string" office:string-value="02">
            <text:p>02</text:p>
          </table:table-cell>
          <table:table-cell table:style-name="ce3" office:value-type="string">
            <text:p>Camarones</text:p>
          </table:table-cell>
          <table:table-cell table:style-name="ce8" office:value-type="string">
            <text:p>151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13];[.B413];[.C413])" office:value-type="string" office:string-value="15102">
            <text:p>151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13]" office:value-type="string" office:string-value="Camarones">
            <text:p>Camarones</text:p>
          </table:table-cell>
          <table:table-cell office:value-type="string">
            <text:p>&lt;/field&gt;&lt;field name="code"&gt;CL</text:p>
          </table:table-cell>
          <table:table-cell table:formula="of:=CONCATENATE([.A413];[.B413];[.C413])" office:value-type="string" office:string-value="15102">
            <text:p>151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13];[.B413])" office:value-type="string" office:string-value="151">
            <text:p>151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14];1;2)" office:value-type="string" office:string-value="15">
            <text:p>15</text:p>
          </table:table-cell>
          <table:table-cell table:style-name="ce1" table:formula="of:=MID([.E414];3;1)" office:value-type="string" office:string-value="2">
            <text:p>2</text:p>
          </table:table-cell>
          <table:table-cell table:style-name="ce1" table:formula="of:=MID([.E414];4;2)" office:value-type="string" office:string-value="01">
            <text:p>01</text:p>
          </table:table-cell>
          <table:table-cell table:style-name="ce3" office:value-type="string">
            <text:p>Putre</text:p>
          </table:table-cell>
          <table:table-cell table:style-name="ce8" office:value-type="string">
            <text:p>15201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14];[.B414];[.C414])" office:value-type="string" office:string-value="15201">
            <text:p>15201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14]" office:value-type="string" office:string-value="Putre">
            <text:p>Putre</text:p>
          </table:table-cell>
          <table:table-cell office:value-type="string">
            <text:p>&lt;/field&gt;&lt;field name="code"&gt;CL</text:p>
          </table:table-cell>
          <table:table-cell table:formula="of:=CONCATENATE([.A414];[.B414];[.C414])" office:value-type="string" office:string-value="15201">
            <text:p>15201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14];[.B414])" office:value-type="string" office:string-value="152">
            <text:p>15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2">
          <table:table-cell table:formula="of:=MID([.E415];1;2)" office:value-type="string" office:string-value="15">
            <text:p>15</text:p>
          </table:table-cell>
          <table:table-cell table:style-name="ce1" table:formula="of:=MID([.E415];3;1)" office:value-type="string" office:string-value="2">
            <text:p>2</text:p>
          </table:table-cell>
          <table:table-cell table:style-name="ce1" table:formula="of:=MID([.E415];4;2)" office:value-type="string" office:string-value="02">
            <text:p>02</text:p>
          </table:table-cell>
          <table:table-cell table:style-name="ce3" office:value-type="string">
            <text:p>General Lagos</text:p>
          </table:table-cell>
          <table:table-cell table:style-name="ce8" office:value-type="string">
            <text:p>15202</text:p>
          </table:table-cell>
          <table:table-cell table:style-name="ce8"/>
          <table:table-cell office:value-type="string">
            <text:p>&lt;record model="res.country.state" id="CL</text:p>
          </table:table-cell>
          <table:table-cell table:formula="of:=CONCATENATE([.A415];[.B415];[.C415])" office:value-type="string" office:string-value="15202">
            <text:p>15202</text:p>
          </table:table-cell>
          <table:table-cell table:style-name="ce1" office:value-type="string">
            <text:p><text:span text:style-name="T1">"&gt;&lt;field </text:span><text:span text:style-name="T2">name="name"&gt;</text:span></text:p>
          </table:table-cell>
          <table:table-cell table:formula="of:=[.D415]" office:value-type="string" office:string-value="General Lagos">
            <text:p>General Lagos</text:p>
          </table:table-cell>
          <table:table-cell office:value-type="string">
            <text:p>&lt;/field&gt;&lt;field name="code"&gt;CL</text:p>
          </table:table-cell>
          <table:table-cell table:formula="of:=CONCATENATE([.A415];[.B415];[.C415])" office:value-type="string" office:string-value="15202">
            <text:p>15202</text:p>
          </table:table-cell>
          <table:table-cell table:style-name="ce11" office:value-type="string">
            <text:p>&lt;/field&gt;&lt;field name="parent_id" ref="CL</text:p>
          </table:table-cell>
          <table:table-cell table:formula="of:=CONCATENATE([.A415];[.B415])" office:value-type="string" office:string-value="152">
            <text:p>152</text:p>
          </table:table-cell>
          <table:table-cell table:style-name="ce1" office:value-type="string">
            <text:p><text:span text:style-name="T1">"/&gt;&lt;field name="type"&gt;normal&lt;/field&gt;&lt;field </text:span><text:span text:style-name="T2">name="country_id" ref="base.cl"/&gt;&lt;/record&gt;</text:span></text:p>
          </table:table-cell>
          <table:table-cell table:number-columns-repeated="1009"/>
        </table:table-row>
        <table:table-row table:style-name="ro1" table:number-rows-repeated="110">
          <table:table-cell table:number-columns-repeated="3"/>
          <table:table-cell table:style-name="ce5"/>
          <table:table-cell table:style-name="ce9" table:number-columns-repeated="2"/>
          <table:table-cell table:number-columns-repeated="1018"/>
        </table:table-row>
        <table:table-row table:style-name="ro1" table:number-rows-repeated="10480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4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4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Narrow" svg:font-family="'Arial Narrow'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-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-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number:min-integer-digits="1" number:grouping="true"/>
    </number:number-style>
    <number:number-style style:name="N108">
      <number:text>-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style:text-properties fo:color="#ff0000"/>
      <number:text>-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 </number:text>
      <number:number number:decimal-places="0" number:min-integer-digits="1" number:grouping="true"/>
      <number:text> </number:text>
    </number:number-style>
    <number:number-style style:name="N115P1" style:volatile="true">
      <number:text>-$ </number:text>
      <number:number number:decimal-places="0" number:min-integer-digits="1" number:grouping="true"/>
      <number:text> </number:text>
    </number:number-style>
    <number:number-style style:name="N115P2" style:volatile="true">
      <number:text> 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-$ </number:text>
      <number:number number:decimal-places="2" number:min-integer-digits="1" number:grouping="true"/>
      <number:text> </number:text>
    </number:number-style>
    <number:number-style style:name="N117P2" style:volatile="true">
      <number:text> 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unas" style:display-name="PageStyle_Comun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rtado</meta:initial-creator>
    <meta:creation-date>2008-04-09T15:03:46</meta:creation-date>
    <dc:date>2013-02-28T18:21:35</dc:date>
    <meta:generator>LibreOffice/3.6$MacOSX_x86 LibreOffice_project/2ef5aff-a6fb0ff-166bdff-cf087ad-0f1389</meta:generator>
    <meta:editing-duration>PT9M44S</meta:editing-duration>
    <meta:editing-cycles>2</meta:editing-cycles>
    <meta:document-statistic meta:table-count="3" meta:cell-count="5819" meta:object-count="0"/>
  </office:meta>
</office:document-meta>
</file>